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T" table:style-name="ta1">
        <table:shapes>
          <draw:frame draw:z-index="0" draw:style-name="gr1" draw:text-style-name="P1" svg:width="6.139in" svg:height="2.9067in" svg:x="6.787in" svg:y="0.637in">
            <draw:object draw:notify-on-update-of-ranges="tdT.C2:tdT.C182 tdT.D1:tdT.D1 tdT.D2:tdT.D182 tdT.E1:tdT.E1 tdT.E2:tdT.E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bx5-CreERT2/+</text:p>
          </table:table-cell>
          <table:table-cell office:value-type="string" calcext:value-type="string">
            <text:p>Tbx5-CreERT2/fl</text:p>
          </table:table-cell>
          <table:table-cell table:number-columns-repeated="4"/>
        </table:table-row>
        <table:table-row table:style-name="ro1">
          <table:table-cell office:value-type="float" office:value="0.00352343004421769" calcext:value-type="float">
            <text:p>0.00352343004421769</text:p>
          </table:table-cell>
          <table:table-cell office:value-type="float" office:value="0.00370632581081081" calcext:value-type="float">
            <text:p>0.00370632581081081</text:p>
          </table:table-cell>
          <table:table-cell office:value-type="float" office:value="-90" calcext:value-type="float">
            <text:p>-90</text:p>
          </table:table-cell>
          <table:table-cell table:formula="of:=[.A2]*1000" office:value-type="float" office:value="3.52343004421769" calcext:value-type="float">
            <text:p>3.52343004421769</text:p>
          </table:table-cell>
          <table:table-cell table:formula="of:=[.B2]*1000" office:value-type="float" office:value="3.70632581081081" calcext:value-type="float">
            <text:p>3.70632581081081</text:p>
          </table:table-cell>
          <table:table-cell table:number-columns-repeated="4"/>
        </table:table-row>
        <table:table-row table:style-name="ro1">
          <table:table-cell office:value-type="float" office:value="0.00359029761564626" calcext:value-type="float">
            <text:p>0.00359029761564626</text:p>
          </table:table-cell>
          <table:table-cell office:value-type="float" office:value="0.00388058260810811" calcext:value-type="float">
            <text:p>0.00388058260810811</text:p>
          </table:table-cell>
          <table:table-cell office:value-type="float" office:value="-89" calcext:value-type="float">
            <text:p>-89</text:p>
          </table:table-cell>
          <table:table-cell table:formula="of:=[.A3]*1000" office:value-type="float" office:value="3.59029761564626" calcext:value-type="float">
            <text:p>3.59029761564626</text:p>
          </table:table-cell>
          <table:table-cell table:formula="of:=[.B3]*1000" office:value-type="float" office:value="3.88058260810811" calcext:value-type="float">
            <text:p>3.88058260810811</text:p>
          </table:table-cell>
          <table:table-cell table:number-columns-repeated="4"/>
        </table:table-row>
        <table:table-row table:style-name="ro1">
          <table:table-cell office:value-type="float" office:value="0.00356725655102041" calcext:value-type="float">
            <text:p>0.00356725655102041</text:p>
          </table:table-cell>
          <table:table-cell office:value-type="float" office:value="0.00382569323423423" calcext:value-type="float">
            <text:p>0.00382569323423423</text:p>
          </table:table-cell>
          <table:table-cell office:value-type="float" office:value="-88" calcext:value-type="float">
            <text:p>-88</text:p>
          </table:table-cell>
          <table:table-cell table:formula="of:=[.A4]*1000" office:value-type="float" office:value="3.56725655102041" calcext:value-type="float">
            <text:p>3.56725655102041</text:p>
          </table:table-cell>
          <table:table-cell table:formula="of:=[.B4]*1000" office:value-type="float" office:value="3.82569323423423" calcext:value-type="float">
            <text:p>3.82569323423423</text:p>
          </table:table-cell>
          <table:table-cell table:number-columns-repeated="4"/>
        </table:table-row>
        <table:table-row table:style-name="ro1">
          <table:table-cell office:value-type="float" office:value="0.00362752369387755" calcext:value-type="float">
            <text:p>0.00362752369387755</text:p>
          </table:table-cell>
          <table:table-cell office:value-type="float" office:value="0.0039440523018018" calcext:value-type="float">
            <text:p>0.0039440523018018</text:p>
          </table:table-cell>
          <table:table-cell office:value-type="float" office:value="-87" calcext:value-type="float">
            <text:p>-87</text:p>
          </table:table-cell>
          <table:table-cell table:formula="of:=[.A5]*1000" office:value-type="float" office:value="3.62752369387755" calcext:value-type="float">
            <text:p>3.62752369387755</text:p>
          </table:table-cell>
          <table:table-cell table:formula="of:=[.B5]*1000" office:value-type="float" office:value="3.9440523018018" calcext:value-type="float">
            <text:p>3.9440523018018</text:p>
          </table:table-cell>
          <table:table-cell table:number-columns-repeated="4"/>
        </table:table-row>
        <table:table-row table:style-name="ro1">
          <table:table-cell office:value-type="float" office:value="0.00367822094217687" calcext:value-type="float">
            <text:p>0.00367822094217687</text:p>
          </table:table-cell>
          <table:table-cell office:value-type="float" office:value="0.00410679531081081" calcext:value-type="float">
            <text:p>0.00410679531081081</text:p>
          </table:table-cell>
          <table:table-cell office:value-type="float" office:value="-86" calcext:value-type="float">
            <text:p>-86</text:p>
          </table:table-cell>
          <table:table-cell table:formula="of:=[.A6]*1000" office:value-type="float" office:value="3.67822094217687" calcext:value-type="float">
            <text:p>3.67822094217687</text:p>
          </table:table-cell>
          <table:table-cell table:formula="of:=[.B6]*1000" office:value-type="float" office:value="4.10679531081081" calcext:value-type="float">
            <text:p>4.10679531081081</text:p>
          </table:table-cell>
          <table:table-cell table:number-columns-repeated="4"/>
        </table:table-row>
        <table:table-row table:style-name="ro1">
          <table:table-cell office:value-type="float" office:value="0.00371607493877551" calcext:value-type="float">
            <text:p>0.00371607493877551</text:p>
          </table:table-cell>
          <table:table-cell office:value-type="float" office:value="0.00411285264414414" calcext:value-type="float">
            <text:p>0.00411285264414414</text:p>
          </table:table-cell>
          <table:table-cell office:value-type="float" office:value="-85" calcext:value-type="float">
            <text:p>-85</text:p>
          </table:table-cell>
          <table:table-cell table:formula="of:=[.A7]*1000" office:value-type="float" office:value="3.71607493877551" calcext:value-type="float">
            <text:p>3.71607493877551</text:p>
          </table:table-cell>
          <table:table-cell table:formula="of:=[.B7]*1000" office:value-type="float" office:value="4.11285264414414" calcext:value-type="float">
            <text:p>4.11285264414414</text:p>
          </table:table-cell>
          <table:table-cell table:number-columns-repeated="4"/>
        </table:table-row>
        <table:table-row table:style-name="ro1">
          <table:table-cell office:value-type="float" office:value="0.00368032616666667" calcext:value-type="float">
            <text:p>0.00368032616666667</text:p>
          </table:table-cell>
          <table:table-cell office:value-type="float" office:value="0.00419044753603604" calcext:value-type="float">
            <text:p>0.00419044753603604</text:p>
          </table:table-cell>
          <table:table-cell office:value-type="float" office:value="-84" calcext:value-type="float">
            <text:p>-84</text:p>
          </table:table-cell>
          <table:table-cell table:formula="of:=[.A8]*1000" office:value-type="float" office:value="3.68032616666667" calcext:value-type="float">
            <text:p>3.68032616666667</text:p>
          </table:table-cell>
          <table:table-cell table:formula="of:=[.B8]*1000" office:value-type="float" office:value="4.19044753603604" calcext:value-type="float">
            <text:p>4.19044753603604</text:p>
          </table:table-cell>
          <table:table-cell table:number-columns-repeated="4"/>
        </table:table-row>
        <table:table-row table:style-name="ro1">
          <table:table-cell office:value-type="float" office:value="0.00370548847278912" calcext:value-type="float">
            <text:p>0.00370548847278912</text:p>
          </table:table-cell>
          <table:table-cell office:value-type="float" office:value="0.00428254352702703" calcext:value-type="float">
            <text:p>0.00428254352702703</text:p>
          </table:table-cell>
          <table:table-cell office:value-type="float" office:value="-83" calcext:value-type="float">
            <text:p>-83</text:p>
          </table:table-cell>
          <table:table-cell table:formula="of:=[.A9]*1000" office:value-type="float" office:value="3.70548847278912" calcext:value-type="float">
            <text:p>3.70548847278912</text:p>
          </table:table-cell>
          <table:table-cell table:formula="of:=[.B9]*1000" office:value-type="float" office:value="4.28254352702703" calcext:value-type="float">
            <text:p>4.28254352702703</text:p>
          </table:table-cell>
          <table:table-cell table:number-columns-repeated="4"/>
        </table:table-row>
        <table:table-row table:style-name="ro1">
          <table:table-cell office:value-type="float" office:value="0.00371494809183673" calcext:value-type="float">
            <text:p>0.00371494809183673</text:p>
          </table:table-cell>
          <table:table-cell office:value-type="float" office:value="0.00434779697297297" calcext:value-type="float">
            <text:p>0.00434779697297297</text:p>
          </table:table-cell>
          <table:table-cell office:value-type="float" office:value="-82" calcext:value-type="float">
            <text:p>-82</text:p>
          </table:table-cell>
          <table:table-cell table:formula="of:=[.A10]*1000" office:value-type="float" office:value="3.71494809183673" calcext:value-type="float">
            <text:p>3.71494809183673</text:p>
          </table:table-cell>
          <table:table-cell table:formula="of:=[.B10]*1000" office:value-type="float" office:value="4.34779697297297" calcext:value-type="float">
            <text:p>4.34779697297297</text:p>
          </table:table-cell>
          <table:table-cell table:number-columns-repeated="4"/>
        </table:table-row>
        <table:table-row table:style-name="ro1">
          <table:table-cell office:value-type="float" office:value="0.00373477584693878" calcext:value-type="float">
            <text:p>0.00373477584693878</text:p>
          </table:table-cell>
          <table:table-cell office:value-type="float" office:value="0.00430223568918919" calcext:value-type="float">
            <text:p>0.00430223568918919</text:p>
          </table:table-cell>
          <table:table-cell office:value-type="float" office:value="-81" calcext:value-type="float">
            <text:p>-81</text:p>
          </table:table-cell>
          <table:table-cell table:formula="of:=[.A11]*1000" office:value-type="float" office:value="3.73477584693878" calcext:value-type="float">
            <text:p>3.73477584693878</text:p>
          </table:table-cell>
          <table:table-cell table:formula="of:=[.B11]*1000" office:value-type="float" office:value="4.30223568918919" calcext:value-type="float">
            <text:p>4.30223568918919</text:p>
          </table:table-cell>
          <table:table-cell table:number-columns-repeated="4"/>
        </table:table-row>
        <table:table-row table:style-name="ro1">
          <table:table-cell office:value-type="float" office:value="0.00378810632653061" calcext:value-type="float">
            <text:p>0.00378810632653061</text:p>
          </table:table-cell>
          <table:table-cell office:value-type="float" office:value="0.00430882332432433" calcext:value-type="float">
            <text:p>0.00430882332432433</text:p>
          </table:table-cell>
          <table:table-cell office:value-type="float" office:value="-80" calcext:value-type="float">
            <text:p>-80</text:p>
          </table:table-cell>
          <table:table-cell table:formula="of:=[.A12]*1000" office:value-type="float" office:value="3.78810632653061" calcext:value-type="float">
            <text:p>3.78810632653061</text:p>
          </table:table-cell>
          <table:table-cell table:formula="of:=[.B12]*1000" office:value-type="float" office:value="4.30882332432433" calcext:value-type="float">
            <text:p>4.30882332432433</text:p>
          </table:table-cell>
          <table:table-cell table:number-columns-repeated="4"/>
        </table:table-row>
        <table:table-row table:style-name="ro1">
          <table:table-cell office:value-type="float" office:value="0.00381292056122449" calcext:value-type="float">
            <text:p>0.00381292056122449</text:p>
          </table:table-cell>
          <table:table-cell office:value-type="float" office:value="0.00427509056756757" calcext:value-type="float">
            <text:p>0.00427509056756757</text:p>
          </table:table-cell>
          <table:table-cell office:value-type="float" office:value="-79" calcext:value-type="float">
            <text:p>-79</text:p>
          </table:table-cell>
          <table:table-cell table:formula="of:=[.A13]*1000" office:value-type="float" office:value="3.81292056122449" calcext:value-type="float">
            <text:p>3.81292056122449</text:p>
          </table:table-cell>
          <table:table-cell table:formula="of:=[.B13]*1000" office:value-type="float" office:value="4.27509056756757" calcext:value-type="float">
            <text:p>4.27509056756757</text:p>
          </table:table-cell>
          <table:table-cell table:number-columns-repeated="4"/>
        </table:table-row>
        <table:table-row table:style-name="ro1">
          <table:table-cell office:value-type="float" office:value="0.00385987294557823" calcext:value-type="float">
            <text:p>0.00385987294557823</text:p>
          </table:table-cell>
          <table:table-cell office:value-type="float" office:value="0.00428828005405406" calcext:value-type="float">
            <text:p>0.00428828005405406</text:p>
          </table:table-cell>
          <table:table-cell office:value-type="float" office:value="-78" calcext:value-type="float">
            <text:p>-78</text:p>
          </table:table-cell>
          <table:table-cell table:formula="of:=[.A14]*1000" office:value-type="float" office:value="3.85987294557823" calcext:value-type="float">
            <text:p>3.85987294557823</text:p>
          </table:table-cell>
          <table:table-cell table:formula="of:=[.B14]*1000" office:value-type="float" office:value="4.28828005405406" calcext:value-type="float">
            <text:p>4.28828005405406</text:p>
          </table:table-cell>
          <table:table-cell table:number-columns-repeated="4"/>
        </table:table-row>
        <table:table-row table:style-name="ro1">
          <table:table-cell office:value-type="float" office:value="0.00388980277210884" calcext:value-type="float">
            <text:p>0.00388980277210884</text:p>
          </table:table-cell>
          <table:table-cell office:value-type="float" office:value="0.00429936933783784" calcext:value-type="float">
            <text:p>0.00429936933783784</text:p>
          </table:table-cell>
          <table:table-cell office:value-type="float" office:value="-77" calcext:value-type="float">
            <text:p>-77</text:p>
          </table:table-cell>
          <table:table-cell table:formula="of:=[.A15]*1000" office:value-type="float" office:value="3.88980277210884" calcext:value-type="float">
            <text:p>3.88980277210884</text:p>
          </table:table-cell>
          <table:table-cell table:formula="of:=[.B15]*1000" office:value-type="float" office:value="4.29936933783784" calcext:value-type="float">
            <text:p>4.29936933783784</text:p>
          </table:table-cell>
          <table:table-cell table:number-columns-repeated="4"/>
        </table:table-row>
        <table:table-row table:style-name="ro1">
          <table:table-cell office:value-type="float" office:value="0.0039003197755102" calcext:value-type="float">
            <text:p>0.0039003197755102</text:p>
          </table:table-cell>
          <table:table-cell office:value-type="float" office:value="0.00436264867567568" calcext:value-type="float">
            <text:p>0.00436264867567568</text:p>
          </table:table-cell>
          <table:table-cell office:value-type="float" office:value="-76" calcext:value-type="float">
            <text:p>-76</text:p>
          </table:table-cell>
          <table:table-cell table:formula="of:=[.A16]*1000" office:value-type="float" office:value="3.9003197755102" calcext:value-type="float">
            <text:p>3.9003197755102</text:p>
          </table:table-cell>
          <table:table-cell table:formula="of:=[.B16]*1000" office:value-type="float" office:value="4.36264867567568" calcext:value-type="float">
            <text:p>4.36264867567568</text:p>
          </table:table-cell>
          <table:table-cell table:number-columns-repeated="4"/>
        </table:table-row>
        <table:table-row table:style-name="ro1">
          <table:table-cell office:value-type="float" office:value="0.0039498983707483" calcext:value-type="float">
            <text:p>0.0039498983707483</text:p>
          </table:table-cell>
          <table:table-cell office:value-type="float" office:value="0.00435663165315315" calcext:value-type="float">
            <text:p>0.00435663165315315</text:p>
          </table:table-cell>
          <table:table-cell office:value-type="float" office:value="-75" calcext:value-type="float">
            <text:p>-75</text:p>
          </table:table-cell>
          <table:table-cell table:formula="of:=[.A17]*1000" office:value-type="float" office:value="3.9498983707483" calcext:value-type="float">
            <text:p>3.9498983707483</text:p>
          </table:table-cell>
          <table:table-cell table:formula="of:=[.B17]*1000" office:value-type="float" office:value="4.35663165315315" calcext:value-type="float">
            <text:p>4.35663165315315</text:p>
          </table:table-cell>
          <table:table-cell table:number-columns-repeated="4"/>
        </table:table-row>
        <table:table-row table:style-name="ro1">
          <table:table-cell office:value-type="float" office:value="0.00396351420408163" calcext:value-type="float">
            <text:p>0.00396351420408163</text:p>
          </table:table-cell>
          <table:table-cell office:value-type="float" office:value="0.00435078158558558" calcext:value-type="float">
            <text:p>0.00435078158558558</text:p>
          </table:table-cell>
          <table:table-cell office:value-type="float" office:value="-74" calcext:value-type="float">
            <text:p>-74</text:p>
          </table:table-cell>
          <table:table-cell table:formula="of:=[.A18]*1000" office:value-type="float" office:value="3.96351420408163" calcext:value-type="float">
            <text:p>3.96351420408163</text:p>
          </table:table-cell>
          <table:table-cell table:formula="of:=[.B18]*1000" office:value-type="float" office:value="4.35078158558558" calcext:value-type="float">
            <text:p>4.35078158558558</text:p>
          </table:table-cell>
          <table:table-cell table:number-columns-repeated="4"/>
        </table:table-row>
        <table:table-row table:style-name="ro1">
          <table:table-cell office:value-type="float" office:value="0.00398991510884354" calcext:value-type="float">
            <text:p>0.00398991510884354</text:p>
          </table:table-cell>
          <table:table-cell office:value-type="float" office:value="0.00437607293243243" calcext:value-type="float">
            <text:p>0.00437607293243243</text:p>
          </table:table-cell>
          <table:table-cell office:value-type="float" office:value="-73" calcext:value-type="float">
            <text:p>-73</text:p>
          </table:table-cell>
          <table:table-cell table:formula="of:=[.A19]*1000" office:value-type="float" office:value="3.98991510884354" calcext:value-type="float">
            <text:p>3.98991510884354</text:p>
          </table:table-cell>
          <table:table-cell table:formula="of:=[.B19]*1000" office:value-type="float" office:value="4.37607293243243" calcext:value-type="float">
            <text:p>4.37607293243243</text:p>
          </table:table-cell>
          <table:table-cell table:number-columns-repeated="4"/>
        </table:table-row>
        <table:table-row table:style-name="ro1">
          <table:table-cell office:value-type="float" office:value="0.00396277997959184" calcext:value-type="float">
            <text:p>0.00396277997959184</text:p>
          </table:table-cell>
          <table:table-cell office:value-type="float" office:value="0.00443087767567568" calcext:value-type="float">
            <text:p>0.00443087767567568</text:p>
          </table:table-cell>
          <table:table-cell office:value-type="float" office:value="-72" calcext:value-type="float">
            <text:p>-72</text:p>
          </table:table-cell>
          <table:table-cell table:formula="of:=[.A20]*1000" office:value-type="float" office:value="3.96277997959184" calcext:value-type="float">
            <text:p>3.96277997959184</text:p>
          </table:table-cell>
          <table:table-cell table:formula="of:=[.B20]*1000" office:value-type="float" office:value="4.43087767567568" calcext:value-type="float">
            <text:p>4.43087767567568</text:p>
          </table:table-cell>
          <table:table-cell table:number-columns-repeated="4"/>
        </table:table-row>
        <table:table-row table:style-name="ro1">
          <table:table-cell office:value-type="float" office:value="0.0040358987755102" calcext:value-type="float">
            <text:p>0.0040358987755102</text:p>
          </table:table-cell>
          <table:table-cell office:value-type="float" office:value="0.00451631945945946" calcext:value-type="float">
            <text:p>0.00451631945945946</text:p>
          </table:table-cell>
          <table:table-cell office:value-type="float" office:value="-71" calcext:value-type="float">
            <text:p>-71</text:p>
          </table:table-cell>
          <table:table-cell table:formula="of:=[.A21]*1000" office:value-type="float" office:value="4.0358987755102" calcext:value-type="float">
            <text:p>4.0358987755102</text:p>
          </table:table-cell>
          <table:table-cell table:formula="of:=[.B21]*1000" office:value-type="float" office:value="4.51631945945946" calcext:value-type="float">
            <text:p>4.51631945945946</text:p>
          </table:table-cell>
          <table:table-cell table:number-columns-repeated="4"/>
        </table:table-row>
        <table:table-row table:style-name="ro1">
          <table:table-cell office:value-type="float" office:value="0.00406327257823129" calcext:value-type="float">
            <text:p>0.00406327257823129</text:p>
          </table:table-cell>
          <table:table-cell office:value-type="float" office:value="0.00458348913513514" calcext:value-type="float">
            <text:p>0.00458348913513514</text:p>
          </table:table-cell>
          <table:table-cell office:value-type="float" office:value="-70" calcext:value-type="float">
            <text:p>-70</text:p>
          </table:table-cell>
          <table:table-cell table:formula="of:=[.A22]*1000" office:value-type="float" office:value="4.06327257823129" calcext:value-type="float">
            <text:p>4.06327257823129</text:p>
          </table:table-cell>
          <table:table-cell table:formula="of:=[.B22]*1000" office:value-type="float" office:value="4.58348913513514" calcext:value-type="float">
            <text:p>4.58348913513514</text:p>
          </table:table-cell>
          <table:table-cell table:number-columns-repeated="4"/>
        </table:table-row>
        <table:table-row table:style-name="ro1">
          <table:table-cell office:value-type="float" office:value="0.00406387204761905" calcext:value-type="float">
            <text:p>0.00406387204761905</text:p>
          </table:table-cell>
          <table:table-cell office:value-type="float" office:value="0.00463001175675676" calcext:value-type="float">
            <text:p>0.00463001175675676</text:p>
          </table:table-cell>
          <table:table-cell office:value-type="float" office:value="-69" calcext:value-type="float">
            <text:p>-69</text:p>
          </table:table-cell>
          <table:table-cell table:formula="of:=[.A23]*1000" office:value-type="float" office:value="4.06387204761905" calcext:value-type="float">
            <text:p>4.06387204761905</text:p>
          </table:table-cell>
          <table:table-cell table:formula="of:=[.B23]*1000" office:value-type="float" office:value="4.63001175675676" calcext:value-type="float">
            <text:p>4.63001175675676</text:p>
          </table:table-cell>
          <table:table-cell table:number-columns-repeated="4"/>
        </table:table-row>
        <table:table-row table:style-name="ro1">
          <table:table-cell office:value-type="float" office:value="0.00411162332653061" calcext:value-type="float">
            <text:p>0.00411162332653061</text:p>
          </table:table-cell>
          <table:table-cell office:value-type="float" office:value="0.00463325501351351" calcext:value-type="float">
            <text:p>0.00463325501351351</text:p>
          </table:table-cell>
          <table:table-cell office:value-type="float" office:value="-68" calcext:value-type="float">
            <text:p>-68</text:p>
          </table:table-cell>
          <table:table-cell table:formula="of:=[.A24]*1000" office:value-type="float" office:value="4.11162332653061" calcext:value-type="float">
            <text:p>4.11162332653061</text:p>
          </table:table-cell>
          <table:table-cell table:formula="of:=[.B24]*1000" office:value-type="float" office:value="4.63325501351351" calcext:value-type="float">
            <text:p>4.63325501351351</text:p>
          </table:table-cell>
          <table:table-cell table:number-columns-repeated="4"/>
        </table:table-row>
        <table:table-row table:style-name="ro1">
          <table:table-cell office:value-type="float" office:value="0.00412707331972789" calcext:value-type="float">
            <text:p>0.00412707331972789</text:p>
          </table:table-cell>
          <table:table-cell office:value-type="float" office:value="0.00459624845495495" calcext:value-type="float">
            <text:p>0.00459624845495495</text:p>
          </table:table-cell>
          <table:table-cell office:value-type="float" office:value="-67" calcext:value-type="float">
            <text:p>-67</text:p>
          </table:table-cell>
          <table:table-cell table:formula="of:=[.A25]*1000" office:value-type="float" office:value="4.12707331972789" calcext:value-type="float">
            <text:p>4.12707331972789</text:p>
          </table:table-cell>
          <table:table-cell table:formula="of:=[.B25]*1000" office:value-type="float" office:value="4.59624845495495" calcext:value-type="float">
            <text:p>4.59624845495495</text:p>
          </table:table-cell>
          <table:table-cell table:number-columns-repeated="4"/>
        </table:table-row>
        <table:table-row table:style-name="ro1">
          <table:table-cell office:value-type="float" office:value="0.00417815763945578" calcext:value-type="float">
            <text:p>0.00417815763945578</text:p>
          </table:table-cell>
          <table:table-cell office:value-type="float" office:value="0.00456438137387387" calcext:value-type="float">
            <text:p>0.00456438137387387</text:p>
          </table:table-cell>
          <table:table-cell office:value-type="float" office:value="-66" calcext:value-type="float">
            <text:p>-66</text:p>
          </table:table-cell>
          <table:table-cell table:formula="of:=[.A26]*1000" office:value-type="float" office:value="4.17815763945578" calcext:value-type="float">
            <text:p>4.17815763945578</text:p>
          </table:table-cell>
          <table:table-cell table:formula="of:=[.B26]*1000" office:value-type="float" office:value="4.56438137387387" calcext:value-type="float">
            <text:p>4.56438137387387</text:p>
          </table:table-cell>
          <table:table-cell table:number-columns-repeated="4"/>
        </table:table-row>
        <table:table-row table:style-name="ro1">
          <table:table-cell office:value-type="float" office:value="0.0041614322585034" calcext:value-type="float">
            <text:p>0.0041614322585034</text:p>
          </table:table-cell>
          <table:table-cell office:value-type="float" office:value="0.00454470186486486" calcext:value-type="float">
            <text:p>0.00454470186486486</text:p>
          </table:table-cell>
          <table:table-cell office:value-type="float" office:value="-65" calcext:value-type="float">
            <text:p>-65</text:p>
          </table:table-cell>
          <table:table-cell table:formula="of:=[.A27]*1000" office:value-type="float" office:value="4.1614322585034" calcext:value-type="float">
            <text:p>4.1614322585034</text:p>
          </table:table-cell>
          <table:table-cell table:formula="of:=[.B27]*1000" office:value-type="float" office:value="4.54470186486486" calcext:value-type="float">
            <text:p>4.54470186486486</text:p>
          </table:table-cell>
          <table:table-cell table:number-columns-repeated="4"/>
        </table:table-row>
        <table:table-row table:style-name="ro1">
          <table:table-cell office:value-type="float" office:value="0.00420751224489796" calcext:value-type="float">
            <text:p>0.00420751224489796</text:p>
          </table:table-cell>
          <table:table-cell office:value-type="float" office:value="0.0045588735" calcext:value-type="float">
            <text:p>0.0045588735</text:p>
          </table:table-cell>
          <table:table-cell office:value-type="float" office:value="-64" calcext:value-type="float">
            <text:p>-64</text:p>
          </table:table-cell>
          <table:table-cell table:formula="of:=[.A28]*1000" office:value-type="float" office:value="4.20751224489796" calcext:value-type="float">
            <text:p>4.20751224489796</text:p>
          </table:table-cell>
          <table:table-cell table:formula="of:=[.B28]*1000" office:value-type="float" office:value="4.5588735" calcext:value-type="float">
            <text:p>4.5588735</text:p>
          </table:table-cell>
          <table:table-cell table:number-columns-repeated="4"/>
        </table:table-row>
        <table:table-row table:style-name="ro1">
          <table:table-cell office:value-type="float" office:value="0.00427176237755102" calcext:value-type="float">
            <text:p>0.00427176237755102</text:p>
          </table:table-cell>
          <table:table-cell office:value-type="float" office:value="0.0045543435" calcext:value-type="float">
            <text:p>0.0045543435</text:p>
          </table:table-cell>
          <table:table-cell office:value-type="float" office:value="-63" calcext:value-type="float">
            <text:p>-63</text:p>
          </table:table-cell>
          <table:table-cell table:formula="of:=[.A29]*1000" office:value-type="float" office:value="4.27176237755102" calcext:value-type="float">
            <text:p>4.27176237755102</text:p>
          </table:table-cell>
          <table:table-cell table:formula="of:=[.B29]*1000" office:value-type="float" office:value="4.5543435" calcext:value-type="float">
            <text:p>4.5543435</text:p>
          </table:table-cell>
          <table:table-cell table:number-columns-repeated="4"/>
        </table:table-row>
        <table:table-row table:style-name="ro1">
          <table:table-cell office:value-type="float" office:value="0.00427154" calcext:value-type="float">
            <text:p>0.00427154</text:p>
          </table:table-cell>
          <table:table-cell office:value-type="float" office:value="0.00460633268918919" calcext:value-type="float">
            <text:p>0.00460633268918919</text:p>
          </table:table-cell>
          <table:table-cell office:value-type="float" office:value="-62" calcext:value-type="float">
            <text:p>-62</text:p>
          </table:table-cell>
          <table:table-cell table:formula="of:=[.A30]*1000" office:value-type="float" office:value="4.27154" calcext:value-type="float">
            <text:p>4.27154</text:p>
          </table:table-cell>
          <table:table-cell table:formula="of:=[.B30]*1000" office:value-type="float" office:value="4.60633268918919" calcext:value-type="float">
            <text:p>4.60633268918919</text:p>
          </table:table-cell>
          <table:table-cell table:number-columns-repeated="4"/>
        </table:table-row>
        <table:table-row table:style-name="ro1">
          <table:table-cell office:value-type="float" office:value="0.00422393034693877" calcext:value-type="float">
            <text:p>0.00422393034693877</text:p>
          </table:table-cell>
          <table:table-cell office:value-type="float" office:value="0.00458502808108108" calcext:value-type="float">
            <text:p>0.00458502808108108</text:p>
          </table:table-cell>
          <table:table-cell office:value-type="float" office:value="-61" calcext:value-type="float">
            <text:p>-61</text:p>
          </table:table-cell>
          <table:table-cell table:formula="of:=[.A31]*1000" office:value-type="float" office:value="4.22393034693877" calcext:value-type="float">
            <text:p>4.22393034693877</text:p>
          </table:table-cell>
          <table:table-cell table:formula="of:=[.B31]*1000" office:value-type="float" office:value="4.58502808108108" calcext:value-type="float">
            <text:p>4.58502808108108</text:p>
          </table:table-cell>
          <table:table-cell table:number-columns-repeated="4"/>
        </table:table-row>
        <table:table-row table:style-name="ro1">
          <table:table-cell office:value-type="float" office:value="0.0042463673537415" calcext:value-type="float">
            <text:p>0.0042463673537415</text:p>
          </table:table-cell>
          <table:table-cell office:value-type="float" office:value="0.00463381543243243" calcext:value-type="float">
            <text:p>0.00463381543243243</text:p>
          </table:table-cell>
          <table:table-cell office:value-type="float" office:value="-60" calcext:value-type="float">
            <text:p>-60</text:p>
          </table:table-cell>
          <table:table-cell table:formula="of:=[.A32]*1000" office:value-type="float" office:value="4.2463673537415" calcext:value-type="float">
            <text:p>4.2463673537415</text:p>
          </table:table-cell>
          <table:table-cell table:formula="of:=[.B32]*1000" office:value-type="float" office:value="4.63381543243243" calcext:value-type="float">
            <text:p>4.63381543243243</text:p>
          </table:table-cell>
          <table:table-cell table:number-columns-repeated="4"/>
        </table:table-row>
        <table:table-row table:style-name="ro1">
          <table:table-cell office:value-type="float" office:value="0.00430530142517007" calcext:value-type="float">
            <text:p>0.00430530142517007</text:p>
          </table:table-cell>
          <table:table-cell office:value-type="float" office:value="0.00464746383783784" calcext:value-type="float">
            <text:p>0.00464746383783784</text:p>
          </table:table-cell>
          <table:table-cell office:value-type="float" office:value="-59" calcext:value-type="float">
            <text:p>-59</text:p>
          </table:table-cell>
          <table:table-cell table:formula="of:=[.A33]*1000" office:value-type="float" office:value="4.30530142517007" calcext:value-type="float">
            <text:p>4.30530142517007</text:p>
          </table:table-cell>
          <table:table-cell table:formula="of:=[.B33]*1000" office:value-type="float" office:value="4.64746383783784" calcext:value-type="float">
            <text:p>4.64746383783784</text:p>
          </table:table-cell>
          <table:table-cell table:number-columns-repeated="4"/>
        </table:table-row>
        <table:table-row table:style-name="ro1">
          <table:table-cell office:value-type="float" office:value="0.00430777574489796" calcext:value-type="float">
            <text:p>0.00430777574489796</text:p>
          </table:table-cell>
          <table:table-cell office:value-type="float" office:value="0.00464467925675676" calcext:value-type="float">
            <text:p>0.00464467925675676</text:p>
          </table:table-cell>
          <table:table-cell office:value-type="float" office:value="-58" calcext:value-type="float">
            <text:p>-58</text:p>
          </table:table-cell>
          <table:table-cell table:formula="of:=[.A34]*1000" office:value-type="float" office:value="4.30777574489796" calcext:value-type="float">
            <text:p>4.30777574489796</text:p>
          </table:table-cell>
          <table:table-cell table:formula="of:=[.B34]*1000" office:value-type="float" office:value="4.64467925675676" calcext:value-type="float">
            <text:p>4.64467925675676</text:p>
          </table:table-cell>
          <table:table-cell table:number-columns-repeated="4"/>
        </table:table-row>
        <table:table-row table:style-name="ro1">
          <table:table-cell office:value-type="float" office:value="0.00431236844897959" calcext:value-type="float">
            <text:p>0.00431236844897959</text:p>
          </table:table-cell>
          <table:table-cell office:value-type="float" office:value="0.00470280714864865" calcext:value-type="float">
            <text:p>0.00470280714864865</text:p>
          </table:table-cell>
          <table:table-cell office:value-type="float" office:value="-57" calcext:value-type="float">
            <text:p>-57</text:p>
          </table:table-cell>
          <table:table-cell table:formula="of:=[.A35]*1000" office:value-type="float" office:value="4.31236844897959" calcext:value-type="float">
            <text:p>4.31236844897959</text:p>
          </table:table-cell>
          <table:table-cell table:formula="of:=[.B35]*1000" office:value-type="float" office:value="4.70280714864865" calcext:value-type="float">
            <text:p>4.70280714864865</text:p>
          </table:table-cell>
          <table:table-cell table:number-columns-repeated="4"/>
        </table:table-row>
        <table:table-row table:style-name="ro1">
          <table:table-cell office:value-type="float" office:value="0.00436397182653061" calcext:value-type="float">
            <text:p>0.00436397182653061</text:p>
          </table:table-cell>
          <table:table-cell office:value-type="float" office:value="0.00478167832432432" calcext:value-type="float">
            <text:p>0.00478167832432432</text:p>
          </table:table-cell>
          <table:table-cell office:value-type="float" office:value="-56" calcext:value-type="float">
            <text:p>-56</text:p>
          </table:table-cell>
          <table:table-cell table:formula="of:=[.A36]*1000" office:value-type="float" office:value="4.36397182653061" calcext:value-type="float">
            <text:p>4.36397182653061</text:p>
          </table:table-cell>
          <table:table-cell table:formula="of:=[.B36]*1000" office:value-type="float" office:value="4.78167832432432" calcext:value-type="float">
            <text:p>4.78167832432432</text:p>
          </table:table-cell>
          <table:table-cell table:number-columns-repeated="4"/>
        </table:table-row>
        <table:table-row table:style-name="ro1">
          <table:table-cell office:value-type="float" office:value="0.00436865136394558" calcext:value-type="float">
            <text:p>0.00436865136394558</text:p>
          </table:table-cell>
          <table:table-cell office:value-type="float" office:value="0.00488056337837838" calcext:value-type="float">
            <text:p>0.00488056337837838</text:p>
          </table:table-cell>
          <table:table-cell office:value-type="float" office:value="-55" calcext:value-type="float">
            <text:p>-55</text:p>
          </table:table-cell>
          <table:table-cell table:formula="of:=[.A37]*1000" office:value-type="float" office:value="4.36865136394558" calcext:value-type="float">
            <text:p>4.36865136394558</text:p>
          </table:table-cell>
          <table:table-cell table:formula="of:=[.B37]*1000" office:value-type="float" office:value="4.88056337837838" calcext:value-type="float">
            <text:p>4.88056337837838</text:p>
          </table:table-cell>
          <table:table-cell table:number-columns-repeated="4"/>
        </table:table-row>
        <table:table-row table:style-name="ro1">
          <table:table-cell office:value-type="float" office:value="0.00443313226190476" calcext:value-type="float">
            <text:p>0.00443313226190476</text:p>
          </table:table-cell>
          <table:table-cell office:value-type="float" office:value="0.00495434031081081" calcext:value-type="float">
            <text:p>0.00495434031081081</text:p>
          </table:table-cell>
          <table:table-cell office:value-type="float" office:value="-54" calcext:value-type="float">
            <text:p>-54</text:p>
          </table:table-cell>
          <table:table-cell table:formula="of:=[.A38]*1000" office:value-type="float" office:value="4.43313226190476" calcext:value-type="float">
            <text:p>4.43313226190476</text:p>
          </table:table-cell>
          <table:table-cell table:formula="of:=[.B38]*1000" office:value-type="float" office:value="4.95434031081081" calcext:value-type="float">
            <text:p>4.95434031081081</text:p>
          </table:table-cell>
          <table:table-cell table:number-columns-repeated="4"/>
        </table:table-row>
        <table:table-row table:style-name="ro1">
          <table:table-cell office:value-type="float" office:value="0.00453252446938775" calcext:value-type="float">
            <text:p>0.00453252446938775</text:p>
          </table:table-cell>
          <table:table-cell office:value-type="float" office:value="0.00511535454054054" calcext:value-type="float">
            <text:p>0.00511535454054054</text:p>
          </table:table-cell>
          <table:table-cell office:value-type="float" office:value="-53" calcext:value-type="float">
            <text:p>-53</text:p>
          </table:table-cell>
          <table:table-cell table:formula="of:=[.A39]*1000" office:value-type="float" office:value="4.53252446938775" calcext:value-type="float">
            <text:p>4.53252446938775</text:p>
          </table:table-cell>
          <table:table-cell table:formula="of:=[.B39]*1000" office:value-type="float" office:value="5.11535454054054" calcext:value-type="float">
            <text:p>5.11535454054054</text:p>
          </table:table-cell>
          <table:table-cell table:number-columns-repeated="4"/>
        </table:table-row>
        <table:table-row table:style-name="ro1">
          <table:table-cell office:value-type="float" office:value="0.00453744886734694" calcext:value-type="float">
            <text:p>0.00453744886734694</text:p>
          </table:table-cell>
          <table:table-cell office:value-type="float" office:value="0.00515991794594595" calcext:value-type="float">
            <text:p>0.00515991794594595</text:p>
          </table:table-cell>
          <table:table-cell office:value-type="float" office:value="-52" calcext:value-type="float">
            <text:p>-52</text:p>
          </table:table-cell>
          <table:table-cell table:formula="of:=[.A40]*1000" office:value-type="float" office:value="4.53744886734694" calcext:value-type="float">
            <text:p>4.53744886734694</text:p>
          </table:table-cell>
          <table:table-cell table:formula="of:=[.B40]*1000" office:value-type="float" office:value="5.15991794594595" calcext:value-type="float">
            <text:p>5.15991794594595</text:p>
          </table:table-cell>
          <table:table-cell table:number-columns-repeated="4"/>
        </table:table-row>
        <table:table-row table:style-name="ro1">
          <table:table-cell office:value-type="float" office:value="0.00451898841836735" calcext:value-type="float">
            <text:p>0.00451898841836735</text:p>
          </table:table-cell>
          <table:table-cell office:value-type="float" office:value="0.0052166517972973" calcext:value-type="float">
            <text:p>0.0052166517972973</text:p>
          </table:table-cell>
          <table:table-cell office:value-type="float" office:value="-51" calcext:value-type="float">
            <text:p>-51</text:p>
          </table:table-cell>
          <table:table-cell table:formula="of:=[.A41]*1000" office:value-type="float" office:value="4.51898841836735" calcext:value-type="float">
            <text:p>4.51898841836735</text:p>
          </table:table-cell>
          <table:table-cell table:formula="of:=[.B41]*1000" office:value-type="float" office:value="5.2166517972973" calcext:value-type="float">
            <text:p>5.2166517972973</text:p>
          </table:table-cell>
          <table:table-cell table:number-columns-repeated="4"/>
        </table:table-row>
        <table:table-row table:style-name="ro1">
          <table:table-cell office:value-type="float" office:value="0.00457544651020408" calcext:value-type="float">
            <text:p>0.00457544651020408</text:p>
          </table:table-cell>
          <table:table-cell office:value-type="float" office:value="0.00519574289189189" calcext:value-type="float">
            <text:p>0.00519574289189189</text:p>
          </table:table-cell>
          <table:table-cell office:value-type="float" office:value="-50" calcext:value-type="float">
            <text:p>-50</text:p>
          </table:table-cell>
          <table:table-cell table:formula="of:=[.A42]*1000" office:value-type="float" office:value="4.57544651020408" calcext:value-type="float">
            <text:p>4.57544651020408</text:p>
          </table:table-cell>
          <table:table-cell table:formula="of:=[.B42]*1000" office:value-type="float" office:value="5.19574289189189" calcext:value-type="float">
            <text:p>5.19574289189189</text:p>
          </table:table-cell>
          <table:table-cell table:number-columns-repeated="4"/>
        </table:table-row>
        <table:table-row table:style-name="ro1">
          <table:table-cell office:value-type="float" office:value="0.00463462505102041" calcext:value-type="float">
            <text:p>0.00463462505102041</text:p>
          </table:table-cell>
          <table:table-cell office:value-type="float" office:value="0.00511942189189189" calcext:value-type="float">
            <text:p>0.00511942189189189</text:p>
          </table:table-cell>
          <table:table-cell office:value-type="float" office:value="-49" calcext:value-type="float">
            <text:p>-49</text:p>
          </table:table-cell>
          <table:table-cell table:formula="of:=[.A43]*1000" office:value-type="float" office:value="4.63462505102041" calcext:value-type="float">
            <text:p>4.63462505102041</text:p>
          </table:table-cell>
          <table:table-cell table:formula="of:=[.B43]*1000" office:value-type="float" office:value="5.11942189189189" calcext:value-type="float">
            <text:p>5.11942189189189</text:p>
          </table:table-cell>
          <table:table-cell table:number-columns-repeated="4"/>
        </table:table-row>
        <table:table-row table:style-name="ro1">
          <table:table-cell office:value-type="float" office:value="0.00476692110204082" calcext:value-type="float">
            <text:p>0.00476692110204082</text:p>
          </table:table-cell>
          <table:table-cell office:value-type="float" office:value="0.00509864124324324" calcext:value-type="float">
            <text:p>0.00509864124324324</text:p>
          </table:table-cell>
          <table:table-cell office:value-type="float" office:value="-48" calcext:value-type="float">
            <text:p>-48</text:p>
          </table:table-cell>
          <table:table-cell table:formula="of:=[.A44]*1000" office:value-type="float" office:value="4.76692110204082" calcext:value-type="float">
            <text:p>4.76692110204082</text:p>
          </table:table-cell>
          <table:table-cell table:formula="of:=[.B44]*1000" office:value-type="float" office:value="5.09864124324324" calcext:value-type="float">
            <text:p>5.09864124324324</text:p>
          </table:table-cell>
          <table:table-cell table:number-columns-repeated="4"/>
        </table:table-row>
        <table:table-row table:style-name="ro1">
          <table:table-cell office:value-type="float" office:value="0.00471699112585034" calcext:value-type="float">
            <text:p>0.00471699112585034</text:p>
          </table:table-cell>
          <table:table-cell office:value-type="float" office:value="0.00486681617117117" calcext:value-type="float">
            <text:p>0.00486681617117117</text:p>
          </table:table-cell>
          <table:table-cell office:value-type="float" office:value="-47" calcext:value-type="float">
            <text:p>-47</text:p>
          </table:table-cell>
          <table:table-cell table:formula="of:=[.A45]*1000" office:value-type="float" office:value="4.71699112585034" calcext:value-type="float">
            <text:p>4.71699112585034</text:p>
          </table:table-cell>
          <table:table-cell table:formula="of:=[.B45]*1000" office:value-type="float" office:value="4.86681617117117" calcext:value-type="float">
            <text:p>4.86681617117117</text:p>
          </table:table-cell>
          <table:table-cell table:number-columns-repeated="4"/>
        </table:table-row>
        <table:table-row table:style-name="ro1">
          <table:table-cell office:value-type="float" office:value="0.00471850618707483" calcext:value-type="float">
            <text:p>0.00471850618707483</text:p>
          </table:table-cell>
          <table:table-cell office:value-type="float" office:value="0.00474862367117117" calcext:value-type="float">
            <text:p>0.00474862367117117</text:p>
          </table:table-cell>
          <table:table-cell office:value-type="float" office:value="-46" calcext:value-type="float">
            <text:p>-46</text:p>
          </table:table-cell>
          <table:table-cell table:formula="of:=[.A46]*1000" office:value-type="float" office:value="4.71850618707483" calcext:value-type="float">
            <text:p>4.71850618707483</text:p>
          </table:table-cell>
          <table:table-cell table:formula="of:=[.B46]*1000" office:value-type="float" office:value="4.74862367117117" calcext:value-type="float">
            <text:p>4.74862367117117</text:p>
          </table:table-cell>
          <table:table-cell table:number-columns-repeated="4"/>
        </table:table-row>
        <table:table-row table:style-name="ro1">
          <table:table-cell office:value-type="float" office:value="0.00483088217346939" calcext:value-type="float">
            <text:p>0.00483088217346939</text:p>
          </table:table-cell>
          <table:table-cell office:value-type="float" office:value="0.00483437098648648" calcext:value-type="float">
            <text:p>0.00483437098648648</text:p>
          </table:table-cell>
          <table:table-cell office:value-type="float" office:value="-45" calcext:value-type="float">
            <text:p>-45</text:p>
          </table:table-cell>
          <table:table-cell table:formula="of:=[.A47]*1000" office:value-type="float" office:value="4.83088217346939" calcext:value-type="float">
            <text:p>4.83088217346939</text:p>
          </table:table-cell>
          <table:table-cell table:formula="of:=[.B47]*1000" office:value-type="float" office:value="4.83437098648648" calcext:value-type="float">
            <text:p>4.83437098648648</text:p>
          </table:table-cell>
          <table:table-cell table:number-columns-repeated="4"/>
        </table:table-row>
        <table:table-row table:style-name="ro1">
          <table:table-cell office:value-type="float" office:value="0.0050517246122449" calcext:value-type="float">
            <text:p>0.0050517246122449</text:p>
          </table:table-cell>
          <table:table-cell office:value-type="float" office:value="0.00501870552702703" calcext:value-type="float">
            <text:p>0.00501870552702703</text:p>
          </table:table-cell>
          <table:table-cell office:value-type="float" office:value="-44" calcext:value-type="float">
            <text:p>-44</text:p>
          </table:table-cell>
          <table:table-cell table:formula="of:=[.A48]*1000" office:value-type="float" office:value="5.0517246122449" calcext:value-type="float">
            <text:p>5.0517246122449</text:p>
          </table:table-cell>
          <table:table-cell table:formula="of:=[.B48]*1000" office:value-type="float" office:value="5.01870552702703" calcext:value-type="float">
            <text:p>5.01870552702703</text:p>
          </table:table-cell>
          <table:table-cell table:number-columns-repeated="4"/>
        </table:table-row>
        <table:table-row table:style-name="ro1">
          <table:table-cell office:value-type="float" office:value="0.00503346265306122" calcext:value-type="float">
            <text:p>0.00503346265306122</text:p>
          </table:table-cell>
          <table:table-cell office:value-type="float" office:value="0.00492447031981982" calcext:value-type="float">
            <text:p>0.00492447031981982</text:p>
          </table:table-cell>
          <table:table-cell office:value-type="float" office:value="-43" calcext:value-type="float">
            <text:p>-43</text:p>
          </table:table-cell>
          <table:table-cell table:formula="of:=[.A49]*1000" office:value-type="float" office:value="5.03346265306122" calcext:value-type="float">
            <text:p>5.03346265306122</text:p>
          </table:table-cell>
          <table:table-cell table:formula="of:=[.B49]*1000" office:value-type="float" office:value="4.92447031981982" calcext:value-type="float">
            <text:p>4.92447031981982</text:p>
          </table:table-cell>
          <table:table-cell table:number-columns-repeated="4"/>
        </table:table-row>
        <table:table-row table:style-name="ro1">
          <table:table-cell office:value-type="float" office:value="0.00519171142857143" calcext:value-type="float">
            <text:p>0.00519171142857143</text:p>
          </table:table-cell>
          <table:table-cell office:value-type="float" office:value="0.00501664533333333" calcext:value-type="float">
            <text:p>0.00501664533333333</text:p>
          </table:table-cell>
          <table:table-cell office:value-type="float" office:value="-42" calcext:value-type="float">
            <text:p>-42</text:p>
          </table:table-cell>
          <table:table-cell table:formula="of:=[.A50]*1000" office:value-type="float" office:value="5.19171142857143" calcext:value-type="float">
            <text:p>5.19171142857143</text:p>
          </table:table-cell>
          <table:table-cell table:formula="of:=[.B50]*1000" office:value-type="float" office:value="5.01664533333333" calcext:value-type="float">
            <text:p>5.01664533333333</text:p>
          </table:table-cell>
          <table:table-cell table:number-columns-repeated="4"/>
        </table:table-row>
        <table:table-row table:style-name="ro1">
          <table:table-cell office:value-type="float" office:value="0.00524734576530612" calcext:value-type="float">
            <text:p>0.00524734576530612</text:p>
          </table:table-cell>
          <table:table-cell office:value-type="float" office:value="0.00511116244594595" calcext:value-type="float">
            <text:p>0.00511116244594595</text:p>
          </table:table-cell>
          <table:table-cell office:value-type="float" office:value="-41" calcext:value-type="float">
            <text:p>-41</text:p>
          </table:table-cell>
          <table:table-cell table:formula="of:=[.A51]*1000" office:value-type="float" office:value="5.24734576530612" calcext:value-type="float">
            <text:p>5.24734576530612</text:p>
          </table:table-cell>
          <table:table-cell table:formula="of:=[.B51]*1000" office:value-type="float" office:value="5.11116244594595" calcext:value-type="float">
            <text:p>5.11116244594595</text:p>
          </table:table-cell>
          <table:table-cell table:number-columns-repeated="4"/>
        </table:table-row>
        <table:table-row table:style-name="ro1">
          <table:table-cell office:value-type="float" office:value="0.00527604110204082" calcext:value-type="float">
            <text:p>0.00527604110204082</text:p>
          </table:table-cell>
          <table:table-cell office:value-type="float" office:value="0.00526578897297297" calcext:value-type="float">
            <text:p>0.00526578897297297</text:p>
          </table:table-cell>
          <table:table-cell office:value-type="float" office:value="-40" calcext:value-type="float">
            <text:p>-40</text:p>
          </table:table-cell>
          <table:table-cell table:formula="of:=[.A52]*1000" office:value-type="float" office:value="5.27604110204082" calcext:value-type="float">
            <text:p>5.27604110204082</text:p>
          </table:table-cell>
          <table:table-cell table:formula="of:=[.B52]*1000" office:value-type="float" office:value="5.26578897297297" calcext:value-type="float">
            <text:p>5.26578897297297</text:p>
          </table:table-cell>
          <table:table-cell table:number-columns-repeated="4"/>
        </table:table-row>
        <table:table-row table:style-name="ro1">
          <table:table-cell office:value-type="float" office:value="0.00525807173469388" calcext:value-type="float">
            <text:p>0.00525807173469388</text:p>
          </table:table-cell>
          <table:table-cell office:value-type="float" office:value="0.00526464598648649" calcext:value-type="float">
            <text:p>0.00526464598648649</text:p>
          </table:table-cell>
          <table:table-cell office:value-type="float" office:value="-39" calcext:value-type="float">
            <text:p>-39</text:p>
          </table:table-cell>
          <table:table-cell table:formula="of:=[.A53]*1000" office:value-type="float" office:value="5.25807173469388" calcext:value-type="float">
            <text:p>5.25807173469388</text:p>
          </table:table-cell>
          <table:table-cell table:formula="of:=[.B53]*1000" office:value-type="float" office:value="5.26464598648649" calcext:value-type="float">
            <text:p>5.26464598648649</text:p>
          </table:table-cell>
          <table:table-cell table:number-columns-repeated="4"/>
        </table:table-row>
        <table:table-row table:style-name="ro1">
          <table:table-cell office:value-type="float" office:value="0.00536778215306122" calcext:value-type="float">
            <text:p>0.00536778215306122</text:p>
          </table:table-cell>
          <table:table-cell office:value-type="float" office:value="0.00530985047297297" calcext:value-type="float">
            <text:p>0.00530985047297297</text:p>
          </table:table-cell>
          <table:table-cell office:value-type="float" office:value="-38" calcext:value-type="float">
            <text:p>-38</text:p>
          </table:table-cell>
          <table:table-cell table:formula="of:=[.A54]*1000" office:value-type="float" office:value="5.36778215306122" calcext:value-type="float">
            <text:p>5.36778215306122</text:p>
          </table:table-cell>
          <table:table-cell table:formula="of:=[.B54]*1000" office:value-type="float" office:value="5.30985047297297" calcext:value-type="float">
            <text:p>5.30985047297297</text:p>
          </table:table-cell>
          <table:table-cell table:number-columns-repeated="4"/>
        </table:table-row>
        <table:table-row table:style-name="ro1">
          <table:table-cell office:value-type="float" office:value="0.00543649147959184" calcext:value-type="float">
            <text:p>0.00543649147959184</text:p>
          </table:table-cell>
          <table:table-cell office:value-type="float" office:value="0.00542323610810811" calcext:value-type="float">
            <text:p>0.00542323610810811</text:p>
          </table:table-cell>
          <table:table-cell office:value-type="float" office:value="-37" calcext:value-type="float">
            <text:p>-37</text:p>
          </table:table-cell>
          <table:table-cell table:formula="of:=[.A55]*1000" office:value-type="float" office:value="5.43649147959184" calcext:value-type="float">
            <text:p>5.43649147959184</text:p>
          </table:table-cell>
          <table:table-cell table:formula="of:=[.B55]*1000" office:value-type="float" office:value="5.42323610810811" calcext:value-type="float">
            <text:p>5.42323610810811</text:p>
          </table:table-cell>
          <table:table-cell table:number-columns-repeated="4"/>
        </table:table-row>
        <table:table-row table:style-name="ro1">
          <table:table-cell office:value-type="float" office:value="0.00548855051020408" calcext:value-type="float">
            <text:p>0.00548855051020408</text:p>
          </table:table-cell>
          <table:table-cell office:value-type="float" office:value="0.00542200200450451" calcext:value-type="float">
            <text:p>0.00542200200450451</text:p>
          </table:table-cell>
          <table:table-cell office:value-type="float" office:value="-36" calcext:value-type="float">
            <text:p>-36</text:p>
          </table:table-cell>
          <table:table-cell table:formula="of:=[.A56]*1000" office:value-type="float" office:value="5.48855051020408" calcext:value-type="float">
            <text:p>5.48855051020408</text:p>
          </table:table-cell>
          <table:table-cell table:formula="of:=[.B56]*1000" office:value-type="float" office:value="5.42200200450451" calcext:value-type="float">
            <text:p>5.42200200450451</text:p>
          </table:table-cell>
          <table:table-cell table:number-columns-repeated="4"/>
        </table:table-row>
        <table:table-row table:style-name="ro1">
          <table:table-cell office:value-type="float" office:value="0.00547949930612245" calcext:value-type="float">
            <text:p>0.00547949930612245</text:p>
          </table:table-cell>
          <table:table-cell office:value-type="float" office:value="0.00547599588288288" calcext:value-type="float">
            <text:p>0.00547599588288288</text:p>
          </table:table-cell>
          <table:table-cell office:value-type="float" office:value="-35" calcext:value-type="float">
            <text:p>-35</text:p>
          </table:table-cell>
          <table:table-cell table:formula="of:=[.A57]*1000" office:value-type="float" office:value="5.47949930612245" calcext:value-type="float">
            <text:p>5.47949930612245</text:p>
          </table:table-cell>
          <table:table-cell table:formula="of:=[.B57]*1000" office:value-type="float" office:value="5.47599588288288" calcext:value-type="float">
            <text:p>5.47599588288288</text:p>
          </table:table-cell>
          <table:table-cell table:number-columns-repeated="4"/>
        </table:table-row>
        <table:table-row table:style-name="ro1">
          <table:table-cell office:value-type="float" office:value="0.00560833005782313" calcext:value-type="float">
            <text:p>0.00560833005782313</text:p>
          </table:table-cell>
          <table:table-cell office:value-type="float" office:value="0.00555711727027027" calcext:value-type="float">
            <text:p>0.00555711727027027</text:p>
          </table:table-cell>
          <table:table-cell office:value-type="float" office:value="-34" calcext:value-type="float">
            <text:p>-34</text:p>
          </table:table-cell>
          <table:table-cell table:formula="of:=[.A58]*1000" office:value-type="float" office:value="5.60833005782313" calcext:value-type="float">
            <text:p>5.60833005782313</text:p>
          </table:table-cell>
          <table:table-cell table:formula="of:=[.B58]*1000" office:value-type="float" office:value="5.55711727027027" calcext:value-type="float">
            <text:p>5.55711727027027</text:p>
          </table:table-cell>
          <table:table-cell table:number-columns-repeated="4"/>
        </table:table-row>
        <table:table-row table:style-name="ro1">
          <table:table-cell office:value-type="float" office:value="0.0057375881292517" calcext:value-type="float">
            <text:p>0.0057375881292517</text:p>
          </table:table-cell>
          <table:table-cell office:value-type="float" office:value="0.00552857705405405" calcext:value-type="float">
            <text:p>0.00552857705405405</text:p>
          </table:table-cell>
          <table:table-cell office:value-type="float" office:value="-33" calcext:value-type="float">
            <text:p>-33</text:p>
          </table:table-cell>
          <table:table-cell table:formula="of:=[.A59]*1000" office:value-type="float" office:value="5.7375881292517" calcext:value-type="float">
            <text:p>5.7375881292517</text:p>
          </table:table-cell>
          <table:table-cell table:formula="of:=[.B59]*1000" office:value-type="float" office:value="5.52857705405405" calcext:value-type="float">
            <text:p>5.52857705405405</text:p>
          </table:table-cell>
          <table:table-cell table:number-columns-repeated="4"/>
        </table:table-row>
        <table:table-row table:style-name="ro1">
          <table:table-cell office:value-type="float" office:value="0.0057365166122449" calcext:value-type="float">
            <text:p>0.0057365166122449</text:p>
          </table:table-cell>
          <table:table-cell office:value-type="float" office:value="0.0054860812972973" calcext:value-type="float">
            <text:p>0.0054860812972973</text:p>
          </table:table-cell>
          <table:table-cell office:value-type="float" office:value="-32" calcext:value-type="float">
            <text:p>-32</text:p>
          </table:table-cell>
          <table:table-cell table:formula="of:=[.A60]*1000" office:value-type="float" office:value="5.7365166122449" calcext:value-type="float">
            <text:p>5.7365166122449</text:p>
          </table:table-cell>
          <table:table-cell table:formula="of:=[.B60]*1000" office:value-type="float" office:value="5.4860812972973" calcext:value-type="float">
            <text:p>5.4860812972973</text:p>
          </table:table-cell>
          <table:table-cell table:number-columns-repeated="4"/>
        </table:table-row>
        <table:table-row table:style-name="ro1">
          <table:table-cell office:value-type="float" office:value="0.00577498247959183" calcext:value-type="float">
            <text:p>0.00577498247959183</text:p>
          </table:table-cell>
          <table:table-cell office:value-type="float" office:value="0.00550367454504505" calcext:value-type="float">
            <text:p>0.00550367454504505</text:p>
          </table:table-cell>
          <table:table-cell office:value-type="float" office:value="-31" calcext:value-type="float">
            <text:p>-31</text:p>
          </table:table-cell>
          <table:table-cell table:formula="of:=[.A61]*1000" office:value-type="float" office:value="5.77498247959183" calcext:value-type="float">
            <text:p>5.77498247959183</text:p>
          </table:table-cell>
          <table:table-cell table:formula="of:=[.B61]*1000" office:value-type="float" office:value="5.50367454504505" calcext:value-type="float">
            <text:p>5.50367454504505</text:p>
          </table:table-cell>
          <table:table-cell table:number-columns-repeated="4"/>
        </table:table-row>
        <table:table-row table:style-name="ro1">
          <table:table-cell office:value-type="float" office:value="0.00590547463265306" calcext:value-type="float">
            <text:p>0.00590547463265306</text:p>
          </table:table-cell>
          <table:table-cell office:value-type="float" office:value="0.00560731605855856" calcext:value-type="float">
            <text:p>0.00560731605855856</text:p>
          </table:table-cell>
          <table:table-cell office:value-type="float" office:value="-30" calcext:value-type="float">
            <text:p>-30</text:p>
          </table:table-cell>
          <table:table-cell table:formula="of:=[.A62]*1000" office:value-type="float" office:value="5.90547463265306" calcext:value-type="float">
            <text:p>5.90547463265306</text:p>
          </table:table-cell>
          <table:table-cell table:formula="of:=[.B62]*1000" office:value-type="float" office:value="5.60731605855856" calcext:value-type="float">
            <text:p>5.60731605855856</text:p>
          </table:table-cell>
          <table:table-cell table:number-columns-repeated="4"/>
        </table:table-row>
        <table:table-row table:style-name="ro1">
          <table:table-cell office:value-type="float" office:value="0.0059266278877551" calcext:value-type="float">
            <text:p>0.0059266278877551</text:p>
          </table:table-cell>
          <table:table-cell office:value-type="float" office:value="0.0055761277027027" calcext:value-type="float">
            <text:p>0.0055761277027027</text:p>
          </table:table-cell>
          <table:table-cell office:value-type="float" office:value="-29" calcext:value-type="float">
            <text:p>-29</text:p>
          </table:table-cell>
          <table:table-cell table:formula="of:=[.A63]*1000" office:value-type="float" office:value="5.9266278877551" calcext:value-type="float">
            <text:p>5.9266278877551</text:p>
          </table:table-cell>
          <table:table-cell table:formula="of:=[.B63]*1000" office:value-type="float" office:value="5.5761277027027" calcext:value-type="float">
            <text:p>5.5761277027027</text:p>
          </table:table-cell>
          <table:table-cell table:number-columns-repeated="4"/>
        </table:table-row>
        <table:table-row table:style-name="ro1">
          <table:table-cell office:value-type="float" office:value="0.00592754028571428" calcext:value-type="float">
            <text:p>0.00592754028571428</text:p>
          </table:table-cell>
          <table:table-cell office:value-type="float" office:value="0.00563448174324324" calcext:value-type="float">
            <text:p>0.00563448174324324</text:p>
          </table:table-cell>
          <table:table-cell office:value-type="float" office:value="-28" calcext:value-type="float">
            <text:p>-28</text:p>
          </table:table-cell>
          <table:table-cell table:formula="of:=[.A64]*1000" office:value-type="float" office:value="5.92754028571428" calcext:value-type="float">
            <text:p>5.92754028571428</text:p>
          </table:table-cell>
          <table:table-cell table:formula="of:=[.B64]*1000" office:value-type="float" office:value="5.63448174324324" calcext:value-type="float">
            <text:p>5.63448174324324</text:p>
          </table:table-cell>
          <table:table-cell table:number-columns-repeated="4"/>
        </table:table-row>
        <table:table-row table:style-name="ro1">
          <table:table-cell office:value-type="float" office:value="0.00609013725510204" calcext:value-type="float">
            <text:p>0.00609013725510204</text:p>
          </table:table-cell>
          <table:table-cell office:value-type="float" office:value="0.00582790813513514" calcext:value-type="float">
            <text:p>0.00582790813513514</text:p>
          </table:table-cell>
          <table:table-cell office:value-type="float" office:value="-27" calcext:value-type="float">
            <text:p>-27</text:p>
          </table:table-cell>
          <table:table-cell table:formula="of:=[.A65]*1000" office:value-type="float" office:value="6.09013725510204" calcext:value-type="float">
            <text:p>6.09013725510204</text:p>
          </table:table-cell>
          <table:table-cell table:formula="of:=[.B65]*1000" office:value-type="float" office:value="5.82790813513514" calcext:value-type="float">
            <text:p>5.82790813513514</text:p>
          </table:table-cell>
          <table:table-cell table:number-columns-repeated="4"/>
        </table:table-row>
        <table:table-row table:style-name="ro1">
          <table:table-cell office:value-type="float" office:value="0.0062500418367347" calcext:value-type="float">
            <text:p>0.0062500418367347</text:p>
          </table:table-cell>
          <table:table-cell office:value-type="float" office:value="0.00598575075675676" calcext:value-type="float">
            <text:p>0.00598575075675676</text:p>
          </table:table-cell>
          <table:table-cell office:value-type="float" office:value="-26" calcext:value-type="float">
            <text:p>-26</text:p>
          </table:table-cell>
          <table:table-cell table:formula="of:=[.A66]*1000" office:value-type="float" office:value="6.2500418367347" calcext:value-type="float">
            <text:p>6.2500418367347</text:p>
          </table:table-cell>
          <table:table-cell table:formula="of:=[.B66]*1000" office:value-type="float" office:value="5.98575075675676" calcext:value-type="float">
            <text:p>5.98575075675676</text:p>
          </table:table-cell>
          <table:table-cell table:number-columns-repeated="4"/>
        </table:table-row>
        <table:table-row table:style-name="ro1">
          <table:table-cell office:value-type="float" office:value="0.00631867221428572" calcext:value-type="float">
            <text:p>0.00631867221428572</text:p>
          </table:table-cell>
          <table:table-cell office:value-type="float" office:value="0.00603898328378379" calcext:value-type="float">
            <text:p>0.00603898328378379</text:p>
          </table:table-cell>
          <table:table-cell office:value-type="float" office:value="-25" calcext:value-type="float">
            <text:p>-25</text:p>
          </table:table-cell>
          <table:table-cell table:formula="of:=[.A67]*1000" office:value-type="float" office:value="6.31867221428572" calcext:value-type="float">
            <text:p>6.31867221428572</text:p>
          </table:table-cell>
          <table:table-cell table:formula="of:=[.B67]*1000" office:value-type="float" office:value="6.03898328378379" calcext:value-type="float">
            <text:p>6.03898328378379</text:p>
          </table:table-cell>
          <table:table-cell table:number-columns-repeated="4"/>
        </table:table-row>
        <table:table-row table:style-name="ro1">
          <table:table-cell office:value-type="float" office:value="0.0064571598367347" calcext:value-type="float">
            <text:p>0.0064571598367347</text:p>
          </table:table-cell>
          <table:table-cell office:value-type="float" office:value="0.00617288079729729" calcext:value-type="float">
            <text:p>0.00617288079729729</text:p>
          </table:table-cell>
          <table:table-cell office:value-type="float" office:value="-24" calcext:value-type="float">
            <text:p>-24</text:p>
          </table:table-cell>
          <table:table-cell table:formula="of:=[.A68]*1000" office:value-type="float" office:value="6.4571598367347" calcext:value-type="float">
            <text:p>6.4571598367347</text:p>
          </table:table-cell>
          <table:table-cell table:formula="of:=[.B68]*1000" office:value-type="float" office:value="6.17288079729729" calcext:value-type="float">
            <text:p>6.17288079729729</text:p>
          </table:table-cell>
          <table:table-cell table:number-columns-repeated="4"/>
        </table:table-row>
        <table:table-row table:style-name="ro1">
          <table:table-cell office:value-type="float" office:value="0.00649657649319728" calcext:value-type="float">
            <text:p>0.00649657649319728</text:p>
          </table:table-cell>
          <table:table-cell office:value-type="float" office:value="0.00631954231081081" calcext:value-type="float">
            <text:p>0.00631954231081081</text:p>
          </table:table-cell>
          <table:table-cell office:value-type="float" office:value="-23" calcext:value-type="float">
            <text:p>-23</text:p>
          </table:table-cell>
          <table:table-cell table:formula="of:=[.A69]*1000" office:value-type="float" office:value="6.49657649319728" calcext:value-type="float">
            <text:p>6.49657649319728</text:p>
          </table:table-cell>
          <table:table-cell table:formula="of:=[.B69]*1000" office:value-type="float" office:value="6.31954231081081" calcext:value-type="float">
            <text:p>6.31954231081081</text:p>
          </table:table-cell>
          <table:table-cell table:number-columns-repeated="4"/>
        </table:table-row>
        <table:table-row table:style-name="ro1">
          <table:table-cell office:value-type="float" office:value="0.00655253586054422" calcext:value-type="float">
            <text:p>0.00655253586054422</text:p>
          </table:table-cell>
          <table:table-cell office:value-type="float" office:value="0.00636558539189189" calcext:value-type="float">
            <text:p>0.00636558539189189</text:p>
          </table:table-cell>
          <table:table-cell office:value-type="float" office:value="-22" calcext:value-type="float">
            <text:p>-22</text:p>
          </table:table-cell>
          <table:table-cell table:formula="of:=[.A70]*1000" office:value-type="float" office:value="6.55253586054422" calcext:value-type="float">
            <text:p>6.55253586054422</text:p>
          </table:table-cell>
          <table:table-cell table:formula="of:=[.B70]*1000" office:value-type="float" office:value="6.36558539189189" calcext:value-type="float">
            <text:p>6.36558539189189</text:p>
          </table:table-cell>
          <table:table-cell table:number-columns-repeated="4"/>
        </table:table-row>
        <table:table-row table:style-name="ro1">
          <table:table-cell office:value-type="float" office:value="0.0066622456632653" calcext:value-type="float">
            <text:p>0.0066622456632653</text:p>
          </table:table-cell>
          <table:table-cell office:value-type="float" office:value="0.00647265462162162" calcext:value-type="float">
            <text:p>0.00647265462162162</text:p>
          </table:table-cell>
          <table:table-cell office:value-type="float" office:value="-21" calcext:value-type="float">
            <text:p>-21</text:p>
          </table:table-cell>
          <table:table-cell table:formula="of:=[.A71]*1000" office:value-type="float" office:value="6.6622456632653" calcext:value-type="float">
            <text:p>6.6622456632653</text:p>
          </table:table-cell>
          <table:table-cell table:formula="of:=[.B71]*1000" office:value-type="float" office:value="6.47265462162162" calcext:value-type="float">
            <text:p>6.47265462162162</text:p>
          </table:table-cell>
          <table:table-cell table:number-columns-repeated="4"/>
        </table:table-row>
        <table:table-row table:style-name="ro1">
          <table:table-cell office:value-type="float" office:value="0.00670647817346938" calcext:value-type="float">
            <text:p>0.00670647817346938</text:p>
          </table:table-cell>
          <table:table-cell office:value-type="float" office:value="0.00646172833783784" calcext:value-type="float">
            <text:p>0.00646172833783784</text:p>
          </table:table-cell>
          <table:table-cell office:value-type="float" office:value="-20" calcext:value-type="float">
            <text:p>-20</text:p>
          </table:table-cell>
          <table:table-cell table:formula="of:=[.A72]*1000" office:value-type="float" office:value="6.70647817346938" calcext:value-type="float">
            <text:p>6.70647817346938</text:p>
          </table:table-cell>
          <table:table-cell table:formula="of:=[.B72]*1000" office:value-type="float" office:value="6.46172833783784" calcext:value-type="float">
            <text:p>6.46172833783784</text:p>
          </table:table-cell>
          <table:table-cell table:number-columns-repeated="4"/>
        </table:table-row>
        <table:table-row table:style-name="ro1">
          <table:table-cell office:value-type="float" office:value="0.006738051" calcext:value-type="float">
            <text:p>0.006738051</text:p>
          </table:table-cell>
          <table:table-cell office:value-type="float" office:value="0.00659131330630631" calcext:value-type="float">
            <text:p>0.00659131330630631</text:p>
          </table:table-cell>
          <table:table-cell office:value-type="float" office:value="-19" calcext:value-type="float">
            <text:p>-19</text:p>
          </table:table-cell>
          <table:table-cell table:formula="of:=[.A73]*1000" office:value-type="float" office:value="6.738051" calcext:value-type="float">
            <text:p>6.738051</text:p>
          </table:table-cell>
          <table:table-cell table:formula="of:=[.B73]*1000" office:value-type="float" office:value="6.59131330630631" calcext:value-type="float">
            <text:p>6.59131330630631</text:p>
          </table:table-cell>
          <table:table-cell table:number-columns-repeated="4"/>
        </table:table-row>
        <table:table-row table:style-name="ro1">
          <table:table-cell office:value-type="float" office:value="0.00685179829591837" calcext:value-type="float">
            <text:p>0.00685179829591837</text:p>
          </table:table-cell>
          <table:table-cell office:value-type="float" office:value="0.0065134289954955" calcext:value-type="float">
            <text:p>0.0065134289954955</text:p>
          </table:table-cell>
          <table:table-cell office:value-type="float" office:value="-18" calcext:value-type="float">
            <text:p>-18</text:p>
          </table:table-cell>
          <table:table-cell table:formula="of:=[.A74]*1000" office:value-type="float" office:value="6.85179829591837" calcext:value-type="float">
            <text:p>6.85179829591837</text:p>
          </table:table-cell>
          <table:table-cell table:formula="of:=[.B74]*1000" office:value-type="float" office:value="6.5134289954955" calcext:value-type="float">
            <text:p>6.5134289954955</text:p>
          </table:table-cell>
          <table:table-cell table:number-columns-repeated="4"/>
        </table:table-row>
        <table:table-row table:style-name="ro1">
          <table:table-cell office:value-type="float" office:value="0.00705642019387755" calcext:value-type="float">
            <text:p>0.00705642019387755</text:p>
          </table:table-cell>
          <table:table-cell office:value-type="float" office:value="0.00658454585585586" calcext:value-type="float">
            <text:p>0.00658454585585586</text:p>
          </table:table-cell>
          <table:table-cell office:value-type="float" office:value="-17" calcext:value-type="float">
            <text:p>-17</text:p>
          </table:table-cell>
          <table:table-cell table:formula="of:=[.A75]*1000" office:value-type="float" office:value="7.05642019387755" calcext:value-type="float">
            <text:p>7.05642019387755</text:p>
          </table:table-cell>
          <table:table-cell table:formula="of:=[.B75]*1000" office:value-type="float" office:value="6.58454585585586" calcext:value-type="float">
            <text:p>6.58454585585586</text:p>
          </table:table-cell>
          <table:table-cell table:number-columns-repeated="4"/>
        </table:table-row>
        <table:table-row table:style-name="ro1">
          <table:table-cell office:value-type="float" office:value="0.00698838374489796" calcext:value-type="float">
            <text:p>0.00698838374489796</text:p>
          </table:table-cell>
          <table:table-cell office:value-type="float" office:value="0.00645835879279279" calcext:value-type="float">
            <text:p>0.00645835879279279</text:p>
          </table:table-cell>
          <table:table-cell office:value-type="float" office:value="-16" calcext:value-type="float">
            <text:p>-16</text:p>
          </table:table-cell>
          <table:table-cell table:formula="of:=[.A76]*1000" office:value-type="float" office:value="6.98838374489796" calcext:value-type="float">
            <text:p>6.98838374489796</text:p>
          </table:table-cell>
          <table:table-cell table:formula="of:=[.B76]*1000" office:value-type="float" office:value="6.45835879279279" calcext:value-type="float">
            <text:p>6.45835879279279</text:p>
          </table:table-cell>
          <table:table-cell table:number-columns-repeated="4"/>
        </table:table-row>
        <table:table-row table:style-name="ro1">
          <table:table-cell office:value-type="float" office:value="0.00713206484693877" calcext:value-type="float">
            <text:p>0.00713206484693877</text:p>
          </table:table-cell>
          <table:table-cell office:value-type="float" office:value="0.00644587377927928" calcext:value-type="float">
            <text:p>0.00644587377927928</text:p>
          </table:table-cell>
          <table:table-cell office:value-type="float" office:value="-15" calcext:value-type="float">
            <text:p>-15</text:p>
          </table:table-cell>
          <table:table-cell table:formula="of:=[.A77]*1000" office:value-type="float" office:value="7.13206484693877" calcext:value-type="float">
            <text:p>7.13206484693877</text:p>
          </table:table-cell>
          <table:table-cell table:formula="of:=[.B77]*1000" office:value-type="float" office:value="6.44587377927928" calcext:value-type="float">
            <text:p>6.44587377927928</text:p>
          </table:table-cell>
          <table:table-cell table:number-columns-repeated="4"/>
        </table:table-row>
        <table:table-row table:style-name="ro1">
          <table:table-cell office:value-type="float" office:value="0.00707762064285714" calcext:value-type="float">
            <text:p>0.00707762064285714</text:p>
          </table:table-cell>
          <table:table-cell office:value-type="float" office:value="0.00654699546846847" calcext:value-type="float">
            <text:p>0.00654699546846847</text:p>
          </table:table-cell>
          <table:table-cell office:value-type="float" office:value="-14" calcext:value-type="float">
            <text:p>-14</text:p>
          </table:table-cell>
          <table:table-cell table:formula="of:=[.A78]*1000" office:value-type="float" office:value="7.07762064285714" calcext:value-type="float">
            <text:p>7.07762064285714</text:p>
          </table:table-cell>
          <table:table-cell table:formula="of:=[.B78]*1000" office:value-type="float" office:value="6.54699546846847" calcext:value-type="float">
            <text:p>6.54699546846847</text:p>
          </table:table-cell>
          <table:table-cell table:number-columns-repeated="4"/>
        </table:table-row>
        <table:table-row table:style-name="ro1">
          <table:table-cell office:value-type="float" office:value="0.00729430807142857" calcext:value-type="float">
            <text:p>0.00729430807142857</text:p>
          </table:table-cell>
          <table:table-cell office:value-type="float" office:value="0.00666534472522523" calcext:value-type="float">
            <text:p>0.00666534472522523</text:p>
          </table:table-cell>
          <table:table-cell office:value-type="float" office:value="-13" calcext:value-type="float">
            <text:p>-13</text:p>
          </table:table-cell>
          <table:table-cell table:formula="of:=[.A79]*1000" office:value-type="float" office:value="7.29430807142857" calcext:value-type="float">
            <text:p>7.29430807142857</text:p>
          </table:table-cell>
          <table:table-cell table:formula="of:=[.B79]*1000" office:value-type="float" office:value="6.66534472522523" calcext:value-type="float">
            <text:p>6.66534472522523</text:p>
          </table:table-cell>
          <table:table-cell table:number-columns-repeated="4"/>
        </table:table-row>
        <table:table-row table:style-name="ro1">
          <table:table-cell office:value-type="float" office:value="0.00746396755102041" calcext:value-type="float">
            <text:p>0.00746396755102041</text:p>
          </table:table-cell>
          <table:table-cell office:value-type="float" office:value="0.00666488921171171" calcext:value-type="float">
            <text:p>0.00666488921171171</text:p>
          </table:table-cell>
          <table:table-cell office:value-type="float" office:value="-12" calcext:value-type="float">
            <text:p>-12</text:p>
          </table:table-cell>
          <table:table-cell table:formula="of:=[.A80]*1000" office:value-type="float" office:value="7.46396755102041" calcext:value-type="float">
            <text:p>7.46396755102041</text:p>
          </table:table-cell>
          <table:table-cell table:formula="of:=[.B80]*1000" office:value-type="float" office:value="6.66488921171171" calcext:value-type="float">
            <text:p>6.66488921171171</text:p>
          </table:table-cell>
          <table:table-cell table:number-columns-repeated="4"/>
        </table:table-row>
        <table:table-row table:style-name="ro1">
          <table:table-cell office:value-type="float" office:value="0.00757567435034013" calcext:value-type="float">
            <text:p>0.00757567435034013</text:p>
          </table:table-cell>
          <table:table-cell office:value-type="float" office:value="0.00676369389189189" calcext:value-type="float">
            <text:p>0.00676369389189189</text:p>
          </table:table-cell>
          <table:table-cell office:value-type="float" office:value="-11" calcext:value-type="float">
            <text:p>-11</text:p>
          </table:table-cell>
          <table:table-cell table:formula="of:=[.A81]*1000" office:value-type="float" office:value="7.57567435034013" calcext:value-type="float">
            <text:p>7.57567435034013</text:p>
          </table:table-cell>
          <table:table-cell table:formula="of:=[.B81]*1000" office:value-type="float" office:value="6.76369389189189" calcext:value-type="float">
            <text:p>6.76369389189189</text:p>
          </table:table-cell>
          <table:table-cell table:number-columns-repeated="4"/>
        </table:table-row>
        <table:table-row table:style-name="ro1">
          <table:table-cell office:value-type="float" office:value="0.00775583176870749" calcext:value-type="float">
            <text:p>0.00775583176870749</text:p>
          </table:table-cell>
          <table:table-cell office:value-type="float" office:value="0.0068108693963964" calcext:value-type="float">
            <text:p>0.0068108693963964</text:p>
          </table:table-cell>
          <table:table-cell office:value-type="float" office:value="-10" calcext:value-type="float">
            <text:p>-10</text:p>
          </table:table-cell>
          <table:table-cell table:formula="of:=[.A82]*1000" office:value-type="float" office:value="7.75583176870749" calcext:value-type="float">
            <text:p>7.75583176870749</text:p>
          </table:table-cell>
          <table:table-cell table:formula="of:=[.B82]*1000" office:value-type="float" office:value="6.8108693963964" calcext:value-type="float">
            <text:p>6.8108693963964</text:p>
          </table:table-cell>
          <table:table-cell table:number-columns-repeated="4"/>
        </table:table-row>
        <table:table-row table:style-name="ro1">
          <table:table-cell office:value-type="float" office:value="0.00783880010204082" calcext:value-type="float">
            <text:p>0.00783880010204082</text:p>
          </table:table-cell>
          <table:table-cell office:value-type="float" office:value="0.00692098404504504" calcext:value-type="float">
            <text:p>0.00692098404504504</text:p>
          </table:table-cell>
          <table:table-cell office:value-type="float" office:value="-9" calcext:value-type="float">
            <text:p>-9</text:p>
          </table:table-cell>
          <table:table-cell table:formula="of:=[.A83]*1000" office:value-type="float" office:value="7.83880010204082" calcext:value-type="float">
            <text:p>7.83880010204082</text:p>
          </table:table-cell>
          <table:table-cell table:formula="of:=[.B83]*1000" office:value-type="float" office:value="6.92098404504504" calcext:value-type="float">
            <text:p>6.92098404504504</text:p>
          </table:table-cell>
          <table:table-cell table:number-columns-repeated="4"/>
        </table:table-row>
        <table:table-row table:style-name="ro1">
          <table:table-cell office:value-type="float" office:value="0.00799578619387755" calcext:value-type="float">
            <text:p>0.00799578619387755</text:p>
          </table:table-cell>
          <table:table-cell office:value-type="float" office:value="0.00698589318918919" calcext:value-type="float">
            <text:p>0.00698589318918919</text:p>
          </table:table-cell>
          <table:table-cell office:value-type="float" office:value="-8" calcext:value-type="float">
            <text:p>-8</text:p>
          </table:table-cell>
          <table:table-cell table:formula="of:=[.A84]*1000" office:value-type="float" office:value="7.99578619387755" calcext:value-type="float">
            <text:p>7.99578619387755</text:p>
          </table:table-cell>
          <table:table-cell table:formula="of:=[.B84]*1000" office:value-type="float" office:value="6.98589318918919" calcext:value-type="float">
            <text:p>6.98589318918919</text:p>
          </table:table-cell>
          <table:table-cell table:number-columns-repeated="4"/>
        </table:table-row>
        <table:table-row table:style-name="ro1">
          <table:table-cell office:value-type="float" office:value="0.00805384269387755" calcext:value-type="float">
            <text:p>0.00805384269387755</text:p>
          </table:table-cell>
          <table:table-cell office:value-type="float" office:value="0.0070112328918919" calcext:value-type="float">
            <text:p>0.0070112328918919</text:p>
          </table:table-cell>
          <table:table-cell office:value-type="float" office:value="-7" calcext:value-type="float">
            <text:p>-7</text:p>
          </table:table-cell>
          <table:table-cell table:formula="of:=[.A85]*1000" office:value-type="float" office:value="8.05384269387755" calcext:value-type="float">
            <text:p>8.05384269387755</text:p>
          </table:table-cell>
          <table:table-cell table:formula="of:=[.B85]*1000" office:value-type="float" office:value="7.0112328918919" calcext:value-type="float">
            <text:p>7.0112328918919</text:p>
          </table:table-cell>
          <table:table-cell table:number-columns-repeated="4"/>
        </table:table-row>
        <table:table-row table:style-name="ro1">
          <table:table-cell office:value-type="float" office:value="0.00800912918367347" calcext:value-type="float">
            <text:p>0.00800912918367347</text:p>
          </table:table-cell>
          <table:table-cell office:value-type="float" office:value="0.00696076414864865" calcext:value-type="float">
            <text:p>0.00696076414864865</text:p>
          </table:table-cell>
          <table:table-cell office:value-type="float" office:value="-6" calcext:value-type="float">
            <text:p>-6</text:p>
          </table:table-cell>
          <table:table-cell table:formula="of:=[.A86]*1000" office:value-type="float" office:value="8.00912918367347" calcext:value-type="float">
            <text:p>8.00912918367347</text:p>
          </table:table-cell>
          <table:table-cell table:formula="of:=[.B86]*1000" office:value-type="float" office:value="6.96076414864865" calcext:value-type="float">
            <text:p>6.96076414864865</text:p>
          </table:table-cell>
          <table:table-cell table:number-columns-repeated="4"/>
        </table:table-row>
        <table:table-row table:style-name="ro1">
          <table:table-cell office:value-type="float" office:value="0.00784286147278911" calcext:value-type="float">
            <text:p>0.00784286147278911</text:p>
          </table:table-cell>
          <table:table-cell office:value-type="float" office:value="0.00686825168918919" calcext:value-type="float">
            <text:p>0.00686825168918919</text:p>
          </table:table-cell>
          <table:table-cell office:value-type="float" office:value="-5" calcext:value-type="float">
            <text:p>-5</text:p>
          </table:table-cell>
          <table:table-cell table:formula="of:=[.A87]*1000" office:value-type="float" office:value="7.84286147278911" calcext:value-type="float">
            <text:p>7.84286147278911</text:p>
          </table:table-cell>
          <table:table-cell table:formula="of:=[.B87]*1000" office:value-type="float" office:value="6.86825168918919" calcext:value-type="float">
            <text:p>6.86825168918919</text:p>
          </table:table-cell>
          <table:table-cell table:number-columns-repeated="4"/>
        </table:table-row>
        <table:table-row table:style-name="ro1">
          <table:table-cell office:value-type="float" office:value="0.00768654452380952" calcext:value-type="float">
            <text:p>0.00768654452380952</text:p>
          </table:table-cell>
          <table:table-cell office:value-type="float" office:value="0.00667472741891892" calcext:value-type="float">
            <text:p>0.00667472741891892</text:p>
          </table:table-cell>
          <table:table-cell office:value-type="float" office:value="-4" calcext:value-type="float">
            <text:p>-4</text:p>
          </table:table-cell>
          <table:table-cell table:formula="of:=[.A88]*1000" office:value-type="float" office:value="7.68654452380952" calcext:value-type="float">
            <text:p>7.68654452380952</text:p>
          </table:table-cell>
          <table:table-cell table:formula="of:=[.B88]*1000" office:value-type="float" office:value="6.67472741891892" calcext:value-type="float">
            <text:p>6.67472741891892</text:p>
          </table:table-cell>
          <table:table-cell table:number-columns-repeated="4"/>
        </table:table-row>
        <table:table-row table:style-name="ro1">
          <table:table-cell office:value-type="float" office:value="0.00776445746938775" calcext:value-type="float">
            <text:p>0.00776445746938775</text:p>
          </table:table-cell>
          <table:table-cell office:value-type="float" office:value="0.00661072815315315" calcext:value-type="float">
            <text:p>0.00661072815315315</text:p>
          </table:table-cell>
          <table:table-cell office:value-type="float" office:value="-3" calcext:value-type="float">
            <text:p>-3</text:p>
          </table:table-cell>
          <table:table-cell table:formula="of:=[.A89]*1000" office:value-type="float" office:value="7.76445746938775" calcext:value-type="float">
            <text:p>7.76445746938775</text:p>
          </table:table-cell>
          <table:table-cell table:formula="of:=[.B89]*1000" office:value-type="float" office:value="6.61072815315315" calcext:value-type="float">
            <text:p>6.61072815315315</text:p>
          </table:table-cell>
          <table:table-cell table:number-columns-repeated="4"/>
        </table:table-row>
        <table:table-row table:style-name="ro1">
          <table:table-cell office:value-type="float" office:value="0.00782738060204081" calcext:value-type="float">
            <text:p>0.00782738060204081</text:p>
          </table:table-cell>
          <table:table-cell office:value-type="float" office:value="0.00669958668018018" calcext:value-type="float">
            <text:p>0.00669958668018018</text:p>
          </table:table-cell>
          <table:table-cell office:value-type="float" office:value="-2" calcext:value-type="float">
            <text:p>-2</text:p>
          </table:table-cell>
          <table:table-cell table:formula="of:=[.A90]*1000" office:value-type="float" office:value="7.82738060204081" calcext:value-type="float">
            <text:p>7.82738060204081</text:p>
          </table:table-cell>
          <table:table-cell table:formula="of:=[.B90]*1000" office:value-type="float" office:value="6.69958668018018" calcext:value-type="float">
            <text:p>6.69958668018018</text:p>
          </table:table-cell>
          <table:table-cell table:number-columns-repeated="4"/>
        </table:table-row>
        <table:table-row table:style-name="ro1">
          <table:table-cell office:value-type="float" office:value="0.00766760473469388" calcext:value-type="float">
            <text:p>0.00766760473469388</text:p>
          </table:table-cell>
          <table:table-cell office:value-type="float" office:value="0.00659635363063063" calcext:value-type="float">
            <text:p>0.00659635363063063</text:p>
          </table:table-cell>
          <table:table-cell office:value-type="float" office:value="-1" calcext:value-type="float">
            <text:p>-1</text:p>
          </table:table-cell>
          <table:table-cell table:formula="of:=[.A91]*1000" office:value-type="float" office:value="7.66760473469388" calcext:value-type="float">
            <text:p>7.66760473469388</text:p>
          </table:table-cell>
          <table:table-cell table:formula="of:=[.B91]*1000" office:value-type="float" office:value="6.59635363063063" calcext:value-type="float">
            <text:p>6.59635363063063</text:p>
          </table:table-cell>
          <table:table-cell table:number-columns-repeated="4"/>
        </table:table-row>
        <table:table-row table:style-name="ro1">
          <table:table-cell office:value-type="float" office:value="0.00756420549659864" calcext:value-type="float">
            <text:p>0.00756420549659864</text:p>
          </table:table-cell>
          <table:table-cell office:value-type="float" office:value="0.00655137915315315" calcext:value-type="float">
            <text:p>0.00655137915315315</text:p>
          </table:table-cell>
          <table:table-cell office:value-type="float" office:value="0" calcext:value-type="float">
            <text:p>0</text:p>
          </table:table-cell>
          <table:table-cell table:formula="of:=[.A92]*1000" office:value-type="float" office:value="7.56420549659864" calcext:value-type="float">
            <text:p>7.56420549659864</text:p>
          </table:table-cell>
          <table:table-cell table:formula="of:=[.B92]*1000" office:value-type="float" office:value="6.55137915315315" calcext:value-type="float">
            <text:p>6.55137915315315</text:p>
          </table:table-cell>
          <table:table-cell table:number-columns-repeated="4"/>
        </table:table-row>
        <table:table-row table:style-name="ro1">
          <table:table-cell office:value-type="float" office:value="0.00766530295578231" calcext:value-type="float">
            <text:p>0.00766530295578231</text:p>
          </table:table-cell>
          <table:table-cell office:value-type="float" office:value="0.00696417645045045" calcext:value-type="float">
            <text:p>0.00696417645045045</text:p>
          </table:table-cell>
          <table:table-cell office:value-type="float" office:value="1" calcext:value-type="float">
            <text:p>1</text:p>
          </table:table-cell>
          <table:table-cell table:formula="of:=[.A93]*1000" office:value-type="float" office:value="7.66530295578231" calcext:value-type="float">
            <text:p>7.66530295578231</text:p>
          </table:table-cell>
          <table:table-cell table:formula="of:=[.B93]*1000" office:value-type="float" office:value="6.96417645045045" calcext:value-type="float">
            <text:p>6.96417645045045</text:p>
          </table:table-cell>
          <table:table-cell table:number-columns-repeated="4"/>
        </table:table-row>
        <table:table-row table:style-name="ro1">
          <table:table-cell office:value-type="float" office:value="0.00768839123469388" calcext:value-type="float">
            <text:p>0.00768839123469388</text:p>
          </table:table-cell>
          <table:table-cell office:value-type="float" office:value="0.00694538871621622" calcext:value-type="float">
            <text:p>0.00694538871621622</text:p>
          </table:table-cell>
          <table:table-cell office:value-type="float" office:value="2" calcext:value-type="float">
            <text:p>2</text:p>
          </table:table-cell>
          <table:table-cell table:formula="of:=[.A94]*1000" office:value-type="float" office:value="7.68839123469388" calcext:value-type="float">
            <text:p>7.68839123469388</text:p>
          </table:table-cell>
          <table:table-cell table:formula="of:=[.B94]*1000" office:value-type="float" office:value="6.94538871621622" calcext:value-type="float">
            <text:p>6.94538871621622</text:p>
          </table:table-cell>
          <table:table-cell table:number-columns-repeated="4"/>
        </table:table-row>
        <table:table-row table:style-name="ro1">
          <table:table-cell office:value-type="float" office:value="0.00756401424489796" calcext:value-type="float">
            <text:p>0.00756401424489796</text:p>
          </table:table-cell>
          <table:table-cell office:value-type="float" office:value="0.00670702805405406" calcext:value-type="float">
            <text:p>0.00670702805405406</text:p>
          </table:table-cell>
          <table:table-cell office:value-type="float" office:value="3" calcext:value-type="float">
            <text:p>3</text:p>
          </table:table-cell>
          <table:table-cell table:formula="of:=[.A95]*1000" office:value-type="float" office:value="7.56401424489796" calcext:value-type="float">
            <text:p>7.56401424489796</text:p>
          </table:table-cell>
          <table:table-cell table:formula="of:=[.B95]*1000" office:value-type="float" office:value="6.70702805405406" calcext:value-type="float">
            <text:p>6.70702805405406</text:p>
          </table:table-cell>
          <table:table-cell table:number-columns-repeated="4"/>
        </table:table-row>
        <table:table-row table:style-name="ro1">
          <table:table-cell office:value-type="float" office:value="0.00763811640816326" calcext:value-type="float">
            <text:p>0.00763811640816326</text:p>
          </table:table-cell>
          <table:table-cell office:value-type="float" office:value="0.0067770994054054" calcext:value-type="float">
            <text:p>0.0067770994054054</text:p>
          </table:table-cell>
          <table:table-cell office:value-type="float" office:value="4" calcext:value-type="float">
            <text:p>4</text:p>
          </table:table-cell>
          <table:table-cell table:formula="of:=[.A96]*1000" office:value-type="float" office:value="7.63811640816326" calcext:value-type="float">
            <text:p>7.63811640816326</text:p>
          </table:table-cell>
          <table:table-cell table:formula="of:=[.B96]*1000" office:value-type="float" office:value="6.7770994054054" calcext:value-type="float">
            <text:p>6.7770994054054</text:p>
          </table:table-cell>
          <table:table-cell table:number-columns-repeated="4"/>
        </table:table-row>
        <table:table-row table:style-name="ro1">
          <table:table-cell office:value-type="float" office:value="0.00770484408503402" calcext:value-type="float">
            <text:p>0.00770484408503402</text:p>
          </table:table-cell>
          <table:table-cell office:value-type="float" office:value="0.00676445052702703" calcext:value-type="float">
            <text:p>0.00676445052702703</text:p>
          </table:table-cell>
          <table:table-cell office:value-type="float" office:value="5" calcext:value-type="float">
            <text:p>5</text:p>
          </table:table-cell>
          <table:table-cell table:formula="of:=[.A97]*1000" office:value-type="float" office:value="7.70484408503402" calcext:value-type="float">
            <text:p>7.70484408503402</text:p>
          </table:table-cell>
          <table:table-cell table:formula="of:=[.B97]*1000" office:value-type="float" office:value="6.76445052702703" calcext:value-type="float">
            <text:p>6.76445052702703</text:p>
          </table:table-cell>
          <table:table-cell table:number-columns-repeated="4"/>
        </table:table-row>
        <table:table-row table:style-name="ro1">
          <table:table-cell office:value-type="float" office:value="0.00772564140136054" calcext:value-type="float">
            <text:p>0.00772564140136054</text:p>
          </table:table-cell>
          <table:table-cell office:value-type="float" office:value="0.00675311133783784" calcext:value-type="float">
            <text:p>0.00675311133783784</text:p>
          </table:table-cell>
          <table:table-cell office:value-type="float" office:value="6" calcext:value-type="float">
            <text:p>6</text:p>
          </table:table-cell>
          <table:table-cell table:formula="of:=[.A98]*1000" office:value-type="float" office:value="7.72564140136054" calcext:value-type="float">
            <text:p>7.72564140136054</text:p>
          </table:table-cell>
          <table:table-cell table:formula="of:=[.B98]*1000" office:value-type="float" office:value="6.75311133783784" calcext:value-type="float">
            <text:p>6.75311133783784</text:p>
          </table:table-cell>
          <table:table-cell table:number-columns-repeated="4"/>
        </table:table-row>
        <table:table-row table:style-name="ro1">
          <table:table-cell office:value-type="float" office:value="0.00775000818367347" calcext:value-type="float">
            <text:p>0.00775000818367347</text:p>
          </table:table-cell>
          <table:table-cell office:value-type="float" office:value="0.0068591629054054" calcext:value-type="float">
            <text:p>0.0068591629054054</text:p>
          </table:table-cell>
          <table:table-cell office:value-type="float" office:value="7" calcext:value-type="float">
            <text:p>7</text:p>
          </table:table-cell>
          <table:table-cell table:formula="of:=[.A99]*1000" office:value-type="float" office:value="7.75000818367347" calcext:value-type="float">
            <text:p>7.75000818367347</text:p>
          </table:table-cell>
          <table:table-cell table:formula="of:=[.B99]*1000" office:value-type="float" office:value="6.8591629054054" calcext:value-type="float">
            <text:p>6.8591629054054</text:p>
          </table:table-cell>
          <table:table-cell table:number-columns-repeated="4"/>
        </table:table-row>
        <table:table-row table:style-name="ro1">
          <table:table-cell office:value-type="float" office:value="0.00764276368367347" calcext:value-type="float">
            <text:p>0.00764276368367347</text:p>
          </table:table-cell>
          <table:table-cell office:value-type="float" office:value="0.00694789327027027" calcext:value-type="float">
            <text:p>0.00694789327027027</text:p>
          </table:table-cell>
          <table:table-cell office:value-type="float" office:value="8" calcext:value-type="float">
            <text:p>8</text:p>
          </table:table-cell>
          <table:table-cell table:formula="of:=[.A100]*1000" office:value-type="float" office:value="7.64276368367347" calcext:value-type="float">
            <text:p>7.64276368367347</text:p>
          </table:table-cell>
          <table:table-cell table:formula="of:=[.B100]*1000" office:value-type="float" office:value="6.94789327027027" calcext:value-type="float">
            <text:p>6.94789327027027</text:p>
          </table:table-cell>
          <table:table-cell table:number-columns-repeated="4"/>
        </table:table-row>
        <table:table-row table:style-name="ro1">
          <table:table-cell office:value-type="float" office:value="0.00758789120408163" calcext:value-type="float">
            <text:p>0.00758789120408163</text:p>
          </table:table-cell>
          <table:table-cell office:value-type="float" office:value="0.00686712287837838" calcext:value-type="float">
            <text:p>0.00686712287837838</text:p>
          </table:table-cell>
          <table:table-cell office:value-type="float" office:value="9" calcext:value-type="float">
            <text:p>9</text:p>
          </table:table-cell>
          <table:table-cell table:formula="of:=[.A101]*1000" office:value-type="float" office:value="7.58789120408163" calcext:value-type="float">
            <text:p>7.58789120408163</text:p>
          </table:table-cell>
          <table:table-cell table:formula="of:=[.B101]*1000" office:value-type="float" office:value="6.86712287837838" calcext:value-type="float">
            <text:p>6.86712287837838</text:p>
          </table:table-cell>
          <table:table-cell table:number-columns-repeated="4"/>
        </table:table-row>
        <table:table-row table:style-name="ro1">
          <table:table-cell office:value-type="float" office:value="0.00739857368367347" calcext:value-type="float">
            <text:p>0.00739857368367347</text:p>
          </table:table-cell>
          <table:table-cell office:value-type="float" office:value="0.00671747618918919" calcext:value-type="float">
            <text:p>0.00671747618918919</text:p>
          </table:table-cell>
          <table:table-cell office:value-type="float" office:value="10" calcext:value-type="float">
            <text:p>10</text:p>
          </table:table-cell>
          <table:table-cell table:formula="of:=[.A102]*1000" office:value-type="float" office:value="7.39857368367347" calcext:value-type="float">
            <text:p>7.39857368367347</text:p>
          </table:table-cell>
          <table:table-cell table:formula="of:=[.B102]*1000" office:value-type="float" office:value="6.71747618918919" calcext:value-type="float">
            <text:p>6.71747618918919</text:p>
          </table:table-cell>
          <table:table-cell table:number-columns-repeated="4"/>
        </table:table-row>
        <table:table-row table:style-name="ro1">
          <table:table-cell office:value-type="float" office:value="0.00741195128571428" calcext:value-type="float">
            <text:p>0.00741195128571428</text:p>
          </table:table-cell>
          <table:table-cell office:value-type="float" office:value="0.0066837555" calcext:value-type="float">
            <text:p>0.0066837555</text:p>
          </table:table-cell>
          <table:table-cell office:value-type="float" office:value="11" calcext:value-type="float">
            <text:p>11</text:p>
          </table:table-cell>
          <table:table-cell table:formula="of:=[.A103]*1000" office:value-type="float" office:value="7.41195128571428" calcext:value-type="float">
            <text:p>7.41195128571428</text:p>
          </table:table-cell>
          <table:table-cell table:formula="of:=[.B103]*1000" office:value-type="float" office:value="6.6837555" calcext:value-type="float">
            <text:p>6.6837555</text:p>
          </table:table-cell>
          <table:table-cell table:number-columns-repeated="4"/>
        </table:table-row>
        <table:table-row table:style-name="ro1">
          <table:table-cell office:value-type="float" office:value="0.00729749632653061" calcext:value-type="float">
            <text:p>0.00729749632653061</text:p>
          </table:table-cell>
          <table:table-cell office:value-type="float" office:value="0.00659126386486486" calcext:value-type="float">
            <text:p>0.00659126386486486</text:p>
          </table:table-cell>
          <table:table-cell office:value-type="float" office:value="12" calcext:value-type="float">
            <text:p>12</text:p>
          </table:table-cell>
          <table:table-cell table:formula="of:=[.A104]*1000" office:value-type="float" office:value="7.29749632653061" calcext:value-type="float">
            <text:p>7.29749632653061</text:p>
          </table:table-cell>
          <table:table-cell table:formula="of:=[.B104]*1000" office:value-type="float" office:value="6.59126386486486" calcext:value-type="float">
            <text:p>6.59126386486486</text:p>
          </table:table-cell>
          <table:table-cell table:number-columns-repeated="4"/>
        </table:table-row>
        <table:table-row table:style-name="ro1">
          <table:table-cell office:value-type="float" office:value="0.00710628968367347" calcext:value-type="float">
            <text:p>0.00710628968367347</text:p>
          </table:table-cell>
          <table:table-cell office:value-type="float" office:value="0.00646018858108108" calcext:value-type="float">
            <text:p>0.00646018858108108</text:p>
          </table:table-cell>
          <table:table-cell office:value-type="float" office:value="13" calcext:value-type="float">
            <text:p>13</text:p>
          </table:table-cell>
          <table:table-cell table:formula="of:=[.A105]*1000" office:value-type="float" office:value="7.10628968367347" calcext:value-type="float">
            <text:p>7.10628968367347</text:p>
          </table:table-cell>
          <table:table-cell table:formula="of:=[.B105]*1000" office:value-type="float" office:value="6.46018858108108" calcext:value-type="float">
            <text:p>6.46018858108108</text:p>
          </table:table-cell>
          <table:table-cell table:number-columns-repeated="4"/>
        </table:table-row>
        <table:table-row table:style-name="ro1">
          <table:table-cell office:value-type="float" office:value="0.00695562121428572" calcext:value-type="float">
            <text:p>0.00695562121428572</text:p>
          </table:table-cell>
          <table:table-cell office:value-type="float" office:value="0.00638053377027027" calcext:value-type="float">
            <text:p>0.00638053377027027</text:p>
          </table:table-cell>
          <table:table-cell office:value-type="float" office:value="14" calcext:value-type="float">
            <text:p>14</text:p>
          </table:table-cell>
          <table:table-cell table:formula="of:=[.A106]*1000" office:value-type="float" office:value="6.95562121428572" calcext:value-type="float">
            <text:p>6.95562121428572</text:p>
          </table:table-cell>
          <table:table-cell table:formula="of:=[.B106]*1000" office:value-type="float" office:value="6.38053377027027" calcext:value-type="float">
            <text:p>6.38053377027027</text:p>
          </table:table-cell>
          <table:table-cell table:number-columns-repeated="4"/>
        </table:table-row>
        <table:table-row table:style-name="ro1">
          <table:table-cell office:value-type="float" office:value="0.00681121062244898" calcext:value-type="float">
            <text:p>0.00681121062244898</text:p>
          </table:table-cell>
          <table:table-cell office:value-type="float" office:value="0.00634474874324325" calcext:value-type="float">
            <text:p>0.00634474874324325</text:p>
          </table:table-cell>
          <table:table-cell office:value-type="float" office:value="15" calcext:value-type="float">
            <text:p>15</text:p>
          </table:table-cell>
          <table:table-cell table:formula="of:=[.A107]*1000" office:value-type="float" office:value="6.81121062244898" calcext:value-type="float">
            <text:p>6.81121062244898</text:p>
          </table:table-cell>
          <table:table-cell table:formula="of:=[.B107]*1000" office:value-type="float" office:value="6.34474874324325" calcext:value-type="float">
            <text:p>6.34474874324325</text:p>
          </table:table-cell>
          <table:table-cell table:number-columns-repeated="4"/>
        </table:table-row>
        <table:table-row table:style-name="ro1">
          <table:table-cell office:value-type="float" office:value="0.00680624373469388" calcext:value-type="float">
            <text:p>0.00680624373469388</text:p>
          </table:table-cell>
          <table:table-cell office:value-type="float" office:value="0.00640778356756757" calcext:value-type="float">
            <text:p>0.00640778356756757</text:p>
          </table:table-cell>
          <table:table-cell office:value-type="float" office:value="16" calcext:value-type="float">
            <text:p>16</text:p>
          </table:table-cell>
          <table:table-cell table:formula="of:=[.A108]*1000" office:value-type="float" office:value="6.80624373469388" calcext:value-type="float">
            <text:p>6.80624373469388</text:p>
          </table:table-cell>
          <table:table-cell table:formula="of:=[.B108]*1000" office:value-type="float" office:value="6.40778356756757" calcext:value-type="float">
            <text:p>6.40778356756757</text:p>
          </table:table-cell>
          <table:table-cell table:number-columns-repeated="4"/>
        </table:table-row>
        <table:table-row table:style-name="ro1">
          <table:table-cell office:value-type="float" office:value="0.0067183295" calcext:value-type="float">
            <text:p>0.0067183295</text:p>
          </table:table-cell>
          <table:table-cell office:value-type="float" office:value="0.00634810521621622" calcext:value-type="float">
            <text:p>0.00634810521621622</text:p>
          </table:table-cell>
          <table:table-cell office:value-type="float" office:value="17" calcext:value-type="float">
            <text:p>17</text:p>
          </table:table-cell>
          <table:table-cell table:formula="of:=[.A109]*1000" office:value-type="float" office:value="6.7183295" calcext:value-type="float">
            <text:p>6.7183295</text:p>
          </table:table-cell>
          <table:table-cell table:formula="of:=[.B109]*1000" office:value-type="float" office:value="6.34810521621622" calcext:value-type="float">
            <text:p>6.34810521621622</text:p>
          </table:table-cell>
          <table:table-cell table:number-columns-repeated="4"/>
        </table:table-row>
        <table:table-row table:style-name="ro1">
          <table:table-cell office:value-type="float" office:value="0.00663490814285714" calcext:value-type="float">
            <text:p>0.00663490814285714</text:p>
          </table:table-cell>
          <table:table-cell office:value-type="float" office:value="0.00630170682432432" calcext:value-type="float">
            <text:p>0.00630170682432432</text:p>
          </table:table-cell>
          <table:table-cell office:value-type="float" office:value="18" calcext:value-type="float">
            <text:p>18</text:p>
          </table:table-cell>
          <table:table-cell table:formula="of:=[.A110]*1000" office:value-type="float" office:value="6.63490814285714" calcext:value-type="float">
            <text:p>6.63490814285714</text:p>
          </table:table-cell>
          <table:table-cell table:formula="of:=[.B110]*1000" office:value-type="float" office:value="6.30170682432432" calcext:value-type="float">
            <text:p>6.30170682432432</text:p>
          </table:table-cell>
          <table:table-cell table:number-columns-repeated="4"/>
        </table:table-row>
        <table:table-row table:style-name="ro1">
          <table:table-cell office:value-type="float" office:value="0.00651673115306122" calcext:value-type="float">
            <text:p>0.00651673115306122</text:p>
          </table:table-cell>
          <table:table-cell office:value-type="float" office:value="0.00616293554054054" calcext:value-type="float">
            <text:p>0.00616293554054054</text:p>
          </table:table-cell>
          <table:table-cell office:value-type="float" office:value="19" calcext:value-type="float">
            <text:p>19</text:p>
          </table:table-cell>
          <table:table-cell table:formula="of:=[.A111]*1000" office:value-type="float" office:value="6.51673115306122" calcext:value-type="float">
            <text:p>6.51673115306122</text:p>
          </table:table-cell>
          <table:table-cell table:formula="of:=[.B111]*1000" office:value-type="float" office:value="6.16293554054054" calcext:value-type="float">
            <text:p>6.16293554054054</text:p>
          </table:table-cell>
          <table:table-cell table:number-columns-repeated="4"/>
        </table:table-row>
        <table:table-row table:style-name="ro1">
          <table:table-cell office:value-type="float" office:value="0.00641811808163265" calcext:value-type="float">
            <text:p>0.00641811808163265</text:p>
          </table:table-cell>
          <table:table-cell office:value-type="float" office:value="0.00614447418918919" calcext:value-type="float">
            <text:p>0.00614447418918919</text:p>
          </table:table-cell>
          <table:table-cell office:value-type="float" office:value="20" calcext:value-type="float">
            <text:p>20</text:p>
          </table:table-cell>
          <table:table-cell table:formula="of:=[.A112]*1000" office:value-type="float" office:value="6.41811808163265" calcext:value-type="float">
            <text:p>6.41811808163265</text:p>
          </table:table-cell>
          <table:table-cell table:formula="of:=[.B112]*1000" office:value-type="float" office:value="6.14447418918919" calcext:value-type="float">
            <text:p>6.14447418918919</text:p>
          </table:table-cell>
          <table:table-cell table:number-columns-repeated="4"/>
        </table:table-row>
        <table:table-row table:style-name="ro1">
          <table:table-cell office:value-type="float" office:value="0.00624837770408163" calcext:value-type="float">
            <text:p>0.00624837770408163</text:p>
          </table:table-cell>
          <table:table-cell office:value-type="float" office:value="0.00594180424324325" calcext:value-type="float">
            <text:p>0.00594180424324325</text:p>
          </table:table-cell>
          <table:table-cell office:value-type="float" office:value="21" calcext:value-type="float">
            <text:p>21</text:p>
          </table:table-cell>
          <table:table-cell table:formula="of:=[.A113]*1000" office:value-type="float" office:value="6.24837770408163" calcext:value-type="float">
            <text:p>6.24837770408163</text:p>
          </table:table-cell>
          <table:table-cell table:formula="of:=[.B113]*1000" office:value-type="float" office:value="5.94180424324325" calcext:value-type="float">
            <text:p>5.94180424324325</text:p>
          </table:table-cell>
          <table:table-cell table:number-columns-repeated="4"/>
        </table:table-row>
        <table:table-row table:style-name="ro1">
          <table:table-cell office:value-type="float" office:value="0.00615984558163265" calcext:value-type="float">
            <text:p>0.00615984558163265</text:p>
          </table:table-cell>
          <table:table-cell office:value-type="float" office:value="0.00584918428378379" calcext:value-type="float">
            <text:p>0.00584918428378379</text:p>
          </table:table-cell>
          <table:table-cell office:value-type="float" office:value="22" calcext:value-type="float">
            <text:p>22</text:p>
          </table:table-cell>
          <table:table-cell table:formula="of:=[.A114]*1000" office:value-type="float" office:value="6.15984558163265" calcext:value-type="float">
            <text:p>6.15984558163265</text:p>
          </table:table-cell>
          <table:table-cell table:formula="of:=[.B114]*1000" office:value-type="float" office:value="5.84918428378379" calcext:value-type="float">
            <text:p>5.84918428378379</text:p>
          </table:table-cell>
          <table:table-cell table:number-columns-repeated="4"/>
        </table:table-row>
        <table:table-row table:style-name="ro1">
          <table:table-cell office:value-type="float" office:value="0.00606811015306122" calcext:value-type="float">
            <text:p>0.00606811015306122</text:p>
          </table:table-cell>
          <table:table-cell office:value-type="float" office:value="0.00575395943243244" calcext:value-type="float">
            <text:p>0.00575395943243244</text:p>
          </table:table-cell>
          <table:table-cell office:value-type="float" office:value="23" calcext:value-type="float">
            <text:p>23</text:p>
          </table:table-cell>
          <table:table-cell table:formula="of:=[.A115]*1000" office:value-type="float" office:value="6.06811015306122" calcext:value-type="float">
            <text:p>6.06811015306122</text:p>
          </table:table-cell>
          <table:table-cell table:formula="of:=[.B115]*1000" office:value-type="float" office:value="5.75395943243244" calcext:value-type="float">
            <text:p>5.75395943243244</text:p>
          </table:table-cell>
          <table:table-cell table:number-columns-repeated="4"/>
        </table:table-row>
        <table:table-row table:style-name="ro1">
          <table:table-cell office:value-type="float" office:value="0.00596580797959184" calcext:value-type="float">
            <text:p>0.00596580797959184</text:p>
          </table:table-cell>
          <table:table-cell office:value-type="float" office:value="0.00567556380630631" calcext:value-type="float">
            <text:p>0.00567556380630631</text:p>
          </table:table-cell>
          <table:table-cell office:value-type="float" office:value="24" calcext:value-type="float">
            <text:p>24</text:p>
          </table:table-cell>
          <table:table-cell table:formula="of:=[.A116]*1000" office:value-type="float" office:value="5.96580797959184" calcext:value-type="float">
            <text:p>5.96580797959184</text:p>
          </table:table-cell>
          <table:table-cell table:formula="of:=[.B116]*1000" office:value-type="float" office:value="5.67556380630631" calcext:value-type="float">
            <text:p>5.67556380630631</text:p>
          </table:table-cell>
          <table:table-cell table:number-columns-repeated="4"/>
        </table:table-row>
        <table:table-row table:style-name="ro1">
          <table:table-cell office:value-type="float" office:value="0.00590526919387755" calcext:value-type="float">
            <text:p>0.00590526919387755</text:p>
          </table:table-cell>
          <table:table-cell office:value-type="float" office:value="0.00560404559009009" calcext:value-type="float">
            <text:p>0.00560404559009009</text:p>
          </table:table-cell>
          <table:table-cell office:value-type="float" office:value="25" calcext:value-type="float">
            <text:p>25</text:p>
          </table:table-cell>
          <table:table-cell table:formula="of:=[.A117]*1000" office:value-type="float" office:value="5.90526919387755" calcext:value-type="float">
            <text:p>5.90526919387755</text:p>
          </table:table-cell>
          <table:table-cell table:formula="of:=[.B117]*1000" office:value-type="float" office:value="5.60404559009009" calcext:value-type="float">
            <text:p>5.60404559009009</text:p>
          </table:table-cell>
          <table:table-cell table:number-columns-repeated="4"/>
        </table:table-row>
        <table:table-row table:style-name="ro1">
          <table:table-cell office:value-type="float" office:value="0.00582169754081632" calcext:value-type="float">
            <text:p>0.00582169754081632</text:p>
          </table:table-cell>
          <table:table-cell office:value-type="float" office:value="0.00553426998648649" calcext:value-type="float">
            <text:p>0.00553426998648649</text:p>
          </table:table-cell>
          <table:table-cell office:value-type="float" office:value="26" calcext:value-type="float">
            <text:p>26</text:p>
          </table:table-cell>
          <table:table-cell table:formula="of:=[.A118]*1000" office:value-type="float" office:value="5.82169754081632" calcext:value-type="float">
            <text:p>5.82169754081632</text:p>
          </table:table-cell>
          <table:table-cell table:formula="of:=[.B118]*1000" office:value-type="float" office:value="5.53426998648649" calcext:value-type="float">
            <text:p>5.53426998648649</text:p>
          </table:table-cell>
          <table:table-cell table:number-columns-repeated="4"/>
        </table:table-row>
        <table:table-row table:style-name="ro1">
          <table:table-cell office:value-type="float" office:value="0.00567876976530612" calcext:value-type="float">
            <text:p>0.00567876976530612</text:p>
          </table:table-cell>
          <table:table-cell office:value-type="float" office:value="0.00544602005405405" calcext:value-type="float">
            <text:p>0.00544602005405405</text:p>
          </table:table-cell>
          <table:table-cell office:value-type="float" office:value="27" calcext:value-type="float">
            <text:p>27</text:p>
          </table:table-cell>
          <table:table-cell table:formula="of:=[.A119]*1000" office:value-type="float" office:value="5.67876976530612" calcext:value-type="float">
            <text:p>5.67876976530612</text:p>
          </table:table-cell>
          <table:table-cell table:formula="of:=[.B119]*1000" office:value-type="float" office:value="5.44602005405405" calcext:value-type="float">
            <text:p>5.44602005405405</text:p>
          </table:table-cell>
          <table:table-cell table:number-columns-repeated="4"/>
        </table:table-row>
        <table:table-row table:style-name="ro1">
          <table:table-cell office:value-type="float" office:value="0.00565753931632653" calcext:value-type="float">
            <text:p>0.00565753931632653</text:p>
          </table:table-cell>
          <table:table-cell office:value-type="float" office:value="0.00536689301351351" calcext:value-type="float">
            <text:p>0.00536689301351351</text:p>
          </table:table-cell>
          <table:table-cell office:value-type="float" office:value="28" calcext:value-type="float">
            <text:p>28</text:p>
          </table:table-cell>
          <table:table-cell table:formula="of:=[.A120]*1000" office:value-type="float" office:value="5.65753931632653" calcext:value-type="float">
            <text:p>5.65753931632653</text:p>
          </table:table-cell>
          <table:table-cell table:formula="of:=[.B120]*1000" office:value-type="float" office:value="5.36689301351351" calcext:value-type="float">
            <text:p>5.36689301351351</text:p>
          </table:table-cell>
          <table:table-cell table:number-columns-repeated="4"/>
        </table:table-row>
        <table:table-row table:style-name="ro1">
          <table:table-cell office:value-type="float" office:value="0.00571801295918367" calcext:value-type="float">
            <text:p>0.00571801295918367</text:p>
          </table:table-cell>
          <table:table-cell office:value-type="float" office:value="0.00532239786486487" calcext:value-type="float">
            <text:p>0.00532239786486487</text:p>
          </table:table-cell>
          <table:table-cell office:value-type="float" office:value="29" calcext:value-type="float">
            <text:p>29</text:p>
          </table:table-cell>
          <table:table-cell table:formula="of:=[.A121]*1000" office:value-type="float" office:value="5.71801295918367" calcext:value-type="float">
            <text:p>5.71801295918367</text:p>
          </table:table-cell>
          <table:table-cell table:formula="of:=[.B121]*1000" office:value-type="float" office:value="5.32239786486487" calcext:value-type="float">
            <text:p>5.32239786486487</text:p>
          </table:table-cell>
          <table:table-cell table:number-columns-repeated="4"/>
        </table:table-row>
        <table:table-row table:style-name="ro1">
          <table:table-cell office:value-type="float" office:value="0.00557191076530612" calcext:value-type="float">
            <text:p>0.00557191076530612</text:p>
          </table:table-cell>
          <table:table-cell office:value-type="float" office:value="0.00528102313513513" calcext:value-type="float">
            <text:p>0.00528102313513513</text:p>
          </table:table-cell>
          <table:table-cell office:value-type="float" office:value="30" calcext:value-type="float">
            <text:p>30</text:p>
          </table:table-cell>
          <table:table-cell table:formula="of:=[.A122]*1000" office:value-type="float" office:value="5.57191076530612" calcext:value-type="float">
            <text:p>5.57191076530612</text:p>
          </table:table-cell>
          <table:table-cell table:formula="of:=[.B122]*1000" office:value-type="float" office:value="5.28102313513513" calcext:value-type="float">
            <text:p>5.28102313513513</text:p>
          </table:table-cell>
          <table:table-cell table:number-columns-repeated="4"/>
        </table:table-row>
        <table:table-row table:style-name="ro1">
          <table:table-cell office:value-type="float" office:value="0.00549826481632653" calcext:value-type="float">
            <text:p>0.00549826481632653</text:p>
          </table:table-cell>
          <table:table-cell office:value-type="float" office:value="0.0052617272972973" calcext:value-type="float">
            <text:p>0.0052617272972973</text:p>
          </table:table-cell>
          <table:table-cell office:value-type="float" office:value="31" calcext:value-type="float">
            <text:p>31</text:p>
          </table:table-cell>
          <table:table-cell table:formula="of:=[.A123]*1000" office:value-type="float" office:value="5.49826481632653" calcext:value-type="float">
            <text:p>5.49826481632653</text:p>
          </table:table-cell>
          <table:table-cell table:formula="of:=[.B123]*1000" office:value-type="float" office:value="5.2617272972973" calcext:value-type="float">
            <text:p>5.2617272972973</text:p>
          </table:table-cell>
          <table:table-cell table:number-columns-repeated="4"/>
        </table:table-row>
        <table:table-row table:style-name="ro1">
          <table:table-cell office:value-type="float" office:value="0.00545421402380953" calcext:value-type="float">
            <text:p>0.00545421402380953</text:p>
          </table:table-cell>
          <table:table-cell office:value-type="float" office:value="0.00524549409459459" calcext:value-type="float">
            <text:p>0.00524549409459459</text:p>
          </table:table-cell>
          <table:table-cell office:value-type="float" office:value="32" calcext:value-type="float">
            <text:p>32</text:p>
          </table:table-cell>
          <table:table-cell table:formula="of:=[.A124]*1000" office:value-type="float" office:value="5.45421402380953" calcext:value-type="float">
            <text:p>5.45421402380953</text:p>
          </table:table-cell>
          <table:table-cell table:formula="of:=[.B124]*1000" office:value-type="float" office:value="5.24549409459459" calcext:value-type="float">
            <text:p>5.24549409459459</text:p>
          </table:table-cell>
          <table:table-cell table:number-columns-repeated="4"/>
        </table:table-row>
        <table:table-row table:style-name="ro1">
          <table:table-cell office:value-type="float" office:value="0.00532244542857143" calcext:value-type="float">
            <text:p>0.00532244542857143</text:p>
          </table:table-cell>
          <table:table-cell office:value-type="float" office:value="0.0051878167027027" calcext:value-type="float">
            <text:p>0.0051878167027027</text:p>
          </table:table-cell>
          <table:table-cell office:value-type="float" office:value="33" calcext:value-type="float">
            <text:p>33</text:p>
          </table:table-cell>
          <table:table-cell table:formula="of:=[.A125]*1000" office:value-type="float" office:value="5.32244542857143" calcext:value-type="float">
            <text:p>5.32244542857143</text:p>
          </table:table-cell>
          <table:table-cell table:formula="of:=[.B125]*1000" office:value-type="float" office:value="5.1878167027027" calcext:value-type="float">
            <text:p>5.1878167027027</text:p>
          </table:table-cell>
          <table:table-cell table:number-columns-repeated="4"/>
        </table:table-row>
        <table:table-row table:style-name="ro1">
          <table:table-cell office:value-type="float" office:value="0.00521731696938775" calcext:value-type="float">
            <text:p>0.00521731696938775</text:p>
          </table:table-cell>
          <table:table-cell office:value-type="float" office:value="0.00520416728378379" calcext:value-type="float">
            <text:p>0.00520416728378379</text:p>
          </table:table-cell>
          <table:table-cell office:value-type="float" office:value="34" calcext:value-type="float">
            <text:p>34</text:p>
          </table:table-cell>
          <table:table-cell table:formula="of:=[.A126]*1000" office:value-type="float" office:value="5.21731696938775" calcext:value-type="float">
            <text:p>5.21731696938775</text:p>
          </table:table-cell>
          <table:table-cell table:formula="of:=[.B126]*1000" office:value-type="float" office:value="5.20416728378379" calcext:value-type="float">
            <text:p>5.20416728378379</text:p>
          </table:table-cell>
          <table:table-cell table:number-columns-repeated="4"/>
        </table:table-row>
        <table:table-row table:style-name="ro1">
          <table:table-cell office:value-type="float" office:value="0.00523102310884354" calcext:value-type="float">
            <text:p>0.00523102310884354</text:p>
          </table:table-cell>
          <table:table-cell office:value-type="float" office:value="0.00523717016216216" calcext:value-type="float">
            <text:p>0.00523717016216216</text:p>
          </table:table-cell>
          <table:table-cell office:value-type="float" office:value="35" calcext:value-type="float">
            <text:p>35</text:p>
          </table:table-cell>
          <table:table-cell table:formula="of:=[.A127]*1000" office:value-type="float" office:value="5.23102310884354" calcext:value-type="float">
            <text:p>5.23102310884354</text:p>
          </table:table-cell>
          <table:table-cell table:formula="of:=[.B127]*1000" office:value-type="float" office:value="5.23717016216216" calcext:value-type="float">
            <text:p>5.23717016216216</text:p>
          </table:table-cell>
          <table:table-cell table:number-columns-repeated="4"/>
        </table:table-row>
        <table:table-row table:style-name="ro1">
          <table:table-cell office:value-type="float" office:value="0.00501951009183673" calcext:value-type="float">
            <text:p>0.00501951009183673</text:p>
          </table:table-cell>
          <table:table-cell office:value-type="float" office:value="0.00527126522972973" calcext:value-type="float">
            <text:p>0.00527126522972973</text:p>
          </table:table-cell>
          <table:table-cell office:value-type="float" office:value="36" calcext:value-type="float">
            <text:p>36</text:p>
          </table:table-cell>
          <table:table-cell table:formula="of:=[.A128]*1000" office:value-type="float" office:value="5.01951009183673" calcext:value-type="float">
            <text:p>5.01951009183673</text:p>
          </table:table-cell>
          <table:table-cell table:formula="of:=[.B128]*1000" office:value-type="float" office:value="5.27126522972973" calcext:value-type="float">
            <text:p>5.27126522972973</text:p>
          </table:table-cell>
          <table:table-cell table:number-columns-repeated="4"/>
        </table:table-row>
        <table:table-row table:style-name="ro1">
          <table:table-cell office:value-type="float" office:value="0.00496259242176871" calcext:value-type="float">
            <text:p>0.00496259242176871</text:p>
          </table:table-cell>
          <table:table-cell office:value-type="float" office:value="0.00528117574324325" calcext:value-type="float">
            <text:p>0.00528117574324325</text:p>
          </table:table-cell>
          <table:table-cell office:value-type="float" office:value="37" calcext:value-type="float">
            <text:p>37</text:p>
          </table:table-cell>
          <table:table-cell table:formula="of:=[.A129]*1000" office:value-type="float" office:value="4.96259242176871" calcext:value-type="float">
            <text:p>4.96259242176871</text:p>
          </table:table-cell>
          <table:table-cell table:formula="of:=[.B129]*1000" office:value-type="float" office:value="5.28117574324325" calcext:value-type="float">
            <text:p>5.28117574324325</text:p>
          </table:table-cell>
          <table:table-cell table:number-columns-repeated="4"/>
        </table:table-row>
        <table:table-row table:style-name="ro1">
          <table:table-cell office:value-type="float" office:value="0.00487876570408163" calcext:value-type="float">
            <text:p>0.00487876570408163</text:p>
          </table:table-cell>
          <table:table-cell office:value-type="float" office:value="0.0052383440990991" calcext:value-type="float">
            <text:p>0.0052383440990991</text:p>
          </table:table-cell>
          <table:table-cell office:value-type="float" office:value="38" calcext:value-type="float">
            <text:p>38</text:p>
          </table:table-cell>
          <table:table-cell table:formula="of:=[.A130]*1000" office:value-type="float" office:value="4.87876570408163" calcext:value-type="float">
            <text:p>4.87876570408163</text:p>
          </table:table-cell>
          <table:table-cell table:formula="of:=[.B130]*1000" office:value-type="float" office:value="5.2383440990991" calcext:value-type="float">
            <text:p>5.2383440990991</text:p>
          </table:table-cell>
          <table:table-cell table:number-columns-repeated="4"/>
        </table:table-row>
        <table:table-row table:style-name="ro1">
          <table:table-cell office:value-type="float" office:value="0.00484384832653061" calcext:value-type="float">
            <text:p>0.00484384832653061</text:p>
          </table:table-cell>
          <table:table-cell office:value-type="float" office:value="0.0052731958018018" calcext:value-type="float">
            <text:p>0.0052731958018018</text:p>
          </table:table-cell>
          <table:table-cell office:value-type="float" office:value="39" calcext:value-type="float">
            <text:p>39</text:p>
          </table:table-cell>
          <table:table-cell table:formula="of:=[.A131]*1000" office:value-type="float" office:value="4.84384832653061" calcext:value-type="float">
            <text:p>4.84384832653061</text:p>
          </table:table-cell>
          <table:table-cell table:formula="of:=[.B131]*1000" office:value-type="float" office:value="5.2731958018018" calcext:value-type="float">
            <text:p>5.2731958018018</text:p>
          </table:table-cell>
          <table:table-cell table:number-columns-repeated="4"/>
        </table:table-row>
        <table:table-row table:style-name="ro1">
          <table:table-cell office:value-type="float" office:value="0.00472171945918367" calcext:value-type="float">
            <text:p>0.00472171945918367</text:p>
          </table:table-cell>
          <table:table-cell office:value-type="float" office:value="0.00511761795945946" calcext:value-type="float">
            <text:p>0.00511761795945946</text:p>
          </table:table-cell>
          <table:table-cell office:value-type="float" office:value="40" calcext:value-type="float">
            <text:p>40</text:p>
          </table:table-cell>
          <table:table-cell table:formula="of:=[.A132]*1000" office:value-type="float" office:value="4.72171945918367" calcext:value-type="float">
            <text:p>4.72171945918367</text:p>
          </table:table-cell>
          <table:table-cell table:formula="of:=[.B132]*1000" office:value-type="float" office:value="5.11761795945946" calcext:value-type="float">
            <text:p>5.11761795945946</text:p>
          </table:table-cell>
          <table:table-cell table:number-columns-repeated="4"/>
        </table:table-row>
        <table:table-row table:style-name="ro1">
          <table:table-cell office:value-type="float" office:value="0.0046509051462585" calcext:value-type="float">
            <text:p>0.0046509051462585</text:p>
          </table:table-cell>
          <table:table-cell office:value-type="float" office:value="0.0051222417972973" calcext:value-type="float">
            <text:p>0.0051222417972973</text:p>
          </table:table-cell>
          <table:table-cell office:value-type="float" office:value="41" calcext:value-type="float">
            <text:p>41</text:p>
          </table:table-cell>
          <table:table-cell table:formula="of:=[.A133]*1000" office:value-type="float" office:value="4.6509051462585" calcext:value-type="float">
            <text:p>4.6509051462585</text:p>
          </table:table-cell>
          <table:table-cell table:formula="of:=[.B133]*1000" office:value-type="float" office:value="5.1222417972973" calcext:value-type="float">
            <text:p>5.1222417972973</text:p>
          </table:table-cell>
          <table:table-cell table:number-columns-repeated="4"/>
        </table:table-row>
        <table:table-row table:style-name="ro1">
          <table:table-cell office:value-type="float" office:value="0.00455303868707483" calcext:value-type="float">
            <text:p>0.00455303868707483</text:p>
          </table:table-cell>
          <table:table-cell office:value-type="float" office:value="0.00493001216216216" calcext:value-type="float">
            <text:p>0.00493001216216216</text:p>
          </table:table-cell>
          <table:table-cell office:value-type="float" office:value="42" calcext:value-type="float">
            <text:p>42</text:p>
          </table:table-cell>
          <table:table-cell table:formula="of:=[.A134]*1000" office:value-type="float" office:value="4.55303868707483" calcext:value-type="float">
            <text:p>4.55303868707483</text:p>
          </table:table-cell>
          <table:table-cell table:formula="of:=[.B134]*1000" office:value-type="float" office:value="4.93001216216216" calcext:value-type="float">
            <text:p>4.93001216216216</text:p>
          </table:table-cell>
          <table:table-cell table:number-columns-repeated="4"/>
        </table:table-row>
        <table:table-row table:style-name="ro1">
          <table:table-cell office:value-type="float" office:value="0.00453775076530612" calcext:value-type="float">
            <text:p>0.00453775076530612</text:p>
          </table:table-cell>
          <table:table-cell office:value-type="float" office:value="0.00498107702702703" calcext:value-type="float">
            <text:p>0.00498107702702703</text:p>
          </table:table-cell>
          <table:table-cell office:value-type="float" office:value="43" calcext:value-type="float">
            <text:p>43</text:p>
          </table:table-cell>
          <table:table-cell table:formula="of:=[.A135]*1000" office:value-type="float" office:value="4.53775076530612" calcext:value-type="float">
            <text:p>4.53775076530612</text:p>
          </table:table-cell>
          <table:table-cell table:formula="of:=[.B135]*1000" office:value-type="float" office:value="4.98107702702703" calcext:value-type="float">
            <text:p>4.98107702702703</text:p>
          </table:table-cell>
          <table:table-cell table:number-columns-repeated="4"/>
        </table:table-row>
        <table:table-row table:style-name="ro1">
          <table:table-cell office:value-type="float" office:value="0.00444916501020408" calcext:value-type="float">
            <text:p>0.00444916501020408</text:p>
          </table:table-cell>
          <table:table-cell office:value-type="float" office:value="0.00460447647297297" calcext:value-type="float">
            <text:p>0.00460447647297297</text:p>
          </table:table-cell>
          <table:table-cell office:value-type="float" office:value="44" calcext:value-type="float">
            <text:p>44</text:p>
          </table:table-cell>
          <table:table-cell table:formula="of:=[.A136]*1000" office:value-type="float" office:value="4.44916501020408" calcext:value-type="float">
            <text:p>4.44916501020408</text:p>
          </table:table-cell>
          <table:table-cell table:formula="of:=[.B136]*1000" office:value-type="float" office:value="4.60447647297297" calcext:value-type="float">
            <text:p>4.60447647297297</text:p>
          </table:table-cell>
          <table:table-cell table:number-columns-repeated="4"/>
        </table:table-row>
        <table:table-row table:style-name="ro1">
          <table:table-cell office:value-type="float" office:value="0.00437230583673469" calcext:value-type="float">
            <text:p>0.00437230583673469</text:p>
          </table:table-cell>
          <table:table-cell office:value-type="float" office:value="0.00445162622072072" calcext:value-type="float">
            <text:p>0.00445162622072072</text:p>
          </table:table-cell>
          <table:table-cell office:value-type="float" office:value="45" calcext:value-type="float">
            <text:p>45</text:p>
          </table:table-cell>
          <table:table-cell table:formula="of:=[.A137]*1000" office:value-type="float" office:value="4.37230583673469" calcext:value-type="float">
            <text:p>4.37230583673469</text:p>
          </table:table-cell>
          <table:table-cell table:formula="of:=[.B137]*1000" office:value-type="float" office:value="4.45162622072072" calcext:value-type="float">
            <text:p>4.45162622072072</text:p>
          </table:table-cell>
          <table:table-cell table:number-columns-repeated="4"/>
        </table:table-row>
        <table:table-row table:style-name="ro1">
          <table:table-cell office:value-type="float" office:value="0.00435985944897959" calcext:value-type="float">
            <text:p>0.00435985944897959</text:p>
          </table:table-cell>
          <table:table-cell office:value-type="float" office:value="0.00444583143243243" calcext:value-type="float">
            <text:p>0.00444583143243243</text:p>
          </table:table-cell>
          <table:table-cell office:value-type="float" office:value="46" calcext:value-type="float">
            <text:p>46</text:p>
          </table:table-cell>
          <table:table-cell table:formula="of:=[.A138]*1000" office:value-type="float" office:value="4.35985944897959" calcext:value-type="float">
            <text:p>4.35985944897959</text:p>
          </table:table-cell>
          <table:table-cell table:formula="of:=[.B138]*1000" office:value-type="float" office:value="4.44583143243243" calcext:value-type="float">
            <text:p>4.44583143243243</text:p>
          </table:table-cell>
          <table:table-cell table:number-columns-repeated="4"/>
        </table:table-row>
        <table:table-row table:style-name="ro1">
          <table:table-cell office:value-type="float" office:value="0.00439927611224489" calcext:value-type="float">
            <text:p>0.00439927611224489</text:p>
          </table:table-cell>
          <table:table-cell office:value-type="float" office:value="0.00463944428828829" calcext:value-type="float">
            <text:p>0.00463944428828829</text:p>
          </table:table-cell>
          <table:table-cell office:value-type="float" office:value="47" calcext:value-type="float">
            <text:p>47</text:p>
          </table:table-cell>
          <table:table-cell table:formula="of:=[.A139]*1000" office:value-type="float" office:value="4.39927611224489" calcext:value-type="float">
            <text:p>4.39927611224489</text:p>
          </table:table-cell>
          <table:table-cell table:formula="of:=[.B139]*1000" office:value-type="float" office:value="4.63944428828829" calcext:value-type="float">
            <text:p>4.63944428828829</text:p>
          </table:table-cell>
          <table:table-cell table:number-columns-repeated="4"/>
        </table:table-row>
        <table:table-row table:style-name="ro1">
          <table:table-cell office:value-type="float" office:value="0.0043075373707483" calcext:value-type="float">
            <text:p>0.0043075373707483</text:p>
          </table:table-cell>
          <table:table-cell office:value-type="float" office:value="0.004593533" calcext:value-type="float">
            <text:p>0.004593533</text:p>
          </table:table-cell>
          <table:table-cell office:value-type="float" office:value="48" calcext:value-type="float">
            <text:p>48</text:p>
          </table:table-cell>
          <table:table-cell table:formula="of:=[.A140]*1000" office:value-type="float" office:value="4.3075373707483" calcext:value-type="float">
            <text:p>4.3075373707483</text:p>
          </table:table-cell>
          <table:table-cell table:formula="of:=[.B140]*1000" office:value-type="float" office:value="4.593533" calcext:value-type="float">
            <text:p>4.593533</text:p>
          </table:table-cell>
          <table:table-cell table:number-columns-repeated="4"/>
        </table:table-row>
        <table:table-row table:style-name="ro1">
          <table:table-cell office:value-type="float" office:value="0.00437696540136054" calcext:value-type="float">
            <text:p>0.00437696540136054</text:p>
          </table:table-cell>
          <table:table-cell office:value-type="float" office:value="0.00470991795945946" calcext:value-type="float">
            <text:p>0.00470991795945946</text:p>
          </table:table-cell>
          <table:table-cell office:value-type="float" office:value="49" calcext:value-type="float">
            <text:p>49</text:p>
          </table:table-cell>
          <table:table-cell table:formula="of:=[.A141]*1000" office:value-type="float" office:value="4.37696540136054" calcext:value-type="float">
            <text:p>4.37696540136054</text:p>
          </table:table-cell>
          <table:table-cell table:formula="of:=[.B141]*1000" office:value-type="float" office:value="4.70991795945946" calcext:value-type="float">
            <text:p>4.70991795945946</text:p>
          </table:table-cell>
          <table:table-cell table:number-columns-repeated="4"/>
        </table:table-row>
        <table:table-row table:style-name="ro1">
          <table:table-cell office:value-type="float" office:value="0.00439669190816326" calcext:value-type="float">
            <text:p>0.00439669190816326</text:p>
          </table:table-cell>
          <table:table-cell office:value-type="float" office:value="0.00464113898648649" calcext:value-type="float">
            <text:p>0.00464113898648649</text:p>
          </table:table-cell>
          <table:table-cell office:value-type="float" office:value="50" calcext:value-type="float">
            <text:p>50</text:p>
          </table:table-cell>
          <table:table-cell table:formula="of:=[.A142]*1000" office:value-type="float" office:value="4.39669190816326" calcext:value-type="float">
            <text:p>4.39669190816326</text:p>
          </table:table-cell>
          <table:table-cell table:formula="of:=[.B142]*1000" office:value-type="float" office:value="4.64113898648649" calcext:value-type="float">
            <text:p>4.64113898648649</text:p>
          </table:table-cell>
          <table:table-cell table:number-columns-repeated="4"/>
        </table:table-row>
        <table:table-row table:style-name="ro1">
          <table:table-cell office:value-type="float" office:value="0.0043627017244898" calcext:value-type="float">
            <text:p>0.0043627017244898</text:p>
          </table:table-cell>
          <table:table-cell office:value-type="float" office:value="0.00468051125675676" calcext:value-type="float">
            <text:p>0.00468051125675676</text:p>
          </table:table-cell>
          <table:table-cell office:value-type="float" office:value="51" calcext:value-type="float">
            <text:p>51</text:p>
          </table:table-cell>
          <table:table-cell table:formula="of:=[.A143]*1000" office:value-type="float" office:value="4.3627017244898" calcext:value-type="float">
            <text:p>4.3627017244898</text:p>
          </table:table-cell>
          <table:table-cell table:formula="of:=[.B143]*1000" office:value-type="float" office:value="4.68051125675676" calcext:value-type="float">
            <text:p>4.68051125675676</text:p>
          </table:table-cell>
          <table:table-cell table:number-columns-repeated="4"/>
        </table:table-row>
        <table:table-row table:style-name="ro1">
          <table:table-cell office:value-type="float" office:value="0.00434317992517007" calcext:value-type="float">
            <text:p>0.00434317992517007</text:p>
          </table:table-cell>
          <table:table-cell office:value-type="float" office:value="0.00460885694144144" calcext:value-type="float">
            <text:p>0.00460885694144144</text:p>
          </table:table-cell>
          <table:table-cell office:value-type="float" office:value="52" calcext:value-type="float">
            <text:p>52</text:p>
          </table:table-cell>
          <table:table-cell table:formula="of:=[.A144]*1000" office:value-type="float" office:value="4.34317992517007" calcext:value-type="float">
            <text:p>4.34317992517007</text:p>
          </table:table-cell>
          <table:table-cell table:formula="of:=[.B144]*1000" office:value-type="float" office:value="4.60885694144144" calcext:value-type="float">
            <text:p>4.60885694144144</text:p>
          </table:table-cell>
          <table:table-cell table:number-columns-repeated="4"/>
        </table:table-row>
        <table:table-row table:style-name="ro1">
          <table:table-cell office:value-type="float" office:value="0.0041835271292517" calcext:value-type="float">
            <text:p>0.0041835271292517</text:p>
          </table:table-cell>
          <table:table-cell office:value-type="float" office:value="0.00460859771621622" calcext:value-type="float">
            <text:p>0.00460859771621622</text:p>
          </table:table-cell>
          <table:table-cell office:value-type="float" office:value="53" calcext:value-type="float">
            <text:p>53</text:p>
          </table:table-cell>
          <table:table-cell table:formula="of:=[.A145]*1000" office:value-type="float" office:value="4.1835271292517" calcext:value-type="float">
            <text:p>4.1835271292517</text:p>
          </table:table-cell>
          <table:table-cell table:formula="of:=[.B145]*1000" office:value-type="float" office:value="4.60859771621622" calcext:value-type="float">
            <text:p>4.60859771621622</text:p>
          </table:table-cell>
          <table:table-cell table:number-columns-repeated="4"/>
        </table:table-row>
        <table:table-row table:style-name="ro1">
          <table:table-cell office:value-type="float" office:value="0.00418063536054422" calcext:value-type="float">
            <text:p>0.00418063536054422</text:p>
          </table:table-cell>
          <table:table-cell office:value-type="float" office:value="0.00457087022972973" calcext:value-type="float">
            <text:p>0.00457087022972973</text:p>
          </table:table-cell>
          <table:table-cell office:value-type="float" office:value="54" calcext:value-type="float">
            <text:p>54</text:p>
          </table:table-cell>
          <table:table-cell table:formula="of:=[.A146]*1000" office:value-type="float" office:value="4.18063536054422" calcext:value-type="float">
            <text:p>4.18063536054422</text:p>
          </table:table-cell>
          <table:table-cell table:formula="of:=[.B146]*1000" office:value-type="float" office:value="4.57087022972973" calcext:value-type="float">
            <text:p>4.57087022972973</text:p>
          </table:table-cell>
          <table:table-cell table:number-columns-repeated="4"/>
        </table:table-row>
        <table:table-row table:style-name="ro1">
          <table:table-cell office:value-type="float" office:value="0.00413872056462585" calcext:value-type="float">
            <text:p>0.00413872056462585</text:p>
          </table:table-cell>
          <table:table-cell office:value-type="float" office:value="0.0046284447027027" calcext:value-type="float">
            <text:p>0.0046284447027027</text:p>
          </table:table-cell>
          <table:table-cell office:value-type="float" office:value="55" calcext:value-type="float">
            <text:p>55</text:p>
          </table:table-cell>
          <table:table-cell table:formula="of:=[.A147]*1000" office:value-type="float" office:value="4.13872056462585" calcext:value-type="float">
            <text:p>4.13872056462585</text:p>
          </table:table-cell>
          <table:table-cell table:formula="of:=[.B147]*1000" office:value-type="float" office:value="4.6284447027027" calcext:value-type="float">
            <text:p>4.6284447027027</text:p>
          </table:table-cell>
          <table:table-cell table:number-columns-repeated="4"/>
        </table:table-row>
        <table:table-row table:style-name="ro1">
          <table:table-cell office:value-type="float" office:value="0.00408275274829932" calcext:value-type="float">
            <text:p>0.00408275274829932</text:p>
          </table:table-cell>
          <table:table-cell office:value-type="float" office:value="0.00471230328378378" calcext:value-type="float">
            <text:p>0.00471230328378378</text:p>
          </table:table-cell>
          <table:table-cell office:value-type="float" office:value="56" calcext:value-type="float">
            <text:p>56</text:p>
          </table:table-cell>
          <table:table-cell table:formula="of:=[.A148]*1000" office:value-type="float" office:value="4.08275274829932" calcext:value-type="float">
            <text:p>4.08275274829932</text:p>
          </table:table-cell>
          <table:table-cell table:formula="of:=[.B148]*1000" office:value-type="float" office:value="4.71230328378378" calcext:value-type="float">
            <text:p>4.71230328378378</text:p>
          </table:table-cell>
          <table:table-cell table:number-columns-repeated="4"/>
        </table:table-row>
        <table:table-row table:style-name="ro1">
          <table:table-cell office:value-type="float" office:value="0.00409709215306122" calcext:value-type="float">
            <text:p>0.00409709215306122</text:p>
          </table:table-cell>
          <table:table-cell office:value-type="float" office:value="0.00487426290540541" calcext:value-type="float">
            <text:p>0.00487426290540541</text:p>
          </table:table-cell>
          <table:table-cell office:value-type="float" office:value="57" calcext:value-type="float">
            <text:p>57</text:p>
          </table:table-cell>
          <table:table-cell table:formula="of:=[.A149]*1000" office:value-type="float" office:value="4.09709215306122" calcext:value-type="float">
            <text:p>4.09709215306122</text:p>
          </table:table-cell>
          <table:table-cell table:formula="of:=[.B149]*1000" office:value-type="float" office:value="4.87426290540541" calcext:value-type="float">
            <text:p>4.87426290540541</text:p>
          </table:table-cell>
          <table:table-cell table:number-columns-repeated="4"/>
        </table:table-row>
        <table:table-row table:style-name="ro1">
          <table:table-cell office:value-type="float" office:value="0.00407376076530612" calcext:value-type="float">
            <text:p>0.00407376076530612</text:p>
          </table:table-cell>
          <table:table-cell office:value-type="float" office:value="0.00487068315765766" calcext:value-type="float">
            <text:p>0.00487068315765766</text:p>
          </table:table-cell>
          <table:table-cell office:value-type="float" office:value="58" calcext:value-type="float">
            <text:p>58</text:p>
          </table:table-cell>
          <table:table-cell table:formula="of:=[.A150]*1000" office:value-type="float" office:value="4.07376076530612" calcext:value-type="float">
            <text:p>4.07376076530612</text:p>
          </table:table-cell>
          <table:table-cell table:formula="of:=[.B150]*1000" office:value-type="float" office:value="4.87068315765766" calcext:value-type="float">
            <text:p>4.87068315765766</text:p>
          </table:table-cell>
          <table:table-cell table:number-columns-repeated="4"/>
        </table:table-row>
        <table:table-row table:style-name="ro1">
          <table:table-cell office:value-type="float" office:value="0.00401421664285714" calcext:value-type="float">
            <text:p>0.00401421664285714</text:p>
          </table:table-cell>
          <table:table-cell office:value-type="float" office:value="0.00485569684684684" calcext:value-type="float">
            <text:p>0.00485569684684684</text:p>
          </table:table-cell>
          <table:table-cell office:value-type="float" office:value="59" calcext:value-type="float">
            <text:p>59</text:p>
          </table:table-cell>
          <table:table-cell table:formula="of:=[.A151]*1000" office:value-type="float" office:value="4.01421664285714" calcext:value-type="float">
            <text:p>4.01421664285714</text:p>
          </table:table-cell>
          <table:table-cell table:formula="of:=[.B151]*1000" office:value-type="float" office:value="4.85569684684684" calcext:value-type="float">
            <text:p>4.85569684684684</text:p>
          </table:table-cell>
          <table:table-cell table:number-columns-repeated="4"/>
        </table:table-row>
        <table:table-row table:style-name="ro1">
          <table:table-cell office:value-type="float" office:value="0.00403045987755102" calcext:value-type="float">
            <text:p>0.00403045987755102</text:p>
          </table:table-cell>
          <table:table-cell office:value-type="float" office:value="0.00471880785135135" calcext:value-type="float">
            <text:p>0.00471880785135135</text:p>
          </table:table-cell>
          <table:table-cell office:value-type="float" office:value="60" calcext:value-type="float">
            <text:p>60</text:p>
          </table:table-cell>
          <table:table-cell table:formula="of:=[.A152]*1000" office:value-type="float" office:value="4.03045987755102" calcext:value-type="float">
            <text:p>4.03045987755102</text:p>
          </table:table-cell>
          <table:table-cell table:formula="of:=[.B152]*1000" office:value-type="float" office:value="4.71880785135135" calcext:value-type="float">
            <text:p>4.71880785135135</text:p>
          </table:table-cell>
          <table:table-cell table:number-columns-repeated="4"/>
        </table:table-row>
        <table:table-row table:style-name="ro1">
          <table:table-cell office:value-type="float" office:value="0.00404034906122449" calcext:value-type="float">
            <text:p>0.00404034906122449</text:p>
          </table:table-cell>
          <table:table-cell office:value-type="float" office:value="0.00466799872972973" calcext:value-type="float">
            <text:p>0.00466799872972973</text:p>
          </table:table-cell>
          <table:table-cell office:value-type="float" office:value="61" calcext:value-type="float">
            <text:p>61</text:p>
          </table:table-cell>
          <table:table-cell table:formula="of:=[.A153]*1000" office:value-type="float" office:value="4.04034906122449" calcext:value-type="float">
            <text:p>4.04034906122449</text:p>
          </table:table-cell>
          <table:table-cell table:formula="of:=[.B153]*1000" office:value-type="float" office:value="4.66799872972973" calcext:value-type="float">
            <text:p>4.66799872972973</text:p>
          </table:table-cell>
          <table:table-cell table:number-columns-repeated="4"/>
        </table:table-row>
        <table:table-row table:style-name="ro1">
          <table:table-cell office:value-type="float" office:value="0.00401994128571429" calcext:value-type="float">
            <text:p>0.00401994128571429</text:p>
          </table:table-cell>
          <table:table-cell office:value-type="float" office:value="0.0045516172027027" calcext:value-type="float">
            <text:p>0.0045516172027027</text:p>
          </table:table-cell>
          <table:table-cell office:value-type="float" office:value="62" calcext:value-type="float">
            <text:p>62</text:p>
          </table:table-cell>
          <table:table-cell table:formula="of:=[.A154]*1000" office:value-type="float" office:value="4.01994128571429" calcext:value-type="float">
            <text:p>4.01994128571429</text:p>
          </table:table-cell>
          <table:table-cell table:formula="of:=[.B154]*1000" office:value-type="float" office:value="4.5516172027027" calcext:value-type="float">
            <text:p>4.5516172027027</text:p>
          </table:table-cell>
          <table:table-cell table:number-columns-repeated="4"/>
        </table:table-row>
        <table:table-row table:style-name="ro1">
          <table:table-cell office:value-type="float" office:value="0.00394233894897959" calcext:value-type="float">
            <text:p>0.00394233894897959</text:p>
          </table:table-cell>
          <table:table-cell office:value-type="float" office:value="0.00447338413513514" calcext:value-type="float">
            <text:p>0.00447338413513514</text:p>
          </table:table-cell>
          <table:table-cell office:value-type="float" office:value="63" calcext:value-type="float">
            <text:p>63</text:p>
          </table:table-cell>
          <table:table-cell table:formula="of:=[.A155]*1000" office:value-type="float" office:value="3.94233894897959" calcext:value-type="float">
            <text:p>3.94233894897959</text:p>
          </table:table-cell>
          <table:table-cell table:formula="of:=[.B155]*1000" office:value-type="float" office:value="4.47338413513514" calcext:value-type="float">
            <text:p>4.47338413513514</text:p>
          </table:table-cell>
          <table:table-cell table:number-columns-repeated="4"/>
        </table:table-row>
        <table:table-row table:style-name="ro1">
          <table:table-cell office:value-type="float" office:value="0.00390303812585034" calcext:value-type="float">
            <text:p>0.00390303812585034</text:p>
          </table:table-cell>
          <table:table-cell office:value-type="float" office:value="0.00438611047297297" calcext:value-type="float">
            <text:p>0.00438611047297297</text:p>
          </table:table-cell>
          <table:table-cell office:value-type="float" office:value="64" calcext:value-type="float">
            <text:p>64</text:p>
          </table:table-cell>
          <table:table-cell table:formula="of:=[.A156]*1000" office:value-type="float" office:value="3.90303812585034" calcext:value-type="float">
            <text:p>3.90303812585034</text:p>
          </table:table-cell>
          <table:table-cell table:formula="of:=[.B156]*1000" office:value-type="float" office:value="4.38611047297297" calcext:value-type="float">
            <text:p>4.38611047297297</text:p>
          </table:table-cell>
          <table:table-cell table:number-columns-repeated="4"/>
        </table:table-row>
        <table:table-row table:style-name="ro1">
          <table:table-cell office:value-type="float" office:value="0.00386579591156463" calcext:value-type="float">
            <text:p>0.00386579591156463</text:p>
          </table:table-cell>
          <table:table-cell office:value-type="float" office:value="0.00440000977027027" calcext:value-type="float">
            <text:p>0.00440000977027027</text:p>
          </table:table-cell>
          <table:table-cell office:value-type="float" office:value="65" calcext:value-type="float">
            <text:p>65</text:p>
          </table:table-cell>
          <table:table-cell table:formula="of:=[.A157]*1000" office:value-type="float" office:value="3.86579591156463" calcext:value-type="float">
            <text:p>3.86579591156463</text:p>
          </table:table-cell>
          <table:table-cell table:formula="of:=[.B157]*1000" office:value-type="float" office:value="4.40000977027027" calcext:value-type="float">
            <text:p>4.40000977027027</text:p>
          </table:table-cell>
          <table:table-cell table:number-columns-repeated="4"/>
        </table:table-row>
        <table:table-row table:style-name="ro1">
          <table:table-cell office:value-type="float" office:value="0.00383755170408163" calcext:value-type="float">
            <text:p>0.00383755170408163</text:p>
          </table:table-cell>
          <table:table-cell office:value-type="float" office:value="0.00431691775675676" calcext:value-type="float">
            <text:p>0.00431691775675676</text:p>
          </table:table-cell>
          <table:table-cell office:value-type="float" office:value="66" calcext:value-type="float">
            <text:p>66</text:p>
          </table:table-cell>
          <table:table-cell table:formula="of:=[.A158]*1000" office:value-type="float" office:value="3.83755170408163" calcext:value-type="float">
            <text:p>3.83755170408163</text:p>
          </table:table-cell>
          <table:table-cell table:formula="of:=[.B158]*1000" office:value-type="float" office:value="4.31691775675676" calcext:value-type="float">
            <text:p>4.31691775675676</text:p>
          </table:table-cell>
          <table:table-cell table:number-columns-repeated="4"/>
        </table:table-row>
        <table:table-row table:style-name="ro1">
          <table:table-cell office:value-type="float" office:value="0.0038457053877551" calcext:value-type="float">
            <text:p>0.0038457053877551</text:p>
          </table:table-cell>
          <table:table-cell office:value-type="float" office:value="0.00433137918918919" calcext:value-type="float">
            <text:p>0.00433137918918919</text:p>
          </table:table-cell>
          <table:table-cell office:value-type="float" office:value="67" calcext:value-type="float">
            <text:p>67</text:p>
          </table:table-cell>
          <table:table-cell table:formula="of:=[.A159]*1000" office:value-type="float" office:value="3.8457053877551" calcext:value-type="float">
            <text:p>3.8457053877551</text:p>
          </table:table-cell>
          <table:table-cell table:formula="of:=[.B159]*1000" office:value-type="float" office:value="4.33137918918919" calcext:value-type="float">
            <text:p>4.33137918918919</text:p>
          </table:table-cell>
          <table:table-cell table:number-columns-repeated="4"/>
        </table:table-row>
        <table:table-row table:style-name="ro1">
          <table:table-cell office:value-type="float" office:value="0.00385112132653061" calcext:value-type="float">
            <text:p>0.00385112132653061</text:p>
          </table:table-cell>
          <table:table-cell office:value-type="float" office:value="0.00432008417567568" calcext:value-type="float">
            <text:p>0.00432008417567568</text:p>
          </table:table-cell>
          <table:table-cell office:value-type="float" office:value="68" calcext:value-type="float">
            <text:p>68</text:p>
          </table:table-cell>
          <table:table-cell table:formula="of:=[.A160]*1000" office:value-type="float" office:value="3.85112132653061" calcext:value-type="float">
            <text:p>3.85112132653061</text:p>
          </table:table-cell>
          <table:table-cell table:formula="of:=[.B160]*1000" office:value-type="float" office:value="4.32008417567568" calcext:value-type="float">
            <text:p>4.32008417567568</text:p>
          </table:table-cell>
          <table:table-cell table:number-columns-repeated="4"/>
        </table:table-row>
        <table:table-row table:style-name="ro1">
          <table:table-cell office:value-type="float" office:value="0.00382696858163265" calcext:value-type="float">
            <text:p>0.00382696858163265</text:p>
          </table:table-cell>
          <table:table-cell office:value-type="float" office:value="0.00423849887837838" calcext:value-type="float">
            <text:p>0.00423849887837838</text:p>
          </table:table-cell>
          <table:table-cell office:value-type="float" office:value="69" calcext:value-type="float">
            <text:p>69</text:p>
          </table:table-cell>
          <table:table-cell table:formula="of:=[.A161]*1000" office:value-type="float" office:value="3.82696858163265" calcext:value-type="float">
            <text:p>3.82696858163265</text:p>
          </table:table-cell>
          <table:table-cell table:formula="of:=[.B161]*1000" office:value-type="float" office:value="4.23849887837838" calcext:value-type="float">
            <text:p>4.23849887837838</text:p>
          </table:table-cell>
          <table:table-cell table:number-columns-repeated="4"/>
        </table:table-row>
        <table:table-row table:style-name="ro1">
          <table:table-cell office:value-type="float" office:value="0.00382040590816327" calcext:value-type="float">
            <text:p>0.00382040590816327</text:p>
          </table:table-cell>
          <table:table-cell office:value-type="float" office:value="0.00422784159459459" calcext:value-type="float">
            <text:p>0.00422784159459459</text:p>
          </table:table-cell>
          <table:table-cell office:value-type="float" office:value="70" calcext:value-type="float">
            <text:p>70</text:p>
          </table:table-cell>
          <table:table-cell table:formula="of:=[.A162]*1000" office:value-type="float" office:value="3.82040590816327" calcext:value-type="float">
            <text:p>3.82040590816327</text:p>
          </table:table-cell>
          <table:table-cell table:formula="of:=[.B162]*1000" office:value-type="float" office:value="4.22784159459459" calcext:value-type="float">
            <text:p>4.22784159459459</text:p>
          </table:table-cell>
          <table:table-cell table:number-columns-repeated="4"/>
        </table:table-row>
        <table:table-row table:style-name="ro1">
          <table:table-cell office:value-type="float" office:value="0.00381995103741497" calcext:value-type="float">
            <text:p>0.00381995103741497</text:p>
          </table:table-cell>
          <table:table-cell office:value-type="float" office:value="0.00420564701351351" calcext:value-type="float">
            <text:p>0.00420564701351351</text:p>
          </table:table-cell>
          <table:table-cell office:value-type="float" office:value="71" calcext:value-type="float">
            <text:p>71</text:p>
          </table:table-cell>
          <table:table-cell table:formula="of:=[.A163]*1000" office:value-type="float" office:value="3.81995103741497" calcext:value-type="float">
            <text:p>3.81995103741497</text:p>
          </table:table-cell>
          <table:table-cell table:formula="of:=[.B163]*1000" office:value-type="float" office:value="4.20564701351351" calcext:value-type="float">
            <text:p>4.20564701351351</text:p>
          </table:table-cell>
          <table:table-cell table:number-columns-repeated="4"/>
        </table:table-row>
        <table:table-row table:style-name="ro1">
          <table:table-cell office:value-type="float" office:value="0.00377702142517007" calcext:value-type="float">
            <text:p>0.00377702142517007</text:p>
          </table:table-cell>
          <table:table-cell office:value-type="float" office:value="0.00425817560810811" calcext:value-type="float">
            <text:p>0.00425817560810811</text:p>
          </table:table-cell>
          <table:table-cell office:value-type="float" office:value="72" calcext:value-type="float">
            <text:p>72</text:p>
          </table:table-cell>
          <table:table-cell table:formula="of:=[.A164]*1000" office:value-type="float" office:value="3.77702142517007" calcext:value-type="float">
            <text:p>3.77702142517007</text:p>
          </table:table-cell>
          <table:table-cell table:formula="of:=[.B164]*1000" office:value-type="float" office:value="4.25817560810811" calcext:value-type="float">
            <text:p>4.25817560810811</text:p>
          </table:table-cell>
          <table:table-cell table:number-columns-repeated="4"/>
        </table:table-row>
        <table:table-row table:style-name="ro1">
          <table:table-cell office:value-type="float" office:value="0.00376511346598639" calcext:value-type="float">
            <text:p>0.00376511346598639</text:p>
          </table:table-cell>
          <table:table-cell office:value-type="float" office:value="0.00421592913513514" calcext:value-type="float">
            <text:p>0.00421592913513514</text:p>
          </table:table-cell>
          <table:table-cell office:value-type="float" office:value="73" calcext:value-type="float">
            <text:p>73</text:p>
          </table:table-cell>
          <table:table-cell table:formula="of:=[.A165]*1000" office:value-type="float" office:value="3.76511346598639" calcext:value-type="float">
            <text:p>3.76511346598639</text:p>
          </table:table-cell>
          <table:table-cell table:formula="of:=[.B165]*1000" office:value-type="float" office:value="4.21592913513514" calcext:value-type="float">
            <text:p>4.21592913513514</text:p>
          </table:table-cell>
          <table:table-cell table:number-columns-repeated="4"/>
        </table:table-row>
        <table:table-row table:style-name="ro1">
          <table:table-cell office:value-type="float" office:value="0.0037219416462585" calcext:value-type="float">
            <text:p>0.0037219416462585</text:p>
          </table:table-cell>
          <table:table-cell office:value-type="float" office:value="0.00436479717567567" calcext:value-type="float">
            <text:p>0.00436479717567567</text:p>
          </table:table-cell>
          <table:table-cell office:value-type="float" office:value="74" calcext:value-type="float">
            <text:p>74</text:p>
          </table:table-cell>
          <table:table-cell table:formula="of:=[.A166]*1000" office:value-type="float" office:value="3.7219416462585" calcext:value-type="float">
            <text:p>3.7219416462585</text:p>
          </table:table-cell>
          <table:table-cell table:formula="of:=[.B166]*1000" office:value-type="float" office:value="4.36479717567567" calcext:value-type="float">
            <text:p>4.36479717567567</text:p>
          </table:table-cell>
          <table:table-cell table:number-columns-repeated="4"/>
        </table:table-row>
        <table:table-row table:style-name="ro1">
          <table:table-cell office:value-type="float" office:value="0.00363856044217687" calcext:value-type="float">
            <text:p>0.00363856044217687</text:p>
          </table:table-cell>
          <table:table-cell office:value-type="float" office:value="0.00425131614864865" calcext:value-type="float">
            <text:p>0.00425131614864865</text:p>
          </table:table-cell>
          <table:table-cell office:value-type="float" office:value="75" calcext:value-type="float">
            <text:p>75</text:p>
          </table:table-cell>
          <table:table-cell table:formula="of:=[.A167]*1000" office:value-type="float" office:value="3.63856044217687" calcext:value-type="float">
            <text:p>3.63856044217687</text:p>
          </table:table-cell>
          <table:table-cell table:formula="of:=[.B167]*1000" office:value-type="float" office:value="4.25131614864865" calcext:value-type="float">
            <text:p>4.25131614864865</text:p>
          </table:table-cell>
          <table:table-cell table:number-columns-repeated="4"/>
        </table:table-row>
        <table:table-row table:style-name="ro1">
          <table:table-cell office:value-type="float" office:value="0.00358451822108844" calcext:value-type="float">
            <text:p>0.00358451822108844</text:p>
          </table:table-cell>
          <table:table-cell office:value-type="float" office:value="0.00420662262162162" calcext:value-type="float">
            <text:p>0.00420662262162162</text:p>
          </table:table-cell>
          <table:table-cell office:value-type="float" office:value="76" calcext:value-type="float">
            <text:p>76</text:p>
          </table:table-cell>
          <table:table-cell table:formula="of:=[.A168]*1000" office:value-type="float" office:value="3.58451822108844" calcext:value-type="float">
            <text:p>3.58451822108844</text:p>
          </table:table-cell>
          <table:table-cell table:formula="of:=[.B168]*1000" office:value-type="float" office:value="4.20662262162162" calcext:value-type="float">
            <text:p>4.20662262162162</text:p>
          </table:table-cell>
          <table:table-cell table:number-columns-repeated="4"/>
        </table:table-row>
        <table:table-row table:style-name="ro1">
          <table:table-cell office:value-type="float" office:value="0.00352572893877551" calcext:value-type="float">
            <text:p>0.00352572893877551</text:p>
          </table:table-cell>
          <table:table-cell office:value-type="float" office:value="0.00417637963513514" calcext:value-type="float">
            <text:p>0.00417637963513514</text:p>
          </table:table-cell>
          <table:table-cell office:value-type="float" office:value="77" calcext:value-type="float">
            <text:p>77</text:p>
          </table:table-cell>
          <table:table-cell table:formula="of:=[.A169]*1000" office:value-type="float" office:value="3.52572893877551" calcext:value-type="float">
            <text:p>3.52572893877551</text:p>
          </table:table-cell>
          <table:table-cell table:formula="of:=[.B169]*1000" office:value-type="float" office:value="4.17637963513514" calcext:value-type="float">
            <text:p>4.17637963513514</text:p>
          </table:table-cell>
          <table:table-cell table:number-columns-repeated="4"/>
        </table:table-row>
        <table:table-row table:style-name="ro1">
          <table:table-cell office:value-type="float" office:value="0.00352454213945578" calcext:value-type="float">
            <text:p>0.00352454213945578</text:p>
          </table:table-cell>
          <table:table-cell office:value-type="float" office:value="0.00418093998648648" calcext:value-type="float">
            <text:p>0.00418093998648648</text:p>
          </table:table-cell>
          <table:table-cell office:value-type="float" office:value="78" calcext:value-type="float">
            <text:p>78</text:p>
          </table:table-cell>
          <table:table-cell table:formula="of:=[.A170]*1000" office:value-type="float" office:value="3.52454213945578" calcext:value-type="float">
            <text:p>3.52454213945578</text:p>
          </table:table-cell>
          <table:table-cell table:formula="of:=[.B170]*1000" office:value-type="float" office:value="4.18093998648648" calcext:value-type="float">
            <text:p>4.18093998648648</text:p>
          </table:table-cell>
          <table:table-cell table:number-columns-repeated="4"/>
        </table:table-row>
        <table:table-row table:style-name="ro1">
          <table:table-cell office:value-type="float" office:value="0.00351564342517007" calcext:value-type="float">
            <text:p>0.00351564342517007</text:p>
          </table:table-cell>
          <table:table-cell office:value-type="float" office:value="0.00419855337837838" calcext:value-type="float">
            <text:p>0.00419855337837838</text:p>
          </table:table-cell>
          <table:table-cell office:value-type="float" office:value="79" calcext:value-type="float">
            <text:p>79</text:p>
          </table:table-cell>
          <table:table-cell table:formula="of:=[.A171]*1000" office:value-type="float" office:value="3.51564342517007" calcext:value-type="float">
            <text:p>3.51564342517007</text:p>
          </table:table-cell>
          <table:table-cell table:formula="of:=[.B171]*1000" office:value-type="float" office:value="4.19855337837838" calcext:value-type="float">
            <text:p>4.19855337837838</text:p>
          </table:table-cell>
          <table:table-cell table:number-columns-repeated="4"/>
        </table:table-row>
        <table:table-row table:style-name="ro1">
          <table:table-cell office:value-type="float" office:value="0.0034996847755102" calcext:value-type="float">
            <text:p>0.0034996847755102</text:p>
          </table:table-cell>
          <table:table-cell office:value-type="float" office:value="0.00418045948648649" calcext:value-type="float">
            <text:p>0.00418045948648649</text:p>
          </table:table-cell>
          <table:table-cell office:value-type="float" office:value="80" calcext:value-type="float">
            <text:p>80</text:p>
          </table:table-cell>
          <table:table-cell table:formula="of:=[.A172]*1000" office:value-type="float" office:value="3.4996847755102" calcext:value-type="float">
            <text:p>3.4996847755102</text:p>
          </table:table-cell>
          <table:table-cell table:formula="of:=[.B172]*1000" office:value-type="float" office:value="4.18045948648649" calcext:value-type="float">
            <text:p>4.18045948648649</text:p>
          </table:table-cell>
          <table:table-cell table:number-columns-repeated="4"/>
        </table:table-row>
        <table:table-row table:style-name="ro1">
          <table:table-cell office:value-type="float" office:value="0.00354973293877551" calcext:value-type="float">
            <text:p>0.00354973293877551</text:p>
          </table:table-cell>
          <table:table-cell office:value-type="float" office:value="0.00416671736486486" calcext:value-type="float">
            <text:p>0.00416671736486486</text:p>
          </table:table-cell>
          <table:table-cell office:value-type="float" office:value="81" calcext:value-type="float">
            <text:p>81</text:p>
          </table:table-cell>
          <table:table-cell table:formula="of:=[.A173]*1000" office:value-type="float" office:value="3.54973293877551" calcext:value-type="float">
            <text:p>3.54973293877551</text:p>
          </table:table-cell>
          <table:table-cell table:formula="of:=[.B173]*1000" office:value-type="float" office:value="4.16671736486486" calcext:value-type="float">
            <text:p>4.16671736486486</text:p>
          </table:table-cell>
          <table:table-cell table:number-columns-repeated="4"/>
        </table:table-row>
        <table:table-row table:style-name="ro1">
          <table:table-cell office:value-type="float" office:value="0.0035391789047619" calcext:value-type="float">
            <text:p>0.0035391789047619</text:p>
          </table:table-cell>
          <table:table-cell office:value-type="float" office:value="0.00406930837837838" calcext:value-type="float">
            <text:p>0.00406930837837838</text:p>
          </table:table-cell>
          <table:table-cell office:value-type="float" office:value="82" calcext:value-type="float">
            <text:p>82</text:p>
          </table:table-cell>
          <table:table-cell table:formula="of:=[.A174]*1000" office:value-type="float" office:value="3.5391789047619" calcext:value-type="float">
            <text:p>3.5391789047619</text:p>
          </table:table-cell>
          <table:table-cell table:formula="of:=[.B174]*1000" office:value-type="float" office:value="4.06930837837838" calcext:value-type="float">
            <text:p>4.06930837837838</text:p>
          </table:table-cell>
          <table:table-cell table:number-columns-repeated="4"/>
        </table:table-row>
        <table:table-row table:style-name="ro1">
          <table:table-cell office:value-type="float" office:value="0.00353073658163265" calcext:value-type="float">
            <text:p>0.00353073658163265</text:p>
          </table:table-cell>
          <table:table-cell office:value-type="float" office:value="0.00409297308108108" calcext:value-type="float">
            <text:p>0.00409297308108108</text:p>
          </table:table-cell>
          <table:table-cell office:value-type="float" office:value="83" calcext:value-type="float">
            <text:p>83</text:p>
          </table:table-cell>
          <table:table-cell table:formula="of:=[.A175]*1000" office:value-type="float" office:value="3.53073658163265" calcext:value-type="float">
            <text:p>3.53073658163265</text:p>
          </table:table-cell>
          <table:table-cell table:formula="of:=[.B175]*1000" office:value-type="float" office:value="4.09297308108108" calcext:value-type="float">
            <text:p>4.09297308108108</text:p>
          </table:table-cell>
          <table:table-cell table:number-columns-repeated="4"/>
        </table:table-row>
        <table:table-row table:style-name="ro1">
          <table:table-cell office:value-type="float" office:value="0.00352398021428571" calcext:value-type="float">
            <text:p>0.00352398021428571</text:p>
          </table:table-cell>
          <table:table-cell office:value-type="float" office:value="0.0040957265945946" calcext:value-type="float">
            <text:p>0.0040957265945946</text:p>
          </table:table-cell>
          <table:table-cell office:value-type="float" office:value="84" calcext:value-type="float">
            <text:p>84</text:p>
          </table:table-cell>
          <table:table-cell table:formula="of:=[.A176]*1000" office:value-type="float" office:value="3.52398021428571" calcext:value-type="float">
            <text:p>3.52398021428571</text:p>
          </table:table-cell>
          <table:table-cell table:formula="of:=[.B176]*1000" office:value-type="float" office:value="4.0957265945946" calcext:value-type="float">
            <text:p>4.0957265945946</text:p>
          </table:table-cell>
          <table:table-cell table:number-columns-repeated="4"/>
        </table:table-row>
        <table:table-row table:style-name="ro1">
          <table:table-cell office:value-type="float" office:value="0.00353864468027211" calcext:value-type="float">
            <text:p>0.00353864468027211</text:p>
          </table:table-cell>
          <table:table-cell office:value-type="float" office:value="0.00408359360810811" calcext:value-type="float">
            <text:p>0.00408359360810811</text:p>
          </table:table-cell>
          <table:table-cell office:value-type="float" office:value="85" calcext:value-type="float">
            <text:p>85</text:p>
          </table:table-cell>
          <table:table-cell table:formula="of:=[.A177]*1000" office:value-type="float" office:value="3.53864468027211" calcext:value-type="float">
            <text:p>3.53864468027211</text:p>
          </table:table-cell>
          <table:table-cell table:formula="of:=[.B177]*1000" office:value-type="float" office:value="4.08359360810811" calcext:value-type="float">
            <text:p>4.08359360810811</text:p>
          </table:table-cell>
          <table:table-cell table:number-columns-repeated="4"/>
        </table:table-row>
        <table:table-row table:style-name="ro1">
          <table:table-cell office:value-type="float" office:value="0.0035466364829932" calcext:value-type="float">
            <text:p>0.0035466364829932</text:p>
          </table:table-cell>
          <table:table-cell office:value-type="float" office:value="0.00397638723873874" calcext:value-type="float">
            <text:p>0.00397638723873874</text:p>
          </table:table-cell>
          <table:table-cell office:value-type="float" office:value="86" calcext:value-type="float">
            <text:p>86</text:p>
          </table:table-cell>
          <table:table-cell table:formula="of:=[.A178]*1000" office:value-type="float" office:value="3.5466364829932" calcext:value-type="float">
            <text:p>3.5466364829932</text:p>
          </table:table-cell>
          <table:table-cell table:formula="of:=[.B178]*1000" office:value-type="float" office:value="3.97638723873874" calcext:value-type="float">
            <text:p>3.97638723873874</text:p>
          </table:table-cell>
          <table:table-cell table:number-columns-repeated="4"/>
        </table:table-row>
        <table:table-row table:style-name="ro1">
          <table:table-cell office:value-type="float" office:value="0.00352783609183674" calcext:value-type="float">
            <text:p>0.00352783609183674</text:p>
          </table:table-cell>
          <table:table-cell office:value-type="float" office:value="0.00391725829279279" calcext:value-type="float">
            <text:p>0.00391725829279279</text:p>
          </table:table-cell>
          <table:table-cell office:value-type="float" office:value="87" calcext:value-type="float">
            <text:p>87</text:p>
          </table:table-cell>
          <table:table-cell table:formula="of:=[.A179]*1000" office:value-type="float" office:value="3.52783609183674" calcext:value-type="float">
            <text:p>3.52783609183674</text:p>
          </table:table-cell>
          <table:table-cell table:formula="of:=[.B179]*1000" office:value-type="float" office:value="3.91725829279279" calcext:value-type="float">
            <text:p>3.91725829279279</text:p>
          </table:table-cell>
          <table:table-cell table:number-columns-repeated="4"/>
        </table:table-row>
        <table:table-row table:style-name="ro1">
          <table:table-cell office:value-type="float" office:value="0.00362487625510204" calcext:value-type="float">
            <text:p>0.00362487625510204</text:p>
          </table:table-cell>
          <table:table-cell office:value-type="float" office:value="0.00392596201351351" calcext:value-type="float">
            <text:p>0.00392596201351351</text:p>
          </table:table-cell>
          <table:table-cell office:value-type="float" office:value="88" calcext:value-type="float">
            <text:p>88</text:p>
          </table:table-cell>
          <table:table-cell table:formula="of:=[.A180]*1000" office:value-type="float" office:value="3.62487625510204" calcext:value-type="float">
            <text:p>3.62487625510204</text:p>
          </table:table-cell>
          <table:table-cell table:formula="of:=[.B180]*1000" office:value-type="float" office:value="3.92596201351351" calcext:value-type="float">
            <text:p>3.92596201351351</text:p>
          </table:table-cell>
          <table:table-cell table:number-columns-repeated="4"/>
        </table:table-row>
        <table:table-row table:style-name="ro1">
          <table:table-cell office:value-type="float" office:value="0.00353111616326531" calcext:value-type="float">
            <text:p>0.00353111616326531</text:p>
          </table:table-cell>
          <table:table-cell office:value-type="float" office:value="0.00376698075675676" calcext:value-type="float">
            <text:p>0.00376698075675676</text:p>
          </table:table-cell>
          <table:table-cell office:value-type="float" office:value="89" calcext:value-type="float">
            <text:p>89</text:p>
          </table:table-cell>
          <table:table-cell table:formula="of:=[.A181]*1000" office:value-type="float" office:value="3.53111616326531" calcext:value-type="float">
            <text:p>3.53111616326531</text:p>
          </table:table-cell>
          <table:table-cell table:formula="of:=[.B181]*1000" office:value-type="float" office:value="3.76698075675676" calcext:value-type="float">
            <text:p>3.76698075675676</text:p>
          </table:table-cell>
          <table:table-cell table:number-columns-repeated="4"/>
        </table:table-row>
        <table:table-row table:style-name="ro1">
          <table:table-cell office:value-type="float" office:value="0.0034920102244898" calcext:value-type="float">
            <text:p>0.0034920102244898</text:p>
          </table:table-cell>
          <table:table-cell office:value-type="float" office:value="0.00362157735135135" calcext:value-type="float">
            <text:p>0.00362157735135135</text:p>
          </table:table-cell>
          <table:table-cell office:value-type="float" office:value="90" calcext:value-type="float">
            <text:p>90</text:p>
          </table:table-cell>
          <table:table-cell table:formula="of:=[.A182]*1000" office:value-type="float" office:value="3.4920102244898" calcext:value-type="float">
            <text:p>3.4920102244898</text:p>
          </table:table-cell>
          <table:table-cell table:formula="of:=[.B182]*1000" office:value-type="float" office:value="3.62157735135135" calcext:value-type="float">
            <text:p>3.62157735135135</text:p>
          </table:table-cell>
          <table:table-cell table:number-columns-repeated="4"/>
        </table:table-row>
      </table:table>
      <table:table table:name="zsG" table:style-name="ta1">
        <table:table-column table:style-name="co1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bx5-CreERT2/+</text:p>
          </table:table-cell>
          <table:table-cell office:value-type="string" calcext:value-type="string">
            <text:p>Tbx5-CreERT2/fl</text:p>
          </table:table-cell>
          <table:table-cell/>
        </table:table-row>
        <table:table-row table:style-name="ro1">
          <table:table-cell office:value-type="float" office:value="0.00406107615666667" calcext:value-type="float">
            <text:p>0.00406107615666667</text:p>
          </table:table-cell>
          <table:table-cell office:value-type="float" office:value="0.00418640964864865" calcext:value-type="float">
            <text:p>0.00418640964864865</text:p>
          </table:table-cell>
          <table:table-cell office:value-type="float" office:value="-90" calcext:value-type="float">
            <text:p>-90</text:p>
          </table:table-cell>
          <table:table-cell table:formula="of:=[.A2]*1000" office:value-type="float" office:value="4.06107615666667" calcext:value-type="float">
            <text:p>4.06107615666667</text:p>
          </table:table-cell>
          <table:table-cell table:formula="of:=[.B2]*1000" office:value-type="float" office:value="4.18640964864865" calcext:value-type="float">
            <text:p>4.18640964864865</text:p>
          </table:table-cell>
          <table:table-cell/>
        </table:table-row>
        <table:table-row table:style-name="ro1">
          <table:table-cell office:value-type="float" office:value="0.00409467036666667" calcext:value-type="float">
            <text:p>0.00409467036666667</text:p>
          </table:table-cell>
          <table:table-cell office:value-type="float" office:value="0.00430668398648648" calcext:value-type="float">
            <text:p>0.00430668398648648</text:p>
          </table:table-cell>
          <table:table-cell office:value-type="float" office:value="-89" calcext:value-type="float">
            <text:p>-89</text:p>
          </table:table-cell>
          <table:table-cell table:formula="of:=[.A3]*1000" office:value-type="float" office:value="4.09467036666667" calcext:value-type="float">
            <text:p>4.09467036666667</text:p>
          </table:table-cell>
          <table:table-cell table:formula="of:=[.B3]*1000" office:value-type="float" office:value="4.30668398648648" calcext:value-type="float">
            <text:p>4.30668398648648</text:p>
          </table:table-cell>
          <table:table-cell/>
        </table:table-row>
        <table:table-row table:style-name="ro1">
          <table:table-cell office:value-type="float" office:value="0.00414729376" calcext:value-type="float">
            <text:p>0.00414729376</text:p>
          </table:table-cell>
          <table:table-cell office:value-type="float" office:value="0.00429918286486486" calcext:value-type="float">
            <text:p>0.00429918286486486</text:p>
          </table:table-cell>
          <table:table-cell office:value-type="float" office:value="-88" calcext:value-type="float">
            <text:p>-88</text:p>
          </table:table-cell>
          <table:table-cell table:formula="of:=[.A4]*1000" office:value-type="float" office:value="4.14729376" calcext:value-type="float">
            <text:p>4.14729376</text:p>
          </table:table-cell>
          <table:table-cell table:formula="of:=[.B4]*1000" office:value-type="float" office:value="4.29918286486486" calcext:value-type="float">
            <text:p>4.29918286486486</text:p>
          </table:table-cell>
          <table:table-cell>
            <draw:frame draw:z-index="0" draw:style-name="gr1" draw:text-style-name="P1" svg:width="6.139in" svg:height="2.9067in" svg:x="0.672in" svg:y="0.1362in">
              <draw:object draw:notify-on-update-of-ranges="zsG.C2:zsG.C182 zsG.D1:zsG.D1 zsG.D2:zsG.D182 zsG.E1:zsG.E1 zsG.E2:zsG.E18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0412815487" calcext:value-type="float">
            <text:p>0.00412815487</text:p>
          </table:table-cell>
          <table:table-cell office:value-type="float" office:value="0.00436794695945946" calcext:value-type="float">
            <text:p>0.00436794695945946</text:p>
          </table:table-cell>
          <table:table-cell office:value-type="float" office:value="-87" calcext:value-type="float">
            <text:p>-87</text:p>
          </table:table-cell>
          <table:table-cell table:formula="of:=[.A5]*1000" office:value-type="float" office:value="4.12815487" calcext:value-type="float">
            <text:p>4.12815487</text:p>
          </table:table-cell>
          <table:table-cell table:formula="of:=[.B5]*1000" office:value-type="float" office:value="4.36794695945946" calcext:value-type="float">
            <text:p>4.36794695945946</text:p>
          </table:table-cell>
          <table:table-cell/>
        </table:table-row>
        <table:table-row table:style-name="ro1">
          <table:table-cell office:value-type="float" office:value="0.00415221356333333" calcext:value-type="float">
            <text:p>0.00415221356333333</text:p>
          </table:table-cell>
          <table:table-cell office:value-type="float" office:value="0.00438991785135135" calcext:value-type="float">
            <text:p>0.00438991785135135</text:p>
          </table:table-cell>
          <table:table-cell office:value-type="float" office:value="-86" calcext:value-type="float">
            <text:p>-86</text:p>
          </table:table-cell>
          <table:table-cell table:formula="of:=[.A6]*1000" office:value-type="float" office:value="4.15221356333333" calcext:value-type="float">
            <text:p>4.15221356333333</text:p>
          </table:table-cell>
          <table:table-cell table:formula="of:=[.B6]*1000" office:value-type="float" office:value="4.38991785135135" calcext:value-type="float">
            <text:p>4.38991785135135</text:p>
          </table:table-cell>
          <table:table-cell/>
        </table:table-row>
        <table:table-row table:style-name="ro1">
          <table:table-cell office:value-type="float" office:value="0.00416280378333333" calcext:value-type="float">
            <text:p>0.00416280378333333</text:p>
          </table:table-cell>
          <table:table-cell office:value-type="float" office:value="0.00442374718918919" calcext:value-type="float">
            <text:p>0.00442374718918919</text:p>
          </table:table-cell>
          <table:table-cell office:value-type="float" office:value="-85" calcext:value-type="float">
            <text:p>-85</text:p>
          </table:table-cell>
          <table:table-cell table:formula="of:=[.A7]*1000" office:value-type="float" office:value="4.16280378333333" calcext:value-type="float">
            <text:p>4.16280378333333</text:p>
          </table:table-cell>
          <table:table-cell table:formula="of:=[.B7]*1000" office:value-type="float" office:value="4.42374718918919" calcext:value-type="float">
            <text:p>4.42374718918919</text:p>
          </table:table-cell>
          <table:table-cell/>
        </table:table-row>
        <table:table-row table:style-name="ro1">
          <table:table-cell office:value-type="float" office:value="0.00416263379666667" calcext:value-type="float">
            <text:p>0.00416263379666667</text:p>
          </table:table-cell>
          <table:table-cell office:value-type="float" office:value="0.00441918206756757" calcext:value-type="float">
            <text:p>0.00441918206756757</text:p>
          </table:table-cell>
          <table:table-cell office:value-type="float" office:value="-84" calcext:value-type="float">
            <text:p>-84</text:p>
          </table:table-cell>
          <table:table-cell table:formula="of:=[.A8]*1000" office:value-type="float" office:value="4.16263379666667" calcext:value-type="float">
            <text:p>4.16263379666667</text:p>
          </table:table-cell>
          <table:table-cell table:formula="of:=[.B8]*1000" office:value-type="float" office:value="4.41918206756757" calcext:value-type="float">
            <text:p>4.41918206756757</text:p>
          </table:table-cell>
          <table:table-cell/>
        </table:table-row>
        <table:table-row table:style-name="ro1">
          <table:table-cell office:value-type="float" office:value="0.00414560235" calcext:value-type="float">
            <text:p>0.00414560235</text:p>
          </table:table-cell>
          <table:table-cell office:value-type="float" office:value="0.00439909777027027" calcext:value-type="float">
            <text:p>0.00439909777027027</text:p>
          </table:table-cell>
          <table:table-cell office:value-type="float" office:value="-83" calcext:value-type="float">
            <text:p>-83</text:p>
          </table:table-cell>
          <table:table-cell table:formula="of:=[.A9]*1000" office:value-type="float" office:value="4.14560235" calcext:value-type="float">
            <text:p>4.14560235</text:p>
          </table:table-cell>
          <table:table-cell table:formula="of:=[.B9]*1000" office:value-type="float" office:value="4.39909777027027" calcext:value-type="float">
            <text:p>4.39909777027027</text:p>
          </table:table-cell>
          <table:table-cell/>
        </table:table-row>
        <table:table-row table:style-name="ro1">
          <table:table-cell office:value-type="float" office:value="0.00412274924333333" calcext:value-type="float">
            <text:p>0.00412274924333333</text:p>
          </table:table-cell>
          <table:table-cell office:value-type="float" office:value="0.00446969905405405" calcext:value-type="float">
            <text:p>0.00446969905405405</text:p>
          </table:table-cell>
          <table:table-cell office:value-type="float" office:value="-82" calcext:value-type="float">
            <text:p>-82</text:p>
          </table:table-cell>
          <table:table-cell table:formula="of:=[.A10]*1000" office:value-type="float" office:value="4.12274924333333" calcext:value-type="float">
            <text:p>4.12274924333333</text:p>
          </table:table-cell>
          <table:table-cell table:formula="of:=[.B10]*1000" office:value-type="float" office:value="4.46969905405405" calcext:value-type="float">
            <text:p>4.46969905405405</text:p>
          </table:table-cell>
          <table:table-cell/>
        </table:table-row>
        <table:table-row table:style-name="ro1">
          <table:table-cell office:value-type="float" office:value="0.00412132005666667" calcext:value-type="float">
            <text:p>0.00412132005666667</text:p>
          </table:table-cell>
          <table:table-cell office:value-type="float" office:value="0.00443764215315315" calcext:value-type="float">
            <text:p>0.00443764215315315</text:p>
          </table:table-cell>
          <table:table-cell office:value-type="float" office:value="-81" calcext:value-type="float">
            <text:p>-81</text:p>
          </table:table-cell>
          <table:table-cell table:formula="of:=[.A11]*1000" office:value-type="float" office:value="4.12132005666667" calcext:value-type="float">
            <text:p>4.12132005666667</text:p>
          </table:table-cell>
          <table:table-cell table:formula="of:=[.B11]*1000" office:value-type="float" office:value="4.43764215315315" calcext:value-type="float">
            <text:p>4.43764215315315</text:p>
          </table:table-cell>
          <table:table-cell/>
        </table:table-row>
        <table:table-row table:style-name="ro1">
          <table:table-cell office:value-type="float" office:value="0.00412378303333333" calcext:value-type="float">
            <text:p>0.00412378303333333</text:p>
          </table:table-cell>
          <table:table-cell office:value-type="float" office:value="0.0044767550045045" calcext:value-type="float">
            <text:p>0.0044767550045045</text:p>
          </table:table-cell>
          <table:table-cell office:value-type="float" office:value="-80" calcext:value-type="float">
            <text:p>-80</text:p>
          </table:table-cell>
          <table:table-cell table:formula="of:=[.A12]*1000" office:value-type="float" office:value="4.12378303333333" calcext:value-type="float">
            <text:p>4.12378303333333</text:p>
          </table:table-cell>
          <table:table-cell table:formula="of:=[.B12]*1000" office:value-type="float" office:value="4.4767550045045" calcext:value-type="float">
            <text:p>4.4767550045045</text:p>
          </table:table-cell>
          <table:table-cell/>
        </table:table-row>
        <table:table-row table:style-name="ro1">
          <table:table-cell office:value-type="float" office:value="0.00416175248333333" calcext:value-type="float">
            <text:p>0.00416175248333333</text:p>
          </table:table-cell>
          <table:table-cell office:value-type="float" office:value="0.00451653764864865" calcext:value-type="float">
            <text:p>0.00451653764864865</text:p>
          </table:table-cell>
          <table:table-cell office:value-type="float" office:value="-79" calcext:value-type="float">
            <text:p>-79</text:p>
          </table:table-cell>
          <table:table-cell table:formula="of:=[.A13]*1000" office:value-type="float" office:value="4.16175248333333" calcext:value-type="float">
            <text:p>4.16175248333333</text:p>
          </table:table-cell>
          <table:table-cell table:formula="of:=[.B13]*1000" office:value-type="float" office:value="4.51653764864865" calcext:value-type="float">
            <text:p>4.51653764864865</text:p>
          </table:table-cell>
          <table:table-cell/>
        </table:table-row>
        <table:table-row table:style-name="ro1">
          <table:table-cell office:value-type="float" office:value="0.00413607046" calcext:value-type="float">
            <text:p>0.00413607046</text:p>
          </table:table-cell>
          <table:table-cell office:value-type="float" office:value="0.00460343205405405" calcext:value-type="float">
            <text:p>0.00460343205405405</text:p>
          </table:table-cell>
          <table:table-cell office:value-type="float" office:value="-78" calcext:value-type="float">
            <text:p>-78</text:p>
          </table:table-cell>
          <table:table-cell table:formula="of:=[.A14]*1000" office:value-type="float" office:value="4.13607046" calcext:value-type="float">
            <text:p>4.13607046</text:p>
          </table:table-cell>
          <table:table-cell table:formula="of:=[.B14]*1000" office:value-type="float" office:value="4.60343205405405" calcext:value-type="float">
            <text:p>4.60343205405405</text:p>
          </table:table-cell>
          <table:table-cell/>
        </table:table-row>
        <table:table-row table:style-name="ro1">
          <table:table-cell office:value-type="float" office:value="0.00417738203" calcext:value-type="float">
            <text:p>0.00417738203</text:p>
          </table:table-cell>
          <table:table-cell office:value-type="float" office:value="0.00458903801351351" calcext:value-type="float">
            <text:p>0.00458903801351351</text:p>
          </table:table-cell>
          <table:table-cell office:value-type="float" office:value="-77" calcext:value-type="float">
            <text:p>-77</text:p>
          </table:table-cell>
          <table:table-cell table:formula="of:=[.A15]*1000" office:value-type="float" office:value="4.17738203" calcext:value-type="float">
            <text:p>4.17738203</text:p>
          </table:table-cell>
          <table:table-cell table:formula="of:=[.B15]*1000" office:value-type="float" office:value="4.58903801351351" calcext:value-type="float">
            <text:p>4.58903801351351</text:p>
          </table:table-cell>
          <table:table-cell/>
        </table:table-row>
        <table:table-row table:style-name="ro1">
          <table:table-cell office:value-type="float" office:value="0.00420964659666667" calcext:value-type="float">
            <text:p>0.00420964659666667</text:p>
          </table:table-cell>
          <table:table-cell office:value-type="float" office:value="0.00462249763513513" calcext:value-type="float">
            <text:p>0.00462249763513513</text:p>
          </table:table-cell>
          <table:table-cell office:value-type="float" office:value="-76" calcext:value-type="float">
            <text:p>-76</text:p>
          </table:table-cell>
          <table:table-cell table:formula="of:=[.A16]*1000" office:value-type="float" office:value="4.20964659666667" calcext:value-type="float">
            <text:p>4.20964659666667</text:p>
          </table:table-cell>
          <table:table-cell table:formula="of:=[.B16]*1000" office:value-type="float" office:value="4.62249763513513" calcext:value-type="float">
            <text:p>4.62249763513513</text:p>
          </table:table-cell>
          <table:table-cell/>
        </table:table-row>
        <table:table-row table:style-name="ro1">
          <table:table-cell office:value-type="float" office:value="0.00424366071666667" calcext:value-type="float">
            <text:p>0.00424366071666667</text:p>
          </table:table-cell>
          <table:table-cell office:value-type="float" office:value="0.00469815044594595" calcext:value-type="float">
            <text:p>0.00469815044594595</text:p>
          </table:table-cell>
          <table:table-cell office:value-type="float" office:value="-75" calcext:value-type="float">
            <text:p>-75</text:p>
          </table:table-cell>
          <table:table-cell table:formula="of:=[.A17]*1000" office:value-type="float" office:value="4.24366071666667" calcext:value-type="float">
            <text:p>4.24366071666667</text:p>
          </table:table-cell>
          <table:table-cell table:formula="of:=[.B17]*1000" office:value-type="float" office:value="4.69815044594595" calcext:value-type="float">
            <text:p>4.69815044594595</text:p>
          </table:table-cell>
          <table:table-cell/>
        </table:table-row>
        <table:table-row table:style-name="ro1">
          <table:table-cell office:value-type="float" office:value="0.00425574468" calcext:value-type="float">
            <text:p>0.00425574468</text:p>
          </table:table-cell>
          <table:table-cell office:value-type="float" office:value="0.00468149660810811" calcext:value-type="float">
            <text:p>0.00468149660810811</text:p>
          </table:table-cell>
          <table:table-cell office:value-type="float" office:value="-74" calcext:value-type="float">
            <text:p>-74</text:p>
          </table:table-cell>
          <table:table-cell table:formula="of:=[.A18]*1000" office:value-type="float" office:value="4.25574468" calcext:value-type="float">
            <text:p>4.25574468</text:p>
          </table:table-cell>
          <table:table-cell table:formula="of:=[.B18]*1000" office:value-type="float" office:value="4.68149660810811" calcext:value-type="float">
            <text:p>4.68149660810811</text:p>
          </table:table-cell>
          <table:table-cell/>
        </table:table-row>
        <table:table-row table:style-name="ro1">
          <table:table-cell office:value-type="float" office:value="0.00432119429" calcext:value-type="float">
            <text:p>0.00432119429</text:p>
          </table:table-cell>
          <table:table-cell office:value-type="float" office:value="0.00467779858108108" calcext:value-type="float">
            <text:p>0.00467779858108108</text:p>
          </table:table-cell>
          <table:table-cell office:value-type="float" office:value="-73" calcext:value-type="float">
            <text:p>-73</text:p>
          </table:table-cell>
          <table:table-cell table:formula="of:=[.A19]*1000" office:value-type="float" office:value="4.32119429" calcext:value-type="float">
            <text:p>4.32119429</text:p>
          </table:table-cell>
          <table:table-cell table:formula="of:=[.B19]*1000" office:value-type="float" office:value="4.67779858108108" calcext:value-type="float">
            <text:p>4.67779858108108</text:p>
          </table:table-cell>
          <table:table-cell/>
        </table:table-row>
        <table:table-row table:style-name="ro1">
          <table:table-cell office:value-type="float" office:value="0.00430205901" calcext:value-type="float">
            <text:p>0.00430205901</text:p>
          </table:table-cell>
          <table:table-cell office:value-type="float" office:value="0.00463825817567568" calcext:value-type="float">
            <text:p>0.00463825817567568</text:p>
          </table:table-cell>
          <table:table-cell office:value-type="float" office:value="-72" calcext:value-type="float">
            <text:p>-72</text:p>
          </table:table-cell>
          <table:table-cell table:formula="of:=[.A20]*1000" office:value-type="float" office:value="4.30205901" calcext:value-type="float">
            <text:p>4.30205901</text:p>
          </table:table-cell>
          <table:table-cell table:formula="of:=[.B20]*1000" office:value-type="float" office:value="4.63825817567568" calcext:value-type="float">
            <text:p>4.63825817567568</text:p>
          </table:table-cell>
          <table:table-cell/>
        </table:table-row>
        <table:table-row table:style-name="ro1">
          <table:table-cell office:value-type="float" office:value="0.00429749406" calcext:value-type="float">
            <text:p>0.00429749406</text:p>
          </table:table-cell>
          <table:table-cell office:value-type="float" office:value="0.00460899193243243" calcext:value-type="float">
            <text:p>0.00460899193243243</text:p>
          </table:table-cell>
          <table:table-cell office:value-type="float" office:value="-71" calcext:value-type="float">
            <text:p>-71</text:p>
          </table:table-cell>
          <table:table-cell table:formula="of:=[.A21]*1000" office:value-type="float" office:value="4.29749406" calcext:value-type="float">
            <text:p>4.29749406</text:p>
          </table:table-cell>
          <table:table-cell table:formula="of:=[.B21]*1000" office:value-type="float" office:value="4.60899193243243" calcext:value-type="float">
            <text:p>4.60899193243243</text:p>
          </table:table-cell>
          <table:table-cell/>
        </table:table-row>
        <table:table-row table:style-name="ro1">
          <table:table-cell office:value-type="float" office:value="0.00432927573" calcext:value-type="float">
            <text:p>0.00432927573</text:p>
          </table:table-cell>
          <table:table-cell office:value-type="float" office:value="0.00462936395945946" calcext:value-type="float">
            <text:p>0.00462936395945946</text:p>
          </table:table-cell>
          <table:table-cell office:value-type="float" office:value="-70" calcext:value-type="float">
            <text:p>-70</text:p>
          </table:table-cell>
          <table:table-cell table:formula="of:=[.A22]*1000" office:value-type="float" office:value="4.32927573" calcext:value-type="float">
            <text:p>4.32927573</text:p>
          </table:table-cell>
          <table:table-cell table:formula="of:=[.B22]*1000" office:value-type="float" office:value="4.62936395945946" calcext:value-type="float">
            <text:p>4.62936395945946</text:p>
          </table:table-cell>
          <table:table-cell/>
        </table:table-row>
        <table:table-row table:style-name="ro1">
          <table:table-cell office:value-type="float" office:value="0.00435128597" calcext:value-type="float">
            <text:p>0.00435128597</text:p>
          </table:table-cell>
          <table:table-cell office:value-type="float" office:value="0.00464521054054054" calcext:value-type="float">
            <text:p>0.00464521054054054</text:p>
          </table:table-cell>
          <table:table-cell office:value-type="float" office:value="-69" calcext:value-type="float">
            <text:p>-69</text:p>
          </table:table-cell>
          <table:table-cell table:formula="of:=[.A23]*1000" office:value-type="float" office:value="4.35128597" calcext:value-type="float">
            <text:p>4.35128597</text:p>
          </table:table-cell>
          <table:table-cell table:formula="of:=[.B23]*1000" office:value-type="float" office:value="4.64521054054054" calcext:value-type="float">
            <text:p>4.64521054054054</text:p>
          </table:table-cell>
          <table:table-cell/>
        </table:table-row>
        <table:table-row table:style-name="ro1">
          <table:table-cell office:value-type="float" office:value="0.00435110967" calcext:value-type="float">
            <text:p>0.00435110967</text:p>
          </table:table-cell>
          <table:table-cell office:value-type="float" office:value="0.00475489177027027" calcext:value-type="float">
            <text:p>0.00475489177027027</text:p>
          </table:table-cell>
          <table:table-cell office:value-type="float" office:value="-68" calcext:value-type="float">
            <text:p>-68</text:p>
          </table:table-cell>
          <table:table-cell table:formula="of:=[.A24]*1000" office:value-type="float" office:value="4.35110967" calcext:value-type="float">
            <text:p>4.35110967</text:p>
          </table:table-cell>
          <table:table-cell table:formula="of:=[.B24]*1000" office:value-type="float" office:value="4.75489177027027" calcext:value-type="float">
            <text:p>4.75489177027027</text:p>
          </table:table-cell>
          <table:table-cell/>
        </table:table-row>
        <table:table-row table:style-name="ro1">
          <table:table-cell office:value-type="float" office:value="0.00434417208" calcext:value-type="float">
            <text:p>0.00434417208</text:p>
          </table:table-cell>
          <table:table-cell office:value-type="float" office:value="0.00478586871621622" calcext:value-type="float">
            <text:p>0.00478586871621622</text:p>
          </table:table-cell>
          <table:table-cell office:value-type="float" office:value="-67" calcext:value-type="float">
            <text:p>-67</text:p>
          </table:table-cell>
          <table:table-cell table:formula="of:=[.A25]*1000" office:value-type="float" office:value="4.34417208" calcext:value-type="float">
            <text:p>4.34417208</text:p>
          </table:table-cell>
          <table:table-cell table:formula="of:=[.B25]*1000" office:value-type="float" office:value="4.78586871621622" calcext:value-type="float">
            <text:p>4.78586871621622</text:p>
          </table:table-cell>
          <table:table-cell/>
        </table:table-row>
        <table:table-row table:style-name="ro1">
          <table:table-cell office:value-type="float" office:value="0.00433904345" calcext:value-type="float">
            <text:p>0.00433904345</text:p>
          </table:table-cell>
          <table:table-cell office:value-type="float" office:value="0.0047601645945946" calcext:value-type="float">
            <text:p>0.0047601645945946</text:p>
          </table:table-cell>
          <table:table-cell office:value-type="float" office:value="-66" calcext:value-type="float">
            <text:p>-66</text:p>
          </table:table-cell>
          <table:table-cell table:formula="of:=[.A26]*1000" office:value-type="float" office:value="4.33904345" calcext:value-type="float">
            <text:p>4.33904345</text:p>
          </table:table-cell>
          <table:table-cell table:formula="of:=[.B26]*1000" office:value-type="float" office:value="4.7601645945946" calcext:value-type="float">
            <text:p>4.7601645945946</text:p>
          </table:table-cell>
          <table:table-cell/>
        </table:table-row>
        <table:table-row table:style-name="ro1">
          <table:table-cell office:value-type="float" office:value="0.00430879025666667" calcext:value-type="float">
            <text:p>0.00430879025666667</text:p>
          </table:table-cell>
          <table:table-cell office:value-type="float" office:value="0.00473917722972973" calcext:value-type="float">
            <text:p>0.00473917722972973</text:p>
          </table:table-cell>
          <table:table-cell office:value-type="float" office:value="-65" calcext:value-type="float">
            <text:p>-65</text:p>
          </table:table-cell>
          <table:table-cell table:formula="of:=[.A27]*1000" office:value-type="float" office:value="4.30879025666667" calcext:value-type="float">
            <text:p>4.30879025666667</text:p>
          </table:table-cell>
          <table:table-cell table:formula="of:=[.B27]*1000" office:value-type="float" office:value="4.73917722972973" calcext:value-type="float">
            <text:p>4.73917722972973</text:p>
          </table:table-cell>
          <table:table-cell/>
        </table:table-row>
        <table:table-row table:style-name="ro1">
          <table:table-cell office:value-type="float" office:value="0.0043336967" calcext:value-type="float">
            <text:p>0.0043336967</text:p>
          </table:table-cell>
          <table:table-cell office:value-type="float" office:value="0.00478808241891892" calcext:value-type="float">
            <text:p>0.00478808241891892</text:p>
          </table:table-cell>
          <table:table-cell office:value-type="float" office:value="-64" calcext:value-type="float">
            <text:p>-64</text:p>
          </table:table-cell>
          <table:table-cell table:formula="of:=[.A28]*1000" office:value-type="float" office:value="4.3336967" calcext:value-type="float">
            <text:p>4.3336967</text:p>
          </table:table-cell>
          <table:table-cell table:formula="of:=[.B28]*1000" office:value-type="float" office:value="4.78808241891892" calcext:value-type="float">
            <text:p>4.78808241891892</text:p>
          </table:table-cell>
          <table:table-cell/>
        </table:table-row>
        <table:table-row table:style-name="ro1">
          <table:table-cell office:value-type="float" office:value="0.00434397" calcext:value-type="float">
            <text:p>0.00434397</text:p>
          </table:table-cell>
          <table:table-cell office:value-type="float" office:value="0.00479676909459459" calcext:value-type="float">
            <text:p>0.00479676909459459</text:p>
          </table:table-cell>
          <table:table-cell office:value-type="float" office:value="-63" calcext:value-type="float">
            <text:p>-63</text:p>
          </table:table-cell>
          <table:table-cell table:formula="of:=[.A29]*1000" office:value-type="float" office:value="4.34397" calcext:value-type="float">
            <text:p>4.34397</text:p>
          </table:table-cell>
          <table:table-cell table:formula="of:=[.B29]*1000" office:value-type="float" office:value="4.79676909459459" calcext:value-type="float">
            <text:p>4.79676909459459</text:p>
          </table:table-cell>
          <table:table-cell/>
        </table:table-row>
        <table:table-row table:style-name="ro1">
          <table:table-cell office:value-type="float" office:value="0.00437120795333333" calcext:value-type="float">
            <text:p>0.00437120795333333</text:p>
          </table:table-cell>
          <table:table-cell office:value-type="float" office:value="0.00491338490540541" calcext:value-type="float">
            <text:p>0.00491338490540541</text:p>
          </table:table-cell>
          <table:table-cell office:value-type="float" office:value="-62" calcext:value-type="float">
            <text:p>-62</text:p>
          </table:table-cell>
          <table:table-cell table:formula="of:=[.A30]*1000" office:value-type="float" office:value="4.37120795333333" calcext:value-type="float">
            <text:p>4.37120795333333</text:p>
          </table:table-cell>
          <table:table-cell table:formula="of:=[.B30]*1000" office:value-type="float" office:value="4.91338490540541" calcext:value-type="float">
            <text:p>4.91338490540541</text:p>
          </table:table-cell>
          <table:table-cell/>
        </table:table-row>
        <table:table-row table:style-name="ro1">
          <table:table-cell office:value-type="float" office:value="0.00443160464" calcext:value-type="float">
            <text:p>0.00443160464</text:p>
          </table:table-cell>
          <table:table-cell office:value-type="float" office:value="0.00493591787837838" calcext:value-type="float">
            <text:p>0.00493591787837838</text:p>
          </table:table-cell>
          <table:table-cell office:value-type="float" office:value="-61" calcext:value-type="float">
            <text:p>-61</text:p>
          </table:table-cell>
          <table:table-cell table:formula="of:=[.A31]*1000" office:value-type="float" office:value="4.43160464" calcext:value-type="float">
            <text:p>4.43160464</text:p>
          </table:table-cell>
          <table:table-cell table:formula="of:=[.B31]*1000" office:value-type="float" office:value="4.93591787837838" calcext:value-type="float">
            <text:p>4.93591787837838</text:p>
          </table:table-cell>
          <table:table-cell/>
        </table:table-row>
        <table:table-row table:style-name="ro1">
          <table:table-cell office:value-type="float" office:value="0.0044667306" calcext:value-type="float">
            <text:p>0.0044667306</text:p>
          </table:table-cell>
          <table:table-cell office:value-type="float" office:value="0.00499334531081081" calcext:value-type="float">
            <text:p>0.00499334531081081</text:p>
          </table:table-cell>
          <table:table-cell office:value-type="float" office:value="-60" calcext:value-type="float">
            <text:p>-60</text:p>
          </table:table-cell>
          <table:table-cell table:formula="of:=[.A32]*1000" office:value-type="float" office:value="4.4667306" calcext:value-type="float">
            <text:p>4.4667306</text:p>
          </table:table-cell>
          <table:table-cell table:formula="of:=[.B32]*1000" office:value-type="float" office:value="4.99334531081081" calcext:value-type="float">
            <text:p>4.99334531081081</text:p>
          </table:table-cell>
          <table:table-cell/>
        </table:table-row>
        <table:table-row table:style-name="ro1">
          <table:table-cell office:value-type="float" office:value="0.0044286208" calcext:value-type="float">
            <text:p>0.0044286208</text:p>
          </table:table-cell>
          <table:table-cell office:value-type="float" office:value="0.00504554695945946" calcext:value-type="float">
            <text:p>0.00504554695945946</text:p>
          </table:table-cell>
          <table:table-cell office:value-type="float" office:value="-59" calcext:value-type="float">
            <text:p>-59</text:p>
          </table:table-cell>
          <table:table-cell table:formula="of:=[.A33]*1000" office:value-type="float" office:value="4.4286208" calcext:value-type="float">
            <text:p>4.4286208</text:p>
          </table:table-cell>
          <table:table-cell table:formula="of:=[.B33]*1000" office:value-type="float" office:value="5.04554695945946" calcext:value-type="float">
            <text:p>5.04554695945946</text:p>
          </table:table-cell>
          <table:table-cell/>
        </table:table-row>
        <table:table-row table:style-name="ro1">
          <table:table-cell office:value-type="float" office:value="0.00444296348333333" calcext:value-type="float">
            <text:p>0.00444296348333333</text:p>
          </table:table-cell>
          <table:table-cell office:value-type="float" office:value="0.00499151802252252" calcext:value-type="float">
            <text:p>0.00499151802252252</text:p>
          </table:table-cell>
          <table:table-cell office:value-type="float" office:value="-58" calcext:value-type="float">
            <text:p>-58</text:p>
          </table:table-cell>
          <table:table-cell table:formula="of:=[.A34]*1000" office:value-type="float" office:value="4.44296348333333" calcext:value-type="float">
            <text:p>4.44296348333333</text:p>
          </table:table-cell>
          <table:table-cell table:formula="of:=[.B34]*1000" office:value-type="float" office:value="4.99151802252252" calcext:value-type="float">
            <text:p>4.99151802252252</text:p>
          </table:table-cell>
          <table:table-cell/>
        </table:table-row>
        <table:table-row table:style-name="ro1">
          <table:table-cell office:value-type="float" office:value="0.00447647579666667" calcext:value-type="float">
            <text:p>0.00447647579666667</text:p>
          </table:table-cell>
          <table:table-cell office:value-type="float" office:value="0.00495353487387387" calcext:value-type="float">
            <text:p>0.00495353487387387</text:p>
          </table:table-cell>
          <table:table-cell office:value-type="float" office:value="-57" calcext:value-type="float">
            <text:p>-57</text:p>
          </table:table-cell>
          <table:table-cell table:formula="of:=[.A35]*1000" office:value-type="float" office:value="4.47647579666667" calcext:value-type="float">
            <text:p>4.47647579666667</text:p>
          </table:table-cell>
          <table:table-cell table:formula="of:=[.B35]*1000" office:value-type="float" office:value="4.95353487387387" calcext:value-type="float">
            <text:p>4.95353487387387</text:p>
          </table:table-cell>
          <table:table-cell/>
        </table:table-row>
        <table:table-row table:style-name="ro1">
          <table:table-cell office:value-type="float" office:value="0.00448965157333333" calcext:value-type="float">
            <text:p>0.00448965157333333</text:p>
          </table:table-cell>
          <table:table-cell office:value-type="float" office:value="0.00497149986486487" calcext:value-type="float">
            <text:p>0.00497149986486487</text:p>
          </table:table-cell>
          <table:table-cell office:value-type="float" office:value="-56" calcext:value-type="float">
            <text:p>-56</text:p>
          </table:table-cell>
          <table:table-cell table:formula="of:=[.A36]*1000" office:value-type="float" office:value="4.48965157333333" calcext:value-type="float">
            <text:p>4.48965157333333</text:p>
          </table:table-cell>
          <table:table-cell table:formula="of:=[.B36]*1000" office:value-type="float" office:value="4.97149986486487" calcext:value-type="float">
            <text:p>4.97149986486487</text:p>
          </table:table-cell>
          <table:table-cell/>
        </table:table-row>
        <table:table-row table:style-name="ro1">
          <table:table-cell office:value-type="float" office:value="0.00453949457" calcext:value-type="float">
            <text:p>0.00453949457</text:p>
          </table:table-cell>
          <table:table-cell office:value-type="float" office:value="0.0050402579954955" calcext:value-type="float">
            <text:p>0.0050402579954955</text:p>
          </table:table-cell>
          <table:table-cell office:value-type="float" office:value="-55" calcext:value-type="float">
            <text:p>-55</text:p>
          </table:table-cell>
          <table:table-cell table:formula="of:=[.A37]*1000" office:value-type="float" office:value="4.53949457" calcext:value-type="float">
            <text:p>4.53949457</text:p>
          </table:table-cell>
          <table:table-cell table:formula="of:=[.B37]*1000" office:value-type="float" office:value="5.0402579954955" calcext:value-type="float">
            <text:p>5.0402579954955</text:p>
          </table:table-cell>
          <table:table-cell/>
        </table:table-row>
        <table:table-row table:style-name="ro1">
          <table:table-cell office:value-type="float" office:value="0.00460457259666667" calcext:value-type="float">
            <text:p>0.00460457259666667</text:p>
          </table:table-cell>
          <table:table-cell office:value-type="float" office:value="0.00502649334684685" calcext:value-type="float">
            <text:p>0.00502649334684685</text:p>
          </table:table-cell>
          <table:table-cell office:value-type="float" office:value="-54" calcext:value-type="float">
            <text:p>-54</text:p>
          </table:table-cell>
          <table:table-cell table:formula="of:=[.A38]*1000" office:value-type="float" office:value="4.60457259666667" calcext:value-type="float">
            <text:p>4.60457259666667</text:p>
          </table:table-cell>
          <table:table-cell table:formula="of:=[.B38]*1000" office:value-type="float" office:value="5.02649334684685" calcext:value-type="float">
            <text:p>5.02649334684685</text:p>
          </table:table-cell>
          <table:table-cell/>
        </table:table-row>
        <table:table-row table:style-name="ro1">
          <table:table-cell office:value-type="float" office:value="0.00464938103" calcext:value-type="float">
            <text:p>0.00464938103</text:p>
          </table:table-cell>
          <table:table-cell office:value-type="float" office:value="0.00506275787837838" calcext:value-type="float">
            <text:p>0.00506275787837838</text:p>
          </table:table-cell>
          <table:table-cell office:value-type="float" office:value="-53" calcext:value-type="float">
            <text:p>-53</text:p>
          </table:table-cell>
          <table:table-cell table:formula="of:=[.A39]*1000" office:value-type="float" office:value="4.64938103" calcext:value-type="float">
            <text:p>4.64938103</text:p>
          </table:table-cell>
          <table:table-cell table:formula="of:=[.B39]*1000" office:value-type="float" office:value="5.06275787837838" calcext:value-type="float">
            <text:p>5.06275787837838</text:p>
          </table:table-cell>
          <table:table-cell/>
        </table:table-row>
        <table:table-row table:style-name="ro1">
          <table:table-cell office:value-type="float" office:value="0.00470884698" calcext:value-type="float">
            <text:p>0.00470884698</text:p>
          </table:table-cell>
          <table:table-cell office:value-type="float" office:value="0.00510334401351351" calcext:value-type="float">
            <text:p>0.00510334401351351</text:p>
          </table:table-cell>
          <table:table-cell office:value-type="float" office:value="-52" calcext:value-type="float">
            <text:p>-52</text:p>
          </table:table-cell>
          <table:table-cell table:formula="of:=[.A40]*1000" office:value-type="float" office:value="4.70884698" calcext:value-type="float">
            <text:p>4.70884698</text:p>
          </table:table-cell>
          <table:table-cell table:formula="of:=[.B40]*1000" office:value-type="float" office:value="5.10334401351351" calcext:value-type="float">
            <text:p>5.10334401351351</text:p>
          </table:table-cell>
          <table:table-cell/>
        </table:table-row>
        <table:table-row table:style-name="ro1">
          <table:table-cell office:value-type="float" office:value="0.00474857816333333" calcext:value-type="float">
            <text:p>0.00474857816333333</text:p>
          </table:table-cell>
          <table:table-cell office:value-type="float" office:value="0.00509903102702702" calcext:value-type="float">
            <text:p>0.00509903102702702</text:p>
          </table:table-cell>
          <table:table-cell office:value-type="float" office:value="-51" calcext:value-type="float">
            <text:p>-51</text:p>
          </table:table-cell>
          <table:table-cell table:formula="of:=[.A41]*1000" office:value-type="float" office:value="4.74857816333333" calcext:value-type="float">
            <text:p>4.74857816333333</text:p>
          </table:table-cell>
          <table:table-cell table:formula="of:=[.B41]*1000" office:value-type="float" office:value="5.09903102702702" calcext:value-type="float">
            <text:p>5.09903102702702</text:p>
          </table:table-cell>
          <table:table-cell/>
        </table:table-row>
        <table:table-row table:style-name="ro1">
          <table:table-cell office:value-type="float" office:value="0.0047694057" calcext:value-type="float">
            <text:p>0.0047694057</text:p>
          </table:table-cell>
          <table:table-cell office:value-type="float" office:value="0.0051059702972973" calcext:value-type="float">
            <text:p>0.0051059702972973</text:p>
          </table:table-cell>
          <table:table-cell office:value-type="float" office:value="-50" calcext:value-type="float">
            <text:p>-50</text:p>
          </table:table-cell>
          <table:table-cell table:formula="of:=[.A42]*1000" office:value-type="float" office:value="4.7694057" calcext:value-type="float">
            <text:p>4.7694057</text:p>
          </table:table-cell>
          <table:table-cell table:formula="of:=[.B42]*1000" office:value-type="float" office:value="5.1059702972973" calcext:value-type="float">
            <text:p>5.1059702972973</text:p>
          </table:table-cell>
          <table:table-cell/>
        </table:table-row>
        <table:table-row table:style-name="ro1">
          <table:table-cell office:value-type="float" office:value="0.00483917410666667" calcext:value-type="float">
            <text:p>0.00483917410666667</text:p>
          </table:table-cell>
          <table:table-cell office:value-type="float" office:value="0.00506195363963964" calcext:value-type="float">
            <text:p>0.00506195363963964</text:p>
          </table:table-cell>
          <table:table-cell office:value-type="float" office:value="-49" calcext:value-type="float">
            <text:p>-49</text:p>
          </table:table-cell>
          <table:table-cell table:formula="of:=[.A43]*1000" office:value-type="float" office:value="4.83917410666667" calcext:value-type="float">
            <text:p>4.83917410666667</text:p>
          </table:table-cell>
          <table:table-cell table:formula="of:=[.B43]*1000" office:value-type="float" office:value="5.06195363963964" calcext:value-type="float">
            <text:p>5.06195363963964</text:p>
          </table:table-cell>
          <table:table-cell/>
        </table:table-row>
        <table:table-row table:style-name="ro1">
          <table:table-cell office:value-type="float" office:value="0.00485417586666667" calcext:value-type="float">
            <text:p>0.00485417586666667</text:p>
          </table:table-cell>
          <table:table-cell office:value-type="float" office:value="0.00506896527477477" calcext:value-type="float">
            <text:p>0.00506896527477477</text:p>
          </table:table-cell>
          <table:table-cell office:value-type="float" office:value="-48" calcext:value-type="float">
            <text:p>-48</text:p>
          </table:table-cell>
          <table:table-cell table:formula="of:=[.A44]*1000" office:value-type="float" office:value="4.85417586666667" calcext:value-type="float">
            <text:p>4.85417586666667</text:p>
          </table:table-cell>
          <table:table-cell table:formula="of:=[.B44]*1000" office:value-type="float" office:value="5.06896527477477" calcext:value-type="float">
            <text:p>5.06896527477477</text:p>
          </table:table-cell>
          <table:table-cell/>
        </table:table-row>
        <table:table-row table:style-name="ro1">
          <table:table-cell office:value-type="float" office:value="0.00490767944666667" calcext:value-type="float">
            <text:p>0.00490767944666667</text:p>
          </table:table-cell>
          <table:table-cell office:value-type="float" office:value="0.00501132795495496" calcext:value-type="float">
            <text:p>0.00501132795495496</text:p>
          </table:table-cell>
          <table:table-cell office:value-type="float" office:value="-47" calcext:value-type="float">
            <text:p>-47</text:p>
          </table:table-cell>
          <table:table-cell table:formula="of:=[.A45]*1000" office:value-type="float" office:value="4.90767944666667" calcext:value-type="float">
            <text:p>4.90767944666667</text:p>
          </table:table-cell>
          <table:table-cell table:formula="of:=[.B45]*1000" office:value-type="float" office:value="5.01132795495496" calcext:value-type="float">
            <text:p>5.01132795495496</text:p>
          </table:table-cell>
          <table:table-cell/>
        </table:table-row>
        <table:table-row table:style-name="ro1">
          <table:table-cell office:value-type="float" office:value="0.00494936476" calcext:value-type="float">
            <text:p>0.00494936476</text:p>
          </table:table-cell>
          <table:table-cell office:value-type="float" office:value="0.00495719463963964" calcext:value-type="float">
            <text:p>0.00495719463963964</text:p>
          </table:table-cell>
          <table:table-cell office:value-type="float" office:value="-46" calcext:value-type="float">
            <text:p>-46</text:p>
          </table:table-cell>
          <table:table-cell table:formula="of:=[.A46]*1000" office:value-type="float" office:value="4.94936476" calcext:value-type="float">
            <text:p>4.94936476</text:p>
          </table:table-cell>
          <table:table-cell table:formula="of:=[.B46]*1000" office:value-type="float" office:value="4.95719463963964" calcext:value-type="float">
            <text:p>4.95719463963964</text:p>
          </table:table-cell>
          <table:table-cell/>
        </table:table-row>
        <table:table-row table:style-name="ro1">
          <table:table-cell office:value-type="float" office:value="0.00499011401" calcext:value-type="float">
            <text:p>0.00499011401</text:p>
          </table:table-cell>
          <table:table-cell office:value-type="float" office:value="0.00502441421621622" calcext:value-type="float">
            <text:p>0.00502441421621622</text:p>
          </table:table-cell>
          <table:table-cell office:value-type="float" office:value="-45" calcext:value-type="float">
            <text:p>-45</text:p>
          </table:table-cell>
          <table:table-cell table:formula="of:=[.A47]*1000" office:value-type="float" office:value="4.99011401" calcext:value-type="float">
            <text:p>4.99011401</text:p>
          </table:table-cell>
          <table:table-cell table:formula="of:=[.B47]*1000" office:value-type="float" office:value="5.02441421621622" calcext:value-type="float">
            <text:p>5.02441421621622</text:p>
          </table:table-cell>
          <table:table-cell/>
        </table:table-row>
        <table:table-row table:style-name="ro1">
          <table:table-cell office:value-type="float" office:value="0.00510446437" calcext:value-type="float">
            <text:p>0.00510446437</text:p>
          </table:table-cell>
          <table:table-cell office:value-type="float" office:value="0.00517852582432432" calcext:value-type="float">
            <text:p>0.00517852582432432</text:p>
          </table:table-cell>
          <table:table-cell office:value-type="float" office:value="-44" calcext:value-type="float">
            <text:p>-44</text:p>
          </table:table-cell>
          <table:table-cell table:formula="of:=[.A48]*1000" office:value-type="float" office:value="5.10446437" calcext:value-type="float">
            <text:p>5.10446437</text:p>
          </table:table-cell>
          <table:table-cell table:formula="of:=[.B48]*1000" office:value-type="float" office:value="5.17852582432432" calcext:value-type="float">
            <text:p>5.17852582432432</text:p>
          </table:table-cell>
          <table:table-cell/>
        </table:table-row>
        <table:table-row table:style-name="ro1">
          <table:table-cell office:value-type="float" office:value="0.00514241531" calcext:value-type="float">
            <text:p>0.00514241531</text:p>
          </table:table-cell>
          <table:table-cell office:value-type="float" office:value="0.00523597108108108" calcext:value-type="float">
            <text:p>0.00523597108108108</text:p>
          </table:table-cell>
          <table:table-cell office:value-type="float" office:value="-43" calcext:value-type="float">
            <text:p>-43</text:p>
          </table:table-cell>
          <table:table-cell table:formula="of:=[.A49]*1000" office:value-type="float" office:value="5.14241531" calcext:value-type="float">
            <text:p>5.14241531</text:p>
          </table:table-cell>
          <table:table-cell table:formula="of:=[.B49]*1000" office:value-type="float" office:value="5.23597108108108" calcext:value-type="float">
            <text:p>5.23597108108108</text:p>
          </table:table-cell>
          <table:table-cell/>
        </table:table-row>
        <table:table-row table:style-name="ro1">
          <table:table-cell office:value-type="float" office:value="0.0052437394" calcext:value-type="float">
            <text:p>0.0052437394</text:p>
          </table:table-cell>
          <table:table-cell office:value-type="float" office:value="0.00536976218918919" calcext:value-type="float">
            <text:p>0.00536976218918919</text:p>
          </table:table-cell>
          <table:table-cell office:value-type="float" office:value="-42" calcext:value-type="float">
            <text:p>-42</text:p>
          </table:table-cell>
          <table:table-cell table:formula="of:=[.A50]*1000" office:value-type="float" office:value="5.2437394" calcext:value-type="float">
            <text:p>5.2437394</text:p>
          </table:table-cell>
          <table:table-cell table:formula="of:=[.B50]*1000" office:value-type="float" office:value="5.36976218918919" calcext:value-type="float">
            <text:p>5.36976218918919</text:p>
          </table:table-cell>
          <table:table-cell/>
        </table:table-row>
        <table:table-row table:style-name="ro1">
          <table:table-cell office:value-type="float" office:value="0.00530109863" calcext:value-type="float">
            <text:p>0.00530109863</text:p>
          </table:table-cell>
          <table:table-cell office:value-type="float" office:value="0.00544645182432432" calcext:value-type="float">
            <text:p>0.00544645182432432</text:p>
          </table:table-cell>
          <table:table-cell office:value-type="float" office:value="-41" calcext:value-type="float">
            <text:p>-41</text:p>
          </table:table-cell>
          <table:table-cell table:formula="of:=[.A51]*1000" office:value-type="float" office:value="5.30109863" calcext:value-type="float">
            <text:p>5.30109863</text:p>
          </table:table-cell>
          <table:table-cell table:formula="of:=[.B51]*1000" office:value-type="float" office:value="5.44645182432432" calcext:value-type="float">
            <text:p>5.44645182432432</text:p>
          </table:table-cell>
          <table:table-cell/>
        </table:table-row>
        <table:table-row table:style-name="ro1">
          <table:table-cell office:value-type="float" office:value="0.00535238394" calcext:value-type="float">
            <text:p>0.00535238394</text:p>
          </table:table-cell>
          <table:table-cell office:value-type="float" office:value="0.00553117693243243" calcext:value-type="float">
            <text:p>0.00553117693243243</text:p>
          </table:table-cell>
          <table:table-cell office:value-type="float" office:value="-40" calcext:value-type="float">
            <text:p>-40</text:p>
          </table:table-cell>
          <table:table-cell table:formula="of:=[.A52]*1000" office:value-type="float" office:value="5.35238394" calcext:value-type="float">
            <text:p>5.35238394</text:p>
          </table:table-cell>
          <table:table-cell table:formula="of:=[.B52]*1000" office:value-type="float" office:value="5.53117693243243" calcext:value-type="float">
            <text:p>5.53117693243243</text:p>
          </table:table-cell>
          <table:table-cell/>
        </table:table-row>
        <table:table-row table:style-name="ro1">
          <table:table-cell office:value-type="float" office:value="0.00537227282" calcext:value-type="float">
            <text:p>0.00537227282</text:p>
          </table:table-cell>
          <table:table-cell office:value-type="float" office:value="0.00555688968018018" calcext:value-type="float">
            <text:p>0.00555688968018018</text:p>
          </table:table-cell>
          <table:table-cell office:value-type="float" office:value="-39" calcext:value-type="float">
            <text:p>-39</text:p>
          </table:table-cell>
          <table:table-cell table:formula="of:=[.A53]*1000" office:value-type="float" office:value="5.37227282" calcext:value-type="float">
            <text:p>5.37227282</text:p>
          </table:table-cell>
          <table:table-cell table:formula="of:=[.B53]*1000" office:value-type="float" office:value="5.55688968018018" calcext:value-type="float">
            <text:p>5.55688968018018</text:p>
          </table:table-cell>
          <table:table-cell/>
        </table:table-row>
        <table:table-row table:style-name="ro1">
          <table:table-cell office:value-type="float" office:value="0.00540662848" calcext:value-type="float">
            <text:p>0.00540662848</text:p>
          </table:table-cell>
          <table:table-cell office:value-type="float" office:value="0.00558092874324324" calcext:value-type="float">
            <text:p>0.00558092874324324</text:p>
          </table:table-cell>
          <table:table-cell office:value-type="float" office:value="-38" calcext:value-type="float">
            <text:p>-38</text:p>
          </table:table-cell>
          <table:table-cell table:formula="of:=[.A54]*1000" office:value-type="float" office:value="5.40662848" calcext:value-type="float">
            <text:p>5.40662848</text:p>
          </table:table-cell>
          <table:table-cell table:formula="of:=[.B54]*1000" office:value-type="float" office:value="5.58092874324324" calcext:value-type="float">
            <text:p>5.58092874324324</text:p>
          </table:table-cell>
          <table:table-cell/>
        </table:table-row>
        <table:table-row table:style-name="ro1">
          <table:table-cell office:value-type="float" office:value="0.00545157127666666" calcext:value-type="float">
            <text:p>0.00545157127666666</text:p>
          </table:table-cell>
          <table:table-cell office:value-type="float" office:value="0.00561430182882883" calcext:value-type="float">
            <text:p>0.00561430182882883</text:p>
          </table:table-cell>
          <table:table-cell office:value-type="float" office:value="-37" calcext:value-type="float">
            <text:p>-37</text:p>
          </table:table-cell>
          <table:table-cell table:formula="of:=[.A55]*1000" office:value-type="float" office:value="5.45157127666666" calcext:value-type="float">
            <text:p>5.45157127666666</text:p>
          </table:table-cell>
          <table:table-cell table:formula="of:=[.B55]*1000" office:value-type="float" office:value="5.61430182882883" calcext:value-type="float">
            <text:p>5.61430182882883</text:p>
          </table:table-cell>
          <table:table-cell/>
        </table:table-row>
        <table:table-row table:style-name="ro1">
          <table:table-cell office:value-type="float" office:value="0.00543524394666667" calcext:value-type="float">
            <text:p>0.00543524394666667</text:p>
          </table:table-cell>
          <table:table-cell office:value-type="float" office:value="0.00565911528378378" calcext:value-type="float">
            <text:p>0.00565911528378378</text:p>
          </table:table-cell>
          <table:table-cell office:value-type="float" office:value="-36" calcext:value-type="float">
            <text:p>-36</text:p>
          </table:table-cell>
          <table:table-cell table:formula="of:=[.A56]*1000" office:value-type="float" office:value="5.43524394666667" calcext:value-type="float">
            <text:p>5.43524394666667</text:p>
          </table:table-cell>
          <table:table-cell table:formula="of:=[.B56]*1000" office:value-type="float" office:value="5.65911528378378" calcext:value-type="float">
            <text:p>5.65911528378378</text:p>
          </table:table-cell>
          <table:table-cell/>
        </table:table-row>
        <table:table-row table:style-name="ro1">
          <table:table-cell office:value-type="float" office:value="0.00545639406" calcext:value-type="float">
            <text:p>0.00545639406</text:p>
          </table:table-cell>
          <table:table-cell office:value-type="float" office:value="0.0057687477972973" calcext:value-type="float">
            <text:p>0.0057687477972973</text:p>
          </table:table-cell>
          <table:table-cell office:value-type="float" office:value="-35" calcext:value-type="float">
            <text:p>-35</text:p>
          </table:table-cell>
          <table:table-cell table:formula="of:=[.A57]*1000" office:value-type="float" office:value="5.45639406" calcext:value-type="float">
            <text:p>5.45639406</text:p>
          </table:table-cell>
          <table:table-cell table:formula="of:=[.B57]*1000" office:value-type="float" office:value="5.7687477972973" calcext:value-type="float">
            <text:p>5.7687477972973</text:p>
          </table:table-cell>
          <table:table-cell/>
        </table:table-row>
        <table:table-row table:style-name="ro1">
          <table:table-cell office:value-type="float" office:value="0.00556451783" calcext:value-type="float">
            <text:p>0.00556451783</text:p>
          </table:table-cell>
          <table:table-cell office:value-type="float" office:value="0.00584348691891892" calcext:value-type="float">
            <text:p>0.00584348691891892</text:p>
          </table:table-cell>
          <table:table-cell office:value-type="float" office:value="-34" calcext:value-type="float">
            <text:p>-34</text:p>
          </table:table-cell>
          <table:table-cell table:formula="of:=[.A58]*1000" office:value-type="float" office:value="5.56451783" calcext:value-type="float">
            <text:p>5.56451783</text:p>
          </table:table-cell>
          <table:table-cell table:formula="of:=[.B58]*1000" office:value-type="float" office:value="5.84348691891892" calcext:value-type="float">
            <text:p>5.84348691891892</text:p>
          </table:table-cell>
          <table:table-cell/>
        </table:table-row>
        <table:table-row table:style-name="ro1">
          <table:table-cell office:value-type="float" office:value="0.00560902515" calcext:value-type="float">
            <text:p>0.00560902515</text:p>
          </table:table-cell>
          <table:table-cell office:value-type="float" office:value="0.00593673127027027" calcext:value-type="float">
            <text:p>0.00593673127027027</text:p>
          </table:table-cell>
          <table:table-cell office:value-type="float" office:value="-33" calcext:value-type="float">
            <text:p>-33</text:p>
          </table:table-cell>
          <table:table-cell table:formula="of:=[.A59]*1000" office:value-type="float" office:value="5.60902515" calcext:value-type="float">
            <text:p>5.60902515</text:p>
          </table:table-cell>
          <table:table-cell table:formula="of:=[.B59]*1000" office:value-type="float" office:value="5.93673127027027" calcext:value-type="float">
            <text:p>5.93673127027027</text:p>
          </table:table-cell>
          <table:table-cell/>
        </table:table-row>
        <table:table-row table:style-name="ro1">
          <table:table-cell office:value-type="float" office:value="0.00567182151" calcext:value-type="float">
            <text:p>0.00567182151</text:p>
          </table:table-cell>
          <table:table-cell office:value-type="float" office:value="0.00596121267567568" calcext:value-type="float">
            <text:p>0.00596121267567568</text:p>
          </table:table-cell>
          <table:table-cell office:value-type="float" office:value="-32" calcext:value-type="float">
            <text:p>-32</text:p>
          </table:table-cell>
          <table:table-cell table:formula="of:=[.A60]*1000" office:value-type="float" office:value="5.67182151" calcext:value-type="float">
            <text:p>5.67182151</text:p>
          </table:table-cell>
          <table:table-cell table:formula="of:=[.B60]*1000" office:value-type="float" office:value="5.96121267567568" calcext:value-type="float">
            <text:p>5.96121267567568</text:p>
          </table:table-cell>
          <table:table-cell/>
        </table:table-row>
        <table:table-row table:style-name="ro1">
          <table:table-cell office:value-type="float" office:value="0.00573765524" calcext:value-type="float">
            <text:p>0.00573765524</text:p>
          </table:table-cell>
          <table:table-cell office:value-type="float" office:value="0.00596061068918919" calcext:value-type="float">
            <text:p>0.00596061068918919</text:p>
          </table:table-cell>
          <table:table-cell office:value-type="float" office:value="-31" calcext:value-type="float">
            <text:p>-31</text:p>
          </table:table-cell>
          <table:table-cell table:formula="of:=[.A61]*1000" office:value-type="float" office:value="5.73765524" calcext:value-type="float">
            <text:p>5.73765524</text:p>
          </table:table-cell>
          <table:table-cell table:formula="of:=[.B61]*1000" office:value-type="float" office:value="5.96061068918919" calcext:value-type="float">
            <text:p>5.96061068918919</text:p>
          </table:table-cell>
          <table:table-cell/>
        </table:table-row>
        <table:table-row table:style-name="ro1">
          <table:table-cell office:value-type="float" office:value="0.00580041994" calcext:value-type="float">
            <text:p>0.00580041994</text:p>
          </table:table-cell>
          <table:table-cell office:value-type="float" office:value="0.00602632218918919" calcext:value-type="float">
            <text:p>0.00602632218918919</text:p>
          </table:table-cell>
          <table:table-cell office:value-type="float" office:value="-30" calcext:value-type="float">
            <text:p>-30</text:p>
          </table:table-cell>
          <table:table-cell table:formula="of:=[.A62]*1000" office:value-type="float" office:value="5.80041994" calcext:value-type="float">
            <text:p>5.80041994</text:p>
          </table:table-cell>
          <table:table-cell table:formula="of:=[.B62]*1000" office:value-type="float" office:value="6.02632218918919" calcext:value-type="float">
            <text:p>6.02632218918919</text:p>
          </table:table-cell>
          <table:table-cell/>
        </table:table-row>
        <table:table-row table:style-name="ro1">
          <table:table-cell office:value-type="float" office:value="0.00589509891" calcext:value-type="float">
            <text:p>0.00589509891</text:p>
          </table:table-cell>
          <table:table-cell office:value-type="float" office:value="0.00613493566216216" calcext:value-type="float">
            <text:p>0.00613493566216216</text:p>
          </table:table-cell>
          <table:table-cell office:value-type="float" office:value="-29" calcext:value-type="float">
            <text:p>-29</text:p>
          </table:table-cell>
          <table:table-cell table:formula="of:=[.A63]*1000" office:value-type="float" office:value="5.89509891" calcext:value-type="float">
            <text:p>5.89509891</text:p>
          </table:table-cell>
          <table:table-cell table:formula="of:=[.B63]*1000" office:value-type="float" office:value="6.13493566216216" calcext:value-type="float">
            <text:p>6.13493566216216</text:p>
          </table:table-cell>
          <table:table-cell/>
        </table:table-row>
        <table:table-row table:style-name="ro1">
          <table:table-cell office:value-type="float" office:value="0.00606030384" calcext:value-type="float">
            <text:p>0.00606030384</text:p>
          </table:table-cell>
          <table:table-cell office:value-type="float" office:value="0.00612876678378378" calcext:value-type="float">
            <text:p>0.00612876678378378</text:p>
          </table:table-cell>
          <table:table-cell office:value-type="float" office:value="-28" calcext:value-type="float">
            <text:p>-28</text:p>
          </table:table-cell>
          <table:table-cell table:formula="of:=[.A64]*1000" office:value-type="float" office:value="6.06030384" calcext:value-type="float">
            <text:p>6.06030384</text:p>
          </table:table-cell>
          <table:table-cell table:formula="of:=[.B64]*1000" office:value-type="float" office:value="6.12876678378378" calcext:value-type="float">
            <text:p>6.12876678378378</text:p>
          </table:table-cell>
          <table:table-cell/>
        </table:table-row>
        <table:table-row table:style-name="ro1">
          <table:table-cell office:value-type="float" office:value="0.0061515932" calcext:value-type="float">
            <text:p>0.0061515932</text:p>
          </table:table-cell>
          <table:table-cell office:value-type="float" office:value="0.00615887243243243" calcext:value-type="float">
            <text:p>0.00615887243243243</text:p>
          </table:table-cell>
          <table:table-cell office:value-type="float" office:value="-27" calcext:value-type="float">
            <text:p>-27</text:p>
          </table:table-cell>
          <table:table-cell table:formula="of:=[.A65]*1000" office:value-type="float" office:value="6.1515932" calcext:value-type="float">
            <text:p>6.1515932</text:p>
          </table:table-cell>
          <table:table-cell table:formula="of:=[.B65]*1000" office:value-type="float" office:value="6.15887243243243" calcext:value-type="float">
            <text:p>6.15887243243243</text:p>
          </table:table-cell>
          <table:table-cell/>
        </table:table-row>
        <table:table-row table:style-name="ro1">
          <table:table-cell office:value-type="float" office:value="0.006325682" calcext:value-type="float">
            <text:p>0.006325682</text:p>
          </table:table-cell>
          <table:table-cell office:value-type="float" office:value="0.00620047517567568" calcext:value-type="float">
            <text:p>0.00620047517567568</text:p>
          </table:table-cell>
          <table:table-cell office:value-type="float" office:value="-26" calcext:value-type="float">
            <text:p>-26</text:p>
          </table:table-cell>
          <table:table-cell table:formula="of:=[.A66]*1000" office:value-type="float" office:value="6.325682" calcext:value-type="float">
            <text:p>6.325682</text:p>
          </table:table-cell>
          <table:table-cell table:formula="of:=[.B66]*1000" office:value-type="float" office:value="6.20047517567568" calcext:value-type="float">
            <text:p>6.20047517567568</text:p>
          </table:table-cell>
          <table:table-cell/>
        </table:table-row>
        <table:table-row table:style-name="ro1">
          <table:table-cell office:value-type="float" office:value="0.0063609613" calcext:value-type="float">
            <text:p>0.0063609613</text:p>
          </table:table-cell>
          <table:table-cell office:value-type="float" office:value="0.00623996827027027" calcext:value-type="float">
            <text:p>0.00623996827027027</text:p>
          </table:table-cell>
          <table:table-cell office:value-type="float" office:value="-25" calcext:value-type="float">
            <text:p>-25</text:p>
          </table:table-cell>
          <table:table-cell table:formula="of:=[.A67]*1000" office:value-type="float" office:value="6.3609613" calcext:value-type="float">
            <text:p>6.3609613</text:p>
          </table:table-cell>
          <table:table-cell table:formula="of:=[.B67]*1000" office:value-type="float" office:value="6.23996827027027" calcext:value-type="float">
            <text:p>6.23996827027027</text:p>
          </table:table-cell>
          <table:table-cell/>
        </table:table-row>
        <table:table-row table:style-name="ro1">
          <table:table-cell office:value-type="float" office:value="0.00642420001" calcext:value-type="float">
            <text:p>0.00642420001</text:p>
          </table:table-cell>
          <table:table-cell office:value-type="float" office:value="0.00624449548648649" calcext:value-type="float">
            <text:p>0.00624449548648649</text:p>
          </table:table-cell>
          <table:table-cell office:value-type="float" office:value="-24" calcext:value-type="float">
            <text:p>-24</text:p>
          </table:table-cell>
          <table:table-cell table:formula="of:=[.A68]*1000" office:value-type="float" office:value="6.42420001" calcext:value-type="float">
            <text:p>6.42420001</text:p>
          </table:table-cell>
          <table:table-cell table:formula="of:=[.B68]*1000" office:value-type="float" office:value="6.24449548648649" calcext:value-type="float">
            <text:p>6.24449548648649</text:p>
          </table:table-cell>
          <table:table-cell/>
        </table:table-row>
        <table:table-row table:style-name="ro1">
          <table:table-cell office:value-type="float" office:value="0.00642568890666666" calcext:value-type="float">
            <text:p>0.00642568890666666</text:p>
          </table:table-cell>
          <table:table-cell office:value-type="float" office:value="0.00628570262162162" calcext:value-type="float">
            <text:p>0.00628570262162162</text:p>
          </table:table-cell>
          <table:table-cell office:value-type="float" office:value="-23" calcext:value-type="float">
            <text:p>-23</text:p>
          </table:table-cell>
          <table:table-cell table:formula="of:=[.A69]*1000" office:value-type="float" office:value="6.42568890666666" calcext:value-type="float">
            <text:p>6.42568890666666</text:p>
          </table:table-cell>
          <table:table-cell table:formula="of:=[.B69]*1000" office:value-type="float" office:value="6.28570262162162" calcext:value-type="float">
            <text:p>6.28570262162162</text:p>
          </table:table-cell>
          <table:table-cell/>
        </table:table-row>
        <table:table-row table:style-name="ro1">
          <table:table-cell office:value-type="float" office:value="0.00647755764666667" calcext:value-type="float">
            <text:p>0.00647755764666667</text:p>
          </table:table-cell>
          <table:table-cell office:value-type="float" office:value="0.00626150232432432" calcext:value-type="float">
            <text:p>0.00626150232432432</text:p>
          </table:table-cell>
          <table:table-cell office:value-type="float" office:value="-22" calcext:value-type="float">
            <text:p>-22</text:p>
          </table:table-cell>
          <table:table-cell table:formula="of:=[.A70]*1000" office:value-type="float" office:value="6.47755764666667" calcext:value-type="float">
            <text:p>6.47755764666667</text:p>
          </table:table-cell>
          <table:table-cell table:formula="of:=[.B70]*1000" office:value-type="float" office:value="6.26150232432432" calcext:value-type="float">
            <text:p>6.26150232432432</text:p>
          </table:table-cell>
          <table:table-cell/>
        </table:table-row>
        <table:table-row table:style-name="ro1">
          <table:table-cell office:value-type="float" office:value="0.00653866553" calcext:value-type="float">
            <text:p>0.00653866553</text:p>
          </table:table-cell>
          <table:table-cell office:value-type="float" office:value="0.00630662803603604" calcext:value-type="float">
            <text:p>0.00630662803603604</text:p>
          </table:table-cell>
          <table:table-cell office:value-type="float" office:value="-21" calcext:value-type="float">
            <text:p>-21</text:p>
          </table:table-cell>
          <table:table-cell table:formula="of:=[.A71]*1000" office:value-type="float" office:value="6.53866553" calcext:value-type="float">
            <text:p>6.53866553</text:p>
          </table:table-cell>
          <table:table-cell table:formula="of:=[.B71]*1000" office:value-type="float" office:value="6.30662803603604" calcext:value-type="float">
            <text:p>6.30662803603604</text:p>
          </table:table-cell>
          <table:table-cell/>
        </table:table-row>
        <table:table-row table:style-name="ro1">
          <table:table-cell office:value-type="float" office:value="0.00662822568" calcext:value-type="float">
            <text:p>0.00662822568</text:p>
          </table:table-cell>
          <table:table-cell office:value-type="float" office:value="0.00640470631981982" calcext:value-type="float">
            <text:p>0.00640470631981982</text:p>
          </table:table-cell>
          <table:table-cell office:value-type="float" office:value="-20" calcext:value-type="float">
            <text:p>-20</text:p>
          </table:table-cell>
          <table:table-cell table:formula="of:=[.A72]*1000" office:value-type="float" office:value="6.62822568" calcext:value-type="float">
            <text:p>6.62822568</text:p>
          </table:table-cell>
          <table:table-cell table:formula="of:=[.B72]*1000" office:value-type="float" office:value="6.40470631981982" calcext:value-type="float">
            <text:p>6.40470631981982</text:p>
          </table:table-cell>
          <table:table-cell/>
        </table:table-row>
        <table:table-row table:style-name="ro1">
          <table:table-cell office:value-type="float" office:value="0.00667500787" calcext:value-type="float">
            <text:p>0.00667500787</text:p>
          </table:table-cell>
          <table:table-cell office:value-type="float" office:value="0.00644521722972973" calcext:value-type="float">
            <text:p>0.00644521722972973</text:p>
          </table:table-cell>
          <table:table-cell office:value-type="float" office:value="-19" calcext:value-type="float">
            <text:p>-19</text:p>
          </table:table-cell>
          <table:table-cell table:formula="of:=[.A73]*1000" office:value-type="float" office:value="6.67500787" calcext:value-type="float">
            <text:p>6.67500787</text:p>
          </table:table-cell>
          <table:table-cell table:formula="of:=[.B73]*1000" office:value-type="float" office:value="6.44521722972973" calcext:value-type="float">
            <text:p>6.44521722972973</text:p>
          </table:table-cell>
          <table:table-cell/>
        </table:table-row>
        <table:table-row table:style-name="ro1">
          <table:table-cell office:value-type="float" office:value="0.00672868428" calcext:value-type="float">
            <text:p>0.00672868428</text:p>
          </table:table-cell>
          <table:table-cell office:value-type="float" office:value="0.00653395628378378" calcext:value-type="float">
            <text:p>0.00653395628378378</text:p>
          </table:table-cell>
          <table:table-cell office:value-type="float" office:value="-18" calcext:value-type="float">
            <text:p>-18</text:p>
          </table:table-cell>
          <table:table-cell table:formula="of:=[.A74]*1000" office:value-type="float" office:value="6.72868428" calcext:value-type="float">
            <text:p>6.72868428</text:p>
          </table:table-cell>
          <table:table-cell table:formula="of:=[.B74]*1000" office:value-type="float" office:value="6.53395628378378" calcext:value-type="float">
            <text:p>6.53395628378378</text:p>
          </table:table-cell>
          <table:table-cell/>
        </table:table-row>
        <table:table-row table:style-name="ro1">
          <table:table-cell office:value-type="float" office:value="0.00677719515333333" calcext:value-type="float">
            <text:p>0.00677719515333333</text:p>
          </table:table-cell>
          <table:table-cell office:value-type="float" office:value="0.00657942449099099" calcext:value-type="float">
            <text:p>0.00657942449099099</text:p>
          </table:table-cell>
          <table:table-cell office:value-type="float" office:value="-17" calcext:value-type="float">
            <text:p>-17</text:p>
          </table:table-cell>
          <table:table-cell table:formula="of:=[.A75]*1000" office:value-type="float" office:value="6.77719515333333" calcext:value-type="float">
            <text:p>6.77719515333333</text:p>
          </table:table-cell>
          <table:table-cell table:formula="of:=[.B75]*1000" office:value-type="float" office:value="6.57942449099099" calcext:value-type="float">
            <text:p>6.57942449099099</text:p>
          </table:table-cell>
          <table:table-cell/>
        </table:table-row>
        <table:table-row table:style-name="ro1">
          <table:table-cell office:value-type="float" office:value="0.00682337190333333" calcext:value-type="float">
            <text:p>0.00682337190333333</text:p>
          </table:table-cell>
          <table:table-cell office:value-type="float" office:value="0.00654335749099099" calcext:value-type="float">
            <text:p>0.00654335749099099</text:p>
          </table:table-cell>
          <table:table-cell office:value-type="float" office:value="-16" calcext:value-type="float">
            <text:p>-16</text:p>
          </table:table-cell>
          <table:table-cell table:formula="of:=[.A76]*1000" office:value-type="float" office:value="6.82337190333333" calcext:value-type="float">
            <text:p>6.82337190333333</text:p>
          </table:table-cell>
          <table:table-cell table:formula="of:=[.B76]*1000" office:value-type="float" office:value="6.54335749099099" calcext:value-type="float">
            <text:p>6.54335749099099</text:p>
          </table:table-cell>
          <table:table-cell/>
        </table:table-row>
        <table:table-row table:style-name="ro1">
          <table:table-cell office:value-type="float" office:value="0.0068482418" calcext:value-type="float">
            <text:p>0.0068482418</text:p>
          </table:table-cell>
          <table:table-cell office:value-type="float" office:value="0.00662911581081081" calcext:value-type="float">
            <text:p>0.00662911581081081</text:p>
          </table:table-cell>
          <table:table-cell office:value-type="float" office:value="-15" calcext:value-type="float">
            <text:p>-15</text:p>
          </table:table-cell>
          <table:table-cell table:formula="of:=[.A77]*1000" office:value-type="float" office:value="6.8482418" calcext:value-type="float">
            <text:p>6.8482418</text:p>
          </table:table-cell>
          <table:table-cell table:formula="of:=[.B77]*1000" office:value-type="float" office:value="6.62911581081081" calcext:value-type="float">
            <text:p>6.62911581081081</text:p>
          </table:table-cell>
          <table:table-cell/>
        </table:table-row>
        <table:table-row table:style-name="ro1">
          <table:table-cell office:value-type="float" office:value="0.00692968164" calcext:value-type="float">
            <text:p>0.00692968164</text:p>
          </table:table-cell>
          <table:table-cell office:value-type="float" office:value="0.00674478498648648" calcext:value-type="float">
            <text:p>0.00674478498648648</text:p>
          </table:table-cell>
          <table:table-cell office:value-type="float" office:value="-14" calcext:value-type="float">
            <text:p>-14</text:p>
          </table:table-cell>
          <table:table-cell table:formula="of:=[.A78]*1000" office:value-type="float" office:value="6.92968164" calcext:value-type="float">
            <text:p>6.92968164</text:p>
          </table:table-cell>
          <table:table-cell table:formula="of:=[.B78]*1000" office:value-type="float" office:value="6.74478498648648" calcext:value-type="float">
            <text:p>6.74478498648648</text:p>
          </table:table-cell>
          <table:table-cell/>
        </table:table-row>
        <table:table-row table:style-name="ro1">
          <table:table-cell office:value-type="float" office:value="0.00702830012333333" calcext:value-type="float">
            <text:p>0.00702830012333333</text:p>
          </table:table-cell>
          <table:table-cell office:value-type="float" office:value="0.00678730295945946" calcext:value-type="float">
            <text:p>0.00678730295945946</text:p>
          </table:table-cell>
          <table:table-cell office:value-type="float" office:value="-13" calcext:value-type="float">
            <text:p>-13</text:p>
          </table:table-cell>
          <table:table-cell table:formula="of:=[.A79]*1000" office:value-type="float" office:value="7.02830012333333" calcext:value-type="float">
            <text:p>7.02830012333333</text:p>
          </table:table-cell>
          <table:table-cell table:formula="of:=[.B79]*1000" office:value-type="float" office:value="6.78730295945946" calcext:value-type="float">
            <text:p>6.78730295945946</text:p>
          </table:table-cell>
          <table:table-cell/>
        </table:table-row>
        <table:table-row table:style-name="ro1">
          <table:table-cell office:value-type="float" office:value="0.00709904756333333" calcext:value-type="float">
            <text:p>0.00709904756333333</text:p>
          </table:table-cell>
          <table:table-cell office:value-type="float" office:value="0.00683944667567567" calcext:value-type="float">
            <text:p>0.00683944667567567</text:p>
          </table:table-cell>
          <table:table-cell office:value-type="float" office:value="-12" calcext:value-type="float">
            <text:p>-12</text:p>
          </table:table-cell>
          <table:table-cell table:formula="of:=[.A80]*1000" office:value-type="float" office:value="7.09904756333333" calcext:value-type="float">
            <text:p>7.09904756333333</text:p>
          </table:table-cell>
          <table:table-cell table:formula="of:=[.B80]*1000" office:value-type="float" office:value="6.83944667567567" calcext:value-type="float">
            <text:p>6.83944667567567</text:p>
          </table:table-cell>
          <table:table-cell/>
        </table:table-row>
        <table:table-row table:style-name="ro1">
          <table:table-cell office:value-type="float" office:value="0.0071432201" calcext:value-type="float">
            <text:p>0.0071432201</text:p>
          </table:table-cell>
          <table:table-cell office:value-type="float" office:value="0.00693334802702703" calcext:value-type="float">
            <text:p>0.00693334802702703</text:p>
          </table:table-cell>
          <table:table-cell office:value-type="float" office:value="-11" calcext:value-type="float">
            <text:p>-11</text:p>
          </table:table-cell>
          <table:table-cell table:formula="of:=[.A81]*1000" office:value-type="float" office:value="7.1432201" calcext:value-type="float">
            <text:p>7.1432201</text:p>
          </table:table-cell>
          <table:table-cell table:formula="of:=[.B81]*1000" office:value-type="float" office:value="6.93334802702703" calcext:value-type="float">
            <text:p>6.93334802702703</text:p>
          </table:table-cell>
          <table:table-cell/>
        </table:table-row>
        <table:table-row table:style-name="ro1">
          <table:table-cell office:value-type="float" office:value="0.00722103251" calcext:value-type="float">
            <text:p>0.00722103251</text:p>
          </table:table-cell>
          <table:table-cell office:value-type="float" office:value="0.00694867456756757" calcext:value-type="float">
            <text:p>0.00694867456756757</text:p>
          </table:table-cell>
          <table:table-cell office:value-type="float" office:value="-10" calcext:value-type="float">
            <text:p>-10</text:p>
          </table:table-cell>
          <table:table-cell table:formula="of:=[.A82]*1000" office:value-type="float" office:value="7.22103251" calcext:value-type="float">
            <text:p>7.22103251</text:p>
          </table:table-cell>
          <table:table-cell table:formula="of:=[.B82]*1000" office:value-type="float" office:value="6.94867456756757" calcext:value-type="float">
            <text:p>6.94867456756757</text:p>
          </table:table-cell>
          <table:table-cell/>
        </table:table-row>
        <table:table-row table:style-name="ro1">
          <table:table-cell office:value-type="float" office:value="0.00732629721" calcext:value-type="float">
            <text:p>0.00732629721</text:p>
          </table:table-cell>
          <table:table-cell office:value-type="float" office:value="0.00699581071621622" calcext:value-type="float">
            <text:p>0.00699581071621622</text:p>
          </table:table-cell>
          <table:table-cell office:value-type="float" office:value="-9" calcext:value-type="float">
            <text:p>-9</text:p>
          </table:table-cell>
          <table:table-cell table:formula="of:=[.A83]*1000" office:value-type="float" office:value="7.32629721" calcext:value-type="float">
            <text:p>7.32629721</text:p>
          </table:table-cell>
          <table:table-cell table:formula="of:=[.B83]*1000" office:value-type="float" office:value="6.99581071621622" calcext:value-type="float">
            <text:p>6.99581071621622</text:p>
          </table:table-cell>
          <table:table-cell/>
        </table:table-row>
        <table:table-row table:style-name="ro1">
          <table:table-cell office:value-type="float" office:value="0.00743640689666667" calcext:value-type="float">
            <text:p>0.00743640689666667</text:p>
          </table:table-cell>
          <table:table-cell office:value-type="float" office:value="0.00701964428378378" calcext:value-type="float">
            <text:p>0.00701964428378378</text:p>
          </table:table-cell>
          <table:table-cell office:value-type="float" office:value="-8" calcext:value-type="float">
            <text:p>-8</text:p>
          </table:table-cell>
          <table:table-cell table:formula="of:=[.A84]*1000" office:value-type="float" office:value="7.43640689666667" calcext:value-type="float">
            <text:p>7.43640689666667</text:p>
          </table:table-cell>
          <table:table-cell table:formula="of:=[.B84]*1000" office:value-type="float" office:value="7.01964428378378" calcext:value-type="float">
            <text:p>7.01964428378378</text:p>
          </table:table-cell>
          <table:table-cell/>
        </table:table-row>
        <table:table-row table:style-name="ro1">
          <table:table-cell office:value-type="float" office:value="0.00752485281666667" calcext:value-type="float">
            <text:p>0.00752485281666667</text:p>
          </table:table-cell>
          <table:table-cell office:value-type="float" office:value="0.00696155718918919" calcext:value-type="float">
            <text:p>0.00696155718918919</text:p>
          </table:table-cell>
          <table:table-cell office:value-type="float" office:value="-7" calcext:value-type="float">
            <text:p>-7</text:p>
          </table:table-cell>
          <table:table-cell table:formula="of:=[.A85]*1000" office:value-type="float" office:value="7.52485281666667" calcext:value-type="float">
            <text:p>7.52485281666667</text:p>
          </table:table-cell>
          <table:table-cell table:formula="of:=[.B85]*1000" office:value-type="float" office:value="6.96155718918919" calcext:value-type="float">
            <text:p>6.96155718918919</text:p>
          </table:table-cell>
          <table:table-cell/>
        </table:table-row>
        <table:table-row table:style-name="ro1">
          <table:table-cell office:value-type="float" office:value="0.00761403824" calcext:value-type="float">
            <text:p>0.00761403824</text:p>
          </table:table-cell>
          <table:table-cell office:value-type="float" office:value="0.00704167164864865" calcext:value-type="float">
            <text:p>0.00704167164864865</text:p>
          </table:table-cell>
          <table:table-cell office:value-type="float" office:value="-6" calcext:value-type="float">
            <text:p>-6</text:p>
          </table:table-cell>
          <table:table-cell table:formula="of:=[.A86]*1000" office:value-type="float" office:value="7.61403824" calcext:value-type="float">
            <text:p>7.61403824</text:p>
          </table:table-cell>
          <table:table-cell table:formula="of:=[.B86]*1000" office:value-type="float" office:value="7.04167164864865" calcext:value-type="float">
            <text:p>7.04167164864865</text:p>
          </table:table-cell>
          <table:table-cell/>
        </table:table-row>
        <table:table-row table:style-name="ro1">
          <table:table-cell office:value-type="float" office:value="0.00766860598" calcext:value-type="float">
            <text:p>0.00766860598</text:p>
          </table:table-cell>
          <table:table-cell office:value-type="float" office:value="0.00696262036036036" calcext:value-type="float">
            <text:p>0.00696262036036036</text:p>
          </table:table-cell>
          <table:table-cell office:value-type="float" office:value="-5" calcext:value-type="float">
            <text:p>-5</text:p>
          </table:table-cell>
          <table:table-cell table:formula="of:=[.A87]*1000" office:value-type="float" office:value="7.66860598" calcext:value-type="float">
            <text:p>7.66860598</text:p>
          </table:table-cell>
          <table:table-cell table:formula="of:=[.B87]*1000" office:value-type="float" office:value="6.96262036036036" calcext:value-type="float">
            <text:p>6.96262036036036</text:p>
          </table:table-cell>
          <table:table-cell/>
        </table:table-row>
        <table:table-row table:style-name="ro1">
          <table:table-cell office:value-type="float" office:value="0.00772136818999999" calcext:value-type="float">
            <text:p>0.00772136818999999</text:p>
          </table:table-cell>
          <table:table-cell office:value-type="float" office:value="0.00666345196846847" calcext:value-type="float">
            <text:p>0.00666345196846847</text:p>
          </table:table-cell>
          <table:table-cell office:value-type="float" office:value="-4" calcext:value-type="float">
            <text:p>-4</text:p>
          </table:table-cell>
          <table:table-cell table:formula="of:=[.A88]*1000" office:value-type="float" office:value="7.72136818999999" calcext:value-type="float">
            <text:p>7.72136818999999</text:p>
          </table:table-cell>
          <table:table-cell table:formula="of:=[.B88]*1000" office:value-type="float" office:value="6.66345196846847" calcext:value-type="float">
            <text:p>6.66345196846847</text:p>
          </table:table-cell>
          <table:table-cell/>
        </table:table-row>
        <table:table-row table:style-name="ro1">
          <table:table-cell office:value-type="float" office:value="0.00765866541333333" calcext:value-type="float">
            <text:p>0.00765866541333333</text:p>
          </table:table-cell>
          <table:table-cell office:value-type="float" office:value="0.00641707354504505" calcext:value-type="float">
            <text:p>0.00641707354504505</text:p>
          </table:table-cell>
          <table:table-cell office:value-type="float" office:value="-3" calcext:value-type="float">
            <text:p>-3</text:p>
          </table:table-cell>
          <table:table-cell table:formula="of:=[.A89]*1000" office:value-type="float" office:value="7.65866541333333" calcext:value-type="float">
            <text:p>7.65866541333333</text:p>
          </table:table-cell>
          <table:table-cell table:formula="of:=[.B89]*1000" office:value-type="float" office:value="6.41707354504505" calcext:value-type="float">
            <text:p>6.41707354504505</text:p>
          </table:table-cell>
          <table:table-cell/>
        </table:table-row>
        <table:table-row table:style-name="ro1">
          <table:table-cell office:value-type="float" office:value="0.00766552820333333" calcext:value-type="float">
            <text:p>0.00766552820333333</text:p>
          </table:table-cell>
          <table:table-cell office:value-type="float" office:value="0.00640980682432433" calcext:value-type="float">
            <text:p>0.00640980682432433</text:p>
          </table:table-cell>
          <table:table-cell office:value-type="float" office:value="-2" calcext:value-type="float">
            <text:p>-2</text:p>
          </table:table-cell>
          <table:table-cell table:formula="of:=[.A90]*1000" office:value-type="float" office:value="7.66552820333333" calcext:value-type="float">
            <text:p>7.66552820333333</text:p>
          </table:table-cell>
          <table:table-cell table:formula="of:=[.B90]*1000" office:value-type="float" office:value="6.40980682432433" calcext:value-type="float">
            <text:p>6.40980682432433</text:p>
          </table:table-cell>
          <table:table-cell/>
        </table:table-row>
        <table:table-row table:style-name="ro1">
          <table:table-cell office:value-type="float" office:value="0.00767230365666667" calcext:value-type="float">
            <text:p>0.00767230365666667</text:p>
          </table:table-cell>
          <table:table-cell office:value-type="float" office:value="0.00628912262162162" calcext:value-type="float">
            <text:p>0.00628912262162162</text:p>
          </table:table-cell>
          <table:table-cell office:value-type="float" office:value="-1" calcext:value-type="float">
            <text:p>-1</text:p>
          </table:table-cell>
          <table:table-cell table:formula="of:=[.A91]*1000" office:value-type="float" office:value="7.67230365666667" calcext:value-type="float">
            <text:p>7.67230365666667</text:p>
          </table:table-cell>
          <table:table-cell table:formula="of:=[.B91]*1000" office:value-type="float" office:value="6.28912262162162" calcext:value-type="float">
            <text:p>6.28912262162162</text:p>
          </table:table-cell>
          <table:table-cell/>
        </table:table-row>
        <table:table-row table:style-name="ro1">
          <table:table-cell office:value-type="float" office:value="0.00757472768" calcext:value-type="float">
            <text:p>0.00757472768</text:p>
          </table:table-cell>
          <table:table-cell office:value-type="float" office:value="0.00621428972522522" calcext:value-type="float">
            <text:p>0.00621428972522522</text:p>
          </table:table-cell>
          <table:table-cell office:value-type="float" office:value="0" calcext:value-type="float">
            <text:p>0</text:p>
          </table:table-cell>
          <table:table-cell table:formula="of:=[.A92]*1000" office:value-type="float" office:value="7.57472768" calcext:value-type="float">
            <text:p>7.57472768</text:p>
          </table:table-cell>
          <table:table-cell table:formula="of:=[.B92]*1000" office:value-type="float" office:value="6.21428972522522" calcext:value-type="float">
            <text:p>6.21428972522522</text:p>
          </table:table-cell>
          <table:table-cell/>
        </table:table-row>
        <table:table-row table:style-name="ro1">
          <table:table-cell office:value-type="float" office:value="0.00763309068333333" calcext:value-type="float">
            <text:p>0.00763309068333333</text:p>
          </table:table-cell>
          <table:table-cell office:value-type="float" office:value="0.00634266113513514" calcext:value-type="float">
            <text:p>0.00634266113513514</text:p>
          </table:table-cell>
          <table:table-cell office:value-type="float" office:value="1" calcext:value-type="float">
            <text:p>1</text:p>
          </table:table-cell>
          <table:table-cell table:formula="of:=[.A93]*1000" office:value-type="float" office:value="7.63309068333333" calcext:value-type="float">
            <text:p>7.63309068333333</text:p>
          </table:table-cell>
          <table:table-cell table:formula="of:=[.B93]*1000" office:value-type="float" office:value="6.34266113513514" calcext:value-type="float">
            <text:p>6.34266113513514</text:p>
          </table:table-cell>
          <table:table-cell/>
        </table:table-row>
        <table:table-row table:style-name="ro1">
          <table:table-cell office:value-type="float" office:value="0.00760327135" calcext:value-type="float">
            <text:p>0.00760327135</text:p>
          </table:table-cell>
          <table:table-cell office:value-type="float" office:value="0.00648819556306306" calcext:value-type="float">
            <text:p>0.00648819556306306</text:p>
          </table:table-cell>
          <table:table-cell office:value-type="float" office:value="2" calcext:value-type="float">
            <text:p>2</text:p>
          </table:table-cell>
          <table:table-cell table:formula="of:=[.A94]*1000" office:value-type="float" office:value="7.60327135" calcext:value-type="float">
            <text:p>7.60327135</text:p>
          </table:table-cell>
          <table:table-cell table:formula="of:=[.B94]*1000" office:value-type="float" office:value="6.48819556306306" calcext:value-type="float">
            <text:p>6.48819556306306</text:p>
          </table:table-cell>
          <table:table-cell/>
        </table:table-row>
        <table:table-row table:style-name="ro1">
          <table:table-cell office:value-type="float" office:value="0.0076275947" calcext:value-type="float">
            <text:p>0.0076275947</text:p>
          </table:table-cell>
          <table:table-cell office:value-type="float" office:value="0.00656810016216216" calcext:value-type="float">
            <text:p>0.00656810016216216</text:p>
          </table:table-cell>
          <table:table-cell office:value-type="float" office:value="3" calcext:value-type="float">
            <text:p>3</text:p>
          </table:table-cell>
          <table:table-cell table:formula="of:=[.A95]*1000" office:value-type="float" office:value="7.6275947" calcext:value-type="float">
            <text:p>7.6275947</text:p>
          </table:table-cell>
          <table:table-cell table:formula="of:=[.B95]*1000" office:value-type="float" office:value="6.56810016216216" calcext:value-type="float">
            <text:p>6.56810016216216</text:p>
          </table:table-cell>
          <table:table-cell/>
        </table:table-row>
        <table:table-row table:style-name="ro1">
          <table:table-cell office:value-type="float" office:value="0.00753511241" calcext:value-type="float">
            <text:p>0.00753511241</text:p>
          </table:table-cell>
          <table:table-cell office:value-type="float" office:value="0.00667416352702702" calcext:value-type="float">
            <text:p>0.00667416352702702</text:p>
          </table:table-cell>
          <table:table-cell office:value-type="float" office:value="4" calcext:value-type="float">
            <text:p>4</text:p>
          </table:table-cell>
          <table:table-cell table:formula="of:=[.A96]*1000" office:value-type="float" office:value="7.53511241" calcext:value-type="float">
            <text:p>7.53511241</text:p>
          </table:table-cell>
          <table:table-cell table:formula="of:=[.B96]*1000" office:value-type="float" office:value="6.67416352702702" calcext:value-type="float">
            <text:p>6.67416352702702</text:p>
          </table:table-cell>
          <table:table-cell/>
        </table:table-row>
        <table:table-row table:style-name="ro1">
          <table:table-cell office:value-type="float" office:value="0.00747567649" calcext:value-type="float">
            <text:p>0.00747567649</text:p>
          </table:table-cell>
          <table:table-cell office:value-type="float" office:value="0.00677852266216216" calcext:value-type="float">
            <text:p>0.00677852266216216</text:p>
          </table:table-cell>
          <table:table-cell office:value-type="float" office:value="5" calcext:value-type="float">
            <text:p>5</text:p>
          </table:table-cell>
          <table:table-cell table:formula="of:=[.A97]*1000" office:value-type="float" office:value="7.47567649" calcext:value-type="float">
            <text:p>7.47567649</text:p>
          </table:table-cell>
          <table:table-cell table:formula="of:=[.B97]*1000" office:value-type="float" office:value="6.77852266216216" calcext:value-type="float">
            <text:p>6.77852266216216</text:p>
          </table:table-cell>
          <table:table-cell/>
        </table:table-row>
        <table:table-row table:style-name="ro1">
          <table:table-cell office:value-type="float" office:value="0.00742294662" calcext:value-type="float">
            <text:p>0.00742294662</text:p>
          </table:table-cell>
          <table:table-cell office:value-type="float" office:value="0.00678872628378378" calcext:value-type="float">
            <text:p>0.00678872628378378</text:p>
          </table:table-cell>
          <table:table-cell office:value-type="float" office:value="6" calcext:value-type="float">
            <text:p>6</text:p>
          </table:table-cell>
          <table:table-cell table:formula="of:=[.A98]*1000" office:value-type="float" office:value="7.42294662" calcext:value-type="float">
            <text:p>7.42294662</text:p>
          </table:table-cell>
          <table:table-cell table:formula="of:=[.B98]*1000" office:value-type="float" office:value="6.78872628378378" calcext:value-type="float">
            <text:p>6.78872628378378</text:p>
          </table:table-cell>
          <table:table-cell/>
        </table:table-row>
        <table:table-row table:style-name="ro1">
          <table:table-cell office:value-type="float" office:value="0.0074880378" calcext:value-type="float">
            <text:p>0.0074880378</text:p>
          </table:table-cell>
          <table:table-cell office:value-type="float" office:value="0.0067775872972973" calcext:value-type="float">
            <text:p>0.0067775872972973</text:p>
          </table:table-cell>
          <table:table-cell office:value-type="float" office:value="7" calcext:value-type="float">
            <text:p>7</text:p>
          </table:table-cell>
          <table:table-cell table:formula="of:=[.A99]*1000" office:value-type="float" office:value="7.4880378" calcext:value-type="float">
            <text:p>7.4880378</text:p>
          </table:table-cell>
          <table:table-cell table:formula="of:=[.B99]*1000" office:value-type="float" office:value="6.7775872972973" calcext:value-type="float">
            <text:p>6.7775872972973</text:p>
          </table:table-cell>
          <table:table-cell/>
        </table:table-row>
        <table:table-row table:style-name="ro1">
          <table:table-cell office:value-type="float" office:value="0.00738258996" calcext:value-type="float">
            <text:p>0.00738258996</text:p>
          </table:table-cell>
          <table:table-cell office:value-type="float" office:value="0.00670308236486486" calcext:value-type="float">
            <text:p>0.00670308236486486</text:p>
          </table:table-cell>
          <table:table-cell office:value-type="float" office:value="8" calcext:value-type="float">
            <text:p>8</text:p>
          </table:table-cell>
          <table:table-cell table:formula="of:=[.A100]*1000" office:value-type="float" office:value="7.38258996" calcext:value-type="float">
            <text:p>7.38258996</text:p>
          </table:table-cell>
          <table:table-cell table:formula="of:=[.B100]*1000" office:value-type="float" office:value="6.70308236486486" calcext:value-type="float">
            <text:p>6.70308236486486</text:p>
          </table:table-cell>
          <table:table-cell/>
        </table:table-row>
        <table:table-row table:style-name="ro1">
          <table:table-cell office:value-type="float" office:value="0.00728619522" calcext:value-type="float">
            <text:p>0.00728619522</text:p>
          </table:table-cell>
          <table:table-cell office:value-type="float" office:value="0.0066204455" calcext:value-type="float">
            <text:p>0.0066204455</text:p>
          </table:table-cell>
          <table:table-cell office:value-type="float" office:value="9" calcext:value-type="float">
            <text:p>9</text:p>
          </table:table-cell>
          <table:table-cell table:formula="of:=[.A101]*1000" office:value-type="float" office:value="7.28619522" calcext:value-type="float">
            <text:p>7.28619522</text:p>
          </table:table-cell>
          <table:table-cell table:formula="of:=[.B101]*1000" office:value-type="float" office:value="6.6204455" calcext:value-type="float">
            <text:p>6.6204455</text:p>
          </table:table-cell>
          <table:table-cell/>
        </table:table-row>
        <table:table-row table:style-name="ro1">
          <table:table-cell office:value-type="float" office:value="0.00720036015999999" calcext:value-type="float">
            <text:p>0.00720036015999999</text:p>
          </table:table-cell>
          <table:table-cell office:value-type="float" office:value="0.00652442921621622" calcext:value-type="float">
            <text:p>0.00652442921621622</text:p>
          </table:table-cell>
          <table:table-cell office:value-type="float" office:value="10" calcext:value-type="float">
            <text:p>10</text:p>
          </table:table-cell>
          <table:table-cell table:formula="of:=[.A102]*1000" office:value-type="float" office:value="7.20036015999999" calcext:value-type="float">
            <text:p>7.20036015999999</text:p>
          </table:table-cell>
          <table:table-cell table:formula="of:=[.B102]*1000" office:value-type="float" office:value="6.52442921621622" calcext:value-type="float">
            <text:p>6.52442921621622</text:p>
          </table:table-cell>
          <table:table-cell/>
        </table:table-row>
        <table:table-row table:style-name="ro1">
          <table:table-cell office:value-type="float" office:value="0.00709269953" calcext:value-type="float">
            <text:p>0.00709269953</text:p>
          </table:table-cell>
          <table:table-cell office:value-type="float" office:value="0.00639720544594595" calcext:value-type="float">
            <text:p>0.00639720544594595</text:p>
          </table:table-cell>
          <table:table-cell office:value-type="float" office:value="11" calcext:value-type="float">
            <text:p>11</text:p>
          </table:table-cell>
          <table:table-cell table:formula="of:=[.A103]*1000" office:value-type="float" office:value="7.09269953" calcext:value-type="float">
            <text:p>7.09269953</text:p>
          </table:table-cell>
          <table:table-cell table:formula="of:=[.B103]*1000" office:value-type="float" office:value="6.39720544594595" calcext:value-type="float">
            <text:p>6.39720544594595</text:p>
          </table:table-cell>
          <table:table-cell/>
        </table:table-row>
        <table:table-row table:style-name="ro1">
          <table:table-cell office:value-type="float" office:value="0.00703013695" calcext:value-type="float">
            <text:p>0.00703013695</text:p>
          </table:table-cell>
          <table:table-cell office:value-type="float" office:value="0.00636683877027027" calcext:value-type="float">
            <text:p>0.00636683877027027</text:p>
          </table:table-cell>
          <table:table-cell office:value-type="float" office:value="12" calcext:value-type="float">
            <text:p>12</text:p>
          </table:table-cell>
          <table:table-cell table:formula="of:=[.A104]*1000" office:value-type="float" office:value="7.03013695" calcext:value-type="float">
            <text:p>7.03013695</text:p>
          </table:table-cell>
          <table:table-cell table:formula="of:=[.B104]*1000" office:value-type="float" office:value="6.36683877027027" calcext:value-type="float">
            <text:p>6.36683877027027</text:p>
          </table:table-cell>
          <table:table-cell/>
        </table:table-row>
        <table:table-row table:style-name="ro1">
          <table:table-cell office:value-type="float" office:value="0.00690750945" calcext:value-type="float">
            <text:p>0.00690750945</text:p>
          </table:table-cell>
          <table:table-cell office:value-type="float" office:value="0.0062686939054054" calcext:value-type="float">
            <text:p>0.0062686939054054</text:p>
          </table:table-cell>
          <table:table-cell office:value-type="float" office:value="13" calcext:value-type="float">
            <text:p>13</text:p>
          </table:table-cell>
          <table:table-cell table:formula="of:=[.A105]*1000" office:value-type="float" office:value="6.90750945" calcext:value-type="float">
            <text:p>6.90750945</text:p>
          </table:table-cell>
          <table:table-cell table:formula="of:=[.B105]*1000" office:value-type="float" office:value="6.2686939054054" calcext:value-type="float">
            <text:p>6.2686939054054</text:p>
          </table:table-cell>
          <table:table-cell/>
        </table:table-row>
        <table:table-row table:style-name="ro1">
          <table:table-cell office:value-type="float" office:value="0.0067922903" calcext:value-type="float">
            <text:p>0.0067922903</text:p>
          </table:table-cell>
          <table:table-cell office:value-type="float" office:value="0.0061717492027027" calcext:value-type="float">
            <text:p>0.0061717492027027</text:p>
          </table:table-cell>
          <table:table-cell office:value-type="float" office:value="14" calcext:value-type="float">
            <text:p>14</text:p>
          </table:table-cell>
          <table:table-cell table:formula="of:=[.A106]*1000" office:value-type="float" office:value="6.7922903" calcext:value-type="float">
            <text:p>6.7922903</text:p>
          </table:table-cell>
          <table:table-cell table:formula="of:=[.B106]*1000" office:value-type="float" office:value="6.1717492027027" calcext:value-type="float">
            <text:p>6.1717492027027</text:p>
          </table:table-cell>
          <table:table-cell/>
        </table:table-row>
        <table:table-row table:style-name="ro1">
          <table:table-cell office:value-type="float" office:value="0.0067249399" calcext:value-type="float">
            <text:p>0.0067249399</text:p>
          </table:table-cell>
          <table:table-cell office:value-type="float" office:value="0.00616060171621622" calcext:value-type="float">
            <text:p>0.00616060171621622</text:p>
          </table:table-cell>
          <table:table-cell office:value-type="float" office:value="15" calcext:value-type="float">
            <text:p>15</text:p>
          </table:table-cell>
          <table:table-cell table:formula="of:=[.A107]*1000" office:value-type="float" office:value="6.7249399" calcext:value-type="float">
            <text:p>6.7249399</text:p>
          </table:table-cell>
          <table:table-cell table:formula="of:=[.B107]*1000" office:value-type="float" office:value="6.16060171621622" calcext:value-type="float">
            <text:p>6.16060171621622</text:p>
          </table:table-cell>
          <table:table-cell/>
        </table:table-row>
        <table:table-row table:style-name="ro1">
          <table:table-cell office:value-type="float" office:value="0.00664487575" calcext:value-type="float">
            <text:p>0.00664487575</text:p>
          </table:table-cell>
          <table:table-cell office:value-type="float" office:value="0.00612521090540541" calcext:value-type="float">
            <text:p>0.00612521090540541</text:p>
          </table:table-cell>
          <table:table-cell office:value-type="float" office:value="16" calcext:value-type="float">
            <text:p>16</text:p>
          </table:table-cell>
          <table:table-cell table:formula="of:=[.A108]*1000" office:value-type="float" office:value="6.64487575" calcext:value-type="float">
            <text:p>6.64487575</text:p>
          </table:table-cell>
          <table:table-cell table:formula="of:=[.B108]*1000" office:value-type="float" office:value="6.12521090540541" calcext:value-type="float">
            <text:p>6.12521090540541</text:p>
          </table:table-cell>
          <table:table-cell/>
        </table:table-row>
        <table:table-row table:style-name="ro1">
          <table:table-cell office:value-type="float" office:value="0.00660392717" calcext:value-type="float">
            <text:p>0.00660392717</text:p>
          </table:table-cell>
          <table:table-cell office:value-type="float" office:value="0.00608388687837838" calcext:value-type="float">
            <text:p>0.00608388687837838</text:p>
          </table:table-cell>
          <table:table-cell office:value-type="float" office:value="17" calcext:value-type="float">
            <text:p>17</text:p>
          </table:table-cell>
          <table:table-cell table:formula="of:=[.A109]*1000" office:value-type="float" office:value="6.60392717" calcext:value-type="float">
            <text:p>6.60392717</text:p>
          </table:table-cell>
          <table:table-cell table:formula="of:=[.B109]*1000" office:value-type="float" office:value="6.08388687837838" calcext:value-type="float">
            <text:p>6.08388687837838</text:p>
          </table:table-cell>
          <table:table-cell/>
        </table:table-row>
        <table:table-row table:style-name="ro1">
          <table:table-cell office:value-type="float" office:value="0.00655138934" calcext:value-type="float">
            <text:p>0.00655138934</text:p>
          </table:table-cell>
          <table:table-cell office:value-type="float" office:value="0.00604401560810811" calcext:value-type="float">
            <text:p>0.00604401560810811</text:p>
          </table:table-cell>
          <table:table-cell office:value-type="float" office:value="18" calcext:value-type="float">
            <text:p>18</text:p>
          </table:table-cell>
          <table:table-cell table:formula="of:=[.A110]*1000" office:value-type="float" office:value="6.55138934" calcext:value-type="float">
            <text:p>6.55138934</text:p>
          </table:table-cell>
          <table:table-cell table:formula="of:=[.B110]*1000" office:value-type="float" office:value="6.04401560810811" calcext:value-type="float">
            <text:p>6.04401560810811</text:p>
          </table:table-cell>
          <table:table-cell/>
        </table:table-row>
        <table:table-row table:style-name="ro1">
          <table:table-cell office:value-type="float" office:value="0.00645324426000001" calcext:value-type="float">
            <text:p>0.00645324426000001</text:p>
          </table:table-cell>
          <table:table-cell office:value-type="float" office:value="0.00597760352702703" calcext:value-type="float">
            <text:p>0.00597760352702703</text:p>
          </table:table-cell>
          <table:table-cell office:value-type="float" office:value="19" calcext:value-type="float">
            <text:p>19</text:p>
          </table:table-cell>
          <table:table-cell table:formula="of:=[.A111]*1000" office:value-type="float" office:value="6.45324426000001" calcext:value-type="float">
            <text:p>6.45324426000001</text:p>
          </table:table-cell>
          <table:table-cell table:formula="of:=[.B111]*1000" office:value-type="float" office:value="5.97760352702703" calcext:value-type="float">
            <text:p>5.97760352702703</text:p>
          </table:table-cell>
          <table:table-cell/>
        </table:table-row>
        <table:table-row table:style-name="ro1">
          <table:table-cell office:value-type="float" office:value="0.00642259575" calcext:value-type="float">
            <text:p>0.00642259575</text:p>
          </table:table-cell>
          <table:table-cell office:value-type="float" office:value="0.0059557162972973" calcext:value-type="float">
            <text:p>0.0059557162972973</text:p>
          </table:table-cell>
          <table:table-cell office:value-type="float" office:value="20" calcext:value-type="float">
            <text:p>20</text:p>
          </table:table-cell>
          <table:table-cell table:formula="of:=[.A112]*1000" office:value-type="float" office:value="6.42259575" calcext:value-type="float">
            <text:p>6.42259575</text:p>
          </table:table-cell>
          <table:table-cell table:formula="of:=[.B112]*1000" office:value-type="float" office:value="5.9557162972973" calcext:value-type="float">
            <text:p>5.9557162972973</text:p>
          </table:table-cell>
          <table:table-cell/>
        </table:table-row>
        <table:table-row table:style-name="ro1">
          <table:table-cell office:value-type="float" office:value="0.00636855975666667" calcext:value-type="float">
            <text:p>0.00636855975666667</text:p>
          </table:table-cell>
          <table:table-cell office:value-type="float" office:value="0.00586923524324324" calcext:value-type="float">
            <text:p>0.00586923524324324</text:p>
          </table:table-cell>
          <table:table-cell office:value-type="float" office:value="21" calcext:value-type="float">
            <text:p>21</text:p>
          </table:table-cell>
          <table:table-cell table:formula="of:=[.A113]*1000" office:value-type="float" office:value="6.36855975666667" calcext:value-type="float">
            <text:p>6.36855975666667</text:p>
          </table:table-cell>
          <table:table-cell table:formula="of:=[.B113]*1000" office:value-type="float" office:value="5.86923524324324" calcext:value-type="float">
            <text:p>5.86923524324324</text:p>
          </table:table-cell>
          <table:table-cell/>
        </table:table-row>
        <table:table-row table:style-name="ro1">
          <table:table-cell office:value-type="float" office:value="0.00625699888666667" calcext:value-type="float">
            <text:p>0.00625699888666667</text:p>
          </table:table-cell>
          <table:table-cell office:value-type="float" office:value="0.00582770752702703" calcext:value-type="float">
            <text:p>0.00582770752702703</text:p>
          </table:table-cell>
          <table:table-cell office:value-type="float" office:value="22" calcext:value-type="float">
            <text:p>22</text:p>
          </table:table-cell>
          <table:table-cell table:formula="of:=[.A114]*1000" office:value-type="float" office:value="6.25699888666667" calcext:value-type="float">
            <text:p>6.25699888666667</text:p>
          </table:table-cell>
          <table:table-cell table:formula="of:=[.B114]*1000" office:value-type="float" office:value="5.82770752702703" calcext:value-type="float">
            <text:p>5.82770752702703</text:p>
          </table:table-cell>
          <table:table-cell/>
        </table:table-row>
        <table:table-row table:style-name="ro1">
          <table:table-cell office:value-type="float" office:value="0.00625090889" calcext:value-type="float">
            <text:p>0.00625090889</text:p>
          </table:table-cell>
          <table:table-cell office:value-type="float" office:value="0.00576829762162162" calcext:value-type="float">
            <text:p>0.00576829762162162</text:p>
          </table:table-cell>
          <table:table-cell office:value-type="float" office:value="23" calcext:value-type="float">
            <text:p>23</text:p>
          </table:table-cell>
          <table:table-cell table:formula="of:=[.A115]*1000" office:value-type="float" office:value="6.25090889" calcext:value-type="float">
            <text:p>6.25090889</text:p>
          </table:table-cell>
          <table:table-cell table:formula="of:=[.B115]*1000" office:value-type="float" office:value="5.76829762162162" calcext:value-type="float">
            <text:p>5.76829762162162</text:p>
          </table:table-cell>
          <table:table-cell/>
        </table:table-row>
        <table:table-row table:style-name="ro1">
          <table:table-cell office:value-type="float" office:value="0.00622071311" calcext:value-type="float">
            <text:p>0.00622071311</text:p>
          </table:table-cell>
          <table:table-cell office:value-type="float" office:value="0.00576114260810811" calcext:value-type="float">
            <text:p>0.00576114260810811</text:p>
          </table:table-cell>
          <table:table-cell office:value-type="float" office:value="24" calcext:value-type="float">
            <text:p>24</text:p>
          </table:table-cell>
          <table:table-cell table:formula="of:=[.A116]*1000" office:value-type="float" office:value="6.22071311" calcext:value-type="float">
            <text:p>6.22071311</text:p>
          </table:table-cell>
          <table:table-cell table:formula="of:=[.B116]*1000" office:value-type="float" office:value="5.76114260810811" calcext:value-type="float">
            <text:p>5.76114260810811</text:p>
          </table:table-cell>
          <table:table-cell/>
        </table:table-row>
        <table:table-row table:style-name="ro1">
          <table:table-cell office:value-type="float" office:value="0.00607372351" calcext:value-type="float">
            <text:p>0.00607372351</text:p>
          </table:table-cell>
          <table:table-cell office:value-type="float" office:value="0.00568678835135135" calcext:value-type="float">
            <text:p>0.00568678835135135</text:p>
          </table:table-cell>
          <table:table-cell office:value-type="float" office:value="25" calcext:value-type="float">
            <text:p>25</text:p>
          </table:table-cell>
          <table:table-cell table:formula="of:=[.A117]*1000" office:value-type="float" office:value="6.07372351" calcext:value-type="float">
            <text:p>6.07372351</text:p>
          </table:table-cell>
          <table:table-cell table:formula="of:=[.B117]*1000" office:value-type="float" office:value="5.68678835135135" calcext:value-type="float">
            <text:p>5.68678835135135</text:p>
          </table:table-cell>
          <table:table-cell/>
        </table:table-row>
        <table:table-row table:style-name="ro1">
          <table:table-cell office:value-type="float" office:value="0.0060040787" calcext:value-type="float">
            <text:p>0.0060040787</text:p>
          </table:table-cell>
          <table:table-cell office:value-type="float" office:value="0.00568293093243243" calcext:value-type="float">
            <text:p>0.00568293093243243</text:p>
          </table:table-cell>
          <table:table-cell office:value-type="float" office:value="26" calcext:value-type="float">
            <text:p>26</text:p>
          </table:table-cell>
          <table:table-cell table:formula="of:=[.A118]*1000" office:value-type="float" office:value="6.0040787" calcext:value-type="float">
            <text:p>6.0040787</text:p>
          </table:table-cell>
          <table:table-cell table:formula="of:=[.B118]*1000" office:value-type="float" office:value="5.68293093243243" calcext:value-type="float">
            <text:p>5.68293093243243</text:p>
          </table:table-cell>
          <table:table-cell/>
        </table:table-row>
        <table:table-row table:style-name="ro1">
          <table:table-cell office:value-type="float" office:value="0.00593801781" calcext:value-type="float">
            <text:p>0.00593801781</text:p>
          </table:table-cell>
          <table:table-cell office:value-type="float" office:value="0.00568211397297297" calcext:value-type="float">
            <text:p>0.00568211397297297</text:p>
          </table:table-cell>
          <table:table-cell office:value-type="float" office:value="27" calcext:value-type="float">
            <text:p>27</text:p>
          </table:table-cell>
          <table:table-cell table:formula="of:=[.A119]*1000" office:value-type="float" office:value="5.93801781" calcext:value-type="float">
            <text:p>5.93801781</text:p>
          </table:table-cell>
          <table:table-cell table:formula="of:=[.B119]*1000" office:value-type="float" office:value="5.68211397297297" calcext:value-type="float">
            <text:p>5.68211397297297</text:p>
          </table:table-cell>
          <table:table-cell/>
        </table:table-row>
        <table:table-row table:style-name="ro1">
          <table:table-cell office:value-type="float" office:value="0.00585882733666667" calcext:value-type="float">
            <text:p>0.00585882733666667</text:p>
          </table:table-cell>
          <table:table-cell office:value-type="float" office:value="0.00564033359459459" calcext:value-type="float">
            <text:p>0.00564033359459459</text:p>
          </table:table-cell>
          <table:table-cell office:value-type="float" office:value="28" calcext:value-type="float">
            <text:p>28</text:p>
          </table:table-cell>
          <table:table-cell table:formula="of:=[.A120]*1000" office:value-type="float" office:value="5.85882733666667" calcext:value-type="float">
            <text:p>5.85882733666667</text:p>
          </table:table-cell>
          <table:table-cell table:formula="of:=[.B120]*1000" office:value-type="float" office:value="5.64033359459459" calcext:value-type="float">
            <text:p>5.64033359459459</text:p>
          </table:table-cell>
          <table:table-cell/>
        </table:table-row>
        <table:table-row table:style-name="ro1">
          <table:table-cell office:value-type="float" office:value="0.00578676368666667" calcext:value-type="float">
            <text:p>0.00578676368666667</text:p>
          </table:table-cell>
          <table:table-cell office:value-type="float" office:value="0.00557261256306306" calcext:value-type="float">
            <text:p>0.00557261256306306</text:p>
          </table:table-cell>
          <table:table-cell office:value-type="float" office:value="29" calcext:value-type="float">
            <text:p>29</text:p>
          </table:table-cell>
          <table:table-cell table:formula="of:=[.A121]*1000" office:value-type="float" office:value="5.78676368666667" calcext:value-type="float">
            <text:p>5.78676368666667</text:p>
          </table:table-cell>
          <table:table-cell table:formula="of:=[.B121]*1000" office:value-type="float" office:value="5.57261256306306" calcext:value-type="float">
            <text:p>5.57261256306306</text:p>
          </table:table-cell>
          <table:table-cell/>
        </table:table-row>
        <table:table-row table:style-name="ro1">
          <table:table-cell office:value-type="float" office:value="0.00573590997" calcext:value-type="float">
            <text:p>0.00573590997</text:p>
          </table:table-cell>
          <table:table-cell office:value-type="float" office:value="0.00555497473873874" calcext:value-type="float">
            <text:p>0.00555497473873874</text:p>
          </table:table-cell>
          <table:table-cell office:value-type="float" office:value="30" calcext:value-type="float">
            <text:p>30</text:p>
          </table:table-cell>
          <table:table-cell table:formula="of:=[.A122]*1000" office:value-type="float" office:value="5.73590997" calcext:value-type="float">
            <text:p>5.73590997</text:p>
          </table:table-cell>
          <table:table-cell table:formula="of:=[.B122]*1000" office:value-type="float" office:value="5.55497473873874" calcext:value-type="float">
            <text:p>5.55497473873874</text:p>
          </table:table-cell>
          <table:table-cell/>
        </table:table-row>
        <table:table-row table:style-name="ro1">
          <table:table-cell office:value-type="float" office:value="0.00567519354" calcext:value-type="float">
            <text:p>0.00567519354</text:p>
          </table:table-cell>
          <table:table-cell office:value-type="float" office:value="0.00553591537837838" calcext:value-type="float">
            <text:p>0.00553591537837838</text:p>
          </table:table-cell>
          <table:table-cell office:value-type="float" office:value="31" calcext:value-type="float">
            <text:p>31</text:p>
          </table:table-cell>
          <table:table-cell table:formula="of:=[.A123]*1000" office:value-type="float" office:value="5.67519354" calcext:value-type="float">
            <text:p>5.67519354</text:p>
          </table:table-cell>
          <table:table-cell table:formula="of:=[.B123]*1000" office:value-type="float" office:value="5.53591537837838" calcext:value-type="float">
            <text:p>5.53591537837838</text:p>
          </table:table-cell>
          <table:table-cell/>
        </table:table-row>
        <table:table-row table:style-name="ro1">
          <table:table-cell office:value-type="float" office:value="0.00559875891" calcext:value-type="float">
            <text:p>0.00559875891</text:p>
          </table:table-cell>
          <table:table-cell office:value-type="float" office:value="0.00539223016216216" calcext:value-type="float">
            <text:p>0.00539223016216216</text:p>
          </table:table-cell>
          <table:table-cell office:value-type="float" office:value="32" calcext:value-type="float">
            <text:p>32</text:p>
          </table:table-cell>
          <table:table-cell table:formula="of:=[.A124]*1000" office:value-type="float" office:value="5.59875891" calcext:value-type="float">
            <text:p>5.59875891</text:p>
          </table:table-cell>
          <table:table-cell table:formula="of:=[.B124]*1000" office:value-type="float" office:value="5.39223016216216" calcext:value-type="float">
            <text:p>5.39223016216216</text:p>
          </table:table-cell>
          <table:table-cell/>
        </table:table-row>
        <table:table-row table:style-name="ro1">
          <table:table-cell office:value-type="float" office:value="0.00560825225666666" calcext:value-type="float">
            <text:p>0.00560825225666666</text:p>
          </table:table-cell>
          <table:table-cell office:value-type="float" office:value="0.00530546521621621" calcext:value-type="float">
            <text:p>0.00530546521621621</text:p>
          </table:table-cell>
          <table:table-cell office:value-type="float" office:value="33" calcext:value-type="float">
            <text:p>33</text:p>
          </table:table-cell>
          <table:table-cell table:formula="of:=[.A125]*1000" office:value-type="float" office:value="5.60825225666666" calcext:value-type="float">
            <text:p>5.60825225666666</text:p>
          </table:table-cell>
          <table:table-cell table:formula="of:=[.B125]*1000" office:value-type="float" office:value="5.30546521621621" calcext:value-type="float">
            <text:p>5.30546521621621</text:p>
          </table:table-cell>
          <table:table-cell/>
        </table:table-row>
        <table:table-row table:style-name="ro1">
          <table:table-cell office:value-type="float" office:value="0.00552228716" calcext:value-type="float">
            <text:p>0.00552228716</text:p>
          </table:table-cell>
          <table:table-cell office:value-type="float" office:value="0.00533924298648649" calcext:value-type="float">
            <text:p>0.00533924298648649</text:p>
          </table:table-cell>
          <table:table-cell office:value-type="float" office:value="34" calcext:value-type="float">
            <text:p>34</text:p>
          </table:table-cell>
          <table:table-cell table:formula="of:=[.A126]*1000" office:value-type="float" office:value="5.52228716" calcext:value-type="float">
            <text:p>5.52228716</text:p>
          </table:table-cell>
          <table:table-cell table:formula="of:=[.B126]*1000" office:value-type="float" office:value="5.33924298648649" calcext:value-type="float">
            <text:p>5.33924298648649</text:p>
          </table:table-cell>
          <table:table-cell/>
        </table:table-row>
        <table:table-row table:style-name="ro1">
          <table:table-cell office:value-type="float" office:value="0.00546112212" calcext:value-type="float">
            <text:p>0.00546112212</text:p>
          </table:table-cell>
          <table:table-cell office:value-type="float" office:value="0.00531639455405405" calcext:value-type="float">
            <text:p>0.00531639455405405</text:p>
          </table:table-cell>
          <table:table-cell office:value-type="float" office:value="35" calcext:value-type="float">
            <text:p>35</text:p>
          </table:table-cell>
          <table:table-cell table:formula="of:=[.A127]*1000" office:value-type="float" office:value="5.46112212" calcext:value-type="float">
            <text:p>5.46112212</text:p>
          </table:table-cell>
          <table:table-cell table:formula="of:=[.B127]*1000" office:value-type="float" office:value="5.31639455405405" calcext:value-type="float">
            <text:p>5.31639455405405</text:p>
          </table:table-cell>
          <table:table-cell/>
        </table:table-row>
        <table:table-row table:style-name="ro1">
          <table:table-cell office:value-type="float" office:value="0.00543010626" calcext:value-type="float">
            <text:p>0.00543010626</text:p>
          </table:table-cell>
          <table:table-cell office:value-type="float" office:value="0.00531455136486486" calcext:value-type="float">
            <text:p>0.00531455136486486</text:p>
          </table:table-cell>
          <table:table-cell office:value-type="float" office:value="36" calcext:value-type="float">
            <text:p>36</text:p>
          </table:table-cell>
          <table:table-cell table:formula="of:=[.A128]*1000" office:value-type="float" office:value="5.43010626" calcext:value-type="float">
            <text:p>5.43010626</text:p>
          </table:table-cell>
          <table:table-cell table:formula="of:=[.B128]*1000" office:value-type="float" office:value="5.31455136486486" calcext:value-type="float">
            <text:p>5.31455136486486</text:p>
          </table:table-cell>
          <table:table-cell/>
        </table:table-row>
        <table:table-row table:style-name="ro1">
          <table:table-cell office:value-type="float" office:value="0.00533627455" calcext:value-type="float">
            <text:p>0.00533627455</text:p>
          </table:table-cell>
          <table:table-cell office:value-type="float" office:value="0.00538380856756757" calcext:value-type="float">
            <text:p>0.00538380856756757</text:p>
          </table:table-cell>
          <table:table-cell office:value-type="float" office:value="37" calcext:value-type="float">
            <text:p>37</text:p>
          </table:table-cell>
          <table:table-cell table:formula="of:=[.A129]*1000" office:value-type="float" office:value="5.33627455" calcext:value-type="float">
            <text:p>5.33627455</text:p>
          </table:table-cell>
          <table:table-cell table:formula="of:=[.B129]*1000" office:value-type="float" office:value="5.38380856756757" calcext:value-type="float">
            <text:p>5.38380856756757</text:p>
          </table:table-cell>
          <table:table-cell/>
        </table:table-row>
        <table:table-row table:style-name="ro1">
          <table:table-cell office:value-type="float" office:value="0.00530756662" calcext:value-type="float">
            <text:p>0.00530756662</text:p>
          </table:table-cell>
          <table:table-cell office:value-type="float" office:value="0.00539179516216216" calcext:value-type="float">
            <text:p>0.00539179516216216</text:p>
          </table:table-cell>
          <table:table-cell office:value-type="float" office:value="38" calcext:value-type="float">
            <text:p>38</text:p>
          </table:table-cell>
          <table:table-cell table:formula="of:=[.A130]*1000" office:value-type="float" office:value="5.30756662" calcext:value-type="float">
            <text:p>5.30756662</text:p>
          </table:table-cell>
          <table:table-cell table:formula="of:=[.B130]*1000" office:value-type="float" office:value="5.39179516216216" calcext:value-type="float">
            <text:p>5.39179516216216</text:p>
          </table:table-cell>
          <table:table-cell/>
        </table:table-row>
        <table:table-row table:style-name="ro1">
          <table:table-cell office:value-type="float" office:value="0.00525243553" calcext:value-type="float">
            <text:p>0.00525243553</text:p>
          </table:table-cell>
          <table:table-cell office:value-type="float" office:value="0.00537326851351351" calcext:value-type="float">
            <text:p>0.00537326851351351</text:p>
          </table:table-cell>
          <table:table-cell office:value-type="float" office:value="39" calcext:value-type="float">
            <text:p>39</text:p>
          </table:table-cell>
          <table:table-cell table:formula="of:=[.A131]*1000" office:value-type="float" office:value="5.25243553" calcext:value-type="float">
            <text:p>5.25243553</text:p>
          </table:table-cell>
          <table:table-cell table:formula="of:=[.B131]*1000" office:value-type="float" office:value="5.37326851351351" calcext:value-type="float">
            <text:p>5.37326851351351</text:p>
          </table:table-cell>
          <table:table-cell/>
        </table:table-row>
        <table:table-row table:style-name="ro1">
          <table:table-cell office:value-type="float" office:value="0.00519797904" calcext:value-type="float">
            <text:p>0.00519797904</text:p>
          </table:table-cell>
          <table:table-cell office:value-type="float" office:value="0.00532097148648649" calcext:value-type="float">
            <text:p>0.00532097148648649</text:p>
          </table:table-cell>
          <table:table-cell office:value-type="float" office:value="40" calcext:value-type="float">
            <text:p>40</text:p>
          </table:table-cell>
          <table:table-cell table:formula="of:=[.A132]*1000" office:value-type="float" office:value="5.19797904" calcext:value-type="float">
            <text:p>5.19797904</text:p>
          </table:table-cell>
          <table:table-cell table:formula="of:=[.B132]*1000" office:value-type="float" office:value="5.32097148648649" calcext:value-type="float">
            <text:p>5.32097148648649</text:p>
          </table:table-cell>
          <table:table-cell/>
        </table:table-row>
        <table:table-row table:style-name="ro1">
          <table:table-cell office:value-type="float" office:value="0.00511906537" calcext:value-type="float">
            <text:p>0.00511906537</text:p>
          </table:table-cell>
          <table:table-cell office:value-type="float" office:value="0.00525912768918919" calcext:value-type="float">
            <text:p>0.00525912768918919</text:p>
          </table:table-cell>
          <table:table-cell office:value-type="float" office:value="41" calcext:value-type="float">
            <text:p>41</text:p>
          </table:table-cell>
          <table:table-cell table:formula="of:=[.A133]*1000" office:value-type="float" office:value="5.11906537" calcext:value-type="float">
            <text:p>5.11906537</text:p>
          </table:table-cell>
          <table:table-cell table:formula="of:=[.B133]*1000" office:value-type="float" office:value="5.25912768918919" calcext:value-type="float">
            <text:p>5.25912768918919</text:p>
          </table:table-cell>
          <table:table-cell/>
        </table:table-row>
        <table:table-row table:style-name="ro1">
          <table:table-cell office:value-type="float" office:value="0.00510646957" calcext:value-type="float">
            <text:p>0.00510646957</text:p>
          </table:table-cell>
          <table:table-cell office:value-type="float" office:value="0.00509124971621622" calcext:value-type="float">
            <text:p>0.00509124971621622</text:p>
          </table:table-cell>
          <table:table-cell office:value-type="float" office:value="42" calcext:value-type="float">
            <text:p>42</text:p>
          </table:table-cell>
          <table:table-cell table:formula="of:=[.A134]*1000" office:value-type="float" office:value="5.10646957" calcext:value-type="float">
            <text:p>5.10646957</text:p>
          </table:table-cell>
          <table:table-cell table:formula="of:=[.B134]*1000" office:value-type="float" office:value="5.09124971621622" calcext:value-type="float">
            <text:p>5.09124971621622</text:p>
          </table:table-cell>
          <table:table-cell/>
        </table:table-row>
        <table:table-row table:style-name="ro1">
          <table:table-cell office:value-type="float" office:value="0.00503655087" calcext:value-type="float">
            <text:p>0.00503655087</text:p>
          </table:table-cell>
          <table:table-cell office:value-type="float" office:value="0.00509296540540541" calcext:value-type="float">
            <text:p>0.00509296540540541</text:p>
          </table:table-cell>
          <table:table-cell office:value-type="float" office:value="43" calcext:value-type="float">
            <text:p>43</text:p>
          </table:table-cell>
          <table:table-cell table:formula="of:=[.A135]*1000" office:value-type="float" office:value="5.03655087" calcext:value-type="float">
            <text:p>5.03655087</text:p>
          </table:table-cell>
          <table:table-cell table:formula="of:=[.B135]*1000" office:value-type="float" office:value="5.09296540540541" calcext:value-type="float">
            <text:p>5.09296540540541</text:p>
          </table:table-cell>
          <table:table-cell/>
        </table:table-row>
        <table:table-row table:style-name="ro1">
          <table:table-cell office:value-type="float" office:value="0.00496226401" calcext:value-type="float">
            <text:p>0.00496226401</text:p>
          </table:table-cell>
          <table:table-cell office:value-type="float" office:value="0.00491661835135135" calcext:value-type="float">
            <text:p>0.00491661835135135</text:p>
          </table:table-cell>
          <table:table-cell office:value-type="float" office:value="44" calcext:value-type="float">
            <text:p>44</text:p>
          </table:table-cell>
          <table:table-cell table:formula="of:=[.A136]*1000" office:value-type="float" office:value="4.96226401" calcext:value-type="float">
            <text:p>4.96226401</text:p>
          </table:table-cell>
          <table:table-cell table:formula="of:=[.B136]*1000" office:value-type="float" office:value="4.91661835135135" calcext:value-type="float">
            <text:p>4.91661835135135</text:p>
          </table:table-cell>
          <table:table-cell/>
        </table:table-row>
        <table:table-row table:style-name="ro1">
          <table:table-cell office:value-type="float" office:value="0.004877326" calcext:value-type="float">
            <text:p>0.004877326</text:p>
          </table:table-cell>
          <table:table-cell office:value-type="float" office:value="0.00477355847747748" calcext:value-type="float">
            <text:p>0.00477355847747748</text:p>
          </table:table-cell>
          <table:table-cell office:value-type="float" office:value="45" calcext:value-type="float">
            <text:p>45</text:p>
          </table:table-cell>
          <table:table-cell table:formula="of:=[.A137]*1000" office:value-type="float" office:value="4.877326" calcext:value-type="float">
            <text:p>4.877326</text:p>
          </table:table-cell>
          <table:table-cell table:formula="of:=[.B137]*1000" office:value-type="float" office:value="4.77355847747748" calcext:value-type="float">
            <text:p>4.77355847747748</text:p>
          </table:table-cell>
          <table:table-cell/>
        </table:table-row>
        <table:table-row table:style-name="ro1">
          <table:table-cell office:value-type="float" office:value="0.00481872032333334" calcext:value-type="float">
            <text:p>0.00481872032333334</text:p>
          </table:table-cell>
          <table:table-cell office:value-type="float" office:value="0.00475779474774775" calcext:value-type="float">
            <text:p>0.00475779474774775</text:p>
          </table:table-cell>
          <table:table-cell office:value-type="float" office:value="46" calcext:value-type="float">
            <text:p>46</text:p>
          </table:table-cell>
          <table:table-cell table:formula="of:=[.A138]*1000" office:value-type="float" office:value="4.81872032333334" calcext:value-type="float">
            <text:p>4.81872032333334</text:p>
          </table:table-cell>
          <table:table-cell table:formula="of:=[.B138]*1000" office:value-type="float" office:value="4.75779474774775" calcext:value-type="float">
            <text:p>4.75779474774775</text:p>
          </table:table-cell>
          <table:table-cell/>
        </table:table-row>
        <table:table-row table:style-name="ro1">
          <table:table-cell office:value-type="float" office:value="0.00487283783333333" calcext:value-type="float">
            <text:p>0.00487283783333333</text:p>
          </table:table-cell>
          <table:table-cell office:value-type="float" office:value="0.00481539387837838" calcext:value-type="float">
            <text:p>0.00481539387837838</text:p>
          </table:table-cell>
          <table:table-cell office:value-type="float" office:value="47" calcext:value-type="float">
            <text:p>47</text:p>
          </table:table-cell>
          <table:table-cell table:formula="of:=[.A139]*1000" office:value-type="float" office:value="4.87283783333333" calcext:value-type="float">
            <text:p>4.87283783333333</text:p>
          </table:table-cell>
          <table:table-cell table:formula="of:=[.B139]*1000" office:value-type="float" office:value="4.81539387837838" calcext:value-type="float">
            <text:p>4.81539387837838</text:p>
          </table:table-cell>
          <table:table-cell/>
        </table:table-row>
        <table:table-row table:style-name="ro1">
          <table:table-cell office:value-type="float" office:value="0.00484489909666667" calcext:value-type="float">
            <text:p>0.00484489909666667</text:p>
          </table:table-cell>
          <table:table-cell office:value-type="float" office:value="0.00476754627027027" calcext:value-type="float">
            <text:p>0.00476754627027027</text:p>
          </table:table-cell>
          <table:table-cell office:value-type="float" office:value="48" calcext:value-type="float">
            <text:p>48</text:p>
          </table:table-cell>
          <table:table-cell table:formula="of:=[.A140]*1000" office:value-type="float" office:value="4.84489909666667" calcext:value-type="float">
            <text:p>4.84489909666667</text:p>
          </table:table-cell>
          <table:table-cell table:formula="of:=[.B140]*1000" office:value-type="float" office:value="4.76754627027027" calcext:value-type="float">
            <text:p>4.76754627027027</text:p>
          </table:table-cell>
          <table:table-cell/>
        </table:table-row>
        <table:table-row table:style-name="ro1">
          <table:table-cell office:value-type="float" office:value="0.00485107000666667" calcext:value-type="float">
            <text:p>0.00485107000666667</text:p>
          </table:table-cell>
          <table:table-cell office:value-type="float" office:value="0.00476637627027027" calcext:value-type="float">
            <text:p>0.00476637627027027</text:p>
          </table:table-cell>
          <table:table-cell office:value-type="float" office:value="49" calcext:value-type="float">
            <text:p>49</text:p>
          </table:table-cell>
          <table:table-cell table:formula="of:=[.A141]*1000" office:value-type="float" office:value="4.85107000666667" calcext:value-type="float">
            <text:p>4.85107000666667</text:p>
          </table:table-cell>
          <table:table-cell table:formula="of:=[.B141]*1000" office:value-type="float" office:value="4.76637627027027" calcext:value-type="float">
            <text:p>4.76637627027027</text:p>
          </table:table-cell>
          <table:table-cell/>
        </table:table-row>
        <table:table-row table:style-name="ro1">
          <table:table-cell office:value-type="float" office:value="0.0048167781" calcext:value-type="float">
            <text:p>0.0048167781</text:p>
          </table:table-cell>
          <table:table-cell office:value-type="float" office:value="0.00481632067567568" calcext:value-type="float">
            <text:p>0.00481632067567568</text:p>
          </table:table-cell>
          <table:table-cell office:value-type="float" office:value="50" calcext:value-type="float">
            <text:p>50</text:p>
          </table:table-cell>
          <table:table-cell table:formula="of:=[.A142]*1000" office:value-type="float" office:value="4.8167781" calcext:value-type="float">
            <text:p>4.8167781</text:p>
          </table:table-cell>
          <table:table-cell table:formula="of:=[.B142]*1000" office:value-type="float" office:value="4.81632067567568" calcext:value-type="float">
            <text:p>4.81632067567568</text:p>
          </table:table-cell>
          <table:table-cell/>
        </table:table-row>
        <table:table-row table:style-name="ro1">
          <table:table-cell office:value-type="float" office:value="0.00481522804" calcext:value-type="float">
            <text:p>0.00481522804</text:p>
          </table:table-cell>
          <table:table-cell office:value-type="float" office:value="0.00482798374324324" calcext:value-type="float">
            <text:p>0.00482798374324324</text:p>
          </table:table-cell>
          <table:table-cell office:value-type="float" office:value="51" calcext:value-type="float">
            <text:p>51</text:p>
          </table:table-cell>
          <table:table-cell table:formula="of:=[.A143]*1000" office:value-type="float" office:value="4.81522804" calcext:value-type="float">
            <text:p>4.81522804</text:p>
          </table:table-cell>
          <table:table-cell table:formula="of:=[.B143]*1000" office:value-type="float" office:value="4.82798374324324" calcext:value-type="float">
            <text:p>4.82798374324324</text:p>
          </table:table-cell>
          <table:table-cell/>
        </table:table-row>
        <table:table-row table:style-name="ro1">
          <table:table-cell office:value-type="float" office:value="0.00479592102" calcext:value-type="float">
            <text:p>0.00479592102</text:p>
          </table:table-cell>
          <table:table-cell office:value-type="float" office:value="0.00485721686486487" calcext:value-type="float">
            <text:p>0.00485721686486487</text:p>
          </table:table-cell>
          <table:table-cell office:value-type="float" office:value="52" calcext:value-type="float">
            <text:p>52</text:p>
          </table:table-cell>
          <table:table-cell table:formula="of:=[.A144]*1000" office:value-type="float" office:value="4.79592102" calcext:value-type="float">
            <text:p>4.79592102</text:p>
          </table:table-cell>
          <table:table-cell table:formula="of:=[.B144]*1000" office:value-type="float" office:value="4.85721686486487" calcext:value-type="float">
            <text:p>4.85721686486487</text:p>
          </table:table-cell>
          <table:table-cell/>
        </table:table-row>
        <table:table-row table:style-name="ro1">
          <table:table-cell office:value-type="float" office:value="0.00474262193" calcext:value-type="float">
            <text:p>0.00474262193</text:p>
          </table:table-cell>
          <table:table-cell office:value-type="float" office:value="0.00488536548648649" calcext:value-type="float">
            <text:p>0.00488536548648649</text:p>
          </table:table-cell>
          <table:table-cell office:value-type="float" office:value="53" calcext:value-type="float">
            <text:p>53</text:p>
          </table:table-cell>
          <table:table-cell table:formula="of:=[.A145]*1000" office:value-type="float" office:value="4.74262193" calcext:value-type="float">
            <text:p>4.74262193</text:p>
          </table:table-cell>
          <table:table-cell table:formula="of:=[.B145]*1000" office:value-type="float" office:value="4.88536548648649" calcext:value-type="float">
            <text:p>4.88536548648649</text:p>
          </table:table-cell>
          <table:table-cell/>
        </table:table-row>
        <table:table-row table:style-name="ro1">
          <table:table-cell office:value-type="float" office:value="0.00471261685" calcext:value-type="float">
            <text:p>0.00471261685</text:p>
          </table:table-cell>
          <table:table-cell office:value-type="float" office:value="0.00485111462162162" calcext:value-type="float">
            <text:p>0.00485111462162162</text:p>
          </table:table-cell>
          <table:table-cell office:value-type="float" office:value="54" calcext:value-type="float">
            <text:p>54</text:p>
          </table:table-cell>
          <table:table-cell table:formula="of:=[.A146]*1000" office:value-type="float" office:value="4.71261685" calcext:value-type="float">
            <text:p>4.71261685</text:p>
          </table:table-cell>
          <table:table-cell table:formula="of:=[.B146]*1000" office:value-type="float" office:value="4.85111462162162" calcext:value-type="float">
            <text:p>4.85111462162162</text:p>
          </table:table-cell>
          <table:table-cell/>
        </table:table-row>
        <table:table-row table:style-name="ro1">
          <table:table-cell office:value-type="float" office:value="0.00467746147" calcext:value-type="float">
            <text:p>0.00467746147</text:p>
          </table:table-cell>
          <table:table-cell office:value-type="float" office:value="0.00486982587837838" calcext:value-type="float">
            <text:p>0.00486982587837838</text:p>
          </table:table-cell>
          <table:table-cell office:value-type="float" office:value="55" calcext:value-type="float">
            <text:p>55</text:p>
          </table:table-cell>
          <table:table-cell table:formula="of:=[.A147]*1000" office:value-type="float" office:value="4.67746147" calcext:value-type="float">
            <text:p>4.67746147</text:p>
          </table:table-cell>
          <table:table-cell table:formula="of:=[.B147]*1000" office:value-type="float" office:value="4.86982587837838" calcext:value-type="float">
            <text:p>4.86982587837838</text:p>
          </table:table-cell>
          <table:table-cell/>
        </table:table-row>
        <table:table-row table:style-name="ro1">
          <table:table-cell office:value-type="float" office:value="0.00463647072" calcext:value-type="float">
            <text:p>0.00463647072</text:p>
          </table:table-cell>
          <table:table-cell office:value-type="float" office:value="0.0049204092972973" calcext:value-type="float">
            <text:p>0.0049204092972973</text:p>
          </table:table-cell>
          <table:table-cell office:value-type="float" office:value="56" calcext:value-type="float">
            <text:p>56</text:p>
          </table:table-cell>
          <table:table-cell table:formula="of:=[.A148]*1000" office:value-type="float" office:value="4.63647072" calcext:value-type="float">
            <text:p>4.63647072</text:p>
          </table:table-cell>
          <table:table-cell table:formula="of:=[.B148]*1000" office:value-type="float" office:value="4.9204092972973" calcext:value-type="float">
            <text:p>4.9204092972973</text:p>
          </table:table-cell>
          <table:table-cell/>
        </table:table-row>
        <table:table-row table:style-name="ro1">
          <table:table-cell office:value-type="float" office:value="0.00463618305" calcext:value-type="float">
            <text:p>0.00463618305</text:p>
          </table:table-cell>
          <table:table-cell office:value-type="float" office:value="0.00496813343243243" calcext:value-type="float">
            <text:p>0.00496813343243243</text:p>
          </table:table-cell>
          <table:table-cell office:value-type="float" office:value="57" calcext:value-type="float">
            <text:p>57</text:p>
          </table:table-cell>
          <table:table-cell table:formula="of:=[.A149]*1000" office:value-type="float" office:value="4.63618305" calcext:value-type="float">
            <text:p>4.63618305</text:p>
          </table:table-cell>
          <table:table-cell table:formula="of:=[.B149]*1000" office:value-type="float" office:value="4.96813343243243" calcext:value-type="float">
            <text:p>4.96813343243243</text:p>
          </table:table-cell>
          <table:table-cell/>
        </table:table-row>
        <table:table-row table:style-name="ro1">
          <table:table-cell office:value-type="float" office:value="0.00459069835" calcext:value-type="float">
            <text:p>0.00459069835</text:p>
          </table:table-cell>
          <table:table-cell office:value-type="float" office:value="0.00499086466216216" calcext:value-type="float">
            <text:p>0.00499086466216216</text:p>
          </table:table-cell>
          <table:table-cell office:value-type="float" office:value="58" calcext:value-type="float">
            <text:p>58</text:p>
          </table:table-cell>
          <table:table-cell table:formula="of:=[.A150]*1000" office:value-type="float" office:value="4.59069835" calcext:value-type="float">
            <text:p>4.59069835</text:p>
          </table:table-cell>
          <table:table-cell table:formula="of:=[.B150]*1000" office:value-type="float" office:value="4.99086466216216" calcext:value-type="float">
            <text:p>4.99086466216216</text:p>
          </table:table-cell>
          <table:table-cell/>
        </table:table-row>
        <table:table-row table:style-name="ro1">
          <table:table-cell office:value-type="float" office:value="0.00457893229" calcext:value-type="float">
            <text:p>0.00457893229</text:p>
          </table:table-cell>
          <table:table-cell office:value-type="float" office:value="0.00501019544594595" calcext:value-type="float">
            <text:p>0.00501019544594595</text:p>
          </table:table-cell>
          <table:table-cell office:value-type="float" office:value="59" calcext:value-type="float">
            <text:p>59</text:p>
          </table:table-cell>
          <table:table-cell table:formula="of:=[.A151]*1000" office:value-type="float" office:value="4.57893229" calcext:value-type="float">
            <text:p>4.57893229</text:p>
          </table:table-cell>
          <table:table-cell table:formula="of:=[.B151]*1000" office:value-type="float" office:value="5.01019544594595" calcext:value-type="float">
            <text:p>5.01019544594595</text:p>
          </table:table-cell>
          <table:table-cell/>
        </table:table-row>
        <table:table-row table:style-name="ro1">
          <table:table-cell office:value-type="float" office:value="0.00452318216" calcext:value-type="float">
            <text:p>0.00452318216</text:p>
          </table:table-cell>
          <table:table-cell office:value-type="float" office:value="0.00490608906756757" calcext:value-type="float">
            <text:p>0.00490608906756757</text:p>
          </table:table-cell>
          <table:table-cell office:value-type="float" office:value="60" calcext:value-type="float">
            <text:p>60</text:p>
          </table:table-cell>
          <table:table-cell table:formula="of:=[.A152]*1000" office:value-type="float" office:value="4.52318216" calcext:value-type="float">
            <text:p>4.52318216</text:p>
          </table:table-cell>
          <table:table-cell table:formula="of:=[.B152]*1000" office:value-type="float" office:value="4.90608906756757" calcext:value-type="float">
            <text:p>4.90608906756757</text:p>
          </table:table-cell>
          <table:table-cell/>
        </table:table-row>
        <table:table-row table:style-name="ro1">
          <table:table-cell office:value-type="float" office:value="0.00450797859" calcext:value-type="float">
            <text:p>0.00450797859</text:p>
          </table:table-cell>
          <table:table-cell office:value-type="float" office:value="0.00481822163513514" calcext:value-type="float">
            <text:p>0.00481822163513514</text:p>
          </table:table-cell>
          <table:table-cell office:value-type="float" office:value="61" calcext:value-type="float">
            <text:p>61</text:p>
          </table:table-cell>
          <table:table-cell table:formula="of:=[.A153]*1000" office:value-type="float" office:value="4.50797859" calcext:value-type="float">
            <text:p>4.50797859</text:p>
          </table:table-cell>
          <table:table-cell table:formula="of:=[.B153]*1000" office:value-type="float" office:value="4.81822163513514" calcext:value-type="float">
            <text:p>4.81822163513514</text:p>
          </table:table-cell>
          <table:table-cell/>
        </table:table-row>
        <table:table-row table:style-name="ro1">
          <table:table-cell office:value-type="float" office:value="0.00444768244666667" calcext:value-type="float">
            <text:p>0.00444768244666667</text:p>
          </table:table-cell>
          <table:table-cell office:value-type="float" office:value="0.00473699117567567" calcext:value-type="float">
            <text:p>0.00473699117567567</text:p>
          </table:table-cell>
          <table:table-cell office:value-type="float" office:value="62" calcext:value-type="float">
            <text:p>62</text:p>
          </table:table-cell>
          <table:table-cell table:formula="of:=[.A154]*1000" office:value-type="float" office:value="4.44768244666667" calcext:value-type="float">
            <text:p>4.44768244666667</text:p>
          </table:table-cell>
          <table:table-cell table:formula="of:=[.B154]*1000" office:value-type="float" office:value="4.73699117567567" calcext:value-type="float">
            <text:p>4.73699117567567</text:p>
          </table:table-cell>
          <table:table-cell/>
        </table:table-row>
        <table:table-row table:style-name="ro1">
          <table:table-cell office:value-type="float" office:value="0.00438972290666666" calcext:value-type="float">
            <text:p>0.00438972290666666</text:p>
          </table:table-cell>
          <table:table-cell office:value-type="float" office:value="0.00472008904054054" calcext:value-type="float">
            <text:p>0.00472008904054054</text:p>
          </table:table-cell>
          <table:table-cell office:value-type="float" office:value="63" calcext:value-type="float">
            <text:p>63</text:p>
          </table:table-cell>
          <table:table-cell table:formula="of:=[.A155]*1000" office:value-type="float" office:value="4.38972290666666" calcext:value-type="float">
            <text:p>4.38972290666666</text:p>
          </table:table-cell>
          <table:table-cell table:formula="of:=[.B155]*1000" office:value-type="float" office:value="4.72008904054054" calcext:value-type="float">
            <text:p>4.72008904054054</text:p>
          </table:table-cell>
          <table:table-cell/>
        </table:table-row>
        <table:table-row table:style-name="ro1">
          <table:table-cell office:value-type="float" office:value="0.00434656134333333" calcext:value-type="float">
            <text:p>0.00434656134333333</text:p>
          </table:table-cell>
          <table:table-cell office:value-type="float" office:value="0.0046180555" calcext:value-type="float">
            <text:p>0.0046180555</text:p>
          </table:table-cell>
          <table:table-cell office:value-type="float" office:value="64" calcext:value-type="float">
            <text:p>64</text:p>
          </table:table-cell>
          <table:table-cell table:formula="of:=[.A156]*1000" office:value-type="float" office:value="4.34656134333333" calcext:value-type="float">
            <text:p>4.34656134333333</text:p>
          </table:table-cell>
          <table:table-cell table:formula="of:=[.B156]*1000" office:value-type="float" office:value="4.6180555" calcext:value-type="float">
            <text:p>4.6180555</text:p>
          </table:table-cell>
          <table:table-cell/>
        </table:table-row>
        <table:table-row table:style-name="ro1">
          <table:table-cell office:value-type="float" office:value="0.00434021308666667" calcext:value-type="float">
            <text:p>0.00434021308666667</text:p>
          </table:table-cell>
          <table:table-cell office:value-type="float" office:value="0.00458365797297297" calcext:value-type="float">
            <text:p>0.00458365797297297</text:p>
          </table:table-cell>
          <table:table-cell office:value-type="float" office:value="65" calcext:value-type="float">
            <text:p>65</text:p>
          </table:table-cell>
          <table:table-cell table:formula="of:=[.A157]*1000" office:value-type="float" office:value="4.34021308666667" calcext:value-type="float">
            <text:p>4.34021308666667</text:p>
          </table:table-cell>
          <table:table-cell table:formula="of:=[.B157]*1000" office:value-type="float" office:value="4.58365797297297" calcext:value-type="float">
            <text:p>4.58365797297297</text:p>
          </table:table-cell>
          <table:table-cell/>
        </table:table-row>
        <table:table-row table:style-name="ro1">
          <table:table-cell office:value-type="float" office:value="0.00432198018" calcext:value-type="float">
            <text:p>0.00432198018</text:p>
          </table:table-cell>
          <table:table-cell office:value-type="float" office:value="0.00459140447297297" calcext:value-type="float">
            <text:p>0.00459140447297297</text:p>
          </table:table-cell>
          <table:table-cell office:value-type="float" office:value="66" calcext:value-type="float">
            <text:p>66</text:p>
          </table:table-cell>
          <table:table-cell table:formula="of:=[.A158]*1000" office:value-type="float" office:value="4.32198018" calcext:value-type="float">
            <text:p>4.32198018</text:p>
          </table:table-cell>
          <table:table-cell table:formula="of:=[.B158]*1000" office:value-type="float" office:value="4.59140447297297" calcext:value-type="float">
            <text:p>4.59140447297297</text:p>
          </table:table-cell>
          <table:table-cell/>
        </table:table-row>
        <table:table-row table:style-name="ro1">
          <table:table-cell office:value-type="float" office:value="0.00432534781" calcext:value-type="float">
            <text:p>0.00432534781</text:p>
          </table:table-cell>
          <table:table-cell office:value-type="float" office:value="0.00456734714864865" calcext:value-type="float">
            <text:p>0.00456734714864865</text:p>
          </table:table-cell>
          <table:table-cell office:value-type="float" office:value="67" calcext:value-type="float">
            <text:p>67</text:p>
          </table:table-cell>
          <table:table-cell table:formula="of:=[.A159]*1000" office:value-type="float" office:value="4.32534781" calcext:value-type="float">
            <text:p>4.32534781</text:p>
          </table:table-cell>
          <table:table-cell table:formula="of:=[.B159]*1000" office:value-type="float" office:value="4.56734714864865" calcext:value-type="float">
            <text:p>4.56734714864865</text:p>
          </table:table-cell>
          <table:table-cell/>
        </table:table-row>
        <table:table-row table:style-name="ro1">
          <table:table-cell office:value-type="float" office:value="0.00423722474" calcext:value-type="float">
            <text:p>0.00423722474</text:p>
          </table:table-cell>
          <table:table-cell office:value-type="float" office:value="0.00457998664414414" calcext:value-type="float">
            <text:p>0.00457998664414414</text:p>
          </table:table-cell>
          <table:table-cell office:value-type="float" office:value="68" calcext:value-type="float">
            <text:p>68</text:p>
          </table:table-cell>
          <table:table-cell table:formula="of:=[.A160]*1000" office:value-type="float" office:value="4.23722474" calcext:value-type="float">
            <text:p>4.23722474</text:p>
          </table:table-cell>
          <table:table-cell table:formula="of:=[.B160]*1000" office:value-type="float" office:value="4.57998664414414" calcext:value-type="float">
            <text:p>4.57998664414414</text:p>
          </table:table-cell>
          <table:table-cell/>
        </table:table-row>
        <table:table-row table:style-name="ro1">
          <table:table-cell office:value-type="float" office:value="0.00423371184" calcext:value-type="float">
            <text:p>0.00423371184</text:p>
          </table:table-cell>
          <table:table-cell office:value-type="float" office:value="0.00452382725675676" calcext:value-type="float">
            <text:p>0.00452382725675676</text:p>
          </table:table-cell>
          <table:table-cell office:value-type="float" office:value="69" calcext:value-type="float">
            <text:p>69</text:p>
          </table:table-cell>
          <table:table-cell table:formula="of:=[.A161]*1000" office:value-type="float" office:value="4.23371184" calcext:value-type="float">
            <text:p>4.23371184</text:p>
          </table:table-cell>
          <table:table-cell table:formula="of:=[.B161]*1000" office:value-type="float" office:value="4.52382725675676" calcext:value-type="float">
            <text:p>4.52382725675676</text:p>
          </table:table-cell>
          <table:table-cell/>
        </table:table-row>
        <table:table-row table:style-name="ro1">
          <table:table-cell office:value-type="float" office:value="0.00418311792" calcext:value-type="float">
            <text:p>0.00418311792</text:p>
          </table:table-cell>
          <table:table-cell office:value-type="float" office:value="0.00449327121171171" calcext:value-type="float">
            <text:p>0.00449327121171171</text:p>
          </table:table-cell>
          <table:table-cell office:value-type="float" office:value="70" calcext:value-type="float">
            <text:p>70</text:p>
          </table:table-cell>
          <table:table-cell table:formula="of:=[.A162]*1000" office:value-type="float" office:value="4.18311792" calcext:value-type="float">
            <text:p>4.18311792</text:p>
          </table:table-cell>
          <table:table-cell table:formula="of:=[.B162]*1000" office:value-type="float" office:value="4.49327121171171" calcext:value-type="float">
            <text:p>4.49327121171171</text:p>
          </table:table-cell>
          <table:table-cell/>
        </table:table-row>
        <table:table-row table:style-name="ro1">
          <table:table-cell office:value-type="float" office:value="0.00414033932666666" calcext:value-type="float">
            <text:p>0.00414033932666666</text:p>
          </table:table-cell>
          <table:table-cell office:value-type="float" office:value="0.00442275656756757" calcext:value-type="float">
            <text:p>0.00442275656756757</text:p>
          </table:table-cell>
          <table:table-cell office:value-type="float" office:value="71" calcext:value-type="float">
            <text:p>71</text:p>
          </table:table-cell>
          <table:table-cell table:formula="of:=[.A163]*1000" office:value-type="float" office:value="4.14033932666666" calcext:value-type="float">
            <text:p>4.14033932666666</text:p>
          </table:table-cell>
          <table:table-cell table:formula="of:=[.B163]*1000" office:value-type="float" office:value="4.42275656756757" calcext:value-type="float">
            <text:p>4.42275656756757</text:p>
          </table:table-cell>
          <table:table-cell/>
        </table:table-row>
        <table:table-row table:style-name="ro1">
          <table:table-cell office:value-type="float" office:value="0.00410883240666667" calcext:value-type="float">
            <text:p>0.00410883240666667</text:p>
          </table:table-cell>
          <table:table-cell office:value-type="float" office:value="0.0043982384954955" calcext:value-type="float">
            <text:p>0.0043982384954955</text:p>
          </table:table-cell>
          <table:table-cell office:value-type="float" office:value="72" calcext:value-type="float">
            <text:p>72</text:p>
          </table:table-cell>
          <table:table-cell table:formula="of:=[.A164]*1000" office:value-type="float" office:value="4.10883240666667" calcext:value-type="float">
            <text:p>4.10883240666667</text:p>
          </table:table-cell>
          <table:table-cell table:formula="of:=[.B164]*1000" office:value-type="float" office:value="4.3982384954955" calcext:value-type="float">
            <text:p>4.3982384954955</text:p>
          </table:table-cell>
          <table:table-cell/>
        </table:table-row>
        <table:table-row table:style-name="ro1">
          <table:table-cell office:value-type="float" office:value="0.00412735552666667" calcext:value-type="float">
            <text:p>0.00412735552666667</text:p>
          </table:table-cell>
          <table:table-cell office:value-type="float" office:value="0.00436997636486486" calcext:value-type="float">
            <text:p>0.00436997636486486</text:p>
          </table:table-cell>
          <table:table-cell office:value-type="float" office:value="73" calcext:value-type="float">
            <text:p>73</text:p>
          </table:table-cell>
          <table:table-cell table:formula="of:=[.A165]*1000" office:value-type="float" office:value="4.12735552666667" calcext:value-type="float">
            <text:p>4.12735552666667</text:p>
          </table:table-cell>
          <table:table-cell table:formula="of:=[.B165]*1000" office:value-type="float" office:value="4.36997636486486" calcext:value-type="float">
            <text:p>4.36997636486486</text:p>
          </table:table-cell>
          <table:table-cell/>
        </table:table-row>
        <table:table-row table:style-name="ro1">
          <table:table-cell office:value-type="float" office:value="0.00411880365" calcext:value-type="float">
            <text:p>0.00411880365</text:p>
          </table:table-cell>
          <table:table-cell office:value-type="float" office:value="0.00437444110810811" calcext:value-type="float">
            <text:p>0.00437444110810811</text:p>
          </table:table-cell>
          <table:table-cell office:value-type="float" office:value="74" calcext:value-type="float">
            <text:p>74</text:p>
          </table:table-cell>
          <table:table-cell table:formula="of:=[.A166]*1000" office:value-type="float" office:value="4.11880365" calcext:value-type="float">
            <text:p>4.11880365</text:p>
          </table:table-cell>
          <table:table-cell table:formula="of:=[.B166]*1000" office:value-type="float" office:value="4.37444110810811" calcext:value-type="float">
            <text:p>4.37444110810811</text:p>
          </table:table-cell>
          <table:table-cell/>
        </table:table-row>
        <table:table-row table:style-name="ro1">
          <table:table-cell office:value-type="float" office:value="0.00413244082" calcext:value-type="float">
            <text:p>0.00413244082</text:p>
          </table:table-cell>
          <table:table-cell office:value-type="float" office:value="0.0043705442972973" calcext:value-type="float">
            <text:p>0.0043705442972973</text:p>
          </table:table-cell>
          <table:table-cell office:value-type="float" office:value="75" calcext:value-type="float">
            <text:p>75</text:p>
          </table:table-cell>
          <table:table-cell table:formula="of:=[.A167]*1000" office:value-type="float" office:value="4.13244082" calcext:value-type="float">
            <text:p>4.13244082</text:p>
          </table:table-cell>
          <table:table-cell table:formula="of:=[.B167]*1000" office:value-type="float" office:value="4.3705442972973" calcext:value-type="float">
            <text:p>4.3705442972973</text:p>
          </table:table-cell>
          <table:table-cell/>
        </table:table-row>
        <table:table-row table:style-name="ro1">
          <table:table-cell office:value-type="float" office:value="0.00414166082666667" calcext:value-type="float">
            <text:p>0.00414166082666667</text:p>
          </table:table-cell>
          <table:table-cell office:value-type="float" office:value="0.00436538834684685" calcext:value-type="float">
            <text:p>0.00436538834684685</text:p>
          </table:table-cell>
          <table:table-cell office:value-type="float" office:value="76" calcext:value-type="float">
            <text:p>76</text:p>
          </table:table-cell>
          <table:table-cell table:formula="of:=[.A168]*1000" office:value-type="float" office:value="4.14166082666667" calcext:value-type="float">
            <text:p>4.14166082666667</text:p>
          </table:table-cell>
          <table:table-cell table:formula="of:=[.B168]*1000" office:value-type="float" office:value="4.36538834684685" calcext:value-type="float">
            <text:p>4.36538834684685</text:p>
          </table:table-cell>
          <table:table-cell/>
        </table:table-row>
        <table:table-row table:style-name="ro1">
          <table:table-cell office:value-type="float" office:value="0.00414746167666667" calcext:value-type="float">
            <text:p>0.00414746167666667</text:p>
          </table:table-cell>
          <table:table-cell office:value-type="float" office:value="0.00434650776576576" calcext:value-type="float">
            <text:p>0.00434650776576576</text:p>
          </table:table-cell>
          <table:table-cell office:value-type="float" office:value="77" calcext:value-type="float">
            <text:p>77</text:p>
          </table:table-cell>
          <table:table-cell table:formula="of:=[.A169]*1000" office:value-type="float" office:value="4.14746167666667" calcext:value-type="float">
            <text:p>4.14746167666667</text:p>
          </table:table-cell>
          <table:table-cell table:formula="of:=[.B169]*1000" office:value-type="float" office:value="4.34650776576576" calcext:value-type="float">
            <text:p>4.34650776576576</text:p>
          </table:table-cell>
          <table:table-cell/>
        </table:table-row>
        <table:table-row table:style-name="ro1">
          <table:table-cell office:value-type="float" office:value="0.00421742380333334" calcext:value-type="float">
            <text:p>0.00421742380333334</text:p>
          </table:table-cell>
          <table:table-cell office:value-type="float" office:value="0.0043352199009009" calcext:value-type="float">
            <text:p>0.0043352199009009</text:p>
          </table:table-cell>
          <table:table-cell office:value-type="float" office:value="78" calcext:value-type="float">
            <text:p>78</text:p>
          </table:table-cell>
          <table:table-cell table:formula="of:=[.A170]*1000" office:value-type="float" office:value="4.21742380333334" calcext:value-type="float">
            <text:p>4.21742380333334</text:p>
          </table:table-cell>
          <table:table-cell table:formula="of:=[.B170]*1000" office:value-type="float" office:value="4.3352199009009" calcext:value-type="float">
            <text:p>4.3352199009009</text:p>
          </table:table-cell>
          <table:table-cell/>
        </table:table-row>
        <table:table-row table:style-name="ro1">
          <table:table-cell office:value-type="float" office:value="0.00424256459333334" calcext:value-type="float">
            <text:p>0.00424256459333334</text:p>
          </table:table-cell>
          <table:table-cell office:value-type="float" office:value="0.00431392975225225" calcext:value-type="float">
            <text:p>0.00431392975225225</text:p>
          </table:table-cell>
          <table:table-cell office:value-type="float" office:value="79" calcext:value-type="float">
            <text:p>79</text:p>
          </table:table-cell>
          <table:table-cell table:formula="of:=[.A171]*1000" office:value-type="float" office:value="4.24256459333334" calcext:value-type="float">
            <text:p>4.24256459333334</text:p>
          </table:table-cell>
          <table:table-cell table:formula="of:=[.B171]*1000" office:value-type="float" office:value="4.31392975225225" calcext:value-type="float">
            <text:p>4.31392975225225</text:p>
          </table:table-cell>
          <table:table-cell/>
        </table:table-row>
        <table:table-row table:style-name="ro1">
          <table:table-cell office:value-type="float" office:value="0.00427301648" calcext:value-type="float">
            <text:p>0.00427301648</text:p>
          </table:table-cell>
          <table:table-cell office:value-type="float" office:value="0.00432457473873874" calcext:value-type="float">
            <text:p>0.00432457473873874</text:p>
          </table:table-cell>
          <table:table-cell office:value-type="float" office:value="80" calcext:value-type="float">
            <text:p>80</text:p>
          </table:table-cell>
          <table:table-cell table:formula="of:=[.A172]*1000" office:value-type="float" office:value="4.27301648" calcext:value-type="float">
            <text:p>4.27301648</text:p>
          </table:table-cell>
          <table:table-cell table:formula="of:=[.B172]*1000" office:value-type="float" office:value="4.32457473873874" calcext:value-type="float">
            <text:p>4.32457473873874</text:p>
          </table:table-cell>
          <table:table-cell/>
        </table:table-row>
        <table:table-row table:style-name="ro1">
          <table:table-cell office:value-type="float" office:value="0.00430228844" calcext:value-type="float">
            <text:p>0.00430228844</text:p>
          </table:table-cell>
          <table:table-cell office:value-type="float" office:value="0.00432986554504505" calcext:value-type="float">
            <text:p>0.00432986554504505</text:p>
          </table:table-cell>
          <table:table-cell office:value-type="float" office:value="81" calcext:value-type="float">
            <text:p>81</text:p>
          </table:table-cell>
          <table:table-cell table:formula="of:=[.A173]*1000" office:value-type="float" office:value="4.30228844" calcext:value-type="float">
            <text:p>4.30228844</text:p>
          </table:table-cell>
          <table:table-cell table:formula="of:=[.B173]*1000" office:value-type="float" office:value="4.32986554504505" calcext:value-type="float">
            <text:p>4.32986554504505</text:p>
          </table:table-cell>
          <table:table-cell/>
        </table:table-row>
        <table:table-row table:style-name="ro1">
          <table:table-cell office:value-type="float" office:value="0.00425720354666667" calcext:value-type="float">
            <text:p>0.00425720354666667</text:p>
          </table:table-cell>
          <table:table-cell office:value-type="float" office:value="0.00432513009459459" calcext:value-type="float">
            <text:p>0.00432513009459459</text:p>
          </table:table-cell>
          <table:table-cell office:value-type="float" office:value="82" calcext:value-type="float">
            <text:p>82</text:p>
          </table:table-cell>
          <table:table-cell table:formula="of:=[.A174]*1000" office:value-type="float" office:value="4.25720354666667" calcext:value-type="float">
            <text:p>4.25720354666667</text:p>
          </table:table-cell>
          <table:table-cell table:formula="of:=[.B174]*1000" office:value-type="float" office:value="4.32513009459459" calcext:value-type="float">
            <text:p>4.32513009459459</text:p>
          </table:table-cell>
          <table:table-cell/>
        </table:table-row>
        <table:table-row table:style-name="ro1">
          <table:table-cell office:value-type="float" office:value="0.00421719365666667" calcext:value-type="float">
            <text:p>0.00421719365666667</text:p>
          </table:table-cell>
          <table:table-cell office:value-type="float" office:value="0.00437926117117117" calcext:value-type="float">
            <text:p>0.00437926117117117</text:p>
          </table:table-cell>
          <table:table-cell office:value-type="float" office:value="83" calcext:value-type="float">
            <text:p>83</text:p>
          </table:table-cell>
          <table:table-cell table:formula="of:=[.A175]*1000" office:value-type="float" office:value="4.21719365666667" calcext:value-type="float">
            <text:p>4.21719365666667</text:p>
          </table:table-cell>
          <table:table-cell table:formula="of:=[.B175]*1000" office:value-type="float" office:value="4.37926117117117" calcext:value-type="float">
            <text:p>4.37926117117117</text:p>
          </table:table-cell>
          <table:table-cell/>
        </table:table-row>
        <table:table-row table:style-name="ro1">
          <table:table-cell office:value-type="float" office:value="0.00417640532" calcext:value-type="float">
            <text:p>0.00417640532</text:p>
          </table:table-cell>
          <table:table-cell office:value-type="float" office:value="0.0044075856036036" calcext:value-type="float">
            <text:p>0.0044075856036036</text:p>
          </table:table-cell>
          <table:table-cell office:value-type="float" office:value="84" calcext:value-type="float">
            <text:p>84</text:p>
          </table:table-cell>
          <table:table-cell table:formula="of:=[.A176]*1000" office:value-type="float" office:value="4.17640532" calcext:value-type="float">
            <text:p>4.17640532</text:p>
          </table:table-cell>
          <table:table-cell table:formula="of:=[.B176]*1000" office:value-type="float" office:value="4.4075856036036" calcext:value-type="float">
            <text:p>4.4075856036036</text:p>
          </table:table-cell>
          <table:table-cell/>
        </table:table-row>
        <table:table-row table:style-name="ro1">
          <table:table-cell office:value-type="float" office:value="0.00417317718" calcext:value-type="float">
            <text:p>0.00417317718</text:p>
          </table:table-cell>
          <table:table-cell office:value-type="float" office:value="0.00440700336036036" calcext:value-type="float">
            <text:p>0.00440700336036036</text:p>
          </table:table-cell>
          <table:table-cell office:value-type="float" office:value="85" calcext:value-type="float">
            <text:p>85</text:p>
          </table:table-cell>
          <table:table-cell table:formula="of:=[.A177]*1000" office:value-type="float" office:value="4.17317718" calcext:value-type="float">
            <text:p>4.17317718</text:p>
          </table:table-cell>
          <table:table-cell table:formula="of:=[.B177]*1000" office:value-type="float" office:value="4.40700336036036" calcext:value-type="float">
            <text:p>4.40700336036036</text:p>
          </table:table-cell>
          <table:table-cell/>
        </table:table-row>
        <table:table-row table:style-name="ro1">
          <table:table-cell office:value-type="float" office:value="0.00415386871" calcext:value-type="float">
            <text:p>0.00415386871</text:p>
          </table:table-cell>
          <table:table-cell office:value-type="float" office:value="0.00436507708108108" calcext:value-type="float">
            <text:p>0.00436507708108108</text:p>
          </table:table-cell>
          <table:table-cell office:value-type="float" office:value="86" calcext:value-type="float">
            <text:p>86</text:p>
          </table:table-cell>
          <table:table-cell table:formula="of:=[.A178]*1000" office:value-type="float" office:value="4.15386871" calcext:value-type="float">
            <text:p>4.15386871</text:p>
          </table:table-cell>
          <table:table-cell table:formula="of:=[.B178]*1000" office:value-type="float" office:value="4.36507708108108" calcext:value-type="float">
            <text:p>4.36507708108108</text:p>
          </table:table-cell>
          <table:table-cell/>
        </table:table-row>
        <table:table-row table:style-name="ro1">
          <table:table-cell office:value-type="float" office:value="0.00410856739" calcext:value-type="float">
            <text:p>0.00410856739</text:p>
          </table:table-cell>
          <table:table-cell office:value-type="float" office:value="0.00434234786486487" calcext:value-type="float">
            <text:p>0.00434234786486487</text:p>
          </table:table-cell>
          <table:table-cell office:value-type="float" office:value="87" calcext:value-type="float">
            <text:p>87</text:p>
          </table:table-cell>
          <table:table-cell table:formula="of:=[.A179]*1000" office:value-type="float" office:value="4.10856739" calcext:value-type="float">
            <text:p>4.10856739</text:p>
          </table:table-cell>
          <table:table-cell table:formula="of:=[.B179]*1000" office:value-type="float" office:value="4.34234786486487" calcext:value-type="float">
            <text:p>4.34234786486487</text:p>
          </table:table-cell>
          <table:table-cell/>
        </table:table-row>
        <table:table-row table:style-name="ro1">
          <table:table-cell office:value-type="float" office:value="0.00411116429" calcext:value-type="float">
            <text:p>0.00411116429</text:p>
          </table:table-cell>
          <table:table-cell office:value-type="float" office:value="0.00432661748648649" calcext:value-type="float">
            <text:p>0.00432661748648649</text:p>
          </table:table-cell>
          <table:table-cell office:value-type="float" office:value="88" calcext:value-type="float">
            <text:p>88</text:p>
          </table:table-cell>
          <table:table-cell table:formula="of:=[.A180]*1000" office:value-type="float" office:value="4.11116429" calcext:value-type="float">
            <text:p>4.11116429</text:p>
          </table:table-cell>
          <table:table-cell table:formula="of:=[.B180]*1000" office:value-type="float" office:value="4.32661748648649" calcext:value-type="float">
            <text:p>4.32661748648649</text:p>
          </table:table-cell>
          <table:table-cell/>
        </table:table-row>
        <table:table-row table:style-name="ro1">
          <table:table-cell office:value-type="float" office:value="0.00409655086" calcext:value-type="float">
            <text:p>0.00409655086</text:p>
          </table:table-cell>
          <table:table-cell office:value-type="float" office:value="0.00424911271621622" calcext:value-type="float">
            <text:p>0.00424911271621622</text:p>
          </table:table-cell>
          <table:table-cell office:value-type="float" office:value="89" calcext:value-type="float">
            <text:p>89</text:p>
          </table:table-cell>
          <table:table-cell table:formula="of:=[.A181]*1000" office:value-type="float" office:value="4.09655086" calcext:value-type="float">
            <text:p>4.09655086</text:p>
          </table:table-cell>
          <table:table-cell table:formula="of:=[.B181]*1000" office:value-type="float" office:value="4.24911271621622" calcext:value-type="float">
            <text:p>4.24911271621622</text:p>
          </table:table-cell>
          <table:table-cell/>
        </table:table-row>
        <table:table-row table:style-name="ro1">
          <table:table-cell office:value-type="float" office:value="0.00406323757" calcext:value-type="float">
            <text:p>0.00406323757</text:p>
          </table:table-cell>
          <table:table-cell office:value-type="float" office:value="0.00417463386486487" calcext:value-type="float">
            <text:p>0.00417463386486487</text:p>
          </table:table-cell>
          <table:table-cell office:value-type="float" office:value="90" calcext:value-type="float">
            <text:p>90</text:p>
          </table:table-cell>
          <table:table-cell table:formula="of:=[.A182]*1000" office:value-type="float" office:value="4.06323757" calcext:value-type="float">
            <text:p>4.06323757</text:p>
          </table:table-cell>
          <table:table-cell table:formula="of:=[.B182]*1000" office:value-type="float" office:value="4.17463386486487" calcext:value-type="float">
            <text:p>4.174633864864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29" number:title="User-defined">
      <number:text-content/>
      <number:text>º</number:text>
    </number:text-style>
    <number:number-style style:name="N130" number:title="User-defined">
      <number:number number:decimal-places="0" number:min-decimal-places="0" number:min-integer-digits="0"/>
      <number:text>º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07:31:32.655866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9T08:17:19.627795417</dc:date>
    <meta:editing-duration>PT1H23M16S</meta:editing-duration>
    <meta:editing-cycles>7</meta:editing-cycles>
    <meta:generator>LibreOffice/24.2.7.2$Linux_X86_64 LibreOffice_project/420$Build-2</meta:generator>
    <meta:document-statistic meta:table-count="2" meta:cell-count="182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 number:title="User-defined">
      <number:number number:decimal-places="0" number:min-decimal-places="0" number:min-integer-digits="0"/>
      <number:text>º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3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3.5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logarithmic="false" chart:minimum="3" chart:maximum="8.5" chart:origin="3.5" chart:interval-major="1" chart:reverse-direction="false" text:line-break="false" loext:try-staggering-first="false" chart:link-data-style-to-source="true" chart:visible="false" chart:axis-position="1"/>
      <style:graphic-properties svg:stroke-width="0.102cm" svg:stroke-color="#b3b3b3"/>
      <style:text-properties fo:font-family="Arial" style:font-style-name="Regular" fo:font-size="1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d83a23" draw:fill-color="#d83a2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6f3531" draw:fill-color="#6f3531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94cm" svg:height="7.384cm" xlink:href=".." xlink:type="simple" chart:class="chart:line" chart:style-name="ch1">
        <chart:plot-area chart:style-name="ch2" table:cell-range-address="tdT.C1:tdT.E182" chart:data-source-has-labels="both" svg:x="-0.222cm" svg:y="0.435cm" svg:width="15.896cm" svg:height="6.716cm">
          <chart:coordinate-region svg:x="0.957cm" svg:y="0.435cm" svg:width="14.068cm" svg:height="5.673cm"/>
          <chart:axis chart:dimension="x" chart:name="primary-x" chart:style-name="ch3" chartooo:axis-type="auto">
            <chartooo:date-scale/>
            <chart:categories table:cell-range-address="tdT.C2:tdT.C182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tdT.D2:tdT.D182" chart:label-cell-address="tdT.D1:tdT.D1" chart:class="chart:line">
            <chart:data-point chart:repeated="181"/>
          </chart:series>
          <chart:series chart:attached-axis="primary-y" chart:style-name="ch7" chart:values-cell-range-address="tdT.E2:tdT.E182" chart:label-cell-address="tdT.E1:tdT.E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x5-CreERT2/+</text:p>
                <draw:g>
                  <svg:desc>tdT.D1:tdT.D1</svg:desc>
                </draw:g>
              </table:table-cell>
              <table:table-cell office:value-type="string">
                <text:p>Tbx5-CreERT2/fl</text:p>
                <draw:g>
                  <svg:desc>tdT.E1:tdT.E1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tdT.C2:tdT.C182</svg:desc>
                </draw:g>
              </table:table-cell>
              <table:table-cell office:value-type="float" office:value="3.52343004421769">
                <text:p>3.52343004421769</text:p>
                <draw:g>
                  <svg:desc>tdT.D2:tdT.D182</svg:desc>
                </draw:g>
              </table:table-cell>
              <table:table-cell office:value-type="float" office:value="3.70632581081081">
                <text:p>3.70632581081081</text:p>
                <draw:g>
                  <svg:desc>tdT.E2:tdT.E182</svg:desc>
                </draw:g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3.59029761564626">
                <text:p>3.59029761564626</text:p>
              </table:table-cell>
              <table:table-cell office:value-type="float" office:value="3.88058260810811">
                <text:p>3.88058260810811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3.56725655102041">
                <text:p>3.56725655102041</text:p>
              </table:table-cell>
              <table:table-cell office:value-type="float" office:value="3.82569323423423">
                <text:p>3.82569323423423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3.62752369387755">
                <text:p>3.62752369387755</text:p>
              </table:table-cell>
              <table:table-cell office:value-type="float" office:value="3.9440523018018">
                <text:p>3.9440523018018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3.67822094217687">
                <text:p>3.67822094217687</text:p>
              </table:table-cell>
              <table:table-cell office:value-type="float" office:value="4.10679531081081">
                <text:p>4.10679531081081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3.71607493877551">
                <text:p>3.71607493877551</text:p>
              </table:table-cell>
              <table:table-cell office:value-type="float" office:value="4.11285264414414">
                <text:p>4.11285264414414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3.68032616666667">
                <text:p>3.68032616666667</text:p>
              </table:table-cell>
              <table:table-cell office:value-type="float" office:value="4.19044753603604">
                <text:p>4.19044753603604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3.70548847278912">
                <text:p>3.70548847278912</text:p>
              </table:table-cell>
              <table:table-cell office:value-type="float" office:value="4.28254352702703">
                <text:p>4.28254352702703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3.71494809183673">
                <text:p>3.71494809183673</text:p>
              </table:table-cell>
              <table:table-cell office:value-type="float" office:value="4.34779697297297">
                <text:p>4.34779697297297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3.73477584693878">
                <text:p>3.73477584693878</text:p>
              </table:table-cell>
              <table:table-cell office:value-type="float" office:value="4.30223568918919">
                <text:p>4.3022356891891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3.78810632653061">
                <text:p>3.78810632653061</text:p>
              </table:table-cell>
              <table:table-cell office:value-type="float" office:value="4.30882332432433">
                <text:p>4.30882332432433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3.81292056122449">
                <text:p>3.81292056122449</text:p>
              </table:table-cell>
              <table:table-cell office:value-type="float" office:value="4.27509056756757">
                <text:p>4.27509056756757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3.85987294557823">
                <text:p>3.85987294557823</text:p>
              </table:table-cell>
              <table:table-cell office:value-type="float" office:value="4.28828005405406">
                <text:p>4.28828005405406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3.88980277210884">
                <text:p>3.88980277210884</text:p>
              </table:table-cell>
              <table:table-cell office:value-type="float" office:value="4.29936933783784">
                <text:p>4.29936933783784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3.9003197755102">
                <text:p>3.9003197755102</text:p>
              </table:table-cell>
              <table:table-cell office:value-type="float" office:value="4.36264867567568">
                <text:p>4.36264867567568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3.9498983707483">
                <text:p>3.9498983707483</text:p>
              </table:table-cell>
              <table:table-cell office:value-type="float" office:value="4.35663165315315">
                <text:p>4.3566316531531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3.96351420408163">
                <text:p>3.96351420408163</text:p>
              </table:table-cell>
              <table:table-cell office:value-type="float" office:value="4.35078158558558">
                <text:p>4.35078158558558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3.98991510884354">
                <text:p>3.98991510884354</text:p>
              </table:table-cell>
              <table:table-cell office:value-type="float" office:value="4.37607293243243">
                <text:p>4.37607293243243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3.96277997959184">
                <text:p>3.96277997959184</text:p>
              </table:table-cell>
              <table:table-cell office:value-type="float" office:value="4.43087767567568">
                <text:p>4.43087767567568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4.0358987755102">
                <text:p>4.0358987755102</text:p>
              </table:table-cell>
              <table:table-cell office:value-type="float" office:value="4.51631945945946">
                <text:p>4.51631945945946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4.06327257823129">
                <text:p>4.06327257823129</text:p>
              </table:table-cell>
              <table:table-cell office:value-type="float" office:value="4.58348913513514">
                <text:p>4.58348913513514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4.06387204761905">
                <text:p>4.06387204761905</text:p>
              </table:table-cell>
              <table:table-cell office:value-type="float" office:value="4.63001175675676">
                <text:p>4.63001175675676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4.11162332653061">
                <text:p>4.11162332653061</text:p>
              </table:table-cell>
              <table:table-cell office:value-type="float" office:value="4.63325501351351">
                <text:p>4.63325501351351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4.12707331972789">
                <text:p>4.12707331972789</text:p>
              </table:table-cell>
              <table:table-cell office:value-type="float" office:value="4.59624845495495">
                <text:p>4.59624845495495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4.17815763945578">
                <text:p>4.17815763945578</text:p>
              </table:table-cell>
              <table:table-cell office:value-type="float" office:value="4.56438137387387">
                <text:p>4.56438137387387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4.1614322585034">
                <text:p>4.1614322585034</text:p>
              </table:table-cell>
              <table:table-cell office:value-type="float" office:value="4.54470186486486">
                <text:p>4.54470186486486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4.20751224489796">
                <text:p>4.20751224489796</text:p>
              </table:table-cell>
              <table:table-cell office:value-type="float" office:value="4.5588735">
                <text:p>4.5588735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4.27176237755102">
                <text:p>4.27176237755102</text:p>
              </table:table-cell>
              <table:table-cell office:value-type="float" office:value="4.5543435">
                <text:p>4.5543435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4.27154">
                <text:p>4.27154</text:p>
              </table:table-cell>
              <table:table-cell office:value-type="float" office:value="4.60633268918919">
                <text:p>4.60633268918919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4.22393034693877">
                <text:p>4.22393034693877</text:p>
              </table:table-cell>
              <table:table-cell office:value-type="float" office:value="4.58502808108108">
                <text:p>4.5850280810810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4.2463673537415">
                <text:p>4.2463673537415</text:p>
              </table:table-cell>
              <table:table-cell office:value-type="float" office:value="4.63381543243243">
                <text:p>4.63381543243243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4.30530142517007">
                <text:p>4.30530142517007</text:p>
              </table:table-cell>
              <table:table-cell office:value-type="float" office:value="4.64746383783784">
                <text:p>4.64746383783784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4.30777574489796">
                <text:p>4.30777574489796</text:p>
              </table:table-cell>
              <table:table-cell office:value-type="float" office:value="4.64467925675676">
                <text:p>4.64467925675676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4.31236844897959">
                <text:p>4.31236844897959</text:p>
              </table:table-cell>
              <table:table-cell office:value-type="float" office:value="4.70280714864865">
                <text:p>4.70280714864865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4.36397182653061">
                <text:p>4.36397182653061</text:p>
              </table:table-cell>
              <table:table-cell office:value-type="float" office:value="4.78167832432432">
                <text:p>4.78167832432432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.36865136394558">
                <text:p>4.36865136394558</text:p>
              </table:table-cell>
              <table:table-cell office:value-type="float" office:value="4.88056337837838">
                <text:p>4.88056337837838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4.43313226190476">
                <text:p>4.43313226190476</text:p>
              </table:table-cell>
              <table:table-cell office:value-type="float" office:value="4.95434031081081">
                <text:p>4.95434031081081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4.53252446938775">
                <text:p>4.53252446938775</text:p>
              </table:table-cell>
              <table:table-cell office:value-type="float" office:value="5.11535454054054">
                <text:p>5.11535454054054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4.53744886734694">
                <text:p>4.53744886734694</text:p>
              </table:table-cell>
              <table:table-cell office:value-type="float" office:value="5.15991794594595">
                <text:p>5.15991794594595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4.51898841836735">
                <text:p>4.51898841836735</text:p>
              </table:table-cell>
              <table:table-cell office:value-type="float" office:value="5.2166517972973">
                <text:p>5.2166517972973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.57544651020408">
                <text:p>4.57544651020408</text:p>
              </table:table-cell>
              <table:table-cell office:value-type="float" office:value="5.19574289189189">
                <text:p>5.19574289189189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4.63462505102041">
                <text:p>4.63462505102041</text:p>
              </table:table-cell>
              <table:table-cell office:value-type="float" office:value="5.11942189189189">
                <text:p>5.11942189189189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4.76692110204082">
                <text:p>4.76692110204082</text:p>
              </table:table-cell>
              <table:table-cell office:value-type="float" office:value="5.09864124324324">
                <text:p>5.09864124324324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4.71699112585034">
                <text:p>4.71699112585034</text:p>
              </table:table-cell>
              <table:table-cell office:value-type="float" office:value="4.86681617117117">
                <text:p>4.86681617117117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4.71850618707483">
                <text:p>4.71850618707483</text:p>
              </table:table-cell>
              <table:table-cell office:value-type="float" office:value="4.74862367117117">
                <text:p>4.74862367117117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4.83088217346939">
                <text:p>4.83088217346939</text:p>
              </table:table-cell>
              <table:table-cell office:value-type="float" office:value="4.83437098648648">
                <text:p>4.83437098648648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5.0517246122449">
                <text:p>5.0517246122449</text:p>
              </table:table-cell>
              <table:table-cell office:value-type="float" office:value="5.01870552702703">
                <text:p>5.01870552702703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5.03346265306122">
                <text:p>5.03346265306122</text:p>
              </table:table-cell>
              <table:table-cell office:value-type="float" office:value="4.92447031981982">
                <text:p>4.92447031981982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5.19171142857143">
                <text:p>5.19171142857143</text:p>
              </table:table-cell>
              <table:table-cell office:value-type="float" office:value="5.01664533333333">
                <text:p>5.01664533333333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5.24734576530612">
                <text:p>5.24734576530612</text:p>
              </table:table-cell>
              <table:table-cell office:value-type="float" office:value="5.11116244594595">
                <text:p>5.11116244594595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5.27604110204082">
                <text:p>5.27604110204082</text:p>
              </table:table-cell>
              <table:table-cell office:value-type="float" office:value="5.26578897297297">
                <text:p>5.26578897297297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5.25807173469388">
                <text:p>5.25807173469388</text:p>
              </table:table-cell>
              <table:table-cell office:value-type="float" office:value="5.26464598648649">
                <text:p>5.26464598648649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5.36778215306122">
                <text:p>5.36778215306122</text:p>
              </table:table-cell>
              <table:table-cell office:value-type="float" office:value="5.30985047297297">
                <text:p>5.30985047297297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5.43649147959184">
                <text:p>5.43649147959184</text:p>
              </table:table-cell>
              <table:table-cell office:value-type="float" office:value="5.42323610810811">
                <text:p>5.42323610810811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5.48855051020408">
                <text:p>5.48855051020408</text:p>
              </table:table-cell>
              <table:table-cell office:value-type="float" office:value="5.42200200450451">
                <text:p>5.42200200450451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5.47949930612245">
                <text:p>5.47949930612245</text:p>
              </table:table-cell>
              <table:table-cell office:value-type="float" office:value="5.47599588288288">
                <text:p>5.47599588288288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5.60833005782313">
                <text:p>5.60833005782313</text:p>
              </table:table-cell>
              <table:table-cell office:value-type="float" office:value="5.55711727027027">
                <text:p>5.55711727027027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5.7375881292517">
                <text:p>5.7375881292517</text:p>
              </table:table-cell>
              <table:table-cell office:value-type="float" office:value="5.52857705405405">
                <text:p>5.52857705405405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5.7365166122449">
                <text:p>5.7365166122449</text:p>
              </table:table-cell>
              <table:table-cell office:value-type="float" office:value="5.4860812972973">
                <text:p>5.4860812972973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5.77498247959183">
                <text:p>5.77498247959183</text:p>
              </table:table-cell>
              <table:table-cell office:value-type="float" office:value="5.50367454504505">
                <text:p>5.50367454504505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5.90547463265306">
                <text:p>5.90547463265306</text:p>
              </table:table-cell>
              <table:table-cell office:value-type="float" office:value="5.60731605855856">
                <text:p>5.60731605855856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5.9266278877551">
                <text:p>5.9266278877551</text:p>
              </table:table-cell>
              <table:table-cell office:value-type="float" office:value="5.5761277027027">
                <text:p>5.5761277027027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5.92754028571428">
                <text:p>5.92754028571428</text:p>
              </table:table-cell>
              <table:table-cell office:value-type="float" office:value="5.63448174324324">
                <text:p>5.63448174324324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6.09013725510204">
                <text:p>6.09013725510204</text:p>
              </table:table-cell>
              <table:table-cell office:value-type="float" office:value="5.82790813513514">
                <text:p>5.82790813513514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6.2500418367347">
                <text:p>6.2500418367347</text:p>
              </table:table-cell>
              <table:table-cell office:value-type="float" office:value="5.98575075675676">
                <text:p>5.9857507567567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6.31867221428572">
                <text:p>6.31867221428572</text:p>
              </table:table-cell>
              <table:table-cell office:value-type="float" office:value="6.03898328378379">
                <text:p>6.0389832837837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6.4571598367347">
                <text:p>6.4571598367347</text:p>
              </table:table-cell>
              <table:table-cell office:value-type="float" office:value="6.17288079729729">
                <text:p>6.17288079729729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6.49657649319728">
                <text:p>6.49657649319728</text:p>
              </table:table-cell>
              <table:table-cell office:value-type="float" office:value="6.31954231081081">
                <text:p>6.31954231081081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6.55253586054422">
                <text:p>6.55253586054422</text:p>
              </table:table-cell>
              <table:table-cell office:value-type="float" office:value="6.36558539189189">
                <text:p>6.36558539189189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6.6622456632653">
                <text:p>6.6622456632653</text:p>
              </table:table-cell>
              <table:table-cell office:value-type="float" office:value="6.47265462162162">
                <text:p>6.47265462162162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6.70647817346938">
                <text:p>6.70647817346938</text:p>
              </table:table-cell>
              <table:table-cell office:value-type="float" office:value="6.46172833783784">
                <text:p>6.4617283378378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6.738051">
                <text:p>6.738051</text:p>
              </table:table-cell>
              <table:table-cell office:value-type="float" office:value="6.59131330630631">
                <text:p>6.59131330630631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6.85179829591837">
                <text:p>6.85179829591837</text:p>
              </table:table-cell>
              <table:table-cell office:value-type="float" office:value="6.5134289954955">
                <text:p>6.513428995495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7.05642019387755">
                <text:p>7.05642019387755</text:p>
              </table:table-cell>
              <table:table-cell office:value-type="float" office:value="6.58454585585586">
                <text:p>6.58454585585586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6.98838374489796">
                <text:p>6.98838374489796</text:p>
              </table:table-cell>
              <table:table-cell office:value-type="float" office:value="6.45835879279279">
                <text:p>6.4583587927927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7.13206484693877">
                <text:p>7.13206484693877</text:p>
              </table:table-cell>
              <table:table-cell office:value-type="float" office:value="6.44587377927928">
                <text:p>6.44587377927928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7.07762064285714">
                <text:p>7.07762064285714</text:p>
              </table:table-cell>
              <table:table-cell office:value-type="float" office:value="6.54699546846847">
                <text:p>6.54699546846847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7.29430807142857">
                <text:p>7.29430807142857</text:p>
              </table:table-cell>
              <table:table-cell office:value-type="float" office:value="6.66534472522523">
                <text:p>6.6653447252252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7.46396755102041">
                <text:p>7.46396755102041</text:p>
              </table:table-cell>
              <table:table-cell office:value-type="float" office:value="6.66488921171171">
                <text:p>6.66488921171171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7.57567435034013">
                <text:p>7.57567435034013</text:p>
              </table:table-cell>
              <table:table-cell office:value-type="float" office:value="6.76369389189189">
                <text:p>6.7636938918918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7.75583176870749">
                <text:p>7.75583176870749</text:p>
              </table:table-cell>
              <table:table-cell office:value-type="float" office:value="6.8108693963964">
                <text:p>6.810869396396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7.83880010204082">
                <text:p>7.83880010204082</text:p>
              </table:table-cell>
              <table:table-cell office:value-type="float" office:value="6.92098404504504">
                <text:p>6.9209840450450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7.99578619387755">
                <text:p>7.99578619387755</text:p>
              </table:table-cell>
              <table:table-cell office:value-type="float" office:value="6.98589318918919">
                <text:p>6.98589318918919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8.05384269387755">
                <text:p>8.05384269387755</text:p>
              </table:table-cell>
              <table:table-cell office:value-type="float" office:value="7.0112328918919">
                <text:p>7.011232891891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8.00912918367347">
                <text:p>8.00912918367347</text:p>
              </table:table-cell>
              <table:table-cell office:value-type="float" office:value="6.96076414864865">
                <text:p>6.9607641486486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7.84286147278911">
                <text:p>7.84286147278911</text:p>
              </table:table-cell>
              <table:table-cell office:value-type="float" office:value="6.86825168918919">
                <text:p>6.8682516891891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7.68654452380952">
                <text:p>7.68654452380952</text:p>
              </table:table-cell>
              <table:table-cell office:value-type="float" office:value="6.67472741891892">
                <text:p>6.67472741891892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7.76445746938775">
                <text:p>7.76445746938775</text:p>
              </table:table-cell>
              <table:table-cell office:value-type="float" office:value="6.61072815315315">
                <text:p>6.6107281531531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.82738060204081">
                <text:p>7.82738060204081</text:p>
              </table:table-cell>
              <table:table-cell office:value-type="float" office:value="6.69958668018018">
                <text:p>6.69958668018018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7.66760473469388">
                <text:p>7.66760473469388</text:p>
              </table:table-cell>
              <table:table-cell office:value-type="float" office:value="6.59635363063063">
                <text:p>6.596353630630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6420549659864">
                <text:p>7.56420549659864</text:p>
              </table:table-cell>
              <table:table-cell office:value-type="float" office:value="6.55137915315315">
                <text:p>6.551379153153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66530295578231">
                <text:p>7.66530295578231</text:p>
              </table:table-cell>
              <table:table-cell office:value-type="float" office:value="6.96417645045045">
                <text:p>6.964176450450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68839123469388">
                <text:p>7.68839123469388</text:p>
              </table:table-cell>
              <table:table-cell office:value-type="float" office:value="6.94538871621622">
                <text:p>6.945388716216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6401424489796">
                <text:p>7.56401424489796</text:p>
              </table:table-cell>
              <table:table-cell office:value-type="float" office:value="6.70702805405406">
                <text:p>6.707028054054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63811640816326">
                <text:p>7.63811640816326</text:p>
              </table:table-cell>
              <table:table-cell office:value-type="float" office:value="6.7770994054054">
                <text:p>6.77709940540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70484408503402">
                <text:p>7.70484408503402</text:p>
              </table:table-cell>
              <table:table-cell office:value-type="float" office:value="6.76445052702703">
                <text:p>6.76445052702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564140136054">
                <text:p>7.72564140136054</text:p>
              </table:table-cell>
              <table:table-cell office:value-type="float" office:value="6.75311133783784">
                <text:p>6.753111337837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75000818367347">
                <text:p>7.75000818367347</text:p>
              </table:table-cell>
              <table:table-cell office:value-type="float" office:value="6.8591629054054">
                <text:p>6.85916290540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64276368367347">
                <text:p>7.64276368367347</text:p>
              </table:table-cell>
              <table:table-cell office:value-type="float" office:value="6.94789327027027">
                <text:p>6.947893270270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58789120408163">
                <text:p>7.58789120408163</text:p>
              </table:table-cell>
              <table:table-cell office:value-type="float" office:value="6.86712287837838">
                <text:p>6.867122878378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39857368367347">
                <text:p>7.39857368367347</text:p>
              </table:table-cell>
              <table:table-cell office:value-type="float" office:value="6.71747618918919">
                <text:p>6.717476189189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41195128571428">
                <text:p>7.41195128571428</text:p>
              </table:table-cell>
              <table:table-cell office:value-type="float" office:value="6.6837555">
                <text:p>6.68375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29749632653061">
                <text:p>7.29749632653061</text:p>
              </table:table-cell>
              <table:table-cell office:value-type="float" office:value="6.59126386486486">
                <text:p>6.59126386486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10628968367347">
                <text:p>7.10628968367347</text:p>
              </table:table-cell>
              <table:table-cell office:value-type="float" office:value="6.46018858108108">
                <text:p>6.460188581081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95562121428572">
                <text:p>6.95562121428572</text:p>
              </table:table-cell>
              <table:table-cell office:value-type="float" office:value="6.38053377027027">
                <text:p>6.380533770270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81121062244898">
                <text:p>6.81121062244898</text:p>
              </table:table-cell>
              <table:table-cell office:value-type="float" office:value="6.34474874324325">
                <text:p>6.344748743243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80624373469388">
                <text:p>6.80624373469388</text:p>
              </table:table-cell>
              <table:table-cell office:value-type="float" office:value="6.40778356756757">
                <text:p>6.40778356756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7183295">
                <text:p>6.7183295</text:p>
              </table:table-cell>
              <table:table-cell office:value-type="float" office:value="6.34810521621622">
                <text:p>6.348105216216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63490814285714">
                <text:p>6.63490814285714</text:p>
              </table:table-cell>
              <table:table-cell office:value-type="float" office:value="6.30170682432432">
                <text:p>6.3017068243243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51673115306122">
                <text:p>6.51673115306122</text:p>
              </table:table-cell>
              <table:table-cell office:value-type="float" office:value="6.16293554054054">
                <text:p>6.162935540540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41811808163265">
                <text:p>6.41811808163265</text:p>
              </table:table-cell>
              <table:table-cell office:value-type="float" office:value="6.14447418918919">
                <text:p>6.144474189189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24837770408163">
                <text:p>6.24837770408163</text:p>
              </table:table-cell>
              <table:table-cell office:value-type="float" office:value="5.94180424324325">
                <text:p>5.941804243243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15984558163265">
                <text:p>6.15984558163265</text:p>
              </table:table-cell>
              <table:table-cell office:value-type="float" office:value="5.84918428378379">
                <text:p>5.8491842837837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6811015306122">
                <text:p>6.06811015306122</text:p>
              </table:table-cell>
              <table:table-cell office:value-type="float" office:value="5.75395943243244">
                <text:p>5.753959432432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96580797959184">
                <text:p>5.96580797959184</text:p>
              </table:table-cell>
              <table:table-cell office:value-type="float" office:value="5.67556380630631">
                <text:p>5.6755638063063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90526919387755">
                <text:p>5.90526919387755</text:p>
              </table:table-cell>
              <table:table-cell office:value-type="float" office:value="5.60404559009009">
                <text:p>5.604045590090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2169754081632">
                <text:p>5.82169754081632</text:p>
              </table:table-cell>
              <table:table-cell office:value-type="float" office:value="5.53426998648649">
                <text:p>5.534269986486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67876976530612">
                <text:p>5.67876976530612</text:p>
              </table:table-cell>
              <table:table-cell office:value-type="float" office:value="5.44602005405405">
                <text:p>5.446020054054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65753931632653">
                <text:p>5.65753931632653</text:p>
              </table:table-cell>
              <table:table-cell office:value-type="float" office:value="5.36689301351351">
                <text:p>5.3668930135135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71801295918367">
                <text:p>5.71801295918367</text:p>
              </table:table-cell>
              <table:table-cell office:value-type="float" office:value="5.32239786486487">
                <text:p>5.322397864864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57191076530612">
                <text:p>5.57191076530612</text:p>
              </table:table-cell>
              <table:table-cell office:value-type="float" office:value="5.28102313513513">
                <text:p>5.281023135135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49826481632653">
                <text:p>5.49826481632653</text:p>
              </table:table-cell>
              <table:table-cell office:value-type="float" office:value="5.2617272972973">
                <text:p>5.26172729729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45421402380953">
                <text:p>5.45421402380953</text:p>
              </table:table-cell>
              <table:table-cell office:value-type="float" office:value="5.24549409459459">
                <text:p>5.2454940945945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.32244542857143">
                <text:p>5.32244542857143</text:p>
              </table:table-cell>
              <table:table-cell office:value-type="float" office:value="5.1878167027027">
                <text:p>5.18781670270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.21731696938775">
                <text:p>5.21731696938775</text:p>
              </table:table-cell>
              <table:table-cell office:value-type="float" office:value="5.20416728378379">
                <text:p>5.2041672837837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.23102310884354">
                <text:p>5.23102310884354</text:p>
              </table:table-cell>
              <table:table-cell office:value-type="float" office:value="5.23717016216216">
                <text:p>5.237170162162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.01951009183673">
                <text:p>5.01951009183673</text:p>
              </table:table-cell>
              <table:table-cell office:value-type="float" office:value="5.27126522972973">
                <text:p>5.271265229729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.96259242176871">
                <text:p>4.96259242176871</text:p>
              </table:table-cell>
              <table:table-cell office:value-type="float" office:value="5.28117574324325">
                <text:p>5.281175743243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.87876570408163">
                <text:p>4.87876570408163</text:p>
              </table:table-cell>
              <table:table-cell office:value-type="float" office:value="5.2383440990991">
                <text:p>5.23834409909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.84384832653061">
                <text:p>4.84384832653061</text:p>
              </table:table-cell>
              <table:table-cell office:value-type="float" office:value="5.2731958018018">
                <text:p>5.27319580180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72171945918367">
                <text:p>4.72171945918367</text:p>
              </table:table-cell>
              <table:table-cell office:value-type="float" office:value="5.11761795945946">
                <text:p>5.117617959459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.6509051462585">
                <text:p>4.6509051462585</text:p>
              </table:table-cell>
              <table:table-cell office:value-type="float" office:value="5.1222417972973">
                <text:p>5.12224179729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.55303868707483">
                <text:p>4.55303868707483</text:p>
              </table:table-cell>
              <table:table-cell office:value-type="float" office:value="4.93001216216216">
                <text:p>4.930012162162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.53775076530612">
                <text:p>4.53775076530612</text:p>
              </table:table-cell>
              <table:table-cell office:value-type="float" office:value="4.98107702702703">
                <text:p>4.981077027027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.44916501020408">
                <text:p>4.44916501020408</text:p>
              </table:table-cell>
              <table:table-cell office:value-type="float" office:value="4.60447647297297">
                <text:p>4.604476472972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.37230583673469">
                <text:p>4.37230583673469</text:p>
              </table:table-cell>
              <table:table-cell office:value-type="float" office:value="4.45162622072072">
                <text:p>4.4516262207207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.35985944897959">
                <text:p>4.35985944897959</text:p>
              </table:table-cell>
              <table:table-cell office:value-type="float" office:value="4.44583143243243">
                <text:p>4.445831432432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.39927611224489">
                <text:p>4.39927611224489</text:p>
              </table:table-cell>
              <table:table-cell office:value-type="float" office:value="4.63944428828829">
                <text:p>4.6394442882882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.3075373707483">
                <text:p>4.3075373707483</text:p>
              </table:table-cell>
              <table:table-cell office:value-type="float" office:value="4.593533">
                <text:p>4.5935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.37696540136054">
                <text:p>4.37696540136054</text:p>
              </table:table-cell>
              <table:table-cell office:value-type="float" office:value="4.70991795945946">
                <text:p>4.709917959459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39669190816326">
                <text:p>4.39669190816326</text:p>
              </table:table-cell>
              <table:table-cell office:value-type="float" office:value="4.64113898648649">
                <text:p>4.641138986486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.3627017244898">
                <text:p>4.3627017244898</text:p>
              </table:table-cell>
              <table:table-cell office:value-type="float" office:value="4.68051125675676">
                <text:p>4.680511256756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.34317992517007">
                <text:p>4.34317992517007</text:p>
              </table:table-cell>
              <table:table-cell office:value-type="float" office:value="4.60885694144144">
                <text:p>4.6088569414414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.1835271292517">
                <text:p>4.1835271292517</text:p>
              </table:table-cell>
              <table:table-cell office:value-type="float" office:value="4.60859771621622">
                <text:p>4.6085977162162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.18063536054422">
                <text:p>4.18063536054422</text:p>
              </table:table-cell>
              <table:table-cell office:value-type="float" office:value="4.57087022972973">
                <text:p>4.570870229729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13872056462585">
                <text:p>4.13872056462585</text:p>
              </table:table-cell>
              <table:table-cell office:value-type="float" office:value="4.6284447027027">
                <text:p>4.62844470270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08275274829932">
                <text:p>4.08275274829932</text:p>
              </table:table-cell>
              <table:table-cell office:value-type="float" office:value="4.71230328378378">
                <text:p>4.7123032837837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09709215306122">
                <text:p>4.09709215306122</text:p>
              </table:table-cell>
              <table:table-cell office:value-type="float" office:value="4.87426290540541">
                <text:p>4.8742629054054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07376076530612">
                <text:p>4.07376076530612</text:p>
              </table:table-cell>
              <table:table-cell office:value-type="float" office:value="4.87068315765766">
                <text:p>4.870683157657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01421664285714">
                <text:p>4.01421664285714</text:p>
              </table:table-cell>
              <table:table-cell office:value-type="float" office:value="4.85569684684684">
                <text:p>4.855696846846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03045987755102">
                <text:p>4.03045987755102</text:p>
              </table:table-cell>
              <table:table-cell office:value-type="float" office:value="4.71880785135135">
                <text:p>4.7188078513513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.04034906122449">
                <text:p>4.04034906122449</text:p>
              </table:table-cell>
              <table:table-cell office:value-type="float" office:value="4.66799872972973">
                <text:p>4.6679987297297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.01994128571429">
                <text:p>4.01994128571429</text:p>
              </table:table-cell>
              <table:table-cell office:value-type="float" office:value="4.5516172027027">
                <text:p>4.55161720270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.94233894897959">
                <text:p>3.94233894897959</text:p>
              </table:table-cell>
              <table:table-cell office:value-type="float" office:value="4.47338413513514">
                <text:p>4.473384135135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.90303812585034">
                <text:p>3.90303812585034</text:p>
              </table:table-cell>
              <table:table-cell office:value-type="float" office:value="4.38611047297297">
                <text:p>4.386110472972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86579591156463">
                <text:p>3.86579591156463</text:p>
              </table:table-cell>
              <table:table-cell office:value-type="float" office:value="4.40000977027027">
                <text:p>4.4000097702702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.83755170408163">
                <text:p>3.83755170408163</text:p>
              </table:table-cell>
              <table:table-cell office:value-type="float" office:value="4.31691775675676">
                <text:p>4.3169177567567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.8457053877551">
                <text:p>3.8457053877551</text:p>
              </table:table-cell>
              <table:table-cell office:value-type="float" office:value="4.33137918918919">
                <text:p>4.331379189189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.85112132653061">
                <text:p>3.85112132653061</text:p>
              </table:table-cell>
              <table:table-cell office:value-type="float" office:value="4.32008417567568">
                <text:p>4.320084175675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.82696858163265">
                <text:p>3.82696858163265</text:p>
              </table:table-cell>
              <table:table-cell office:value-type="float" office:value="4.23849887837838">
                <text:p>4.238498878378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82040590816327">
                <text:p>3.82040590816327</text:p>
              </table:table-cell>
              <table:table-cell office:value-type="float" office:value="4.22784159459459">
                <text:p>4.2278415945945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.81995103741497">
                <text:p>3.81995103741497</text:p>
              </table:table-cell>
              <table:table-cell office:value-type="float" office:value="4.20564701351351">
                <text:p>4.2056470135135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.77702142517007">
                <text:p>3.77702142517007</text:p>
              </table:table-cell>
              <table:table-cell office:value-type="float" office:value="4.25817560810811">
                <text:p>4.2581756081081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76511346598639">
                <text:p>3.76511346598639</text:p>
              </table:table-cell>
              <table:table-cell office:value-type="float" office:value="4.21592913513514">
                <text:p>4.215929135135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.7219416462585">
                <text:p>3.7219416462585</text:p>
              </table:table-cell>
              <table:table-cell office:value-type="float" office:value="4.36479717567567">
                <text:p>4.364797175675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63856044217687">
                <text:p>3.63856044217687</text:p>
              </table:table-cell>
              <table:table-cell office:value-type="float" office:value="4.25131614864865">
                <text:p>4.251316148648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58451822108844">
                <text:p>3.58451822108844</text:p>
              </table:table-cell>
              <table:table-cell office:value-type="float" office:value="4.20662262162162">
                <text:p>4.2066226216216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52572893877551">
                <text:p>3.52572893877551</text:p>
              </table:table-cell>
              <table:table-cell office:value-type="float" office:value="4.17637963513514">
                <text:p>4.176379635135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.52454213945578">
                <text:p>3.52454213945578</text:p>
              </table:table-cell>
              <table:table-cell office:value-type="float" office:value="4.18093998648648">
                <text:p>4.180939986486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.51564342517007">
                <text:p>3.51564342517007</text:p>
              </table:table-cell>
              <table:table-cell office:value-type="float" office:value="4.19855337837838">
                <text:p>4.198553378378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.4996847755102">
                <text:p>3.4996847755102</text:p>
              </table:table-cell>
              <table:table-cell office:value-type="float" office:value="4.18045948648649">
                <text:p>4.180459486486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.54973293877551">
                <text:p>3.54973293877551</text:p>
              </table:table-cell>
              <table:table-cell office:value-type="float" office:value="4.16671736486486">
                <text:p>4.1667173648648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.5391789047619">
                <text:p>3.5391789047619</text:p>
              </table:table-cell>
              <table:table-cell office:value-type="float" office:value="4.06930837837838">
                <text:p>4.0693083783783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.53073658163265">
                <text:p>3.53073658163265</text:p>
              </table:table-cell>
              <table:table-cell office:value-type="float" office:value="4.09297308108108">
                <text:p>4.0929730810810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.52398021428571">
                <text:p>3.52398021428571</text:p>
              </table:table-cell>
              <table:table-cell office:value-type="float" office:value="4.0957265945946">
                <text:p>4.095726594594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.53864468027211">
                <text:p>3.53864468027211</text:p>
              </table:table-cell>
              <table:table-cell office:value-type="float" office:value="4.08359360810811">
                <text:p>4.0835936081081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5466364829932">
                <text:p>3.5466364829932</text:p>
              </table:table-cell>
              <table:table-cell office:value-type="float" office:value="3.97638723873874">
                <text:p>3.976387238738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.52783609183674">
                <text:p>3.52783609183674</text:p>
              </table:table-cell>
              <table:table-cell office:value-type="float" office:value="3.91725829279279">
                <text:p>3.9172582927927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3.62487625510204">
                <text:p>3.62487625510204</text:p>
              </table:table-cell>
              <table:table-cell office:value-type="float" office:value="3.92596201351351">
                <text:p>3.9259620135135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3.53111616326531">
                <text:p>3.53111616326531</text:p>
              </table:table-cell>
              <table:table-cell office:value-type="float" office:value="3.76698075675676">
                <text:p>3.7669807567567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4920102244898">
                <text:p>3.4920102244898</text:p>
              </table:table-cell>
              <table:table-cell office:value-type="float" office:value="3.62157735135135">
                <text:p>3.62157735135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 number:title="User-defined">
      <number:number number:decimal-places="0" number:min-decimal-places="0" number:min-integer-digits="0"/>
      <number:text>º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3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3.5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logarithmic="false" chart:minimum="3" chart:maximum="8.5" chart:origin="3.5" chart:interval-major="1" chart:reverse-direction="false" text:line-break="false" loext:try-staggering-first="false" chart:link-data-style-to-source="true" chart:visible="false" chart:axis-position="1"/>
      <style:graphic-properties svg:stroke-width="0.102cm" svg:stroke-color="#b3b3b3"/>
      <style:text-properties fo:font-family="Arial" style:font-style-name="Regular" fo:font-size="16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dd00" draw:fill-color="#00dd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2d4e36" draw:fill-color="#2d4e36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94cm" svg:height="7.384cm" xlink:href=".." xlink:type="simple" chart:class="chart:line" chart:style-name="ch1">
        <chart:plot-area chart:style-name="ch2" table:cell-range-address="zsG.C2:zsG.E182 zsG.D1:zsG.E1" chart:data-source-has-labels="both" svg:x="-0.222cm" svg:y="0.435cm" svg:width="15.896cm" svg:height="6.716cm">
          <chart:coordinate-region svg:x="0.957cm" svg:y="0.435cm" svg:width="14.068cm" svg:height="5.673cm"/>
          <chart:axis chart:dimension="x" chart:name="primary-x" chart:style-name="ch3" chartooo:axis-type="auto">
            <chartooo:date-scale/>
            <chart:categories table:cell-range-address="zsG.C2:zsG.C182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zsG.D2:zsG.D182" chart:label-cell-address="zsG.D1:zsG.D1" chart:class="chart:line">
            <chart:data-point chart:repeated="181"/>
          </chart:series>
          <chart:series chart:attached-axis="primary-y" chart:style-name="ch7" chart:values-cell-range-address="zsG.E2:zsG.E182" chart:label-cell-address="zsG.E1:zsG.E1" chart:class="chart:line">
            <chart:data-point chart:repeated="1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bx5-CreERT2/+</text:p>
                <draw:g>
                  <svg:desc>zsG.D1:zsG.D1</svg:desc>
                </draw:g>
              </table:table-cell>
              <table:table-cell office:value-type="string">
                <text:p>Tbx5-CreERT2/fl</text:p>
                <draw:g>
                  <svg:desc>zsG.E1:zsG.E1</svg:desc>
                </draw:g>
              </table:table-cell>
            </table:table-row>
          </table:table-header-rows>
          <table:table-rows>
            <table:table-row>
              <table:table-cell office:value-type="float" office:value="-90">
                <text:p>-90</text:p>
                <draw:g>
                  <svg:desc>zsG.C2:zsG.C182</svg:desc>
                </draw:g>
              </table:table-cell>
              <table:table-cell office:value-type="float" office:value="4.06107615666667">
                <text:p>4.06107615666667</text:p>
                <draw:g>
                  <svg:desc>zsG.D2:zsG.D182</svg:desc>
                </draw:g>
              </table:table-cell>
              <table:table-cell office:value-type="float" office:value="4.18640964864865">
                <text:p>4.18640964864865</text:p>
                <draw:g>
                  <svg:desc>zsG.E2:zsG.E182</svg:desc>
                </draw:g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4.09467036666667">
                <text:p>4.09467036666667</text:p>
              </table:table-cell>
              <table:table-cell office:value-type="float" office:value="4.30668398648648">
                <text:p>4.30668398648648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4.14729376">
                <text:p>4.14729376</text:p>
              </table:table-cell>
              <table:table-cell office:value-type="float" office:value="4.29918286486486">
                <text:p>4.29918286486486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4.12815487">
                <text:p>4.12815487</text:p>
              </table:table-cell>
              <table:table-cell office:value-type="float" office:value="4.36794695945946">
                <text:p>4.36794695945946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4.15221356333333">
                <text:p>4.15221356333333</text:p>
              </table:table-cell>
              <table:table-cell office:value-type="float" office:value="4.38991785135135">
                <text:p>4.38991785135135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4.16280378333333">
                <text:p>4.16280378333333</text:p>
              </table:table-cell>
              <table:table-cell office:value-type="float" office:value="4.42374718918919">
                <text:p>4.42374718918919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4.16263379666667">
                <text:p>4.16263379666667</text:p>
              </table:table-cell>
              <table:table-cell office:value-type="float" office:value="4.41918206756757">
                <text:p>4.41918206756757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4.14560235">
                <text:p>4.14560235</text:p>
              </table:table-cell>
              <table:table-cell office:value-type="float" office:value="4.39909777027027">
                <text:p>4.39909777027027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4.12274924333333">
                <text:p>4.12274924333333</text:p>
              </table:table-cell>
              <table:table-cell office:value-type="float" office:value="4.46969905405405">
                <text:p>4.46969905405405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4.12132005666667">
                <text:p>4.12132005666667</text:p>
              </table:table-cell>
              <table:table-cell office:value-type="float" office:value="4.43764215315315">
                <text:p>4.4376421531531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4.12378303333333">
                <text:p>4.12378303333333</text:p>
              </table:table-cell>
              <table:table-cell office:value-type="float" office:value="4.4767550045045">
                <text:p>4.4767550045045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4.16175248333333">
                <text:p>4.16175248333333</text:p>
              </table:table-cell>
              <table:table-cell office:value-type="float" office:value="4.51653764864865">
                <text:p>4.51653764864865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4.13607046">
                <text:p>4.13607046</text:p>
              </table:table-cell>
              <table:table-cell office:value-type="float" office:value="4.60343205405405">
                <text:p>4.60343205405405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4.17738203">
                <text:p>4.17738203</text:p>
              </table:table-cell>
              <table:table-cell office:value-type="float" office:value="4.58903801351351">
                <text:p>4.58903801351351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4.20964659666667">
                <text:p>4.20964659666667</text:p>
              </table:table-cell>
              <table:table-cell office:value-type="float" office:value="4.62249763513513">
                <text:p>4.62249763513513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4.24366071666667">
                <text:p>4.24366071666667</text:p>
              </table:table-cell>
              <table:table-cell office:value-type="float" office:value="4.69815044594595">
                <text:p>4.69815044594595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4.25574468">
                <text:p>4.25574468</text:p>
              </table:table-cell>
              <table:table-cell office:value-type="float" office:value="4.68149660810811">
                <text:p>4.68149660810811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4.32119429">
                <text:p>4.32119429</text:p>
              </table:table-cell>
              <table:table-cell office:value-type="float" office:value="4.67779858108108">
                <text:p>4.67779858108108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4.30205901">
                <text:p>4.30205901</text:p>
              </table:table-cell>
              <table:table-cell office:value-type="float" office:value="4.63825817567568">
                <text:p>4.63825817567568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4.29749406">
                <text:p>4.29749406</text:p>
              </table:table-cell>
              <table:table-cell office:value-type="float" office:value="4.60899193243243">
                <text:p>4.60899193243243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4.32927573">
                <text:p>4.32927573</text:p>
              </table:table-cell>
              <table:table-cell office:value-type="float" office:value="4.62936395945946">
                <text:p>4.62936395945946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4.35128597">
                <text:p>4.35128597</text:p>
              </table:table-cell>
              <table:table-cell office:value-type="float" office:value="4.64521054054054">
                <text:p>4.64521054054054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4.35110967">
                <text:p>4.35110967</text:p>
              </table:table-cell>
              <table:table-cell office:value-type="float" office:value="4.75489177027027">
                <text:p>4.75489177027027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4.34417208">
                <text:p>4.34417208</text:p>
              </table:table-cell>
              <table:table-cell office:value-type="float" office:value="4.78586871621622">
                <text:p>4.78586871621622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4.33904345">
                <text:p>4.33904345</text:p>
              </table:table-cell>
              <table:table-cell office:value-type="float" office:value="4.7601645945946">
                <text:p>4.7601645945946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4.30879025666667">
                <text:p>4.30879025666667</text:p>
              </table:table-cell>
              <table:table-cell office:value-type="float" office:value="4.73917722972973">
                <text:p>4.73917722972973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4.3336967">
                <text:p>4.3336967</text:p>
              </table:table-cell>
              <table:table-cell office:value-type="float" office:value="4.78808241891892">
                <text:p>4.78808241891892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4.34397">
                <text:p>4.34397</text:p>
              </table:table-cell>
              <table:table-cell office:value-type="float" office:value="4.79676909459459">
                <text:p>4.79676909459459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4.37120795333333">
                <text:p>4.37120795333333</text:p>
              </table:table-cell>
              <table:table-cell office:value-type="float" office:value="4.91338490540541">
                <text:p>4.91338490540541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4.43160464">
                <text:p>4.43160464</text:p>
              </table:table-cell>
              <table:table-cell office:value-type="float" office:value="4.93591787837838">
                <text:p>4.93591787837838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4.4667306">
                <text:p>4.4667306</text:p>
              </table:table-cell>
              <table:table-cell office:value-type="float" office:value="4.99334531081081">
                <text:p>4.99334531081081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4.4286208">
                <text:p>4.4286208</text:p>
              </table:table-cell>
              <table:table-cell office:value-type="float" office:value="5.04554695945946">
                <text:p>5.04554695945946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4.44296348333333">
                <text:p>4.44296348333333</text:p>
              </table:table-cell>
              <table:table-cell office:value-type="float" office:value="4.99151802252252">
                <text:p>4.99151802252252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4.47647579666667">
                <text:p>4.47647579666667</text:p>
              </table:table-cell>
              <table:table-cell office:value-type="float" office:value="4.95353487387387">
                <text:p>4.95353487387387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4.48965157333333">
                <text:p>4.48965157333333</text:p>
              </table:table-cell>
              <table:table-cell office:value-type="float" office:value="4.97149986486487">
                <text:p>4.97149986486487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4.53949457">
                <text:p>4.53949457</text:p>
              </table:table-cell>
              <table:table-cell office:value-type="float" office:value="5.0402579954955">
                <text:p>5.0402579954955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4.60457259666667">
                <text:p>4.60457259666667</text:p>
              </table:table-cell>
              <table:table-cell office:value-type="float" office:value="5.02649334684685">
                <text:p>5.02649334684685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4.64938103">
                <text:p>4.64938103</text:p>
              </table:table-cell>
              <table:table-cell office:value-type="float" office:value="5.06275787837838">
                <text:p>5.06275787837838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4.70884698">
                <text:p>4.70884698</text:p>
              </table:table-cell>
              <table:table-cell office:value-type="float" office:value="5.10334401351351">
                <text:p>5.10334401351351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4.74857816333333">
                <text:p>4.74857816333333</text:p>
              </table:table-cell>
              <table:table-cell office:value-type="float" office:value="5.09903102702702">
                <text:p>5.09903102702702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4.7694057">
                <text:p>4.7694057</text:p>
              </table:table-cell>
              <table:table-cell office:value-type="float" office:value="5.1059702972973">
                <text:p>5.1059702972973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4.83917410666667">
                <text:p>4.83917410666667</text:p>
              </table:table-cell>
              <table:table-cell office:value-type="float" office:value="5.06195363963964">
                <text:p>5.06195363963964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4.85417586666667">
                <text:p>4.85417586666667</text:p>
              </table:table-cell>
              <table:table-cell office:value-type="float" office:value="5.06896527477477">
                <text:p>5.06896527477477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4.90767944666667">
                <text:p>4.90767944666667</text:p>
              </table:table-cell>
              <table:table-cell office:value-type="float" office:value="5.01132795495496">
                <text:p>5.01132795495496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4.94936476">
                <text:p>4.94936476</text:p>
              </table:table-cell>
              <table:table-cell office:value-type="float" office:value="4.95719463963964">
                <text:p>4.95719463963964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4.99011401">
                <text:p>4.99011401</text:p>
              </table:table-cell>
              <table:table-cell office:value-type="float" office:value="5.02441421621622">
                <text:p>5.02441421621622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5.10446437">
                <text:p>5.10446437</text:p>
              </table:table-cell>
              <table:table-cell office:value-type="float" office:value="5.17852582432432">
                <text:p>5.17852582432432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5.14241531">
                <text:p>5.14241531</text:p>
              </table:table-cell>
              <table:table-cell office:value-type="float" office:value="5.23597108108108">
                <text:p>5.2359710810810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5.2437394">
                <text:p>5.2437394</text:p>
              </table:table-cell>
              <table:table-cell office:value-type="float" office:value="5.36976218918919">
                <text:p>5.36976218918919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5.30109863">
                <text:p>5.30109863</text:p>
              </table:table-cell>
              <table:table-cell office:value-type="float" office:value="5.44645182432432">
                <text:p>5.44645182432432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5.35238394">
                <text:p>5.35238394</text:p>
              </table:table-cell>
              <table:table-cell office:value-type="float" office:value="5.53117693243243">
                <text:p>5.53117693243243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5.37227282">
                <text:p>5.37227282</text:p>
              </table:table-cell>
              <table:table-cell office:value-type="float" office:value="5.55688968018018">
                <text:p>5.55688968018018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5.40662848">
                <text:p>5.40662848</text:p>
              </table:table-cell>
              <table:table-cell office:value-type="float" office:value="5.58092874324324">
                <text:p>5.58092874324324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5.45157127666666">
                <text:p>5.45157127666666</text:p>
              </table:table-cell>
              <table:table-cell office:value-type="float" office:value="5.61430182882883">
                <text:p>5.61430182882883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5.43524394666667">
                <text:p>5.43524394666667</text:p>
              </table:table-cell>
              <table:table-cell office:value-type="float" office:value="5.65911528378378">
                <text:p>5.65911528378378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5.45639406">
                <text:p>5.45639406</text:p>
              </table:table-cell>
              <table:table-cell office:value-type="float" office:value="5.7687477972973">
                <text:p>5.7687477972973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5.56451783">
                <text:p>5.56451783</text:p>
              </table:table-cell>
              <table:table-cell office:value-type="float" office:value="5.84348691891892">
                <text:p>5.84348691891892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5.60902515">
                <text:p>5.60902515</text:p>
              </table:table-cell>
              <table:table-cell office:value-type="float" office:value="5.93673127027027">
                <text:p>5.93673127027027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5.67182151">
                <text:p>5.67182151</text:p>
              </table:table-cell>
              <table:table-cell office:value-type="float" office:value="5.96121267567568">
                <text:p>5.96121267567568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5.73765524">
                <text:p>5.73765524</text:p>
              </table:table-cell>
              <table:table-cell office:value-type="float" office:value="5.96061068918919">
                <text:p>5.9606106891891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5.80041994">
                <text:p>5.80041994</text:p>
              </table:table-cell>
              <table:table-cell office:value-type="float" office:value="6.02632218918919">
                <text:p>6.0263221891891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5.89509891">
                <text:p>5.89509891</text:p>
              </table:table-cell>
              <table:table-cell office:value-type="float" office:value="6.13493566216216">
                <text:p>6.13493566216216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6.06030384">
                <text:p>6.06030384</text:p>
              </table:table-cell>
              <table:table-cell office:value-type="float" office:value="6.12876678378378">
                <text:p>6.12876678378378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6.1515932">
                <text:p>6.1515932</text:p>
              </table:table-cell>
              <table:table-cell office:value-type="float" office:value="6.15887243243243">
                <text:p>6.1588724324324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6.325682">
                <text:p>6.325682</text:p>
              </table:table-cell>
              <table:table-cell office:value-type="float" office:value="6.20047517567568">
                <text:p>6.20047517567568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6.3609613">
                <text:p>6.3609613</text:p>
              </table:table-cell>
              <table:table-cell office:value-type="float" office:value="6.23996827027027">
                <text:p>6.23996827027027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6.42420001">
                <text:p>6.42420001</text:p>
              </table:table-cell>
              <table:table-cell office:value-type="float" office:value="6.24449548648649">
                <text:p>6.24449548648649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6.42568890666666">
                <text:p>6.42568890666666</text:p>
              </table:table-cell>
              <table:table-cell office:value-type="float" office:value="6.28570262162162">
                <text:p>6.28570262162162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6.47755764666667">
                <text:p>6.47755764666667</text:p>
              </table:table-cell>
              <table:table-cell office:value-type="float" office:value="6.26150232432432">
                <text:p>6.26150232432432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6.53866553">
                <text:p>6.53866553</text:p>
              </table:table-cell>
              <table:table-cell office:value-type="float" office:value="6.30662803603604">
                <text:p>6.3066280360360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6.62822568">
                <text:p>6.62822568</text:p>
              </table:table-cell>
              <table:table-cell office:value-type="float" office:value="6.40470631981982">
                <text:p>6.40470631981982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6.67500787">
                <text:p>6.67500787</text:p>
              </table:table-cell>
              <table:table-cell office:value-type="float" office:value="6.44521722972973">
                <text:p>6.44521722972973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6.72868428">
                <text:p>6.72868428</text:p>
              </table:table-cell>
              <table:table-cell office:value-type="float" office:value="6.53395628378378">
                <text:p>6.5339562837837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6.77719515333333">
                <text:p>6.77719515333333</text:p>
              </table:table-cell>
              <table:table-cell office:value-type="float" office:value="6.57942449099099">
                <text:p>6.5794244909909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6.82337190333333">
                <text:p>6.82337190333333</text:p>
              </table:table-cell>
              <table:table-cell office:value-type="float" office:value="6.54335749099099">
                <text:p>6.5433574909909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6.8482418">
                <text:p>6.8482418</text:p>
              </table:table-cell>
              <table:table-cell office:value-type="float" office:value="6.62911581081081">
                <text:p>6.6291158108108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6.92968164">
                <text:p>6.92968164</text:p>
              </table:table-cell>
              <table:table-cell office:value-type="float" office:value="6.74478498648648">
                <text:p>6.74478498648648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7.02830012333333">
                <text:p>7.02830012333333</text:p>
              </table:table-cell>
              <table:table-cell office:value-type="float" office:value="6.78730295945946">
                <text:p>6.7873029594594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7.09904756333333">
                <text:p>7.09904756333333</text:p>
              </table:table-cell>
              <table:table-cell office:value-type="float" office:value="6.83944667567567">
                <text:p>6.8394466756756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7.1432201">
                <text:p>7.1432201</text:p>
              </table:table-cell>
              <table:table-cell office:value-type="float" office:value="6.93334802702703">
                <text:p>6.9333480270270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7.22103251">
                <text:p>7.22103251</text:p>
              </table:table-cell>
              <table:table-cell office:value-type="float" office:value="6.94867456756757">
                <text:p>6.9486745675675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7.32629721">
                <text:p>7.32629721</text:p>
              </table:table-cell>
              <table:table-cell office:value-type="float" office:value="6.99581071621622">
                <text:p>6.995810716216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7.43640689666667">
                <text:p>7.43640689666667</text:p>
              </table:table-cell>
              <table:table-cell office:value-type="float" office:value="7.01964428378378">
                <text:p>7.01964428378378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7.52485281666667">
                <text:p>7.52485281666667</text:p>
              </table:table-cell>
              <table:table-cell office:value-type="float" office:value="6.96155718918919">
                <text:p>6.9615571891891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7.61403824">
                <text:p>7.61403824</text:p>
              </table:table-cell>
              <table:table-cell office:value-type="float" office:value="7.04167164864865">
                <text:p>7.04167164864865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7.66860598">
                <text:p>7.66860598</text:p>
              </table:table-cell>
              <table:table-cell office:value-type="float" office:value="6.96262036036036">
                <text:p>6.9626203603603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7.72136818999999">
                <text:p>7.72136818999999</text:p>
              </table:table-cell>
              <table:table-cell office:value-type="float" office:value="6.66345196846847">
                <text:p>6.66345196846847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7.65866541333333">
                <text:p>7.65866541333333</text:p>
              </table:table-cell>
              <table:table-cell office:value-type="float" office:value="6.41707354504505">
                <text:p>6.4170735450450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.66552820333333">
                <text:p>7.66552820333333</text:p>
              </table:table-cell>
              <table:table-cell office:value-type="float" office:value="6.40980682432433">
                <text:p>6.40980682432433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7.67230365666667">
                <text:p>7.67230365666667</text:p>
              </table:table-cell>
              <table:table-cell office:value-type="float" office:value="6.28912262162162">
                <text:p>6.28912262162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7472768">
                <text:p>7.57472768</text:p>
              </table:table-cell>
              <table:table-cell office:value-type="float" office:value="6.21428972522522">
                <text:p>6.214289725225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63309068333333">
                <text:p>7.63309068333333</text:p>
              </table:table-cell>
              <table:table-cell office:value-type="float" office:value="6.34266113513514">
                <text:p>6.3426611351351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60327135">
                <text:p>7.60327135</text:p>
              </table:table-cell>
              <table:table-cell office:value-type="float" office:value="6.48819556306306">
                <text:p>6.4881955630630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6275947">
                <text:p>7.6275947</text:p>
              </table:table-cell>
              <table:table-cell office:value-type="float" office:value="6.56810016216216">
                <text:p>6.568100162162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53511241">
                <text:p>7.53511241</text:p>
              </table:table-cell>
              <table:table-cell office:value-type="float" office:value="6.67416352702702">
                <text:p>6.674163527027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47567649">
                <text:p>7.47567649</text:p>
              </table:table-cell>
              <table:table-cell office:value-type="float" office:value="6.77852266216216">
                <text:p>6.778522662162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42294662">
                <text:p>7.42294662</text:p>
              </table:table-cell>
              <table:table-cell office:value-type="float" office:value="6.78872628378378">
                <text:p>6.788726283783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4880378">
                <text:p>7.4880378</text:p>
              </table:table-cell>
              <table:table-cell office:value-type="float" office:value="6.7775872972973">
                <text:p>6.77758729729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38258996">
                <text:p>7.38258996</text:p>
              </table:table-cell>
              <table:table-cell office:value-type="float" office:value="6.70308236486486">
                <text:p>6.703082364864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28619522">
                <text:p>7.28619522</text:p>
              </table:table-cell>
              <table:table-cell office:value-type="float" office:value="6.6204455">
                <text:p>6.6204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20036015999999">
                <text:p>7.20036015999999</text:p>
              </table:table-cell>
              <table:table-cell office:value-type="float" office:value="6.52442921621622">
                <text:p>6.524429216216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09269953">
                <text:p>7.09269953</text:p>
              </table:table-cell>
              <table:table-cell office:value-type="float" office:value="6.39720544594595">
                <text:p>6.397205445945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03013695">
                <text:p>7.03013695</text:p>
              </table:table-cell>
              <table:table-cell office:value-type="float" office:value="6.36683877027027">
                <text:p>6.366838770270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90750945">
                <text:p>6.90750945</text:p>
              </table:table-cell>
              <table:table-cell office:value-type="float" office:value="6.2686939054054">
                <text:p>6.26869390540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7922903">
                <text:p>6.7922903</text:p>
              </table:table-cell>
              <table:table-cell office:value-type="float" office:value="6.1717492027027">
                <text:p>6.17174920270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7249399">
                <text:p>6.7249399</text:p>
              </table:table-cell>
              <table:table-cell office:value-type="float" office:value="6.16060171621622">
                <text:p>6.160601716216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4487575">
                <text:p>6.64487575</text:p>
              </table:table-cell>
              <table:table-cell office:value-type="float" office:value="6.12521090540541">
                <text:p>6.125210905405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60392717">
                <text:p>6.60392717</text:p>
              </table:table-cell>
              <table:table-cell office:value-type="float" office:value="6.08388687837838">
                <text:p>6.083886878378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55138934">
                <text:p>6.55138934</text:p>
              </table:table-cell>
              <table:table-cell office:value-type="float" office:value="6.04401560810811">
                <text:p>6.044015608108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.45324426000001">
                <text:p>6.45324426000001</text:p>
              </table:table-cell>
              <table:table-cell office:value-type="float" office:value="5.97760352702703">
                <text:p>5.97760352702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42259575">
                <text:p>6.42259575</text:p>
              </table:table-cell>
              <table:table-cell office:value-type="float" office:value="5.9557162972973">
                <text:p>5.95571629729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36855975666667">
                <text:p>6.36855975666667</text:p>
              </table:table-cell>
              <table:table-cell office:value-type="float" office:value="5.86923524324324">
                <text:p>5.869235243243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25699888666667">
                <text:p>6.25699888666667</text:p>
              </table:table-cell>
              <table:table-cell office:value-type="float" office:value="5.82770752702703">
                <text:p>5.827707527027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25090889">
                <text:p>6.25090889</text:p>
              </table:table-cell>
              <table:table-cell office:value-type="float" office:value="5.76829762162162">
                <text:p>5.768297621621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22071311">
                <text:p>6.22071311</text:p>
              </table:table-cell>
              <table:table-cell office:value-type="float" office:value="5.76114260810811">
                <text:p>5.761142608108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07372351">
                <text:p>6.07372351</text:p>
              </table:table-cell>
              <table:table-cell office:value-type="float" office:value="5.68678835135135">
                <text:p>5.6867883513513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0040787">
                <text:p>6.0040787</text:p>
              </table:table-cell>
              <table:table-cell office:value-type="float" office:value="5.68293093243243">
                <text:p>5.6829309324324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93801781">
                <text:p>5.93801781</text:p>
              </table:table-cell>
              <table:table-cell office:value-type="float" office:value="5.68211397297297">
                <text:p>5.682113972972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85882733666667">
                <text:p>5.85882733666667</text:p>
              </table:table-cell>
              <table:table-cell office:value-type="float" office:value="5.64033359459459">
                <text:p>5.6403335945945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.78676368666667">
                <text:p>5.78676368666667</text:p>
              </table:table-cell>
              <table:table-cell office:value-type="float" office:value="5.57261256306306">
                <text:p>5.5726125630630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73590997">
                <text:p>5.73590997</text:p>
              </table:table-cell>
              <table:table-cell office:value-type="float" office:value="5.55497473873874">
                <text:p>5.5549747387387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.67519354">
                <text:p>5.67519354</text:p>
              </table:table-cell>
              <table:table-cell office:value-type="float" office:value="5.53591537837838">
                <text:p>5.535915378378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.59875891">
                <text:p>5.59875891</text:p>
              </table:table-cell>
              <table:table-cell office:value-type="float" office:value="5.39223016216216">
                <text:p>5.392230162162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.60825225666666">
                <text:p>5.60825225666666</text:p>
              </table:table-cell>
              <table:table-cell office:value-type="float" office:value="5.30546521621621">
                <text:p>5.3054652162162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.52228716">
                <text:p>5.52228716</text:p>
              </table:table-cell>
              <table:table-cell office:value-type="float" office:value="5.33924298648649">
                <text:p>5.339242986486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.46112212">
                <text:p>5.46112212</text:p>
              </table:table-cell>
              <table:table-cell office:value-type="float" office:value="5.31639455405405">
                <text:p>5.316394554054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.43010626">
                <text:p>5.43010626</text:p>
              </table:table-cell>
              <table:table-cell office:value-type="float" office:value="5.31455136486486">
                <text:p>5.3145513648648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.33627455">
                <text:p>5.33627455</text:p>
              </table:table-cell>
              <table:table-cell office:value-type="float" office:value="5.38380856756757">
                <text:p>5.383808567567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.30756662">
                <text:p>5.30756662</text:p>
              </table:table-cell>
              <table:table-cell office:value-type="float" office:value="5.39179516216216">
                <text:p>5.3917951621621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5.25243553">
                <text:p>5.25243553</text:p>
              </table:table-cell>
              <table:table-cell office:value-type="float" office:value="5.37326851351351">
                <text:p>5.373268513513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19797904">
                <text:p>5.19797904</text:p>
              </table:table-cell>
              <table:table-cell office:value-type="float" office:value="5.32097148648649">
                <text:p>5.3209714864864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.11906537">
                <text:p>5.11906537</text:p>
              </table:table-cell>
              <table:table-cell office:value-type="float" office:value="5.25912768918919">
                <text:p>5.259127689189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.10646957">
                <text:p>5.10646957</text:p>
              </table:table-cell>
              <table:table-cell office:value-type="float" office:value="5.09124971621622">
                <text:p>5.091249716216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.03655087">
                <text:p>5.03655087</text:p>
              </table:table-cell>
              <table:table-cell office:value-type="float" office:value="5.09296540540541">
                <text:p>5.092965405405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.96226401">
                <text:p>4.96226401</text:p>
              </table:table-cell>
              <table:table-cell office:value-type="float" office:value="4.91661835135135">
                <text:p>4.916618351351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.877326">
                <text:p>4.877326</text:p>
              </table:table-cell>
              <table:table-cell office:value-type="float" office:value="4.77355847747748">
                <text:p>4.773558477477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.81872032333334">
                <text:p>4.81872032333334</text:p>
              </table:table-cell>
              <table:table-cell office:value-type="float" office:value="4.75779474774775">
                <text:p>4.7577947477477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.87283783333333">
                <text:p>4.87283783333333</text:p>
              </table:table-cell>
              <table:table-cell office:value-type="float" office:value="4.81539387837838">
                <text:p>4.815393878378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.84489909666667">
                <text:p>4.84489909666667</text:p>
              </table:table-cell>
              <table:table-cell office:value-type="float" office:value="4.76754627027027">
                <text:p>4.767546270270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.85107000666667">
                <text:p>4.85107000666667</text:p>
              </table:table-cell>
              <table:table-cell office:value-type="float" office:value="4.76637627027027">
                <text:p>4.766376270270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8167781">
                <text:p>4.8167781</text:p>
              </table:table-cell>
              <table:table-cell office:value-type="float" office:value="4.81632067567568">
                <text:p>4.8163206756756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.81522804">
                <text:p>4.81522804</text:p>
              </table:table-cell>
              <table:table-cell office:value-type="float" office:value="4.82798374324324">
                <text:p>4.827983743243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.79592102">
                <text:p>4.79592102</text:p>
              </table:table-cell>
              <table:table-cell office:value-type="float" office:value="4.85721686486487">
                <text:p>4.857216864864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.74262193">
                <text:p>4.74262193</text:p>
              </table:table-cell>
              <table:table-cell office:value-type="float" office:value="4.88536548648649">
                <text:p>4.885365486486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.71261685">
                <text:p>4.71261685</text:p>
              </table:table-cell>
              <table:table-cell office:value-type="float" office:value="4.85111462162162">
                <text:p>4.851114621621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67746147">
                <text:p>4.67746147</text:p>
              </table:table-cell>
              <table:table-cell office:value-type="float" office:value="4.86982587837838">
                <text:p>4.869825878378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63647072">
                <text:p>4.63647072</text:p>
              </table:table-cell>
              <table:table-cell office:value-type="float" office:value="4.9204092972973">
                <text:p>4.92040929729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63618305">
                <text:p>4.63618305</text:p>
              </table:table-cell>
              <table:table-cell office:value-type="float" office:value="4.96813343243243">
                <text:p>4.968133432432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59069835">
                <text:p>4.59069835</text:p>
              </table:table-cell>
              <table:table-cell office:value-type="float" office:value="4.99086466216216">
                <text:p>4.990864662162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57893229">
                <text:p>4.57893229</text:p>
              </table:table-cell>
              <table:table-cell office:value-type="float" office:value="5.01019544594595">
                <text:p>5.010195445945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52318216">
                <text:p>4.52318216</text:p>
              </table:table-cell>
              <table:table-cell office:value-type="float" office:value="4.90608906756757">
                <text:p>4.9060890675675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.50797859">
                <text:p>4.50797859</text:p>
              </table:table-cell>
              <table:table-cell office:value-type="float" office:value="4.81822163513514">
                <text:p>4.8182216351351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.44768244666667">
                <text:p>4.44768244666667</text:p>
              </table:table-cell>
              <table:table-cell office:value-type="float" office:value="4.73699117567567">
                <text:p>4.736991175675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.38972290666666">
                <text:p>4.38972290666666</text:p>
              </table:table-cell>
              <table:table-cell office:value-type="float" office:value="4.72008904054054">
                <text:p>4.720089040540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34656134333333">
                <text:p>4.34656134333333</text:p>
              </table:table-cell>
              <table:table-cell office:value-type="float" office:value="4.6180555">
                <text:p>4.61805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34021308666667">
                <text:p>4.34021308666667</text:p>
              </table:table-cell>
              <table:table-cell office:value-type="float" office:value="4.58365797297297">
                <text:p>4.583657972972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.32198018">
                <text:p>4.32198018</text:p>
              </table:table-cell>
              <table:table-cell office:value-type="float" office:value="4.59140447297297">
                <text:p>4.5914044729729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.32534781">
                <text:p>4.32534781</text:p>
              </table:table-cell>
              <table:table-cell office:value-type="float" office:value="4.56734714864865">
                <text:p>4.567347148648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.23722474">
                <text:p>4.23722474</text:p>
              </table:table-cell>
              <table:table-cell office:value-type="float" office:value="4.57998664414414">
                <text:p>4.579986644144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23371184">
                <text:p>4.23371184</text:p>
              </table:table-cell>
              <table:table-cell office:value-type="float" office:value="4.52382725675676">
                <text:p>4.5238272567567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18311792">
                <text:p>4.18311792</text:p>
              </table:table-cell>
              <table:table-cell office:value-type="float" office:value="4.49327121171171">
                <text:p>4.4932712117117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.14033932666666">
                <text:p>4.14033932666666</text:p>
              </table:table-cell>
              <table:table-cell office:value-type="float" office:value="4.42275656756757">
                <text:p>4.422756567567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.10883240666667">
                <text:p>4.10883240666667</text:p>
              </table:table-cell>
              <table:table-cell office:value-type="float" office:value="4.3982384954955">
                <text:p>4.398238495495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.12735552666667">
                <text:p>4.12735552666667</text:p>
              </table:table-cell>
              <table:table-cell office:value-type="float" office:value="4.36997636486486">
                <text:p>4.3699763648648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11880365">
                <text:p>4.11880365</text:p>
              </table:table-cell>
              <table:table-cell office:value-type="float" office:value="4.37444110810811">
                <text:p>4.3744411081081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13244082">
                <text:p>4.13244082</text:p>
              </table:table-cell>
              <table:table-cell office:value-type="float" office:value="4.3705442972973">
                <text:p>4.37054429729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14166082666667">
                <text:p>4.14166082666667</text:p>
              </table:table-cell>
              <table:table-cell office:value-type="float" office:value="4.36538834684685">
                <text:p>4.365388346846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.14746167666667">
                <text:p>4.14746167666667</text:p>
              </table:table-cell>
              <table:table-cell office:value-type="float" office:value="4.34650776576576">
                <text:p>4.3465077657657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.21742380333334">
                <text:p>4.21742380333334</text:p>
              </table:table-cell>
              <table:table-cell office:value-type="float" office:value="4.3352199009009">
                <text:p>4.335219900900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.24256459333334">
                <text:p>4.24256459333334</text:p>
              </table:table-cell>
              <table:table-cell office:value-type="float" office:value="4.31392975225225">
                <text:p>4.313929752252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27301648">
                <text:p>4.27301648</text:p>
              </table:table-cell>
              <table:table-cell office:value-type="float" office:value="4.32457473873874">
                <text:p>4.3245747387387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.30228844">
                <text:p>4.30228844</text:p>
              </table:table-cell>
              <table:table-cell office:value-type="float" office:value="4.32986554504505">
                <text:p>4.3298655450450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.25720354666667">
                <text:p>4.25720354666667</text:p>
              </table:table-cell>
              <table:table-cell office:value-type="float" office:value="4.32513009459459">
                <text:p>4.3251300945945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.21719365666667">
                <text:p>4.21719365666667</text:p>
              </table:table-cell>
              <table:table-cell office:value-type="float" office:value="4.37926117117117">
                <text:p>4.3792611711711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.17640532">
                <text:p>4.17640532</text:p>
              </table:table-cell>
              <table:table-cell office:value-type="float" office:value="4.4075856036036">
                <text:p>4.407585603603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.17317718">
                <text:p>4.17317718</text:p>
              </table:table-cell>
              <table:table-cell office:value-type="float" office:value="4.40700336036036">
                <text:p>4.407003360360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15386871">
                <text:p>4.15386871</text:p>
              </table:table-cell>
              <table:table-cell office:value-type="float" office:value="4.36507708108108">
                <text:p>4.3650770810810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.10856739">
                <text:p>4.10856739</text:p>
              </table:table-cell>
              <table:table-cell office:value-type="float" office:value="4.34234786486487">
                <text:p>4.342347864864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11116429">
                <text:p>4.11116429</text:p>
              </table:table-cell>
              <table:table-cell office:value-type="float" office:value="4.32661748648649">
                <text:p>4.3266174864864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.09655086">
                <text:p>4.09655086</text:p>
              </table:table-cell>
              <table:table-cell office:value-type="float" office:value="4.24911271621622">
                <text:p>4.249112716216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06323757">
                <text:p>4.06323757</text:p>
              </table:table-cell>
              <table:table-cell office:value-type="float" office:value="4.17463386486487">
                <text:p>4.17463386486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